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0.74860255655904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291872521" office:value-type="float"/>
          <table:table-cell office:value="-17.49907291872521" office:value-type="float"/>
          <table:table-cell office:value="-17.49907291872521" office:value-type="float"/>
          <table:table-cell office:value="-17.499072918725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034029432061" office:value-type="float"/>
          <table:table-cell office:value="7.9703538434503685" office:value-type="float"/>
          <table:table-cell office:value="7.9703538434503685" office:value-type="float"/>
          <table:table-cell office:value="7.9703538434503685" office:value-type="float"/>
          <table:table-cell office:value="7.9703538434503685" office:value-type="float"/>
          <table:table-cell office:value="8.243364261824464" office:value-type="float"/>
          <table:table-cell office:value="7.754950862453218" office:value-type="float"/>
          <table:table-cell office:value="7.754950862453218" office:value-type="float"/>
          <table:table-cell office:value="7.754950862453218" office:value-type="float"/>
          <table:table-cell office:value="7.754950862453218" office:value-type="float"/>
          <table:table-cell office:value="8.554211948531336" office:value-type="float"/>
          <table:table-cell office:value="9.20314222426479" office:value-type="float"/>
          <table:table-cell office:value="9.20314222426479" office:value-type="float"/>
          <table:table-cell office:value="9.20314222426479" office:value-type="float"/>
          <table:table-cell office:value="9.20314222426479" office:value-type="float"/>
          <table:table-cell office:value="9.407164228320013" office:value-type="float"/>
          <table:table-cell office:value="6.522162481638798" office:value-type="float"/>
          <table:table-cell office:value="6.522162481638798" office:value-type="float"/>
          <table:table-cell office:value="6.522162481638798" office:value-type="float"/>
          <table:table-cell office:value="6.522162481638798" office:value-type="float"/>
          <table:table-cell office:value="7.390411982035788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.6775821544731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5685331516" office:value-type="float"/>
          <table:table-cell office:value="-17.476589895221966" office:value-type="float"/>
          <table:table-cell office:value="-17.456472383007785" office:value-type="float"/>
          <table:table-cell office:value="-17.4012563884457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450936999129" office:value-type="float"/>
          <table:table-cell office:value="7.208657529728869" office:value-type="float"/>
          <table:table-cell office:value="7.808700895762786" office:value-type="float"/>
          <table:table-cell office:value="7.9689492618343" office:value-type="float"/>
          <table:table-cell office:value="8.167540303793578" office:value-type="float"/>
          <table:table-cell office:value="9.300011148383454" office:value-type="float"/>
          <table:table-cell office:value="7.498537646067046" office:value-type="float"/>
          <table:table-cell office:value="8.35191164098378" office:value-type="float"/>
          <table:table-cell office:value="8.521491664137855" office:value-type="float"/>
          <table:table-cell office:value="8.713843802377625" office:value-type="float"/>
          <table:table-cell office:value="9.267770070392384" office:value-type="float"/>
          <table:table-cell office:value="8.905907540685158" office:value-type="float"/>
          <table:table-cell office:value="9.202659519719676" office:value-type="float"/>
          <table:table-cell office:value="9.325846658901712" office:value-type="float"/>
          <table:table-cell office:value="9.472635110380267" office:value-type="float"/>
          <table:table-cell office:value="10.163161743841876" office:value-type="float"/>
          <table:table-cell office:value="6.231133125819761" office:value-type="float"/>
          <table:table-cell office:value="6.9728541820665" office:value-type="float"/>
          <table:table-cell office:value="7.1650259423620835" office:value-type="float"/>
          <table:table-cell office:value="7.382215967980932" office:value-type="float"/>
          <table:table-cell office:value="7.944647544702395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.68684841182242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1312601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301092588343" office:value-type="float"/>
          <table:table-cell office:value="16.63484705115655" office:value-type="float"/>
          <table:table-cell office:value="17.267862464492563" office:value-type="float"/>
          <table:table-cell office:value="17.954172952157744" office:value-type="float"/>
          <table:table-cell office:value="6.9586269905907425" office:value-type="float"/>
          <table:table-cell office:value="7.551277732073364" office:value-type="float"/>
          <table:table-cell office:value="7.685164036131038" office:value-type="float"/>
          <table:table-cell office:value="7.875938597724575" office:value-type="float"/>
          <table:table-cell office:value="9.025833800039884" office:value-type="float"/>
          <table:table-cell office:value="6.881907292520006" office:value-type="float"/>
          <table:table-cell office:value="8.09102033097421" office:value-type="float"/>
          <table:table-cell office:value="8.29472448536095" office:value-type="float"/>
          <table:table-cell office:value="8.451104059311215" office:value-type="float"/>
          <table:table-cell office:value="8.942015344191104" office:value-type="float"/>
          <table:table-cell office:value="8.378349821777016" office:value-type="float"/>
          <table:table-cell office:value="8.976304924895796" office:value-type="float"/>
          <table:table-cell office:value="9.135245156972402" office:value-type="float"/>
          <table:table-cell office:value="9.330765811786979" office:value-type="float"/>
          <table:table-cell office:value="9.840659761762076" office:value-type="float"/>
          <table:table-cell office:value="5.664311626725212" office:value-type="float"/>
          <table:table-cell office:value="6.6048706516682705" office:value-type="float"/>
          <table:table-cell office:value="6.851010895419483" office:value-type="float"/>
          <table:table-cell office:value="7.029878375001595" office:value-type="float"/>
          <table:table-cell office:value="7.471829445446951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.72273748592445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89339318902" office:value-type="float"/>
          <table:table-cell office:value="-17.4698994671878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6777452240769" office:value-type="float"/>
          <table:table-cell office:value="17.076844578392667" office:value-type="float"/>
          <table:table-cell office:value="17.993406692415103" office:value-type="float"/>
          <table:table-cell office:value="7.448468190902172" office:value-type="float"/>
          <table:table-cell office:value="7.588143522147117" office:value-type="float"/>
          <table:table-cell office:value="7.8307357240959075" office:value-type="float"/>
          <table:table-cell office:value="7.995303043321314" office:value-type="float"/>
          <table:table-cell office:value="8.311219719358125" office:value-type="float"/>
          <table:table-cell office:value="7.085324941670194" office:value-type="float"/>
          <table:table-cell office:value="7.8680709310635635" office:value-type="float"/>
          <table:table-cell office:value="8.108744026468766" office:value-type="float"/>
          <table:table-cell office:value="8.301165398967468" office:value-type="float"/>
          <table:table-cell office:value="8.741853877740555" office:value-type="float"/>
          <table:table-cell office:value="8.764190024717362" office:value-type="float"/>
          <table:table-cell office:value="8.934151312809593" office:value-type="float"/>
          <table:table-cell office:value="9.140083946811803" office:value-type="float"/>
          <table:table-cell office:value="9.281130532356443" office:value-type="float"/>
          <table:table-cell office:value="10.099681346196338" office:value-type="float"/>
          <table:table-cell office:value="5.935494893759916" office:value-type="float"/>
          <table:table-cell office:value="6.483325059082754" office:value-type="float"/>
          <table:table-cell office:value="6.815673363390517" office:value-type="float"/>
          <table:table-cell office:value="6.916282693264923" office:value-type="float"/>
          <table:table-cell office:value="7.3732000605708095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.7200664875434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77782060876" office:value-type="float"/>
          <table:table-cell office:value="-17.488029066391157" office:value-type="float"/>
          <table:table-cell office:value="-17.460381856600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6945168546657" office:value-type="float"/>
          <table:table-cell office:value="17.673000627435744" office:value-type="float"/>
          <table:table-cell office:value="7.621959705383706" office:value-type="float"/>
          <table:table-cell office:value="7.938701893483062" office:value-type="float"/>
          <table:table-cell office:value="8.157460512950657" office:value-type="float"/>
          <table:table-cell office:value="8.471956126440512" office:value-type="float"/>
          <table:table-cell office:value="8.861053241417984" office:value-type="float"/>
          <table:table-cell office:value="8.145025235885996" office:value-type="float"/>
          <table:table-cell office:value="8.25371229773383" office:value-type="float"/>
          <table:table-cell office:value="8.376822521918342" office:value-type="float"/>
          <table:table-cell office:value="8.461615533712948" office:value-type="float"/>
          <table:table-cell office:value="8.737171219004143" office:value-type="float"/>
          <table:table-cell office:value="9.147026722026778" office:value-type="float"/>
          <table:table-cell office:value="9.262776968359232" office:value-type="float"/>
          <table:table-cell office:value="9.416109129237963" office:value-type="float"/>
          <table:table-cell office:value="9.435825255852864" office:value-type="float"/>
          <table:table-cell office:value="9.730940810954149" office:value-type="float"/>
          <table:table-cell office:value="6.753862596798864" office:value-type="float"/>
          <table:table-cell office:value="6.930964205411618" office:value-type="float"/>
          <table:table-cell office:value="7.0906428882453305" office:value-type="float"/>
          <table:table-cell office:value="7.495044304848178" office:value-type="float"/>
          <table:table-cell office:value="7.754437183863074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.71588090224548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2985731864" office:value-type="float"/>
          <table:table-cell office:value="-17.44821404433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6490794290976" office:value-type="float"/>
          <table:table-cell office:value="17.21995886250442" office:value-type="float"/>
          <table:table-cell office:value="17.990838849639303" office:value-type="float"/>
          <table:table-cell office:value="7.319217653954852" office:value-type="float"/>
          <table:table-cell office:value="7.66806105866978" office:value-type="float"/>
          <table:table-cell office:value="7.88816758774488" office:value-type="float"/>
          <table:table-cell office:value="8.090763904320571" office:value-type="float"/>
          <table:table-cell office:value="9.216394908028686" office:value-type="float"/>
          <table:table-cell office:value="7.006471021780692" office:value-type="float"/>
          <table:table-cell office:value="7.954133052774635" office:value-type="float"/>
          <table:table-cell office:value="8.240497717355021" office:value-type="float"/>
          <table:table-cell office:value="8.407120489717455" office:value-type="float"/>
          <table:table-cell office:value="9.22437848476938" office:value-type="float"/>
          <table:table-cell office:value="8.273329735460337" office:value-type="float"/>
          <table:table-cell office:value="8.85847528412519" office:value-type="float"/>
          <table:table-cell office:value="9.05118828951056" office:value-type="float"/>
          <table:table-cell office:value="9.244086264232307" office:value-type="float"/>
          <table:table-cell office:value="10.027145796486776" office:value-type="float"/>
          <table:table-cell office:value="5.846518582040437" office:value-type="float"/>
          <table:table-cell office:value="6.782659795612878" office:value-type="float"/>
          <table:table-cell office:value="7.014633428755456" office:value-type="float"/>
          <table:table-cell office:value="7.286030302415185" office:value-type="float"/>
          <table:table-cell office:value="8.34879894803199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1469668698223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08180301336" office:value-type="float"/>
          <table:table-cell office:value="-17.4866747102382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3531927900112" office:value-type="float"/>
          <table:table-cell office:value="17.621283039188988" office:value-type="float"/>
          <table:table-cell office:value="17.935519901760472" office:value-type="float"/>
          <table:table-cell office:value="7.751375508646227" office:value-type="float"/>
          <table:table-cell office:value="7.950223633218538" office:value-type="float"/>
          <table:table-cell office:value="8.00438042389524" office:value-type="float"/>
          <table:table-cell office:value="8.118652548288622" office:value-type="float"/>
          <table:table-cell office:value="8.346298230077643" office:value-type="float"/>
          <table:table-cell office:value="6.712739323031296" office:value-type="float"/>
          <table:table-cell office:value="6.809756898285016" office:value-type="float"/>
          <table:table-cell office:value="6.855373860927467" office:value-type="float"/>
          <table:table-cell office:value="7.000702441228616" office:value-type="float"/>
          <table:table-cell office:value="7.34149079642692" office:value-type="float"/>
          <table:table-cell office:value="8.871056252341075" office:value-type="float"/>
          <table:table-cell office:value="9.055640703944803" office:value-type="float"/>
          <table:table-cell office:value="9.135779649979838" office:value-type="float"/>
          <table:table-cell office:value="9.20615114366078" office:value-type="float"/>
          <table:table-cell office:value="9.266319629000023" office:value-type="float"/>
          <table:table-cell office:value="5.602896915279789" office:value-type="float"/>
          <table:table-cell office:value="5.712641862800934" office:value-type="float"/>
          <table:table-cell office:value="5.741925915483957" office:value-type="float"/>
          <table:table-cell office:value="5.843186873559771" office:value-type="float"/>
          <table:table-cell office:value="6.44124883513628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819809106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910173635919" office:value-type="float"/>
          <table:table-cell office:value="16.821595687989234" office:value-type="float"/>
          <table:table-cell office:value="17.235295427975032" office:value-type="float"/>
          <table:table-cell office:value="17.63031109684153" office:value-type="float"/>
          <table:table-cell office:value="7.625565125406442" office:value-type="float"/>
          <table:table-cell office:value="7.874580848937475" office:value-type="float"/>
          <table:table-cell office:value="7.905387031450098" office:value-type="float"/>
          <table:table-cell office:value="8.105182401833535" office:value-type="float"/>
          <table:table-cell office:value="8.338778372475081" office:value-type="float"/>
          <table:table-cell office:value="7.116070007908284" office:value-type="float"/>
          <table:table-cell office:value="7.532515206169687" office:value-type="float"/>
          <table:table-cell office:value="7.889458575482331" office:value-type="float"/>
          <table:table-cell office:value="8.353885768878795" office:value-type="float"/>
          <table:table-cell office:value="8.512364841897789" office:value-type="float"/>
          <table:table-cell office:value="8.8520930326382" office:value-type="float"/>
          <table:table-cell office:value="8.945439674383746" office:value-type="float"/>
          <table:table-cell office:value="9.031792274014359" office:value-type="float"/>
          <table:table-cell office:value="9.188347319600549" office:value-type="float"/>
          <table:table-cell office:value="9.24624395615701" office:value-type="float"/>
          <table:table-cell office:value="6.019150241130887" office:value-type="float"/>
          <table:table-cell office:value="6.443822125494409" office:value-type="float"/>
          <table:table-cell office:value="6.783904610587717" office:value-type="float"/>
          <table:table-cell office:value="7.108779503664692" office:value-type="float"/>
          <table:table-cell office:value="7.6905141774201695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.69839428227289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791756455" office:value-type="float"/>
          <table:table-cell office:value="-17.480371307542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624415391594" office:value-type="float"/>
          <table:table-cell office:value="17.348422728683552" office:value-type="float"/>
          <table:table-cell office:value="17.989314599608612" office:value-type="float"/>
          <table:table-cell office:value="7.122778682308166" office:value-type="float"/>
          <table:table-cell office:value="7.648451558823147" office:value-type="float"/>
          <table:table-cell office:value="7.810249391712679" office:value-type="float"/>
          <table:table-cell office:value="8.030845762276309" office:value-type="float"/>
          <table:table-cell office:value="8.633561164609809" office:value-type="float"/>
          <table:table-cell office:value="7.274863639286568" office:value-type="float"/>
          <table:table-cell office:value="8.092959428849118" office:value-type="float"/>
          <table:table-cell office:value="8.329801204067845" office:value-type="float"/>
          <table:table-cell office:value="8.496504403469894" office:value-type="float"/>
          <table:table-cell office:value="9.259372890586116" office:value-type="float"/>
          <table:table-cell office:value="8.608832705509773" office:value-type="float"/>
          <table:table-cell office:value="9.113696566897394" office:value-type="float"/>
          <table:table-cell office:value="9.263361635270947" office:value-type="float"/>
          <table:table-cell office:value="9.398276079497819" office:value-type="float"/>
          <table:table-cell office:value="10.097597304019668" office:value-type="float"/>
          <table:table-cell office:value="5.607295259915876" office:value-type="float"/>
          <table:table-cell office:value="6.609569618716357" office:value-type="float"/>
          <table:table-cell office:value="6.857763060295795" office:value-type="float"/>
          <table:table-cell office:value="7.081208810243638" office:value-type="float"/>
          <table:table-cell office:value="7.835592660807156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.7074445926922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5681812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5966761827249" office:value-type="float"/>
          <table:table-cell office:value="16.836612150191232" office:value-type="float"/>
          <table:table-cell office:value="17.32979445040401" office:value-type="float"/>
          <table:table-cell office:value="17.916010049285973" office:value-type="float"/>
          <table:table-cell office:value="7.009768957663744" office:value-type="float"/>
          <table:table-cell office:value="7.66313663636943" office:value-type="float"/>
          <table:table-cell office:value="7.885164937875716" office:value-type="float"/>
          <table:table-cell office:value="8.100364253171291" office:value-type="float"/>
          <table:table-cell office:value="9.029526560743594" office:value-type="float"/>
          <table:table-cell office:value="7.059674401638667" office:value-type="float"/>
          <table:table-cell office:value="8.113293773019087" office:value-type="float"/>
          <table:table-cell office:value="8.24885999443991" office:value-type="float"/>
          <table:table-cell office:value="8.387365520023105" office:value-type="float"/>
          <table:table-cell office:value="9.011185490401767" office:value-type="float"/>
          <table:table-cell office:value="8.544911417045842" office:value-type="float"/>
          <table:table-cell office:value="9.089261263282983" office:value-type="float"/>
          <table:table-cell office:value="9.26005805520173" office:value-type="float"/>
          <table:table-cell office:value="9.403260048482501" office:value-type="float"/>
          <table:table-cell office:value="10.014084458762763" office:value-type="float"/>
          <table:table-cell office:value="5.743264430781727" office:value-type="float"/>
          <table:table-cell office:value="6.68644802898055" office:value-type="float"/>
          <table:table-cell office:value="6.861688823457488" office:value-type="float"/>
          <table:table-cell office:value="7.073317817588612" office:value-type="float"/>
          <table:table-cell office:value="7.704902247081054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.7074431406253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0979568814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1937622451511" office:value-type="float"/>
          <table:table-cell office:value="16.435679972905092" office:value-type="float"/>
          <table:table-cell office:value="16.991698208671675" office:value-type="float"/>
          <table:table-cell office:value="17.903546345067824" office:value-type="float"/>
          <table:table-cell office:value="7.1046572958506315" office:value-type="float"/>
          <table:table-cell office:value="7.592315674889628" office:value-type="float"/>
          <table:table-cell office:value="7.782795112979276" office:value-type="float"/>
          <table:table-cell office:value="7.960830320566087" office:value-type="float"/>
          <table:table-cell office:value="8.554568007581567" office:value-type="float"/>
          <table:table-cell office:value="7.511116591921775" office:value-type="float"/>
          <table:table-cell office:value="7.971257035536361" office:value-type="float"/>
          <table:table-cell office:value="8.07668416034371" office:value-type="float"/>
          <table:table-cell office:value="8.25038173353203" office:value-type="float"/>
          <table:table-cell office:value="8.621961351111377" office:value-type="float"/>
          <table:table-cell office:value="8.586646052637345" office:value-type="float"/>
          <table:table-cell office:value="9.03255553866838" office:value-type="float"/>
          <table:table-cell office:value="9.163948229543905" office:value-type="float"/>
          <table:table-cell office:value="9.296064350751896" office:value-type="float"/>
          <table:table-cell office:value="9.583944623084744" office:value-type="float"/>
          <table:table-cell office:value="6.070261030197326" office:value-type="float"/>
          <table:table-cell office:value="6.617333010257264" office:value-type="float"/>
          <table:table-cell office:value="6.747483733288698" office:value-type="float"/>
          <table:table-cell office:value="6.866964696364363" office:value-type="float"/>
          <table:table-cell office:value="7.202704511515411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2085545925" office:value-type="float"/>
          <table:table-cell office:value="-17.476465318575045" office:value-type="float"/>
          <table:table-cell office:value="-17.440813606049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4064923706307" office:value-type="float"/>
          <table:table-cell office:value="17.99809249697602" office:value-type="float"/>
          <table:table-cell office:value="7.235136892935624" office:value-type="float"/>
          <table:table-cell office:value="7.922329350439009" office:value-type="float"/>
          <table:table-cell office:value="8.173131988802526" office:value-type="float"/>
          <table:table-cell office:value="8.34324791645004" office:value-type="float"/>
          <table:table-cell office:value="9.040502982386474" office:value-type="float"/>
          <table:table-cell office:value="6.828965899777088" office:value-type="float"/>
          <table:table-cell office:value="7.844517623770513" office:value-type="float"/>
          <table:table-cell office:value="8.212539891014531" office:value-type="float"/>
          <table:table-cell office:value="8.47694948445523" office:value-type="float"/>
          <table:table-cell office:value="9.066152268986183" office:value-type="float"/>
          <table:table-cell office:value="8.530211611647566" office:value-type="float"/>
          <table:table-cell office:value="8.97900571053863" office:value-type="float"/>
          <table:table-cell office:value="9.172861957390602" office:value-type="float"/>
          <table:table-cell office:value="9.32548358193007" office:value-type="float"/>
          <table:table-cell office:value="9.983350919233104" office:value-type="float"/>
          <table:table-cell office:value="6.126692824879772" office:value-type="float"/>
          <table:table-cell office:value="6.859362175497093" office:value-type="float"/>
          <table:table-cell office:value="7.110883048594451" office:value-type="float"/>
          <table:table-cell office:value="7.398270632068422" office:value-type="float"/>
          <table:table-cell office:value="8.218191010153719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.69707711255614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33612235533" office:value-type="float"/>
          <table:table-cell office:value="-17.46608198001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711616140396" office:value-type="float"/>
          <table:table-cell office:value="17.503037402211657" office:value-type="float"/>
          <table:table-cell office:value="17.967527378663814" office:value-type="float"/>
          <table:table-cell office:value="7.19605821364011" office:value-type="float"/>
          <table:table-cell office:value="7.592099806259737" office:value-type="float"/>
          <table:table-cell office:value="7.764803545798152" office:value-type="float"/>
          <table:table-cell office:value="8.062337994300186" office:value-type="float"/>
          <table:table-cell office:value="9.276194687527816" office:value-type="float"/>
          <table:table-cell office:value="7.4675918546627535" office:value-type="float"/>
          <table:table-cell office:value="8.020953648305222" office:value-type="float"/>
          <table:table-cell office:value="8.28183555669941" office:value-type="float"/>
          <table:table-cell office:value="8.532564675178097" office:value-type="float"/>
          <table:table-cell office:value="9.020837906737398" office:value-type="float"/>
          <table:table-cell office:value="8.752426465503802" office:value-type="float"/>
          <table:table-cell office:value="8.956445347314856" office:value-type="float"/>
          <table:table-cell office:value="9.205208233493671" office:value-type="float"/>
          <table:table-cell office:value="9.383561425405606" office:value-type="float"/>
          <table:table-cell office:value="9.741098385863602" office:value-type="float"/>
          <table:table-cell office:value="6.003787563760704" office:value-type="float"/>
          <table:table-cell office:value="6.63849793676502" office:value-type="float"/>
          <table:table-cell office:value="6.957994843288268" office:value-type="float"/>
          <table:table-cell office:value="7.197202904619417" office:value-type="float"/>
          <table:table-cell office:value="8.555934208401613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.7352011553827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92343460846" office:value-type="float"/>
          <table:table-cell office:value="-17.4637066885308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3098924198373" office:value-type="float"/>
          <table:table-cell office:value="17.183587063294446" office:value-type="float"/>
          <table:table-cell office:value="17.939112083044687" office:value-type="float"/>
          <table:table-cell office:value="7.404445271052318" office:value-type="float"/>
          <table:table-cell office:value="7.729948861542776" office:value-type="float"/>
          <table:table-cell office:value="7.966218616650926" office:value-type="float"/>
          <table:table-cell office:value="8.102719835791076" office:value-type="float"/>
          <table:table-cell office:value="8.407422280213058" office:value-type="float"/>
          <table:table-cell office:value="7.229771555392677" office:value-type="float"/>
          <table:table-cell office:value="7.87426276362991" office:value-type="float"/>
          <table:table-cell office:value="8.123889657213034" office:value-type="float"/>
          <table:table-cell office:value="8.398548048145996" office:value-type="float"/>
          <table:table-cell office:value="8.698247825528926" office:value-type="float"/>
          <table:table-cell office:value="8.874757917129758" office:value-type="float"/>
          <table:table-cell office:value="8.999349803991144" office:value-type="float"/>
          <table:table-cell office:value="9.156843137183051" office:value-type="float"/>
          <table:table-cell office:value="9.33801523965391" office:value-type="float"/>
          <table:table-cell office:value="9.454614061923138" office:value-type="float"/>
          <table:table-cell office:value="6.482840164641954" office:value-type="float"/>
          <table:table-cell office:value="6.5186296688552545" office:value-type="float"/>
          <table:table-cell office:value="6.696134817092253" office:value-type="float"/>
          <table:table-cell office:value="6.964662829911888" office:value-type="float"/>
          <table:table-cell office:value="7.652519498972871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.69599120897391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182620150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6846376741468" office:value-type="float"/>
          <table:table-cell office:value="17.098921161123055" office:value-type="float"/>
          <table:table-cell office:value="17.47987919086755" office:value-type="float"/>
          <table:table-cell office:value="17.95446211885812" office:value-type="float"/>
          <table:table-cell office:value="7.042288416829054" office:value-type="float"/>
          <table:table-cell office:value="7.719358982202122" office:value-type="float"/>
          <table:table-cell office:value="7.810283312104753" office:value-type="float"/>
          <table:table-cell office:value="7.99822147988308" office:value-type="float"/>
          <table:table-cell office:value="8.622849848542298" office:value-type="float"/>
          <table:table-cell office:value="7.25388727428029" office:value-type="float"/>
          <table:table-cell office:value="8.213611790762332" office:value-type="float"/>
          <table:table-cell office:value="8.37646573192061" office:value-type="float"/>
          <table:table-cell office:value="8.512077188588467" office:value-type="float"/>
          <table:table-cell office:value="8.812353604058488" office:value-type="float"/>
          <table:table-cell office:value="8.694074120195214" office:value-type="float"/>
          <table:table-cell office:value="9.109875965458066" office:value-type="float"/>
          <table:table-cell office:value="9.341961707612473" office:value-type="float"/>
          <table:table-cell office:value="9.435480862581228" office:value-type="float"/>
          <table:table-cell office:value="9.784924983426912" office:value-type="float"/>
          <table:table-cell office:value="5.76345318078126" office:value-type="float"/>
          <table:table-cell office:value="6.756301006747275" office:value-type="float"/>
          <table:table-cell office:value="6.877559237134168" office:value-type="float"/>
          <table:table-cell office:value="7.207452339982471" office:value-type="float"/>
          <table:table-cell office:value="7.752452548018175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.6242877618611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115050165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017371123195" office:value-type="float"/>
          <table:table-cell office:value="17.14057104950439" office:value-type="float"/>
          <table:table-cell office:value="17.445563957870537" office:value-type="float"/>
          <table:table-cell office:value="17.879665264633488" office:value-type="float"/>
          <table:table-cell office:value="6.891667597342048" office:value-type="float"/>
          <table:table-cell office:value="7.417482189713462" office:value-type="float"/>
          <table:table-cell office:value="7.637274346545203" office:value-type="float"/>
          <table:table-cell office:value="7.696426088537056" office:value-type="float"/>
          <table:table-cell office:value="8.303261641714398" office:value-type="float"/>
          <table:table-cell office:value="7.747029351758098" office:value-type="float"/>
          <table:table-cell office:value="8.358806133581203" office:value-type="float"/>
          <table:table-cell office:value="8.54670032843256" office:value-type="float"/>
          <table:table-cell office:value="8.662325775449407" office:value-type="float"/>
          <table:table-cell office:value="8.893432498188758" office:value-type="float"/>
          <table:table-cell office:value="8.775351519052608" office:value-type="float"/>
          <table:table-cell office:value="8.847416243475074" office:value-type="float"/>
          <table:table-cell office:value="9.095561982241202" office:value-type="float"/>
          <table:table-cell office:value="9.1796768678119" office:value-type="float"/>
          <table:table-cell office:value="9.399272666458675" office:value-type="float"/>
          <table:table-cell office:value="6.651597450784291" office:value-type="float"/>
          <table:table-cell office:value="6.816403612314506" office:value-type="float"/>
          <table:table-cell office:value="6.980033744265519" office:value-type="float"/>
          <table:table-cell office:value="7.20389043172964" office:value-type="float"/>
          <table:table-cell office:value="7.464296247542581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.7334202789333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9051426934" office:value-type="float"/>
          <table:table-cell office:value="-17.4687592475349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6881919754457" office:value-type="float"/>
          <table:table-cell office:value="17.252765687539064" office:value-type="float"/>
          <table:table-cell office:value="17.99474974402817" office:value-type="float"/>
          <table:table-cell office:value="7.18651276985059" office:value-type="float"/>
          <table:table-cell office:value="7.692836170952528" office:value-type="float"/>
          <table:table-cell office:value="7.951701818408695" office:value-type="float"/>
          <table:table-cell office:value="8.127825388123847" office:value-type="float"/>
          <table:table-cell office:value="9.417136510308657" office:value-type="float"/>
          <table:table-cell office:value="6.904422625484077" office:value-type="float"/>
          <table:table-cell office:value="7.6965742627740354" office:value-type="float"/>
          <table:table-cell office:value="8.147584953735386" office:value-type="float"/>
          <table:table-cell office:value="8.389969940682771" office:value-type="float"/>
          <table:table-cell office:value="9.193878673586438" office:value-type="float"/>
          <table:table-cell office:value="8.358986501322914" office:value-type="float"/>
          <table:table-cell office:value="8.778246254773059" office:value-type="float"/>
          <table:table-cell office:value="8.984389653814198" office:value-type="float"/>
          <table:table-cell office:value="9.197350386048765" office:value-type="float"/>
          <table:table-cell office:value="10.172601864510106" office:value-type="float"/>
          <table:table-cell office:value="5.781202769603866" office:value-type="float"/>
          <table:table-cell office:value="6.77736723118822" office:value-type="float"/>
          <table:table-cell office:value="7.001735662530633" office:value-type="float"/>
          <table:table-cell office:value="7.193190812632227" office:value-type="float"/>
          <table:table-cell office:value="8.438413319384987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.69893983849398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655931917868" office:value-type="float"/>
          <table:table-cell office:value="-17.4519671450536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9748845191746" office:value-type="float"/>
          <table:table-cell office:value="17.24296536351134" office:value-type="float"/>
          <table:table-cell office:value="17.889414748246658" office:value-type="float"/>
          <table:table-cell office:value="7.333333726955388" office:value-type="float"/>
          <table:table-cell office:value="7.742901841203016" office:value-type="float"/>
          <table:table-cell office:value="7.934633754361931" office:value-type="float"/>
          <table:table-cell office:value="8.221772579079246" office:value-type="float"/>
          <table:table-cell office:value="8.815766231071821" office:value-type="float"/>
          <table:table-cell office:value="7.5167407962779755" office:value-type="float"/>
          <table:table-cell office:value="8.159841431281414" office:value-type="float"/>
          <table:table-cell office:value="8.397533674839112" office:value-type="float"/>
          <table:table-cell office:value="8.561347032184909" office:value-type="float"/>
          <table:table-cell office:value="8.915410210782653" office:value-type="float"/>
          <table:table-cell office:value="8.784398271470321" office:value-type="float"/>
          <table:table-cell office:value="9.070249813650856" office:value-type="float"/>
          <table:table-cell office:value="9.187382577109336" office:value-type="float"/>
          <table:table-cell office:value="9.435389466543093" office:value-type="float"/>
          <table:table-cell office:value="9.751212437163204" office:value-type="float"/>
          <table:table-cell office:value="6.234213738384" office:value-type="float"/>
          <table:table-cell office:value="6.865571663634938" office:value-type="float"/>
          <table:table-cell office:value="7.005441937840011" office:value-type="float"/>
          <table:table-cell office:value="7.374992255954095" office:value-type="float"/>
          <table:table-cell office:value="7.83989425290326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.71967006458299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0079935906" office:value-type="float"/>
          <table:table-cell office:value="-17.4756315109173" office:value-type="float"/>
          <table:table-cell office:value="-17.446000054912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865201556504" office:value-type="float"/>
          <table:table-cell office:value="17.98088626928696" office:value-type="float"/>
          <table:table-cell office:value="6.992839992706687" office:value-type="float"/>
          <table:table-cell office:value="7.968782338416229" office:value-type="float"/>
          <table:table-cell office:value="8.12575894638164" office:value-type="float"/>
          <table:table-cell office:value="8.322535612960245" office:value-type="float"/>
          <table:table-cell office:value="8.931053672644213" office:value-type="float"/>
          <table:table-cell office:value="7.652112974841012" office:value-type="float"/>
          <table:table-cell office:value="8.250206020405209" office:value-type="float"/>
          <table:table-cell office:value="8.37586556449472" office:value-type="float"/>
          <table:table-cell office:value="8.493454114947916" office:value-type="float"/>
          <table:table-cell office:value="9.065779430776356" office:value-type="float"/>
          <table:table-cell office:value="8.606110745405052" office:value-type="float"/>
          <table:table-cell office:value="9.258592668080034" office:value-type="float"/>
          <table:table-cell office:value="9.406963530024608" office:value-type="float"/>
          <table:table-cell office:value="9.525209764912212" office:value-type="float"/>
          <table:table-cell office:value="10.015806439767086" office:value-type="float"/>
          <table:table-cell office:value="6.247354356743565" office:value-type="float"/>
          <table:table-cell office:value="6.9176405037417865" office:value-type="float"/>
          <table:table-cell office:value="7.138110911857469" office:value-type="float"/>
          <table:table-cell office:value="7.314336608560312" office:value-type="float"/>
          <table:table-cell office:value="8.100161212550471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.69029299262085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3999765824174" office:value-type="float"/>
          <table:table-cell office:value="15.977776663556487" office:value-type="float"/>
          <table:table-cell office:value="16.45064901510109" office:value-type="float"/>
          <table:table-cell office:value="16.86510422582409" office:value-type="float"/>
          <table:table-cell office:value="17.37829284083163" office:value-type="float"/>
          <table:table-cell office:value="7.111440616705073" office:value-type="float"/>
          <table:table-cell office:value="7.331237874711883" office:value-type="float"/>
          <table:table-cell office:value="7.5494609685587175" office:value-type="float"/>
          <table:table-cell office:value="7.709228771946236" office:value-type="float"/>
          <table:table-cell office:value="8.459006250603448" office:value-type="float"/>
          <table:table-cell office:value="7.524907383486633" office:value-type="float"/>
          <table:table-cell office:value="7.92924698153454" office:value-type="float"/>
          <table:table-cell office:value="8.10476365331608" office:value-type="float"/>
          <table:table-cell office:value="8.275332148272748" office:value-type="float"/>
          <table:table-cell office:value="8.872070103057043" office:value-type="float"/>
          <table:table-cell office:value="8.737325316907162" office:value-type="float"/>
          <table:table-cell office:value="8.826578182254664" office:value-type="float"/>
          <table:table-cell office:value="8.93766072133819" office:value-type="float"/>
          <table:table-cell office:value="9.221058355617082" office:value-type="float"/>
          <table:table-cell office:value="9.847987754765786" office:value-type="float"/>
          <table:table-cell office:value="6.036418451820765" office:value-type="float"/>
          <table:table-cell office:value="6.487433922589106" office:value-type="float"/>
          <table:table-cell office:value="6.66191631132539" office:value-type="float"/>
          <table:table-cell office:value="6.862718198304407" office:value-type="float"/>
          <table:table-cell office:value="7.44498531456162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.6955493624292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8453184294" office:value-type="float"/>
          <table:table-cell office:value="-17.453648529316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915271034642" office:value-type="float"/>
          <table:table-cell office:value="17.244630269082712" office:value-type="float"/>
          <table:table-cell office:value="17.981013009928454" office:value-type="float"/>
          <table:table-cell office:value="7.103657620345625" office:value-type="float"/>
          <table:table-cell office:value="7.8867991513034585" office:value-type="float"/>
          <table:table-cell office:value="8.112340198116087" office:value-type="float"/>
          <table:table-cell office:value="8.357635514188939" office:value-type="float"/>
          <table:table-cell office:value="9.243915082080807" office:value-type="float"/>
          <table:table-cell office:value="7.229593544720393" office:value-type="float"/>
          <table:table-cell office:value="8.39634257439348" office:value-type="float"/>
          <table:table-cell office:value="8.595166146946877" office:value-type="float"/>
          <table:table-cell office:value="8.72803748906708" office:value-type="float"/>
          <table:table-cell office:value="9.181876482068972" office:value-type="float"/>
          <table:table-cell office:value="8.543173034933957" office:value-type="float"/>
          <table:table-cell office:value="9.24211562920709" office:value-type="float"/>
          <table:table-cell office:value="9.338182051582063" office:value-type="float"/>
          <table:table-cell office:value="9.516300618443456" office:value-type="float"/>
          <table:table-cell office:value="10.097795028497757" office:value-type="float"/>
          <table:table-cell office:value="6.264908795379476" office:value-type="float"/>
          <table:table-cell office:value="7.090696035877892" office:value-type="float"/>
          <table:table-cell office:value="7.340728048038306" office:value-type="float"/>
          <table:table-cell office:value="7.518060405329025" office:value-type="float"/>
          <table:table-cell office:value="8.282658814511747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.69066554166925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523855660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027167342502" office:value-type="float"/>
          <table:table-cell office:value="16.312214136792377" office:value-type="float"/>
          <table:table-cell office:value="17.59497397777615" office:value-type="float"/>
          <table:table-cell office:value="17.83542355364413" office:value-type="float"/>
          <table:table-cell office:value="7.2046566066447255" office:value-type="float"/>
          <table:table-cell office:value="7.454447769865343" office:value-type="float"/>
          <table:table-cell office:value="7.89424929900138" office:value-type="float"/>
          <table:table-cell office:value="8.136064712423572" office:value-type="float"/>
          <table:table-cell office:value="8.286274945735732" office:value-type="float"/>
          <table:table-cell office:value="7.853998786935947" office:value-type="float"/>
          <table:table-cell office:value="8.078568904388458" office:value-type="float"/>
          <table:table-cell office:value="8.208910592803663" office:value-type="float"/>
          <table:table-cell office:value="8.518104626130603" office:value-type="float"/>
          <table:table-cell office:value="8.739548411569542" office:value-type="float"/>
          <table:table-cell office:value="8.748485245819616" office:value-type="float"/>
          <table:table-cell office:value="9.07903080138242" office:value-type="float"/>
          <table:table-cell office:value="9.204109754698752" office:value-type="float"/>
          <table:table-cell office:value="9.417844102628544" office:value-type="float"/>
          <table:table-cell office:value="9.711441301968133" office:value-type="float"/>
          <table:table-cell office:value="6.315665326733266" office:value-type="float"/>
          <table:table-cell office:value="6.5633395933004035" office:value-type="float"/>
          <table:table-cell office:value="6.793333911251642" office:value-type="float"/>
          <table:table-cell office:value="7.314382055337141" office:value-type="float"/>
          <table:table-cell office:value="7.39949294073506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57935717313" office:value-type="float"/>
          <table:table-cell office:value="-17.482192312745287" office:value-type="float"/>
          <table:table-cell office:value="-17.46488925958348" office:value-type="float"/>
          <table:table-cell office:value="-17.4517129962109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30330519013452" office:value-type="float"/>
          <table:table-cell office:value="7.916521801931543" office:value-type="float"/>
          <table:table-cell office:value="8.066607660857422" office:value-type="float"/>
          <table:table-cell office:value="8.133733547356329" office:value-type="float"/>
          <table:table-cell office:value="8.20493389523072" office:value-type="float"/>
          <table:table-cell office:value="8.486072081070049" office:value-type="float"/>
          <table:table-cell office:value="7.567749672892579" office:value-type="float"/>
          <table:table-cell office:value="7.7786306166873125" office:value-type="float"/>
          <table:table-cell office:value="7.915608518030787" office:value-type="float"/>
          <table:table-cell office:value="8.370325712446734" office:value-type="float"/>
          <table:table-cell office:value="8.578654161451881" office:value-type="float"/>
          <table:table-cell office:value="9.035168808659364" office:value-type="float"/>
          <table:table-cell office:value="9.121922241549576" office:value-type="float"/>
          <table:table-cell office:value="9.134525232547105" office:value-type="float"/>
          <table:table-cell office:value="9.305457348983952" office:value-type="float"/>
          <table:table-cell office:value="9.743219460841681" office:value-type="float"/>
          <table:table-cell office:value="6.586666368461321" office:value-type="float"/>
          <table:table-cell office:value="6.81006946888537" office:value-type="float"/>
          <table:table-cell office:value="6.876940244769683" office:value-type="float"/>
          <table:table-cell office:value="7.109748910288457" office:value-type="float"/>
          <table:table-cell office:value="7.600087179104527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.70162208064030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8677981734" office:value-type="float"/>
          <table:table-cell office:value="-17.4677006923247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0187272792569" office:value-type="float"/>
          <table:table-cell office:value="17.057512981916496" office:value-type="float"/>
          <table:table-cell office:value="17.999049687103177" office:value-type="float"/>
          <table:table-cell office:value="6.974461643543524" office:value-type="float"/>
          <table:table-cell office:value="7.680824777429044" office:value-type="float"/>
          <table:table-cell office:value="7.907926992872034" office:value-type="float"/>
          <table:table-cell office:value="8.116677732747995" office:value-type="float"/>
          <table:table-cell office:value="9.057878242690727" office:value-type="float"/>
          <table:table-cell office:value="7.070904085651056" office:value-type="float"/>
          <table:table-cell office:value="8.113310844131597" office:value-type="float"/>
          <table:table-cell office:value="8.33380520437609" office:value-type="float"/>
          <table:table-cell office:value="8.534651300286237" office:value-type="float"/>
          <table:table-cell office:value="9.234963209302965" office:value-type="float"/>
          <table:table-cell office:value="8.568740092424115" office:value-type="float"/>
          <table:table-cell office:value="9.100378935278645" office:value-type="float"/>
          <table:table-cell office:value="9.289788144007762" office:value-type="float"/>
          <table:table-cell office:value="9.455864652647598" office:value-type="float"/>
          <table:table-cell office:value="9.910021091352423" office:value-type="float"/>
          <table:table-cell office:value="5.862947248154335" office:value-type="float"/>
          <table:table-cell office:value="6.65912995768233" office:value-type="float"/>
          <table:table-cell office:value="6.953072763304785" office:value-type="float"/>
          <table:table-cell office:value="7.232266993785817" office:value-type="float"/>
          <table:table-cell office:value="8.092109051865009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0.68172129321143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0678103764" office:value-type="float"/>
          <table:table-cell office:value="-17.461624555088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726664953551" office:value-type="float"/>
          <table:table-cell office:value="17.28553347116307" office:value-type="float"/>
          <table:table-cell office:value="17.969834318324793" office:value-type="float"/>
          <table:table-cell office:value="7.2232194837657655" office:value-type="float"/>
          <table:table-cell office:value="7.727206169915222" office:value-type="float"/>
          <table:table-cell office:value="7.905152857511439" office:value-type="float"/>
          <table:table-cell office:value="8.086605911756726" office:value-type="float"/>
          <table:table-cell office:value="8.37382475627734" office:value-type="float"/>
          <table:table-cell office:value="8.201309304140203" office:value-type="float"/>
          <table:table-cell office:value="8.315173756088083" office:value-type="float"/>
          <table:table-cell office:value="8.412517144157025" office:value-type="float"/>
          <table:table-cell office:value="8.488480170684824" office:value-type="float"/>
          <table:table-cell office:value="8.790117063274343" office:value-type="float"/>
          <table:table-cell office:value="8.387767929369632" office:value-type="float"/>
          <table:table-cell office:value="9.15076572807765" office:value-type="float"/>
          <table:table-cell office:value="9.321350657674124" office:value-type="float"/>
          <table:table-cell office:value="9.49471471760359" office:value-type="float"/>
          <table:table-cell office:value="9.911363019775669" office:value-type="float"/>
          <table:table-cell office:value="6.617493101978257" office:value-type="float"/>
          <table:table-cell office:value="6.7826611339969745" office:value-type="float"/>
          <table:table-cell office:value="6.953326320484373" office:value-type="float"/>
          <table:table-cell office:value="7.144688888970594" office:value-type="float"/>
          <table:table-cell office:value="7.507125680606771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.7120774665962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385694405" office:value-type="float"/>
          <table:table-cell office:value="-17.469808560697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1909890756057" office:value-type="float"/>
          <table:table-cell office:value="17.325481474020698" office:value-type="float"/>
          <table:table-cell office:value="17.996157332716443" office:value-type="float"/>
          <table:table-cell office:value="6.921124676880759" office:value-type="float"/>
          <table:table-cell office:value="7.696813910660878" office:value-type="float"/>
          <table:table-cell office:value="7.938430799568944" office:value-type="float"/>
          <table:table-cell office:value="8.124865151892667" office:value-type="float"/>
          <table:table-cell office:value="9.015889867342207" office:value-type="float"/>
          <table:table-cell office:value="6.540240739414899" office:value-type="float"/>
          <table:table-cell office:value="7.956967116773779" office:value-type="float"/>
          <table:table-cell office:value="8.281447272694281" office:value-type="float"/>
          <table:table-cell office:value="8.440322473330507" office:value-type="float"/>
          <table:table-cell office:value="9.018234799115758" office:value-type="float"/>
          <table:table-cell office:value="8.45410166773493" office:value-type="float"/>
          <table:table-cell office:value="8.951675681522206" office:value-type="float"/>
          <table:table-cell office:value="9.1021143484632" office:value-type="float"/>
          <table:table-cell office:value="9.277131699861364" office:value-type="float"/>
          <table:table-cell office:value="9.82306274715162" office:value-type="float"/>
          <table:table-cell office:value="5.803146788439579" office:value-type="float"/>
          <table:table-cell office:value="6.769347542762885" office:value-type="float"/>
          <table:table-cell office:value="6.9823729542766895" office:value-type="float"/>
          <table:table-cell office:value="7.2060150903060745" office:value-type="float"/>
          <table:table-cell office:value="7.970949661455649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.71669894490882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4957128427" office:value-type="float"/>
          <table:table-cell office:value="-17.4739175131451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7006883269694" office:value-type="float"/>
          <table:table-cell office:value="17.227977266621913" office:value-type="float"/>
          <table:table-cell office:value="17.994708356643475" office:value-type="float"/>
          <table:table-cell office:value="7.215332706075072" office:value-type="float"/>
          <table:table-cell office:value="7.640951567004076" office:value-type="float"/>
          <table:table-cell office:value="7.866410495415016" office:value-type="float"/>
          <table:table-cell office:value="8.106168754975116" office:value-type="float"/>
          <table:table-cell office:value="9.232928897451199" office:value-type="float"/>
          <table:table-cell office:value="7.1587395533206655" office:value-type="float"/>
          <table:table-cell office:value="7.97937718428848" office:value-type="float"/>
          <table:table-cell office:value="8.232247941261754" office:value-type="float"/>
          <table:table-cell office:value="8.44202053646246" office:value-type="float"/>
          <table:table-cell office:value="8.859357109747913" office:value-type="float"/>
          <table:table-cell office:value="8.713252440893562" office:value-type="float"/>
          <table:table-cell office:value="8.959315423129297" office:value-type="float"/>
          <table:table-cell office:value="9.135617837549228" office:value-type="float"/>
          <table:table-cell office:value="9.29807480991866" office:value-type="float"/>
          <table:table-cell office:value="9.880092671867772" office:value-type="float"/>
          <table:table-cell office:value="5.885264799523795" office:value-type="float"/>
          <table:table-cell office:value="6.645316856621189" office:value-type="float"/>
          <table:table-cell office:value="6.950472168570226" office:value-type="float"/>
          <table:table-cell office:value="7.207707255984708" office:value-type="float"/>
          <table:table-cell office:value="8.212193335331342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39391179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1985919750226" office:value-type="float"/>
          <table:table-cell office:value="16.908250340108623" office:value-type="float"/>
          <table:table-cell office:value="17.70265272474101" office:value-type="float"/>
          <table:table-cell office:value="17.98038393958241" office:value-type="float"/>
          <table:table-cell office:value="7.401596460127669" office:value-type="float"/>
          <table:table-cell office:value="7.974552302803733" office:value-type="float"/>
          <table:table-cell office:value="8.174171038141933" office:value-type="float"/>
          <table:table-cell office:value="8.211645788975176" office:value-type="float"/>
          <table:table-cell office:value="9.565873712533882" office:value-type="float"/>
          <table:table-cell office:value="7.304505371560568" office:value-type="float"/>
          <table:table-cell office:value="7.953751142594472" office:value-type="float"/>
          <table:table-cell office:value="8.116499228543695" office:value-type="float"/>
          <table:table-cell office:value="8.28449388987033" office:value-type="float"/>
          <table:table-cell office:value="8.982959383518844" office:value-type="float"/>
          <table:table-cell office:value="8.716093891414301" office:value-type="float"/>
          <table:table-cell office:value="8.876113215454689" office:value-type="float"/>
          <table:table-cell office:value="9.020464977666855" office:value-type="float"/>
          <table:table-cell office:value="9.1100561476706" office:value-type="float"/>
          <table:table-cell office:value="9.986151438994849" office:value-type="float"/>
          <table:table-cell office:value="6.2491771261455575" office:value-type="float"/>
          <table:table-cell office:value="6.999463074034475" office:value-type="float"/>
          <table:table-cell office:value="7.205840636182601" office:value-type="float"/>
          <table:table-cell office:value="7.335011513170563" office:value-type="float"/>
          <table:table-cell office:value="7.973656837260954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.7283282041779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860584669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7469736596176" office:value-type="float"/>
          <table:table-cell office:value="15.931196709020806" office:value-type="float"/>
          <table:table-cell office:value="16.64175197750633" office:value-type="float"/>
          <table:table-cell office:value="17.915162032882925" office:value-type="float"/>
          <table:table-cell office:value="7.73408166477837" office:value-type="float"/>
          <table:table-cell office:value="7.951440349652885" office:value-type="float"/>
          <table:table-cell office:value="8.000108805331244" office:value-type="float"/>
          <table:table-cell office:value="8.203948548321337" office:value-type="float"/>
          <table:table-cell office:value="8.6484956131378" office:value-type="float"/>
          <table:table-cell office:value="7.50188919251693" office:value-type="float"/>
          <table:table-cell office:value="8.166848036579577" office:value-type="float"/>
          <table:table-cell office:value="8.487404637383717" office:value-type="float"/>
          <table:table-cell office:value="8.554489156955539" office:value-type="float"/>
          <table:table-cell office:value="8.784462232041745" office:value-type="float"/>
          <table:table-cell office:value="8.676154037723371" office:value-type="float"/>
          <table:table-cell office:value="9.128841342797173" office:value-type="float"/>
          <table:table-cell office:value="9.211644246495933" office:value-type="float"/>
          <table:table-cell office:value="9.367013726133157" office:value-type="float"/>
          <table:table-cell office:value="9.81394628304339" office:value-type="float"/>
          <table:table-cell office:value="6.545710984838289" office:value-type="float"/>
          <table:table-cell office:value="7.106197880531445" office:value-type="float"/>
          <table:table-cell office:value="7.16746525259434" office:value-type="float"/>
          <table:table-cell office:value="7.364846196078964" office:value-type="float"/>
          <table:table-cell office:value="7.8423455824218635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0.68174858678932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146309391684" office:value-type="float"/>
          <table:table-cell office:value="16.210335226545983" office:value-type="float"/>
          <table:table-cell office:value="17.0159359768953" office:value-type="float"/>
          <table:table-cell office:value="17.541526273164138" office:value-type="float"/>
          <table:table-cell office:value="17.541526273164138" office:value-type="float"/>
          <table:table-cell office:value="7.413771974744629" office:value-type="float"/>
          <table:table-cell office:value="7.465465741838894" office:value-type="float"/>
          <table:table-cell office:value="7.56799265340123" office:value-type="float"/>
          <table:table-cell office:value="7.688061351478687" office:value-type="float"/>
          <table:table-cell office:value="7.688061351478687" office:value-type="float"/>
          <table:table-cell office:value="7.600662391399206" office:value-type="float"/>
          <table:table-cell office:value="7.955579271551192" office:value-type="float"/>
          <table:table-cell office:value="8.142327524550527" office:value-type="float"/>
          <table:table-cell office:value="8.519627958715581" office:value-type="float"/>
          <table:table-cell office:value="8.519627958715581" office:value-type="float"/>
          <table:table-cell office:value="8.727538487509344" office:value-type="float"/>
          <table:table-cell office:value="8.825028896866659" office:value-type="float"/>
          <table:table-cell office:value="8.955808888439982" office:value-type="float"/>
          <table:table-cell office:value="9.00868122471999" office:value-type="float"/>
          <table:table-cell office:value="9.00868122471999" office:value-type="float"/>
          <table:table-cell office:value="6.343626147933777" office:value-type="float"/>
          <table:table-cell office:value="6.4652361249501045" office:value-type="float"/>
          <table:table-cell office:value="6.828561011785811" office:value-type="float"/>
          <table:table-cell office:value="7.199008085474278" office:value-type="float"/>
          <table:table-cell office:value="7.199008085474278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.69664424226400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2614777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2301329972555" office:value-type="float"/>
          <table:table-cell office:value="16.565074171984833" office:value-type="float"/>
          <table:table-cell office:value="17.156706851382598" office:value-type="float"/>
          <table:table-cell office:value="17.97782660850943" office:value-type="float"/>
          <table:table-cell office:value="7.090213482300414" office:value-type="float"/>
          <table:table-cell office:value="7.653651047395232" office:value-type="float"/>
          <table:table-cell office:value="7.798004298092351" office:value-type="float"/>
          <table:table-cell office:value="8.058588471225246" office:value-type="float"/>
          <table:table-cell office:value="8.95288471392433" office:value-type="float"/>
          <table:table-cell office:value="7.183211366084262" office:value-type="float"/>
          <table:table-cell office:value="8.081636152568354" office:value-type="float"/>
          <table:table-cell office:value="8.296750623626188" office:value-type="float"/>
          <table:table-cell office:value="8.46672644586004" office:value-type="float"/>
          <table:table-cell office:value="8.89190927853399" office:value-type="float"/>
          <table:table-cell office:value="8.304321923989301" office:value-type="float"/>
          <table:table-cell office:value="8.91361996041044" office:value-type="float"/>
          <table:table-cell office:value="9.05784795495723" office:value-type="float"/>
          <table:table-cell office:value="9.239857888007887" office:value-type="float"/>
          <table:table-cell office:value="9.870744210670496" office:value-type="float"/>
          <table:table-cell office:value="6.051360422452194" office:value-type="float"/>
          <table:table-cell office:value="6.8071447002099355" office:value-type="float"/>
          <table:table-cell office:value="7.0197970475615" office:value-type="float"/>
          <table:table-cell office:value="7.1921518839314516" office:value-type="float"/>
          <table:table-cell office:value="8.003095910245282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.68847203611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09447713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7487889325713" office:value-type="float"/>
          <table:table-cell office:value="16.400048155817156" office:value-type="float"/>
          <table:table-cell office:value="16.864400293418925" office:value-type="float"/>
          <table:table-cell office:value="17.777717764497858" office:value-type="float"/>
          <table:table-cell office:value="7.371673919604204" office:value-type="float"/>
          <table:table-cell office:value="7.673017125850217" office:value-type="float"/>
          <table:table-cell office:value="7.795284661421084" office:value-type="float"/>
          <table:table-cell office:value="8.104620040044843" office:value-type="float"/>
          <table:table-cell office:value="8.799754297686917" office:value-type="float"/>
          <table:table-cell office:value="7.525037588347993" office:value-type="float"/>
          <table:table-cell office:value="8.13786846615077" office:value-type="float"/>
          <table:table-cell office:value="8.338389773608295" office:value-type="float"/>
          <table:table-cell office:value="8.521960726610676" office:value-type="float"/>
          <table:table-cell office:value="8.789658653582055" office:value-type="float"/>
          <table:table-cell office:value="8.478210318081018" office:value-type="float"/>
          <table:table-cell office:value="8.905343490345555" office:value-type="float"/>
          <table:table-cell office:value="9.03813820227321" office:value-type="float"/>
          <table:table-cell office:value="9.208647181274477" office:value-type="float"/>
          <table:table-cell office:value="9.576143376160307" office:value-type="float"/>
          <table:table-cell office:value="6.595496925274116" office:value-type="float"/>
          <table:table-cell office:value="6.919986199862415" office:value-type="float"/>
          <table:table-cell office:value="7.121528660863809" office:value-type="float"/>
          <table:table-cell office:value="7.301309199807945" office:value-type="float"/>
          <table:table-cell office:value="7.958782279189316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.71089704151297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619003022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1188840197556" office:value-type="float"/>
          <table:table-cell office:value="16.600456086849064" office:value-type="float"/>
          <table:table-cell office:value="17.028088372100452" office:value-type="float"/>
          <table:table-cell office:value="17.56321057600845" office:value-type="float"/>
          <table:table-cell office:value="7.65686319923738" office:value-type="float"/>
          <table:table-cell office:value="7.766491418915795" office:value-type="float"/>
          <table:table-cell office:value="7.878253035837851" office:value-type="float"/>
          <table:table-cell office:value="7.972748337753626" office:value-type="float"/>
          <table:table-cell office:value="8.430815799063954" office:value-type="float"/>
          <table:table-cell office:value="7.509533050012308" office:value-type="float"/>
          <table:table-cell office:value="8.288147976596708" office:value-type="float"/>
          <table:table-cell office:value="8.307920525961636" office:value-type="float"/>
          <table:table-cell office:value="8.343802833742156" office:value-type="float"/>
          <table:table-cell office:value="8.500919122650979" office:value-type="float"/>
          <table:table-cell office:value="8.824717655352101" office:value-type="float"/>
          <table:table-cell office:value="9.00170688378104" office:value-type="float"/>
          <table:table-cell office:value="9.056372211881552" office:value-type="float"/>
          <table:table-cell office:value="9.063753842254577" office:value-type="float"/>
          <table:table-cell office:value="9.353526439362271" office:value-type="float"/>
          <table:table-cell office:value="6.879274172451959" office:value-type="float"/>
          <table:table-cell office:value="7.0275382033171425" office:value-type="float"/>
          <table:table-cell office:value="7.055000053182484" office:value-type="float"/>
          <table:table-cell office:value="7.111008485377484" office:value-type="float"/>
          <table:table-cell office:value="7.401074544197652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.6584552511304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51732879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456407336518" office:value-type="float"/>
          <table:table-cell office:value="16.079495005299542" office:value-type="float"/>
          <table:table-cell office:value="16.707975894625037" office:value-type="float"/>
          <table:table-cell office:value="17.918380209443374" office:value-type="float"/>
          <table:table-cell office:value="6.862340772962796" office:value-type="float"/>
          <table:table-cell office:value="7.310818053160537" office:value-type="float"/>
          <table:table-cell office:value="7.55270149059171" office:value-type="float"/>
          <table:table-cell office:value="7.78048884287271" office:value-type="float"/>
          <table:table-cell office:value="8.225435905375576" office:value-type="float"/>
          <table:table-cell office:value="7.081310715252941" office:value-type="float"/>
          <table:table-cell office:value="8.108635758582196" office:value-type="float"/>
          <table:table-cell office:value="8.297425156614146" office:value-type="float"/>
          <table:table-cell office:value="8.49305044781617" office:value-type="float"/>
          <table:table-cell office:value="8.787443142647167" office:value-type="float"/>
          <table:table-cell office:value="8.536024507387797" office:value-type="float"/>
          <table:table-cell office:value="8.842315488702695" office:value-type="float"/>
          <table:table-cell office:value="9.036322491721752" office:value-type="float"/>
          <table:table-cell office:value="9.213709443821537" office:value-type="float"/>
          <table:table-cell office:value="9.591363437586363" office:value-type="float"/>
          <table:table-cell office:value="5.639065027824275" office:value-type="float"/>
          <table:table-cell office:value="6.478900433352167" office:value-type="float"/>
          <table:table-cell office:value="6.872826976258905" office:value-type="float"/>
          <table:table-cell office:value="7.075857690300088" office:value-type="float"/>
          <table:table-cell office:value="7.754801210140117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.67264592184873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57447324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3864983684577" office:value-type="float"/>
          <table:table-cell office:value="16.70505096324501" office:value-type="float"/>
          <table:table-cell office:value="16.923127843751814" office:value-type="float"/>
          <table:table-cell office:value="17.811197945856325" office:value-type="float"/>
          <table:table-cell office:value="7.022220902302701" office:value-type="float"/>
          <table:table-cell office:value="7.572393843450058" office:value-type="float"/>
          <table:table-cell office:value="7.74225992934737" office:value-type="float"/>
          <table:table-cell office:value="7.94982779041192" office:value-type="float"/>
          <table:table-cell office:value="8.217530413322038" office:value-type="float"/>
          <table:table-cell office:value="7.699713970593906" office:value-type="float"/>
          <table:table-cell office:value="8.188384494830641" office:value-type="float"/>
          <table:table-cell office:value="8.38388093063613" office:value-type="float"/>
          <table:table-cell office:value="8.50289517369187" office:value-type="float"/>
          <table:table-cell office:value="8.749376842938622" office:value-type="float"/>
          <table:table-cell office:value="8.609858054458195" office:value-type="float"/>
          <table:table-cell office:value="8.980667082908376" office:value-type="float"/>
          <table:table-cell office:value="9.200935683785744" office:value-type="float"/>
          <table:table-cell office:value="9.358145536179657" office:value-type="float"/>
          <table:table-cell office:value="9.539870788798972" office:value-type="float"/>
          <table:table-cell office:value="6.2830697828906565" office:value-type="float"/>
          <table:table-cell office:value="6.7376788919272395" office:value-type="float"/>
          <table:table-cell office:value="6.932086243156103" office:value-type="float"/>
          <table:table-cell office:value="7.151409975509207" office:value-type="float"/>
          <table:table-cell office:value="7.590351002317373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.68991358068418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0951615612" office:value-type="float"/>
          <table:table-cell office:value="-17.483787455565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04240975221775" office:value-type="float"/>
          <table:table-cell office:value="17.280923473363682" office:value-type="float"/>
          <table:table-cell office:value="17.921460438407536" office:value-type="float"/>
          <table:table-cell office:value="6.9530049262682665" office:value-type="float"/>
          <table:table-cell office:value="7.5750141115360705" office:value-type="float"/>
          <table:table-cell office:value="7.799432947358426" office:value-type="float"/>
          <table:table-cell office:value="8.015320197934702" office:value-type="float"/>
          <table:table-cell office:value="8.540358909123288" office:value-type="float"/>
          <table:table-cell office:value="6.916580945334422" office:value-type="float"/>
          <table:table-cell office:value="8.156482814572414" office:value-type="float"/>
          <table:table-cell office:value="8.382171640401276" office:value-type="float"/>
          <table:table-cell office:value="8.555731663555331" office:value-type="float"/>
          <table:table-cell office:value="9.015233645489227" office:value-type="float"/>
          <table:table-cell office:value="8.591103567084064" office:value-type="float"/>
          <table:table-cell office:value="9.12799828832027" office:value-type="float"/>
          <table:table-cell office:value="9.2895635550173" office:value-type="float"/>
          <table:table-cell office:value="9.390056214880373" office:value-type="float"/>
          <table:table-cell office:value="10.126175224035135" office:value-type="float"/>
          <table:table-cell office:value="5.913070285978183" office:value-type="float"/>
          <table:table-cell office:value="6.566700510676177" office:value-type="float"/>
          <table:table-cell office:value="6.797385339437076" office:value-type="float"/>
          <table:table-cell office:value="7.0583407530544395" office:value-type="float"/>
          <table:table-cell office:value="7.690318303611919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64018828711" office:value-type="float"/>
          <table:table-cell office:value="-17.456736262385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1387161042156" office:value-type="float"/>
          <table:table-cell office:value="17.07673824436905" office:value-type="float"/>
          <table:table-cell office:value="17.938528066640856" office:value-type="float"/>
          <table:table-cell office:value="7.186368858223986" office:value-type="float"/>
          <table:table-cell office:value="7.526232814622297" office:value-type="float"/>
          <table:table-cell office:value="7.802618060961905" office:value-type="float"/>
          <table:table-cell office:value="8.183209690722553" office:value-type="float"/>
          <table:table-cell office:value="8.285511706925874" office:value-type="float"/>
          <table:table-cell office:value="7.432314456482182" office:value-type="float"/>
          <table:table-cell office:value="7.531055600798061" office:value-type="float"/>
          <table:table-cell office:value="7.6494568969731365" office:value-type="float"/>
          <table:table-cell office:value="7.912460781556186" office:value-type="float"/>
          <table:table-cell office:value="8.308703683251514" office:value-type="float"/>
          <table:table-cell office:value="8.58279134335699" office:value-type="float"/>
          <table:table-cell office:value="8.762264639132628" office:value-type="float"/>
          <table:table-cell office:value="8.902948848238266" office:value-type="float"/>
          <table:table-cell office:value="9.154639131121234" office:value-type="float"/>
          <table:table-cell office:value="9.428291605882722" office:value-type="float"/>
          <table:table-cell office:value="5.971584786131849" office:value-type="float"/>
          <table:table-cell office:value="6.300738924075764" office:value-type="float"/>
          <table:table-cell office:value="6.572679953209614" office:value-type="float"/>
          <table:table-cell office:value="6.793687076619282" office:value-type="float"/>
          <table:table-cell office:value="7.347121116309275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.71866822992997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71723145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96017230461637" office:value-type="float"/>
          <table:table-cell office:value="16.56562737047668" office:value-type="float"/>
          <table:table-cell office:value="17.12699394232843" office:value-type="float"/>
          <table:table-cell office:value="17.971028132573498" office:value-type="float"/>
          <table:table-cell office:value="7.327038457367559" office:value-type="float"/>
          <table:table-cell office:value="7.68868864628987" office:value-type="float"/>
          <table:table-cell office:value="8.003528861486288" office:value-type="float"/>
          <table:table-cell office:value="8.13732813131955" office:value-type="float"/>
          <table:table-cell office:value="9.188045479639872" office:value-type="float"/>
          <table:table-cell office:value="7.272476174292807" office:value-type="float"/>
          <table:table-cell office:value="8.053028494464876" office:value-type="float"/>
          <table:table-cell office:value="8.254784569680591" office:value-type="float"/>
          <table:table-cell office:value="8.428842940735521" office:value-type="float"/>
          <table:table-cell office:value="8.708871624703804" office:value-type="float"/>
          <table:table-cell office:value="8.552682749657516" office:value-type="float"/>
          <table:table-cell office:value="9.025516385943217" office:value-type="float"/>
          <table:table-cell office:value="9.186889432037162" office:value-type="float"/>
          <table:table-cell office:value="9.286934777838669" office:value-type="float"/>
          <table:table-cell office:value="10.020816302640608" office:value-type="float"/>
          <table:table-cell office:value="6.279247829556406" office:value-type="float"/>
          <table:table-cell office:value="6.734315976904814" office:value-type="float"/>
          <table:table-cell office:value="6.985398498704082" office:value-type="float"/>
          <table:table-cell office:value="7.232932992094131" office:value-type="float"/>
          <table:table-cell office:value="7.793542593624332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040589825" office:value-type="float"/>
          <table:table-cell office:value="-17.4824241522270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2288948211214" office:value-type="float"/>
          <table:table-cell office:value="17.225265487217303" office:value-type="float"/>
          <table:table-cell office:value="17.90365067660035" office:value-type="float"/>
          <table:table-cell office:value="7.638124383054258" office:value-type="float"/>
          <table:table-cell office:value="7.814256768831363" office:value-type="float"/>
          <table:table-cell office:value="7.92736552013557" office:value-type="float"/>
          <table:table-cell office:value="8.094260864228753" office:value-type="float"/>
          <table:table-cell office:value="8.360352937193301" office:value-type="float"/>
          <table:table-cell office:value="7.440817482261592" office:value-type="float"/>
          <table:table-cell office:value="7.585955306590769" office:value-type="float"/>
          <table:table-cell office:value="7.785932421994041" office:value-type="float"/>
          <table:table-cell office:value="7.9412885426290885" office:value-type="float"/>
          <table:table-cell office:value="8.301417523140866" office:value-type="float"/>
          <table:table-cell office:value="8.75768187663256" office:value-type="float"/>
          <table:table-cell office:value="8.813604291512007" office:value-type="float"/>
          <table:table-cell office:value="8.950289188149013" office:value-type="float"/>
          <table:table-cell office:value="9.117245473866626" office:value-type="float"/>
          <table:table-cell office:value="9.312626787098193" office:value-type="float"/>
          <table:table-cell office:value="6.296704068408861" office:value-type="float"/>
          <table:table-cell office:value="6.655200186016097" office:value-type="float"/>
          <table:table-cell office:value="6.765563540471053" office:value-type="float"/>
          <table:table-cell office:value="6.939773027340021" office:value-type="float"/>
          <table:table-cell office:value="7.11153756940981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.71314907747981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95261129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88994189748778" office:value-type="float"/>
          <table:table-cell office:value="16.685186427954072" office:value-type="float"/>
          <table:table-cell office:value="17.178431858660876" office:value-type="float"/>
          <table:table-cell office:value="17.986660900412833" office:value-type="float"/>
          <table:table-cell office:value="7.315777845166113" office:value-type="float"/>
          <table:table-cell office:value="7.7280831029979264" office:value-type="float"/>
          <table:table-cell office:value="7.936219798316253" office:value-type="float"/>
          <table:table-cell office:value="8.092264255938474" office:value-type="float"/>
          <table:table-cell office:value="8.641278756874684" office:value-type="float"/>
          <table:table-cell office:value="7.030115088177958" office:value-type="float"/>
          <table:table-cell office:value="7.964979851657228" office:value-type="float"/>
          <table:table-cell office:value="8.271989908638842" office:value-type="float"/>
          <table:table-cell office:value="8.503391518419603" office:value-type="float"/>
          <table:table-cell office:value="8.898406615307836" office:value-type="float"/>
          <table:table-cell office:value="8.325333716051107" office:value-type="float"/>
          <table:table-cell office:value="8.87224362030759" office:value-type="float"/>
          <table:table-cell office:value="9.021684511131047" office:value-type="float"/>
          <table:table-cell office:value="9.252655253800512" office:value-type="float"/>
          <table:table-cell office:value="9.779848538182168" office:value-type="float"/>
          <table:table-cell office:value="6.178083506949647" office:value-type="float"/>
          <table:table-cell office:value="6.872906002494243" office:value-type="float"/>
          <table:table-cell office:value="7.114031272373937" office:value-type="float"/>
          <table:table-cell office:value="7.242389764902165" office:value-type="float"/>
          <table:table-cell office:value="7.84373646118554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.6940907855951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9080122247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019887000229" office:value-type="float"/>
          <table:table-cell office:value="16.666564812198274" office:value-type="float"/>
          <table:table-cell office:value="17.40348053058278" office:value-type="float"/>
          <table:table-cell office:value="17.82718755352123" office:value-type="float"/>
          <table:table-cell office:value="7.693879534235954" office:value-type="float"/>
          <table:table-cell office:value="7.861786763308824" office:value-type="float"/>
          <table:table-cell office:value="7.958698702633507" office:value-type="float"/>
          <table:table-cell office:value="8.133012986943369" office:value-type="float"/>
          <table:table-cell office:value="8.417262002231123" office:value-type="float"/>
          <table:table-cell office:value="7.77981032060328" office:value-type="float"/>
          <table:table-cell office:value="8.234651655570952" office:value-type="float"/>
          <table:table-cell office:value="8.403777304000238" office:value-type="float"/>
          <table:table-cell office:value="8.623210992181775" office:value-type="float"/>
          <table:table-cell office:value="8.840116536948228" office:value-type="float"/>
          <table:table-cell office:value="8.68001149047771" office:value-type="float"/>
          <table:table-cell office:value="9.168611862610188" office:value-type="float"/>
          <table:table-cell office:value="9.278313982986338" office:value-type="float"/>
          <table:table-cell office:value="9.350079719825501" office:value-type="float"/>
          <table:table-cell office:value="9.474872192582172" office:value-type="float"/>
          <table:table-cell office:value="6.629904805840878" office:value-type="float"/>
          <table:table-cell office:value="6.99616529996438" office:value-type="float"/>
          <table:table-cell office:value="7.203445568890646" office:value-type="float"/>
          <table:table-cell office:value="7.320337591407242" office:value-type="float"/>
          <table:table-cell office:value="7.690148804753686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.70069005645091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9055848194" office:value-type="float"/>
          <table:table-cell office:value="-17.472731419670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7403873620098" office:value-type="float"/>
          <table:table-cell office:value="17.33464430659315" office:value-type="float"/>
          <table:table-cell office:value="17.98910398607026" office:value-type="float"/>
          <table:table-cell office:value="7.056786707048025" office:value-type="float"/>
          <table:table-cell office:value="7.850800900123782" office:value-type="float"/>
          <table:table-cell office:value="7.968410652188364" office:value-type="float"/>
          <table:table-cell office:value="8.204837879189201" office:value-type="float"/>
          <table:table-cell office:value="9.123240099038018" office:value-type="float"/>
          <table:table-cell office:value="7.420569541473657" office:value-type="float"/>
          <table:table-cell office:value="8.087578014757701" office:value-type="float"/>
          <table:table-cell office:value="8.397163409004051" office:value-type="float"/>
          <table:table-cell office:value="8.627084107462798" office:value-type="float"/>
          <table:table-cell office:value="9.07226108863675" office:value-type="float"/>
          <table:table-cell office:value="8.542263542802083" office:value-type="float"/>
          <table:table-cell office:value="8.942879166532" office:value-type="float"/>
          <table:table-cell office:value="9.101418085127587" office:value-type="float"/>
          <table:table-cell office:value="9.265075170838264" office:value-type="float"/>
          <table:table-cell office:value="9.861273302519685" office:value-type="float"/>
          <table:table-cell office:value="6.52797397505719" office:value-type="float"/>
          <table:table-cell office:value="7.033706378408726" office:value-type="float"/>
          <table:table-cell office:value="7.249321495262217" office:value-type="float"/>
          <table:table-cell office:value="7.4824696585075285" office:value-type="float"/>
          <table:table-cell office:value="8.33422788515508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.7126003444524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9095759987" office:value-type="float"/>
          <table:table-cell office:value="-17.4715731728053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3421228763064" office:value-type="float"/>
          <table:table-cell office:value="17.231425676406932" office:value-type="float"/>
          <table:table-cell office:value="17.96243593970228" office:value-type="float"/>
          <table:table-cell office:value="7.299585947404482" office:value-type="float"/>
          <table:table-cell office:value="7.690781439246258" office:value-type="float"/>
          <table:table-cell office:value="7.830879663876479" office:value-type="float"/>
          <table:table-cell office:value="8.084694439631718" office:value-type="float"/>
          <table:table-cell office:value="8.45148715480254" office:value-type="float"/>
          <table:table-cell office:value="7.410108136169441" office:value-type="float"/>
          <table:table-cell office:value="8.074750744050604" office:value-type="float"/>
          <table:table-cell office:value="8.29660814028616" office:value-type="float"/>
          <table:table-cell office:value="8.459206372169012" office:value-type="float"/>
          <table:table-cell office:value="8.855225534764141" office:value-type="float"/>
          <table:table-cell office:value="8.717346899926115" office:value-type="float"/>
          <table:table-cell office:value="9.199129014643635" office:value-type="float"/>
          <table:table-cell office:value="9.378780338596787" office:value-type="float"/>
          <table:table-cell office:value="9.491555881134845" office:value-type="float"/>
          <table:table-cell office:value="9.778968101458148" office:value-type="float"/>
          <table:table-cell office:value="6.105831227324355" office:value-type="float"/>
          <table:table-cell office:value="6.5080460840495125" office:value-type="float"/>
          <table:table-cell office:value="6.77083683174748" office:value-type="float"/>
          <table:table-cell office:value="7.030197041061906" office:value-type="float"/>
          <table:table-cell office:value="7.444028842591893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.71961688684271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9245319821" office:value-type="float"/>
          <table:table-cell office:value="-17.481429611669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7959915706477" office:value-type="float"/>
          <table:table-cell office:value="17.02498843497378" office:value-type="float"/>
          <table:table-cell office:value="17.94635797290967" office:value-type="float"/>
          <table:table-cell office:value="7.217930717440764" office:value-type="float"/>
          <table:table-cell office:value="7.6219753021861365" office:value-type="float"/>
          <table:table-cell office:value="7.846134270969865" office:value-type="float"/>
          <table:table-cell office:value="8.138282988763542" office:value-type="float"/>
          <table:table-cell office:value="8.461383712388004" office:value-type="float"/>
          <table:table-cell office:value="6.689318483460832" office:value-type="float"/>
          <table:table-cell office:value="7.904025209463345" office:value-type="float"/>
          <table:table-cell office:value="8.26563769367154" office:value-type="float"/>
          <table:table-cell office:value="8.51011043235437" office:value-type="float"/>
          <table:table-cell office:value="9.041454174049093" office:value-type="float"/>
          <table:table-cell office:value="8.481413761253354" office:value-type="float"/>
          <table:table-cell office:value="9.060409305869996" office:value-type="float"/>
          <table:table-cell office:value="9.32113707458927" office:value-type="float"/>
          <table:table-cell office:value="9.426300622952052" office:value-type="float"/>
          <table:table-cell office:value="9.940693980879281" office:value-type="float"/>
          <table:table-cell office:value="6.0205737009270734" office:value-type="float"/>
          <table:table-cell office:value="6.431686418381942" office:value-type="float"/>
          <table:table-cell office:value="6.772147826574443" office:value-type="float"/>
          <table:table-cell office:value="7.154650110896958" office:value-type="float"/>
          <table:table-cell office:value="7.551203026717689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1293825112616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08312325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7803282120877" office:value-type="float"/>
          <table:table-cell office:value="16.678633581849205" office:value-type="float"/>
          <table:table-cell office:value="17.22688288783666" office:value-type="float"/>
          <table:table-cell office:value="17.618023923349313" office:value-type="float"/>
          <table:table-cell office:value="7.959449807242325" office:value-type="float"/>
          <table:table-cell office:value="8.025609912188278" office:value-type="float"/>
          <table:table-cell office:value="8.053640196644585" office:value-type="float"/>
          <table:table-cell office:value="8.097742068906909" office:value-type="float"/>
          <table:table-cell office:value="8.230259279760075" office:value-type="float"/>
          <table:table-cell office:value="6.656546027164679" office:value-type="float"/>
          <table:table-cell office:value="6.862968608091741" office:value-type="float"/>
          <table:table-cell office:value="6.93343950841242" office:value-type="float"/>
          <table:table-cell office:value="6.99817559532411" office:value-type="float"/>
          <table:table-cell office:value="7.053579481271648" office:value-type="float"/>
          <table:table-cell office:value="8.822724793209508" office:value-type="float"/>
          <table:table-cell office:value="8.949718001103022" office:value-type="float"/>
          <table:table-cell office:value="8.974368400146108" office:value-type="float"/>
          <table:table-cell office:value="9.027669530167637" office:value-type="float"/>
          <table:table-cell office:value="9.055084558990181" office:value-type="float"/>
          <table:table-cell office:value="5.779919695925479" office:value-type="float"/>
          <table:table-cell office:value="6.037361703953982" office:value-type="float"/>
          <table:table-cell office:value="6.038143328861635" office:value-type="float"/>
          <table:table-cell office:value="6.051519863292288" office:value-type="float"/>
          <table:table-cell office:value="6.134900609356927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.705262074201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0883382588" office:value-type="float"/>
          <table:table-cell office:value="-17.480291038245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3733626187007" office:value-type="float"/>
          <table:table-cell office:value="15.856711531898409" office:value-type="float"/>
          <table:table-cell office:value="17.5958269094536" office:value-type="float"/>
          <table:table-cell office:value="7.738373551115991" office:value-type="float"/>
          <table:table-cell office:value="7.768215902098387" office:value-type="float"/>
          <table:table-cell office:value="7.9159785780524" office:value-type="float"/>
          <table:table-cell office:value="8.07001477386251" office:value-type="float"/>
          <table:table-cell office:value="8.27436864490377" office:value-type="float"/>
          <table:table-cell office:value="8.109626228670779" office:value-type="float"/>
          <table:table-cell office:value="8.228937613885993" office:value-type="float"/>
          <table:table-cell office:value="8.239962735725516" office:value-type="float"/>
          <table:table-cell office:value="8.388678625304332" office:value-type="float"/>
          <table:table-cell office:value="8.92981173103134" office:value-type="float"/>
          <table:table-cell office:value="9.11854106561826" office:value-type="float"/>
          <table:table-cell office:value="9.136190882842266" office:value-type="float"/>
          <table:table-cell office:value="9.271694087023" office:value-type="float"/>
          <table:table-cell office:value="9.402460261575206" office:value-type="float"/>
          <table:table-cell office:value="9.770282342398442" office:value-type="float"/>
          <table:table-cell office:value="6.594693254409174" office:value-type="float"/>
          <table:table-cell office:value="6.613712531176107" office:value-type="float"/>
          <table:table-cell office:value="6.7516031399984815" office:value-type="float"/>
          <table:table-cell office:value="7.233675161666289" office:value-type="float"/>
          <table:table-cell office:value="7.531994399305065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.70967095960338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372091257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005167219848" office:value-type="float"/>
          <table:table-cell office:value="17.224690643895208" office:value-type="float"/>
          <table:table-cell office:value="17.75021589729066" office:value-type="float"/>
          <table:table-cell office:value="17.791704623137942" office:value-type="float"/>
          <table:table-cell office:value="7.85065794475789" office:value-type="float"/>
          <table:table-cell office:value="7.887614377707269" office:value-type="float"/>
          <table:table-cell office:value="7.905574685997687" office:value-type="float"/>
          <table:table-cell office:value="8.071621354499296" office:value-type="float"/>
          <table:table-cell office:value="8.235878778842773" office:value-type="float"/>
          <table:table-cell office:value="7.511118643039522" office:value-type="float"/>
          <table:table-cell office:value="8.300090129431654" office:value-type="float"/>
          <table:table-cell office:value="8.403028862810055" office:value-type="float"/>
          <table:table-cell office:value="8.451873093255617" office:value-type="float"/>
          <table:table-cell office:value="9.00546471972271" office:value-type="float"/>
          <table:table-cell office:value="9.247344537682832" office:value-type="float"/>
          <table:table-cell office:value="9.247599373538417" office:value-type="float"/>
          <table:table-cell office:value="9.488367658845068" office:value-type="float"/>
          <table:table-cell office:value="9.497746740980958" office:value-type="float"/>
          <table:table-cell office:value="9.680624153371394" office:value-type="float"/>
          <table:table-cell office:value="6.114177214258994" office:value-type="float"/>
          <table:table-cell office:value="6.684598076406186" office:value-type="float"/>
          <table:table-cell office:value="7.0612590111249105" office:value-type="float"/>
          <table:table-cell office:value="7.137601392929515" office:value-type="float"/>
          <table:table-cell office:value="7.743104343514139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.6892197387543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4117537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120904326697" office:value-type="float"/>
          <table:table-cell office:value="16.31692083098336" office:value-type="float"/>
          <table:table-cell office:value="17.351953367132364" office:value-type="float"/>
          <table:table-cell office:value="17.643701471866247" office:value-type="float"/>
          <table:table-cell office:value="6.77867472888461" office:value-type="float"/>
          <table:table-cell office:value="7.545113486549214" office:value-type="float"/>
          <table:table-cell office:value="7.751949744681733" office:value-type="float"/>
          <table:table-cell office:value="7.964415634382864" office:value-type="float"/>
          <table:table-cell office:value="8.34675752915207" office:value-type="float"/>
          <table:table-cell office:value="7.372223142502637" office:value-type="float"/>
          <table:table-cell office:value="8.039519502903023" office:value-type="float"/>
          <table:table-cell office:value="8.27783688949966" office:value-type="float"/>
          <table:table-cell office:value="8.39491724226901" office:value-type="float"/>
          <table:table-cell office:value="8.739715758311016" office:value-type="float"/>
          <table:table-cell office:value="8.635672771940737" office:value-type="float"/>
          <table:table-cell office:value="9.06729599759502" office:value-type="float"/>
          <table:table-cell office:value="9.184708169135318" office:value-type="float"/>
          <table:table-cell office:value="9.385113698704966" office:value-type="float"/>
          <table:table-cell office:value="9.720099493514565" office:value-type="float"/>
          <table:table-cell office:value="5.218786020122546" office:value-type="float"/>
          <table:table-cell office:value="6.419009320080802" office:value-type="float"/>
          <table:table-cell office:value="6.783713999369649" office:value-type="float"/>
          <table:table-cell office:value="7.02497579517705" office:value-type="float"/>
          <table:table-cell office:value="7.491452725165333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.69647531750293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54822216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840961979649" office:value-type="float"/>
          <table:table-cell office:value="16.726006351557544" office:value-type="float"/>
          <table:table-cell office:value="17.16904289539271" office:value-type="float"/>
          <table:table-cell office:value="17.981189178986554" office:value-type="float"/>
          <table:table-cell office:value="7.24537964412225" office:value-type="float"/>
          <table:table-cell office:value="7.678205976154745" office:value-type="float"/>
          <table:table-cell office:value="7.812815511649707" office:value-type="float"/>
          <table:table-cell office:value="8.081616884577022" office:value-type="float"/>
          <table:table-cell office:value="8.52634171008975" office:value-type="float"/>
          <table:table-cell office:value="7.541826195807785" office:value-type="float"/>
          <table:table-cell office:value="8.177428115415054" office:value-type="float"/>
          <table:table-cell office:value="8.312887859585029" office:value-type="float"/>
          <table:table-cell office:value="8.427270011327032" office:value-type="float"/>
          <table:table-cell office:value="8.768046652334126" office:value-type="float"/>
          <table:table-cell office:value="8.761210056448428" office:value-type="float"/>
          <table:table-cell office:value="9.184922952926458" office:value-type="float"/>
          <table:table-cell office:value="9.257057519172577" office:value-type="float"/>
          <table:table-cell office:value="9.387451566191908" office:value-type="float"/>
          <table:table-cell office:value="9.682649484802592" office:value-type="float"/>
          <table:table-cell office:value="6.265258348330638" office:value-type="float"/>
          <table:table-cell office:value="6.6990940855123196" office:value-type="float"/>
          <table:table-cell office:value="6.841366334240977" office:value-type="float"/>
          <table:table-cell office:value="7.036964239711173" office:value-type="float"/>
          <table:table-cell office:value="7.671544986880734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0.69488753111055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676195572616" office:value-type="float"/>
          <table:table-cell office:value="-17.45676195572616" office:value-type="float"/>
          <table:table-cell office:value="-17.45676195572616" office:value-type="float"/>
          <table:table-cell office:value="-17.456761955726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60546725678154" office:value-type="float"/>
          <table:table-cell office:value="8.049021583992646" office:value-type="float"/>
          <table:table-cell office:value="8.049021583992646" office:value-type="float"/>
          <table:table-cell office:value="8.049021583992646" office:value-type="float"/>
          <table:table-cell office:value="8.049021583992646" office:value-type="float"/>
          <table:table-cell office:value="8.26378779995185" office:value-type="float"/>
          <table:table-cell office:value="8.286318766251524" office:value-type="float"/>
          <table:table-cell office:value="8.286318766251524" office:value-type="float"/>
          <table:table-cell office:value="8.286318766251524" office:value-type="float"/>
          <table:table-cell office:value="8.286318766251524" office:value-type="float"/>
          <table:table-cell office:value="8.820826336276856" office:value-type="float"/>
          <table:table-cell office:value="9.189229558689735" office:value-type="float"/>
          <table:table-cell office:value="9.189229558689735" office:value-type="float"/>
          <table:table-cell office:value="9.189229558689735" office:value-type="float"/>
          <table:table-cell office:value="9.189229558689735" office:value-type="float"/>
          <table:table-cell office:value="9.354374772890992" office:value-type="float"/>
          <table:table-cell office:value="7.195731793312381" office:value-type="float"/>
          <table:table-cell office:value="7.195731793312381" office:value-type="float"/>
          <table:table-cell office:value="7.195731793312381" office:value-type="float"/>
          <table:table-cell office:value="7.195731793312381" office:value-type="float"/>
          <table:table-cell office:value="7.680618361579764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.727318536367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56526188637" office:value-type="float"/>
          <table:table-cell office:value="-17.4567157675199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6951390031176" office:value-type="float"/>
          <table:table-cell office:value="17.187297053542082" office:value-type="float"/>
          <table:table-cell office:value="17.95568342158277" office:value-type="float"/>
          <table:table-cell office:value="7.40338447654662" office:value-type="float"/>
          <table:table-cell office:value="8.09315666588133" office:value-type="float"/>
          <table:table-cell office:value="8.267533683986443" office:value-type="float"/>
          <table:table-cell office:value="8.629844410098702" office:value-type="float"/>
          <table:table-cell office:value="9.017893187361885" office:value-type="float"/>
          <table:table-cell office:value="7.133831269625789" office:value-type="float"/>
          <table:table-cell office:value="8.429738896215458" office:value-type="float"/>
          <table:table-cell office:value="8.61448286497222" office:value-type="float"/>
          <table:table-cell office:value="8.660506187301763" office:value-type="float"/>
          <table:table-cell office:value="9.029898256034343" office:value-type="float"/>
          <table:table-cell office:value="8.923075882545133" office:value-type="float"/>
          <table:table-cell office:value="9.281722423318609" office:value-type="float"/>
          <table:table-cell office:value="9.422409567629185" office:value-type="float"/>
          <table:table-cell office:value="9.590024991225413" office:value-type="float"/>
          <table:table-cell office:value="9.849542608189784" office:value-type="float"/>
          <table:table-cell office:value="6.052823988951607" office:value-type="float"/>
          <table:table-cell office:value="7.1726539902796524" office:value-type="float"/>
          <table:table-cell office:value="7.475393137843238" office:value-type="float"/>
          <table:table-cell office:value="7.558396035291581" office:value-type="float"/>
          <table:table-cell office:value="8.308086721342038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0.6505159083755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8253171888" office:value-type="float"/>
          <table:table-cell office:value="-17.49378253171888" office:value-type="float"/>
          <table:table-cell office:value="-17.49378253171888" office:value-type="float"/>
          <table:table-cell office:value="-17.493782531718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7874298753485" office:value-type="float"/>
          <table:table-cell office:value="7.711697316348465" office:value-type="float"/>
          <table:table-cell office:value="7.711697316348465" office:value-type="float"/>
          <table:table-cell office:value="7.711697316348465" office:value-type="float"/>
          <table:table-cell office:value="7.711697316348465" office:value-type="float"/>
          <table:table-cell office:value="8.121928784460493" office:value-type="float"/>
          <table:table-cell office:value="8.424846874458192" office:value-type="float"/>
          <table:table-cell office:value="8.424846874458192" office:value-type="float"/>
          <table:table-cell office:value="8.424846874458192" office:value-type="float"/>
          <table:table-cell office:value="8.424846874458192" office:value-type="float"/>
          <table:table-cell office:value="8.691939878829892" office:value-type="float"/>
          <table:table-cell office:value="9.082409116342657" office:value-type="float"/>
          <table:table-cell office:value="9.082409116342657" office:value-type="float"/>
          <table:table-cell office:value="9.082409116342657" office:value-type="float"/>
          <table:table-cell office:value="9.082409116342657" office:value-type="float"/>
          <table:table-cell office:value="9.381912110069464" office:value-type="float"/>
          <table:table-cell office:value="7.054135074463998" office:value-type="float"/>
          <table:table-cell office:value="7.054135074463998" office:value-type="float"/>
          <table:table-cell office:value="7.054135074463998" office:value-type="float"/>
          <table:table-cell office:value="7.054135074463998" office:value-type="float"/>
          <table:table-cell office:value="7.431956553220918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71960988722" office:value-type="float"/>
          <table:table-cell office:value="-17.439026694359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6229690513236" office:value-type="float"/>
          <table:table-cell office:value="17.22979873178494" office:value-type="float"/>
          <table:table-cell office:value="17.22979873178494" office:value-type="float"/>
          <table:table-cell office:value="7.892664894035298" office:value-type="float"/>
          <table:table-cell office:value="8.385725073828008" office:value-type="float"/>
          <table:table-cell office:value="8.744568707111897" office:value-type="float"/>
          <table:table-cell office:value="9.411311476294351" office:value-type="float"/>
          <table:table-cell office:value="9.411311476294351" office:value-type="float"/>
          <table:table-cell office:value="8.081034093247236" office:value-type="float"/>
          <table:table-cell office:value="8.150826889016379" office:value-type="float"/>
          <table:table-cell office:value="8.334668565545433" office:value-type="float"/>
          <table:table-cell office:value="8.952080294159375" office:value-type="float"/>
          <table:table-cell office:value="8.952080294159375" office:value-type="float"/>
          <table:table-cell office:value="9.146010152664678" office:value-type="float"/>
          <table:table-cell office:value="9.584338949712802" office:value-type="float"/>
          <table:table-cell office:value="9.835897965911954" office:value-type="float"/>
          <table:table-cell office:value="10.144552677062759" office:value-type="float"/>
          <table:table-cell office:value="10.144552677062759" office:value-type="float"/>
          <table:table-cell office:value="6.827688834617856" office:value-type="float"/>
          <table:table-cell office:value="6.952213013131585" office:value-type="float"/>
          <table:table-cell office:value="7.243339306745375" office:value-type="float"/>
          <table:table-cell office:value="8.218839093390967" office:value-type="float"/>
          <table:table-cell office:value="8.218839093390967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.6651390679488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65544373608" office:value-type="float"/>
          <table:table-cell office:value="-17.478607308787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5192265746177" office:value-type="float"/>
          <table:table-cell office:value="17.229312646610047" office:value-type="float"/>
          <table:table-cell office:value="17.881523118033922" office:value-type="float"/>
          <table:table-cell office:value="7.206353189436593" office:value-type="float"/>
          <table:table-cell office:value="7.491475845318515" office:value-type="float"/>
          <table:table-cell office:value="7.807198998007962" office:value-type="float"/>
          <table:table-cell office:value="7.938302636393986" office:value-type="float"/>
          <table:table-cell office:value="8.377992982144498" office:value-type="float"/>
          <table:table-cell office:value="7.427903203784317" office:value-type="float"/>
          <table:table-cell office:value="8.20599408206289" office:value-type="float"/>
          <table:table-cell office:value="8.335966454179745" office:value-type="float"/>
          <table:table-cell office:value="8.46064473101833" office:value-type="float"/>
          <table:table-cell office:value="8.997886059458384" office:value-type="float"/>
          <table:table-cell office:value="8.599528198267159" office:value-type="float"/>
          <table:table-cell office:value="8.816956140686486" office:value-type="float"/>
          <table:table-cell office:value="9.061086803868022" office:value-type="float"/>
          <table:table-cell office:value="9.180982303593524" office:value-type="float"/>
          <table:table-cell office:value="9.934569785174078" office:value-type="float"/>
          <table:table-cell office:value="6.444147597613318" office:value-type="float"/>
          <table:table-cell office:value="6.925457233711241" office:value-type="float"/>
          <table:table-cell office:value="7.045776175774498" office:value-type="float"/>
          <table:table-cell office:value="7.153175014559683" office:value-type="float"/>
          <table:table-cell office:value="7.630662756591124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.69982037815477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265612834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7829674070599" office:value-type="float"/>
          <table:table-cell office:value="16.25996914880064" office:value-type="float"/>
          <table:table-cell office:value="17.09308630630249" office:value-type="float"/>
          <table:table-cell office:value="17.990046291522816" office:value-type="float"/>
          <table:table-cell office:value="7.260054491052225" office:value-type="float"/>
          <table:table-cell office:value="7.934375796401449" office:value-type="float"/>
          <table:table-cell office:value="8.178347622927664" office:value-type="float"/>
          <table:table-cell office:value="8.347754790956028" office:value-type="float"/>
          <table:table-cell office:value="8.760818267219289" office:value-type="float"/>
          <table:table-cell office:value="8.106861141168922" office:value-type="float"/>
          <table:table-cell office:value="8.30792043596859" office:value-type="float"/>
          <table:table-cell office:value="8.508590338027956" office:value-type="float"/>
          <table:table-cell office:value="8.641193218551145" office:value-type="float"/>
          <table:table-cell office:value="9.062669575353432" office:value-type="float"/>
          <table:table-cell office:value="8.468215924896992" office:value-type="float"/>
          <table:table-cell office:value="9.131146694872713" office:value-type="float"/>
          <table:table-cell office:value="9.290879717341152" office:value-type="float"/>
          <table:table-cell office:value="9.481376396014614" office:value-type="float"/>
          <table:table-cell office:value="9.873684088009309" office:value-type="float"/>
          <table:table-cell office:value="6.798329431491981" office:value-type="float"/>
          <table:table-cell office:value="7.1323542327254374" office:value-type="float"/>
          <table:table-cell office:value="7.379457406338882" office:value-type="float"/>
          <table:table-cell office:value="7.543390099178274" office:value-type="float"/>
          <table:table-cell office:value="7.906715030846893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721860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9153565317215" office:value-type="float"/>
          <table:table-cell office:value="15.713227361064133" office:value-type="float"/>
          <table:table-cell office:value="16.431208261632012" office:value-type="float"/>
          <table:table-cell office:value="17.97873659783325" office:value-type="float"/>
          <table:table-cell office:value="6.894059694050025" office:value-type="float"/>
          <table:table-cell office:value="7.752688026042151" office:value-type="float"/>
          <table:table-cell office:value="7.960028938777159" office:value-type="float"/>
          <table:table-cell office:value="8.150449127466421" office:value-type="float"/>
          <table:table-cell office:value="9.331348822876691" office:value-type="float"/>
          <table:table-cell office:value="6.358106406111702" office:value-type="float"/>
          <table:table-cell office:value="7.6663819016268615" office:value-type="float"/>
          <table:table-cell office:value="7.89715292641768" office:value-type="float"/>
          <table:table-cell office:value="8.188702064290396" office:value-type="float"/>
          <table:table-cell office:value="9.209009590443507" office:value-type="float"/>
          <table:table-cell office:value="8.23093271546226" office:value-type="float"/>
          <table:table-cell office:value="8.757578444953104" office:value-type="float"/>
          <table:table-cell office:value="8.876615512848456" office:value-type="float"/>
          <table:table-cell office:value="8.997525259383906" office:value-type="float"/>
          <table:table-cell office:value="10.035901968799113" office:value-type="float"/>
          <table:table-cell office:value="5.555937162497389" office:value-type="float"/>
          <table:table-cell office:value="6.800343182766758" office:value-type="float"/>
          <table:table-cell office:value="6.966208890218956" office:value-type="float"/>
          <table:table-cell office:value="7.153696246416113" office:value-type="float"/>
          <table:table-cell office:value="8.083016140323378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.68998686500088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029150012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3385685860823" office:value-type="float"/>
          <table:table-cell office:value="16.573015805439898" office:value-type="float"/>
          <table:table-cell office:value="17.026646306424993" office:value-type="float"/>
          <table:table-cell office:value="17.985304691375795" office:value-type="float"/>
          <table:table-cell office:value="7.601784330400198" office:value-type="float"/>
          <table:table-cell office:value="7.930577802412137" office:value-type="float"/>
          <table:table-cell office:value="8.080869488311507" office:value-type="float"/>
          <table:table-cell office:value="8.184236494154135" office:value-type="float"/>
          <table:table-cell office:value="8.366157505820308" office:value-type="float"/>
          <table:table-cell office:value="8.269673195812217" office:value-type="float"/>
          <table:table-cell office:value="8.493343075273406" office:value-type="float"/>
          <table:table-cell office:value="8.504149787563462" office:value-type="float"/>
          <table:table-cell office:value="8.555758806565187" office:value-type="float"/>
          <table:table-cell office:value="8.741853092493079" office:value-type="float"/>
          <table:table-cell office:value="9.02898578600553" office:value-type="float"/>
          <table:table-cell office:value="9.168622168658972" office:value-type="float"/>
          <table:table-cell office:value="9.2414315478409" office:value-type="float"/>
          <table:table-cell office:value="9.279664471403875" office:value-type="float"/>
          <table:table-cell office:value="9.856977647355693" office:value-type="float"/>
          <table:table-cell office:value="6.778853054276832" office:value-type="float"/>
          <table:table-cell office:value="7.197955217646573" office:value-type="float"/>
          <table:table-cell office:value="7.239802875232276" office:value-type="float"/>
          <table:table-cell office:value="7.408721810313721" office:value-type="float"/>
          <table:table-cell office:value="7.8112817984055285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1642152370349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8931946572" office:value-type="float"/>
          <table:table-cell office:value="-17.48259870333526" office:value-type="float"/>
          <table:table-cell office:value="-17.471565619277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6657189416076" office:value-type="float"/>
          <table:table-cell office:value="17.725514829376227" office:value-type="float"/>
          <table:table-cell office:value="7.974106048887053" office:value-type="float"/>
          <table:table-cell office:value="8.20723201803402" office:value-type="float"/>
          <table:table-cell office:value="8.348842102240088" office:value-type="float"/>
          <table:table-cell office:value="8.402623631085392" office:value-type="float"/>
          <table:table-cell office:value="8.507254896300262" office:value-type="float"/>
          <table:table-cell office:value="7.008986939885686" office:value-type="float"/>
          <table:table-cell office:value="7.4953004515150035" office:value-type="float"/>
          <table:table-cell office:value="7.612572176725182" office:value-type="float"/>
          <table:table-cell office:value="7.897861737195788" office:value-type="float"/>
          <table:table-cell office:value="8.010897564620493" office:value-type="float"/>
          <table:table-cell office:value="8.947835598535907" office:value-type="float"/>
          <table:table-cell office:value="9.097455550650132" office:value-type="float"/>
          <table:table-cell office:value="9.213915177821075" office:value-type="float"/>
          <table:table-cell office:value="9.327396342767653" office:value-type="float"/>
          <table:table-cell office:value="9.401759232551978" office:value-type="float"/>
          <table:table-cell office:value="6.08529523953035" office:value-type="float"/>
          <table:table-cell office:value="6.60300897316931" office:value-type="float"/>
          <table:table-cell office:value="6.779712257961945" office:value-type="float"/>
          <table:table-cell office:value="6.9296147014803875" office:value-type="float"/>
          <table:table-cell office:value="7.190756118153102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.7199297606219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5785956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0384968334115" office:value-type="float"/>
          <table:table-cell office:value="16.11607673564925" office:value-type="float"/>
          <table:table-cell office:value="16.60235991343424" office:value-type="float"/>
          <table:table-cell office:value="17.90487512437776" office:value-type="float"/>
          <table:table-cell office:value="7.0604648945894315" office:value-type="float"/>
          <table:table-cell office:value="7.500320534348813" office:value-type="float"/>
          <table:table-cell office:value="7.77921378428111" office:value-type="float"/>
          <table:table-cell office:value="8.06040419757139" office:value-type="float"/>
          <table:table-cell office:value="8.464112635278934" office:value-type="float"/>
          <table:table-cell office:value="6.2531410307654225" office:value-type="float"/>
          <table:table-cell office:value="7.86873912924179" office:value-type="float"/>
          <table:table-cell office:value="8.221423519078426" office:value-type="float"/>
          <table:table-cell office:value="8.418952375900526" office:value-type="float"/>
          <table:table-cell office:value="8.916645289423123" office:value-type="float"/>
          <table:table-cell office:value="8.56902414920909" office:value-type="float"/>
          <table:table-cell office:value="8.888158395746412" office:value-type="float"/>
          <table:table-cell office:value="9.029805869960613" office:value-type="float"/>
          <table:table-cell office:value="9.285119624922862" office:value-type="float"/>
          <table:table-cell office:value="9.714253139097135" office:value-type="float"/>
          <table:table-cell office:value="5.0261346982814965" office:value-type="float"/>
          <table:table-cell office:value="6.423288880093121" office:value-type="float"/>
          <table:table-cell office:value="6.781638803287934" office:value-type="float"/>
          <table:table-cell office:value="7.068771752441739" office:value-type="float"/>
          <table:table-cell office:value="7.554179707543584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.7245878820990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9301211648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7315427505402" office:value-type="float"/>
          <table:table-cell office:value="16.11228868011103" office:value-type="float"/>
          <table:table-cell office:value="16.417662784947627" office:value-type="float"/>
          <table:table-cell office:value="17.91355884199782" office:value-type="float"/>
          <table:table-cell office:value="7.300237160980369" office:value-type="float"/>
          <table:table-cell office:value="7.609175774252334" office:value-type="float"/>
          <table:table-cell office:value="7.8490590560226625" office:value-type="float"/>
          <table:table-cell office:value="7.954462431381894" office:value-type="float"/>
          <table:table-cell office:value="8.61539572903294" office:value-type="float"/>
          <table:table-cell office:value="7.165592671845454" office:value-type="float"/>
          <table:table-cell office:value="7.6526206421656795" office:value-type="float"/>
          <table:table-cell office:value="7.9958089472969665" office:value-type="float"/>
          <table:table-cell office:value="8.223273364434581" office:value-type="float"/>
          <table:table-cell office:value="8.557842301598056" office:value-type="float"/>
          <table:table-cell office:value="8.537135151478292" office:value-type="float"/>
          <table:table-cell office:value="8.7456520295348" office:value-type="float"/>
          <table:table-cell office:value="8.897197106914994" office:value-type="float"/>
          <table:table-cell office:value="9.164563847255053" office:value-type="float"/>
          <table:table-cell office:value="9.402202838287783" office:value-type="float"/>
          <table:table-cell office:value="5.988532864096603" office:value-type="float"/>
          <table:table-cell office:value="6.720401860252345" office:value-type="float"/>
          <table:table-cell office:value="6.801027748977664" office:value-type="float"/>
          <table:table-cell office:value="7.028332727940527" office:value-type="float"/>
          <table:table-cell office:value="7.62830684184126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0.70530481049008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08823828998" office:value-type="float"/>
          <table:table-cell office:value="-17.498908823828998" office:value-type="float"/>
          <table:table-cell office:value="-17.498908823828998" office:value-type="float"/>
          <table:table-cell office:value="-17.4989088238289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7339398399002" office:value-type="float"/>
          <table:table-cell office:value="7.850538591387576" office:value-type="float"/>
          <table:table-cell office:value="7.850538591387576" office:value-type="float"/>
          <table:table-cell office:value="7.850538591387576" office:value-type="float"/>
          <table:table-cell office:value="7.850538591387576" office:value-type="float"/>
          <table:table-cell office:value="8.354962532231589" office:value-type="float"/>
          <table:table-cell office:value="8.388648365459886" office:value-type="float"/>
          <table:table-cell office:value="8.388648365459886" office:value-type="float"/>
          <table:table-cell office:value="8.388648365459886" office:value-type="float"/>
          <table:table-cell office:value="8.388648365459886" office:value-type="float"/>
          <table:table-cell office:value="8.547778064707622" office:value-type="float"/>
          <table:table-cell office:value="9.065277157689273" office:value-type="float"/>
          <table:table-cell office:value="9.065277157689273" office:value-type="float"/>
          <table:table-cell office:value="9.065277157689273" office:value-type="float"/>
          <table:table-cell office:value="9.065277157689273" office:value-type="float"/>
          <table:table-cell office:value="9.610214340357674" office:value-type="float"/>
          <table:table-cell office:value="7.133396557333801" office:value-type="float"/>
          <table:table-cell office:value="7.133396557333801" office:value-type="float"/>
          <table:table-cell office:value="7.133396557333801" office:value-type="float"/>
          <table:table-cell office:value="7.133396557333801" office:value-type="float"/>
          <table:table-cell office:value="7.3330394984059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.6805802242367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16669112047" office:value-type="float"/>
          <table:table-cell office:value="-17.4702664683465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6993696229677" office:value-type="float"/>
          <table:table-cell office:value="17.36648063240944" office:value-type="float"/>
          <table:table-cell office:value="17.999102713045097" office:value-type="float"/>
          <table:table-cell office:value="7.101906223952875" office:value-type="float"/>
          <table:table-cell office:value="7.739774347109475" office:value-type="float"/>
          <table:table-cell office:value="7.884461025562876" office:value-type="float"/>
          <table:table-cell office:value="8.059520810722237" office:value-type="float"/>
          <table:table-cell office:value="9.284186349036833" office:value-type="float"/>
          <table:table-cell office:value="6.687053789298373" office:value-type="float"/>
          <table:table-cell office:value="8.292626847844138" office:value-type="float"/>
          <table:table-cell office:value="8.44844509520442" office:value-type="float"/>
          <table:table-cell office:value="8.6037153502418" office:value-type="float"/>
          <table:table-cell office:value="9.331487337638384" office:value-type="float"/>
          <table:table-cell office:value="8.514449653954507" office:value-type="float"/>
          <table:table-cell office:value="9.078933304777726" office:value-type="float"/>
          <table:table-cell office:value="9.23389554315984" office:value-type="float"/>
          <table:table-cell office:value="9.379368163976782" office:value-type="float"/>
          <table:table-cell office:value="10.064890259920173" office:value-type="float"/>
          <table:table-cell office:value="5.809497727321594" office:value-type="float"/>
          <table:table-cell office:value="6.920102297143963" office:value-type="float"/>
          <table:table-cell office:value="7.096436205913406" office:value-type="float"/>
          <table:table-cell office:value="7.291224666572429" office:value-type="float"/>
          <table:table-cell office:value="8.011343427932161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.71258117977490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1897438573" office:value-type="float"/>
          <table:table-cell office:value="-17.468605548967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74371485195318" office:value-type="float"/>
          <table:table-cell office:value="17.2892084220968" office:value-type="float"/>
          <table:table-cell office:value="17.872539527219146" office:value-type="float"/>
          <table:table-cell office:value="7.082084104089928" office:value-type="float"/>
          <table:table-cell office:value="7.404716632980258" office:value-type="float"/>
          <table:table-cell office:value="7.492320447756403" office:value-type="float"/>
          <table:table-cell office:value="7.663823932416877" office:value-type="float"/>
          <table:table-cell office:value="8.29856124410186" office:value-type="float"/>
          <table:table-cell office:value="7.327226188306316" office:value-type="float"/>
          <table:table-cell office:value="7.537687209268608" office:value-type="float"/>
          <table:table-cell office:value="8.051273290133503" office:value-type="float"/>
          <table:table-cell office:value="8.124148559838552" office:value-type="float"/>
          <table:table-cell office:value="8.425503054827711" office:value-type="float"/>
          <table:table-cell office:value="8.697088222803519" office:value-type="float"/>
          <table:table-cell office:value="8.808967221459604" office:value-type="float"/>
          <table:table-cell office:value="8.949839992291988" office:value-type="float"/>
          <table:table-cell office:value="8.986318984242988" office:value-type="float"/>
          <table:table-cell office:value="9.26968992361121" office:value-type="float"/>
          <table:table-cell office:value="6.293961897919674" office:value-type="float"/>
          <table:table-cell office:value="6.38862749051704" office:value-type="float"/>
          <table:table-cell office:value="6.719197384296628" office:value-type="float"/>
          <table:table-cell office:value="6.740105133572122" office:value-type="float"/>
          <table:table-cell office:value="7.007140082546729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.67739861590586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4229210044" office:value-type="float"/>
          <table:table-cell office:value="-17.4741742667974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598953051691" office:value-type="float"/>
          <table:table-cell office:value="17.318029954481542" office:value-type="float"/>
          <table:table-cell office:value="17.949422274226148" office:value-type="float"/>
          <table:table-cell office:value="7.506634422139551" office:value-type="float"/>
          <table:table-cell office:value="7.796361982325456" office:value-type="float"/>
          <table:table-cell office:value="7.961497491566748" office:value-type="float"/>
          <table:table-cell office:value="8.197352088797476" office:value-type="float"/>
          <table:table-cell office:value="8.767342667816122" office:value-type="float"/>
          <table:table-cell office:value="7.625348167474126" office:value-type="float"/>
          <table:table-cell office:value="8.34720428776936" office:value-type="float"/>
          <table:table-cell office:value="8.517573654087274" office:value-type="float"/>
          <table:table-cell office:value="8.720703596227885" office:value-type="float"/>
          <table:table-cell office:value="9.010076283710559" office:value-type="float"/>
          <table:table-cell office:value="8.803188708201859" office:value-type="float"/>
          <table:table-cell office:value="9.12183233356472" office:value-type="float"/>
          <table:table-cell office:value="9.320679917906148" office:value-type="float"/>
          <table:table-cell office:value="9.548518218316959" office:value-type="float"/>
          <table:table-cell office:value="9.884197992186376" office:value-type="float"/>
          <table:table-cell office:value="6.525777798919522" office:value-type="float"/>
          <table:table-cell office:value="6.975777301891146" office:value-type="float"/>
          <table:table-cell office:value="7.185656026841251" office:value-type="float"/>
          <table:table-cell office:value="7.332730340570342" office:value-type="float"/>
          <table:table-cell office:value="7.88674845460188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.7149936259014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19824295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7918348091736" office:value-type="float"/>
          <table:table-cell office:value="16.308972539228698" office:value-type="float"/>
          <table:table-cell office:value="16.86168902042802" office:value-type="float"/>
          <table:table-cell office:value="17.73849197727251" office:value-type="float"/>
          <table:table-cell office:value="7.171082450841277" office:value-type="float"/>
          <table:table-cell office:value="7.571179054229445" office:value-type="float"/>
          <table:table-cell office:value="7.771219812501414" office:value-type="float"/>
          <table:table-cell office:value="7.970710464611175" office:value-type="float"/>
          <table:table-cell office:value="8.762448278002868" office:value-type="float"/>
          <table:table-cell office:value="7.311877070150372" office:value-type="float"/>
          <table:table-cell office:value="7.819811843949358" office:value-type="float"/>
          <table:table-cell office:value="8.111753572086716" office:value-type="float"/>
          <table:table-cell office:value="8.293031679224423" office:value-type="float"/>
          <table:table-cell office:value="8.852315173312459" office:value-type="float"/>
          <table:table-cell office:value="8.427536197918027" office:value-type="float"/>
          <table:table-cell office:value="8.828314951851384" office:value-type="float"/>
          <table:table-cell office:value="8.983121558730387" office:value-type="float"/>
          <table:table-cell office:value="9.104389140716437" office:value-type="float"/>
          <table:table-cell office:value="9.696751887710834" office:value-type="float"/>
          <table:table-cell office:value="6.267366443395799" office:value-type="float"/>
          <table:table-cell office:value="6.7663756353284406" office:value-type="float"/>
          <table:table-cell office:value="6.904828492594852" office:value-type="float"/>
          <table:table-cell office:value="7.115763433913265" office:value-type="float"/>
          <table:table-cell office:value="7.839391778448082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.6994905639409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108957716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76072363655831" office:value-type="float"/>
          <table:table-cell office:value="16.291649740854368" office:value-type="float"/>
          <table:table-cell office:value="17.248688612370454" office:value-type="float"/>
          <table:table-cell office:value="17.997183182738027" office:value-type="float"/>
          <table:table-cell office:value="7.358700420507008" office:value-type="float"/>
          <table:table-cell office:value="7.8493903080536995" office:value-type="float"/>
          <table:table-cell office:value="7.9602636036858465" office:value-type="float"/>
          <table:table-cell office:value="8.210730123218912" office:value-type="float"/>
          <table:table-cell office:value="8.697333534509749" office:value-type="float"/>
          <table:table-cell office:value="7.264743810970733" office:value-type="float"/>
          <table:table-cell office:value="8.023156478652009" office:value-type="float"/>
          <table:table-cell office:value="8.455547936435533" office:value-type="float"/>
          <table:table-cell office:value="8.623344379649158" office:value-type="float"/>
          <table:table-cell office:value="9.046600513483995" office:value-type="float"/>
          <table:table-cell office:value="8.925253952552175" office:value-type="float"/>
          <table:table-cell office:value="9.127516928063919" office:value-type="float"/>
          <table:table-cell office:value="9.229332821991147" office:value-type="float"/>
          <table:table-cell office:value="9.33878576201467" office:value-type="float"/>
          <table:table-cell office:value="9.690912683811794" office:value-type="float"/>
          <table:table-cell office:value="6.550001719031297" office:value-type="float"/>
          <table:table-cell office:value="6.867938316299092" office:value-type="float"/>
          <table:table-cell office:value="7.084605576436365" office:value-type="float"/>
          <table:table-cell office:value="7.252456746789694" office:value-type="float"/>
          <table:table-cell office:value="7.771848248352294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.71195016240959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641091719" office:value-type="float"/>
          <table:table-cell office:value="-17.476103695423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5493541925485" office:value-type="float"/>
          <table:table-cell office:value="17.347077450244925" office:value-type="float"/>
          <table:table-cell office:value="17.993491755344476" office:value-type="float"/>
          <table:table-cell office:value="7.127528192415619" office:value-type="float"/>
          <table:table-cell office:value="7.691547455320794" office:value-type="float"/>
          <table:table-cell office:value="7.939007534710289" office:value-type="float"/>
          <table:table-cell office:value="8.117785767299043" office:value-type="float"/>
          <table:table-cell office:value="8.802154335150046" office:value-type="float"/>
          <table:table-cell office:value="6.911335873276199" office:value-type="float"/>
          <table:table-cell office:value="8.012357748990123" office:value-type="float"/>
          <table:table-cell office:value="8.200907189632648" office:value-type="float"/>
          <table:table-cell office:value="8.40478468465026" office:value-type="float"/>
          <table:table-cell office:value="8.898316863708509" office:value-type="float"/>
          <table:table-cell office:value="8.33668756030092" office:value-type="float"/>
          <table:table-cell office:value="8.963682580778139" office:value-type="float"/>
          <table:table-cell office:value="9.111747914922839" office:value-type="float"/>
          <table:table-cell office:value="9.2900563766962" office:value-type="float"/>
          <table:table-cell office:value="9.736928778394862" office:value-type="float"/>
          <table:table-cell office:value="5.89122808059151" office:value-type="float"/>
          <table:table-cell office:value="6.816348069037886" office:value-type="float"/>
          <table:table-cell office:value="6.969651837988714" office:value-type="float"/>
          <table:table-cell office:value="7.11362704249515" office:value-type="float"/>
          <table:table-cell office:value="7.84891880877025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0.695198550880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1890058538" office:value-type="float"/>
          <table:table-cell office:value="-17.49241890058538" office:value-type="float"/>
          <table:table-cell office:value="-17.49241890058538" office:value-type="float"/>
          <table:table-cell office:value="-17.49241890058538" office:value-type="float"/>
          <table:table-cell office:value="-17.4758176084410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944119243995571" office:value-type="float"/>
          <table:table-cell office:value="7.944119243995571" office:value-type="float"/>
          <table:table-cell office:value="7.944119243995571" office:value-type="float"/>
          <table:table-cell office:value="7.944119243995571" office:value-type="float"/>
          <table:table-cell office:value="8.47089295659574" office:value-type="float"/>
          <table:table-cell office:value="8.545797918451079" office:value-type="float"/>
          <table:table-cell office:value="8.545797918451079" office:value-type="float"/>
          <table:table-cell office:value="8.545797918451079" office:value-type="float"/>
          <table:table-cell office:value="8.545797918451079" office:value-type="float"/>
          <table:table-cell office:value="8.61955851728887" office:value-type="float"/>
          <table:table-cell office:value="9.443919698430037" office:value-type="float"/>
          <table:table-cell office:value="9.443919698430037" office:value-type="float"/>
          <table:table-cell office:value="9.443919698430037" office:value-type="float"/>
          <table:table-cell office:value="9.443919698430037" office:value-type="float"/>
          <table:table-cell office:value="9.585104254055276" office:value-type="float"/>
          <table:table-cell office:value="7.0459974640166125" office:value-type="float"/>
          <table:table-cell office:value="7.0459974640166125" office:value-type="float"/>
          <table:table-cell office:value="7.0459974640166125" office:value-type="float"/>
          <table:table-cell office:value="7.0459974640166125" office:value-type="float"/>
          <table:table-cell office:value="7.505347219829336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0.6498346466418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0956514638" office:value-type="float"/>
          <table:table-cell office:value="-17.49019973817146" office:value-type="float"/>
          <table:table-cell office:value="-17.476253149342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3129070905208" office:value-type="float"/>
          <table:table-cell office:value="17.9540882027698" office:value-type="float"/>
          <table:table-cell office:value="7.208682412249255" office:value-type="float"/>
          <table:table-cell office:value="7.676407395887031" office:value-type="float"/>
          <table:table-cell office:value="7.8282239986473385" office:value-type="float"/>
          <table:table-cell office:value="7.994315866788399" office:value-type="float"/>
          <table:table-cell office:value="8.346719898545828" office:value-type="float"/>
          <table:table-cell office:value="7.966411577582239" office:value-type="float"/>
          <table:table-cell office:value="8.238297146751172" office:value-type="float"/>
          <table:table-cell office:value="8.555203968754956" office:value-type="float"/>
          <table:table-cell office:value="8.688116648354438" office:value-type="float"/>
          <table:table-cell office:value="8.984281159321155" office:value-type="float"/>
          <table:table-cell office:value="8.460769909501057" office:value-type="float"/>
          <table:table-cell office:value="9.000624978935353" office:value-type="float"/>
          <table:table-cell office:value="9.223517115272411" office:value-type="float"/>
          <table:table-cell office:value="9.349381266724759" office:value-type="float"/>
          <table:table-cell office:value="9.469576547509572" office:value-type="float"/>
          <table:table-cell office:value="6.290470602415566" office:value-type="float"/>
          <table:table-cell office:value="7.054043140785507" office:value-type="float"/>
          <table:table-cell office:value="7.160834161012737" office:value-type="float"/>
          <table:table-cell office:value="7.314817470674146" office:value-type="float"/>
          <table:table-cell office:value="7.659484413357604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.6787754334408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2676555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027224629019" office:value-type="float"/>
          <table:table-cell office:value="16.35834460783313" office:value-type="float"/>
          <table:table-cell office:value="16.863073756232325" office:value-type="float"/>
          <table:table-cell office:value="17.94138674291315" office:value-type="float"/>
          <table:table-cell office:value="7.1837140632298855" office:value-type="float"/>
          <table:table-cell office:value="7.537557742411554" office:value-type="float"/>
          <table:table-cell office:value="7.689623253981587" office:value-type="float"/>
          <table:table-cell office:value="7.934009376774712" office:value-type="float"/>
          <table:table-cell office:value="8.400008229939848" office:value-type="float"/>
          <table:table-cell office:value="7.317316362107152" office:value-type="float"/>
          <table:table-cell office:value="8.037483199056211" office:value-type="float"/>
          <table:table-cell office:value="8.281125316185419" office:value-type="float"/>
          <table:table-cell office:value="8.469591360933732" office:value-type="float"/>
          <table:table-cell office:value="8.968043324408482" office:value-type="float"/>
          <table:table-cell office:value="8.42702156930693" office:value-type="float"/>
          <table:table-cell office:value="8.831349088467714" office:value-type="float"/>
          <table:table-cell office:value="8.988821462322173" office:value-type="float"/>
          <table:table-cell office:value="9.259545481631255" office:value-type="float"/>
          <table:table-cell office:value="9.758891719780308" office:value-type="float"/>
          <table:table-cell office:value="6.287010428505576" office:value-type="float"/>
          <table:table-cell office:value="6.665516710965953" office:value-type="float"/>
          <table:table-cell office:value="6.9456487706250005" office:value-type="float"/>
          <table:table-cell office:value="7.183722186939397" office:value-type="float"/>
          <table:table-cell office:value="7.5385584865659165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.70833311212036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1505611574" office:value-type="float"/>
          <table:table-cell office:value="-17.483095717972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783836304947" office:value-type="float"/>
          <table:table-cell office:value="16.885217606047334" office:value-type="float"/>
          <table:table-cell office:value="17.99527936819392" office:value-type="float"/>
          <table:table-cell office:value="7.099683299249952" office:value-type="float"/>
          <table:table-cell office:value="7.753236536304865" office:value-type="float"/>
          <table:table-cell office:value="7.9994582009512785" office:value-type="float"/>
          <table:table-cell office:value="8.210979910276127" office:value-type="float"/>
          <table:table-cell office:value="9.367041837838233" office:value-type="float"/>
          <table:table-cell office:value="7.302743750525944" office:value-type="float"/>
          <table:table-cell office:value="8.152462764800266" office:value-type="float"/>
          <table:table-cell office:value="8.31398206400438" office:value-type="float"/>
          <table:table-cell office:value="8.496116076249205" office:value-type="float"/>
          <table:table-cell office:value="8.987001333684756" office:value-type="float"/>
          <table:table-cell office:value="8.68615039991398" office:value-type="float"/>
          <table:table-cell office:value="8.970926335418996" office:value-type="float"/>
          <table:table-cell office:value="9.222891505576978" office:value-type="float"/>
          <table:table-cell office:value="9.390242663754378" office:value-type="float"/>
          <table:table-cell office:value="9.915332344837033" office:value-type="float"/>
          <table:table-cell office:value="6.27829856991376" office:value-type="float"/>
          <table:table-cell office:value="6.885684051613432" office:value-type="float"/>
          <table:table-cell office:value="7.104423844497205" office:value-type="float"/>
          <table:table-cell office:value="7.315208200373484" office:value-type="float"/>
          <table:table-cell office:value="8.433340065857582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.70021168384213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788159576" office:value-type="float"/>
          <table:table-cell office:value="-17.475370722239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8309142597813" office:value-type="float"/>
          <table:table-cell office:value="17.143753766119843" office:value-type="float"/>
          <table:table-cell office:value="17.94760778294945" office:value-type="float"/>
          <table:table-cell office:value="7.1309238589919826" office:value-type="float"/>
          <table:table-cell office:value="7.609609379341444" office:value-type="float"/>
          <table:table-cell office:value="7.845045424040035" office:value-type="float"/>
          <table:table-cell office:value="8.052650634417994" office:value-type="float"/>
          <table:table-cell office:value="8.683462611601847" office:value-type="float"/>
          <table:table-cell office:value="7.066159967143541" office:value-type="float"/>
          <table:table-cell office:value="8.089713793830674" office:value-type="float"/>
          <table:table-cell office:value="8.371240929356366" office:value-type="float"/>
          <table:table-cell office:value="8.585579881773562" office:value-type="float"/>
          <table:table-cell office:value="8.92843244958784" office:value-type="float"/>
          <table:table-cell office:value="8.304841969108939" office:value-type="float"/>
          <table:table-cell office:value="8.752941224693524" office:value-type="float"/>
          <table:table-cell office:value="8.951778065062797" office:value-type="float"/>
          <table:table-cell office:value="9.130661517937074" office:value-type="float"/>
          <table:table-cell office:value="9.843034879167645" office:value-type="float"/>
          <table:table-cell office:value="6.04445780284531" office:value-type="float"/>
          <table:table-cell office:value="6.949822212209208" office:value-type="float"/>
          <table:table-cell office:value="7.240021130451128" office:value-type="float"/>
          <table:table-cell office:value="7.410147809237253" office:value-type="float"/>
          <table:table-cell office:value="7.804028094039522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.68170458165731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632673773175" office:value-type="float"/>
          <table:table-cell office:value="-17.471661350724496" office:value-type="float"/>
          <table:table-cell office:value="-17.469015867334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4788118194954" office:value-type="float"/>
          <table:table-cell office:value="17.72816676448237" office:value-type="float"/>
          <table:table-cell office:value="7.661444052903266" office:value-type="float"/>
          <table:table-cell office:value="7.893720806069759" office:value-type="float"/>
          <table:table-cell office:value="8.133507027429804" office:value-type="float"/>
          <table:table-cell office:value="8.272331920091293" office:value-type="float"/>
          <table:table-cell office:value="8.463963281106496" office:value-type="float"/>
          <table:table-cell office:value="8.24126803372372" office:value-type="float"/>
          <table:table-cell office:value="8.407628017668454" office:value-type="float"/>
          <table:table-cell office:value="8.582569249282908" office:value-type="float"/>
          <table:table-cell office:value="8.716675429212065" office:value-type="float"/>
          <table:table-cell office:value="8.876083298362072" office:value-type="float"/>
          <table:table-cell office:value="9.050560407190435" office:value-type="float"/>
          <table:table-cell office:value="9.289183356186019" office:value-type="float"/>
          <table:table-cell office:value="9.344211810316645" office:value-type="float"/>
          <table:table-cell office:value="9.530710447122225" office:value-type="float"/>
          <table:table-cell office:value="9.66157643946819" office:value-type="float"/>
          <table:table-cell office:value="6.780496011655259" office:value-type="float"/>
          <table:table-cell office:value="7.172677059749371" office:value-type="float"/>
          <table:table-cell office:value="7.242565964264939" office:value-type="float"/>
          <table:table-cell office:value="7.617704771331142" office:value-type="float"/>
          <table:table-cell office:value="7.69683145774877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.7081363049974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21001233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968094171495" office:value-type="float"/>
          <table:table-cell office:value="16.747927884229657" office:value-type="float"/>
          <table:table-cell office:value="17.223261096210692" office:value-type="float"/>
          <table:table-cell office:value="17.953073104803885" office:value-type="float"/>
          <table:table-cell office:value="7.376165823399814" office:value-type="float"/>
          <table:table-cell office:value="7.730205754586056" office:value-type="float"/>
          <table:table-cell office:value="7.866305052325295" office:value-type="float"/>
          <table:table-cell office:value="8.088618961736858" office:value-type="float"/>
          <table:table-cell office:value="8.868293885599734" office:value-type="float"/>
          <table:table-cell office:value="7.330102692450562" office:value-type="float"/>
          <table:table-cell office:value="8.052283703546054" office:value-type="float"/>
          <table:table-cell office:value="8.332667170235402" office:value-type="float"/>
          <table:table-cell office:value="8.623594298690652" office:value-type="float"/>
          <table:table-cell office:value="9.059529100576416" office:value-type="float"/>
          <table:table-cell office:value="8.771943129113422" office:value-type="float"/>
          <table:table-cell office:value="8.996035823567366" office:value-type="float"/>
          <table:table-cell office:value="9.197843583180308" office:value-type="float"/>
          <table:table-cell office:value="9.381920257709206" office:value-type="float"/>
          <table:table-cell office:value="9.95607321884934" office:value-type="float"/>
          <table:table-cell office:value="5.962252416558061" office:value-type="float"/>
          <table:table-cell office:value="6.633230625107208" office:value-type="float"/>
          <table:table-cell office:value="7.029036340910055" office:value-type="float"/>
          <table:table-cell office:value="7.333698139303484" office:value-type="float"/>
          <table:table-cell office:value="7.70252598304822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.681960155512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80357935612" office:value-type="float"/>
          <table:table-cell office:value="-17.480175262754297" office:value-type="float"/>
          <table:table-cell office:value="-17.45619306029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6468900979984" office:value-type="float"/>
          <table:table-cell office:value="17.994081270771936" office:value-type="float"/>
          <table:table-cell office:value="7.58907064348457" office:value-type="float"/>
          <table:table-cell office:value="7.894692540288197" office:value-type="float"/>
          <table:table-cell office:value="8.141687888299964" office:value-type="float"/>
          <table:table-cell office:value="8.31155648867293" office:value-type="float"/>
          <table:table-cell office:value="8.945036284053796" office:value-type="float"/>
          <table:table-cell office:value="7.866912175837365" office:value-type="float"/>
          <table:table-cell office:value="8.529648905654641" office:value-type="float"/>
          <table:table-cell office:value="8.609860577113874" office:value-type="float"/>
          <table:table-cell office:value="8.736900766336985" office:value-type="float"/>
          <table:table-cell office:value="9.36303889666526" office:value-type="float"/>
          <table:table-cell office:value="8.893249961729818" office:value-type="float"/>
          <table:table-cell office:value="9.273050653448163" office:value-type="float"/>
          <table:table-cell office:value="9.44098618398181" office:value-type="float"/>
          <table:table-cell office:value="9.598977138105283" office:value-type="float"/>
          <table:table-cell office:value="9.837301358665776" office:value-type="float"/>
          <table:table-cell office:value="6.257894357038602" office:value-type="float"/>
          <table:table-cell office:value="7.1180950965806975" office:value-type="float"/>
          <table:table-cell office:value="7.315187719959814" office:value-type="float"/>
          <table:table-cell office:value="7.533945743692773" office:value-type="float"/>
          <table:table-cell office:value="8.289519091991476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.6911630415629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36424077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885408395001" office:value-type="float"/>
          <table:table-cell office:value="16.81992108927813" office:value-type="float"/>
          <table:table-cell office:value="17.584611234955382" office:value-type="float"/>
          <table:table-cell office:value="17.936215242886814" office:value-type="float"/>
          <table:table-cell office:value="7.504179912119126" office:value-type="float"/>
          <table:table-cell office:value="7.763193079789037" office:value-type="float"/>
          <table:table-cell office:value="7.947292576394913" office:value-type="float"/>
          <table:table-cell office:value="8.15239752220923" office:value-type="float"/>
          <table:table-cell office:value="8.446440405800624" office:value-type="float"/>
          <table:table-cell office:value="7.411686059967976" office:value-type="float"/>
          <table:table-cell office:value="8.028471581404101" office:value-type="float"/>
          <table:table-cell office:value="8.645799946196334" office:value-type="float"/>
          <table:table-cell office:value="8.749628463931348" office:value-type="float"/>
          <table:table-cell office:value="8.800447261095458" office:value-type="float"/>
          <table:table-cell office:value="8.811314778564967" office:value-type="float"/>
          <table:table-cell office:value="9.051926457474794" office:value-type="float"/>
          <table:table-cell office:value="9.28028283826363" office:value-type="float"/>
          <table:table-cell office:value="9.385284634552542" office:value-type="float"/>
          <table:table-cell office:value="9.582077531032454" office:value-type="float"/>
          <table:table-cell office:value="6.147645408812748" office:value-type="float"/>
          <table:table-cell office:value="6.9005862653497" office:value-type="float"/>
          <table:table-cell office:value="7.28817499480009" office:value-type="float"/>
          <table:table-cell office:value="7.428685604211996" office:value-type="float"/>
          <table:table-cell office:value="7.911102705806103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.70950459607980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61058063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675237480843" office:value-type="float"/>
          <table:table-cell office:value="16.646049385982664" office:value-type="float"/>
          <table:table-cell office:value="17.192332331167812" office:value-type="float"/>
          <table:table-cell office:value="17.991299550172606" office:value-type="float"/>
          <table:table-cell office:value="7.143664732716781" office:value-type="float"/>
          <table:table-cell office:value="7.6927789412074645" office:value-type="float"/>
          <table:table-cell office:value="7.880835755724901" office:value-type="float"/>
          <table:table-cell office:value="8.06070875218824" office:value-type="float"/>
          <table:table-cell office:value="9.35206682114869" office:value-type="float"/>
          <table:table-cell office:value="6.747496345198389" office:value-type="float"/>
          <table:table-cell office:value="8.005728764969438" office:value-type="float"/>
          <table:table-cell office:value="8.29289901664081" office:value-type="float"/>
          <table:table-cell office:value="8.499599904007964" office:value-type="float"/>
          <table:table-cell office:value="9.116261525301123" office:value-type="float"/>
          <table:table-cell office:value="8.33127979386367" office:value-type="float"/>
          <table:table-cell office:value="8.946472939713756" office:value-type="float"/>
          <table:table-cell office:value="9.156428531215415" office:value-type="float"/>
          <table:table-cell office:value="9.316076825073196" office:value-type="float"/>
          <table:table-cell office:value="10.177869515597525" office:value-type="float"/>
          <table:table-cell office:value="5.884148736850924" office:value-type="float"/>
          <table:table-cell office:value="6.701282790433954" office:value-type="float"/>
          <table:table-cell office:value="6.957837966839952" office:value-type="float"/>
          <table:table-cell office:value="7.2974608879827745" office:value-type="float"/>
          <table:table-cell office:value="8.290458830852288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.6870715988442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3276058004" office:value-type="float"/>
          <table:table-cell office:value="-17.463872485532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5608558753053" office:value-type="float"/>
          <table:table-cell office:value="16.84812658747307" office:value-type="float"/>
          <table:table-cell office:value="17.53963020102902" office:value-type="float"/>
          <table:table-cell office:value="6.9877408333367175" office:value-type="float"/>
          <table:table-cell office:value="7.471683062321423" office:value-type="float"/>
          <table:table-cell office:value="7.703331679612007" office:value-type="float"/>
          <table:table-cell office:value="7.8999970379938524" office:value-type="float"/>
          <table:table-cell office:value="8.099588770395663" office:value-type="float"/>
          <table:table-cell office:value="7.389692336660556" office:value-type="float"/>
          <table:table-cell office:value="7.981528235737718" office:value-type="float"/>
          <table:table-cell office:value="8.186764831655779" office:value-type="float"/>
          <table:table-cell office:value="8.431336504670522" office:value-type="float"/>
          <table:table-cell office:value="8.751032802786998" office:value-type="float"/>
          <table:table-cell office:value="8.665552820450628" office:value-type="float"/>
          <table:table-cell office:value="8.986638623466384" office:value-type="float"/>
          <table:table-cell office:value="9.215396675539033" office:value-type="float"/>
          <table:table-cell office:value="9.45770990998783" office:value-type="float"/>
          <table:table-cell office:value="9.788070066937841" office:value-type="float"/>
          <table:table-cell office:value="5.874751842706585" office:value-type="float"/>
          <table:table-cell office:value="6.37392052346711" office:value-type="float"/>
          <table:table-cell office:value="6.620850505437907" office:value-type="float"/>
          <table:table-cell office:value="6.990009157472708" office:value-type="float"/>
          <table:table-cell office:value="7.18437115100585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0.6381104235762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813411337085" office:value-type="float"/>
          <table:table-cell office:value="-17.47774037688783" office:value-type="float"/>
          <table:table-cell office:value="-17.416786773565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465409671582" office:value-type="float"/>
          <table:table-cell office:value="17.9465409671582" office:value-type="float"/>
          <table:table-cell office:value="7.881549378066197" office:value-type="float"/>
          <table:table-cell office:value="7.923598575160033" office:value-type="float"/>
          <table:table-cell office:value="7.955637760773586" office:value-type="float"/>
          <table:table-cell office:value="8.230712325781436" office:value-type="float"/>
          <table:table-cell office:value="8.230712325781436" office:value-type="float"/>
          <table:table-cell office:value="8.187825519862702" office:value-type="float"/>
          <table:table-cell office:value="8.371325947275691" office:value-type="float"/>
          <table:table-cell office:value="8.881575107788056" office:value-type="float"/>
          <table:table-cell office:value="8.881963096380309" office:value-type="float"/>
          <table:table-cell office:value="8.881963096380309" office:value-type="float"/>
          <table:table-cell office:value="8.866148646687694" office:value-type="float"/>
          <table:table-cell office:value="9.048150846407719" office:value-type="float"/>
          <table:table-cell office:value="9.111188412548282" office:value-type="float"/>
          <table:table-cell office:value="9.121249943191895" office:value-type="float"/>
          <table:table-cell office:value="9.121249943191895" office:value-type="float"/>
          <table:table-cell office:value="7.24527544833504" office:value-type="float"/>
          <table:table-cell office:value="7.2788128616415575" office:value-type="float"/>
          <table:table-cell office:value="7.641874542662357" office:value-type="float"/>
          <table:table-cell office:value="8.001487009613463" office:value-type="float"/>
          <table:table-cell office:value="8.001487009613463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.68950131874920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7425786171603" office:value-type="float"/>
          <table:table-cell office:value="16.165885586854692" office:value-type="float"/>
          <table:table-cell office:value="16.28004626872503" office:value-type="float"/>
          <table:table-cell office:value="16.54625950738697" office:value-type="float"/>
          <table:table-cell office:value="17.78032365190862" office:value-type="float"/>
          <table:table-cell office:value="7.5616881426661475" office:value-type="float"/>
          <table:table-cell office:value="7.5793290091281555" office:value-type="float"/>
          <table:table-cell office:value="7.585766384115784" office:value-type="float"/>
          <table:table-cell office:value="7.6094229746438815" office:value-type="float"/>
          <table:table-cell office:value="8.280700158330248" office:value-type="float"/>
          <table:table-cell office:value="7.361708526493946" office:value-type="float"/>
          <table:table-cell office:value="7.88191861877212" office:value-type="float"/>
          <table:table-cell office:value="8.306401699011992" office:value-type="float"/>
          <table:table-cell office:value="8.379671826260424" office:value-type="float"/>
          <table:table-cell office:value="8.45948635316437" office:value-type="float"/>
          <table:table-cell office:value="8.735906656859168" office:value-type="float"/>
          <table:table-cell office:value="8.883632325024472" office:value-type="float"/>
          <table:table-cell office:value="8.900348108832716" office:value-type="float"/>
          <table:table-cell office:value="8.948428149038598" office:value-type="float"/>
          <table:table-cell office:value="9.379565745195174" office:value-type="float"/>
          <table:table-cell office:value="6.542913444377403" office:value-type="float"/>
          <table:table-cell office:value="6.731113932217722" office:value-type="float"/>
          <table:table-cell office:value="6.923476375211578" office:value-type="float"/>
          <table:table-cell office:value="6.985382599307432" office:value-type="float"/>
          <table:table-cell office:value="7.306436929401091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.6658198831019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91564831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889301105951299" office:value-type="float"/>
          <table:table-cell office:value="16.165322111683803" office:value-type="float"/>
          <table:table-cell office:value="16.981334499051318" office:value-type="float"/>
          <table:table-cell office:value="17.990113983394497" office:value-type="float"/>
          <table:table-cell office:value="6.824545220769659" office:value-type="float"/>
          <table:table-cell office:value="7.562813123876056" office:value-type="float"/>
          <table:table-cell office:value="7.739573359777441" office:value-type="float"/>
          <table:table-cell office:value="7.992202014161849" office:value-type="float"/>
          <table:table-cell office:value="8.751273908050877" office:value-type="float"/>
          <table:table-cell office:value="7.230060606042203" office:value-type="float"/>
          <table:table-cell office:value="8.203817143822164" office:value-type="float"/>
          <table:table-cell office:value="8.456274943944287" office:value-type="float"/>
          <table:table-cell office:value="8.610978751392018" office:value-type="float"/>
          <table:table-cell office:value="9.04742276242387" office:value-type="float"/>
          <table:table-cell office:value="8.461354736723841" office:value-type="float"/>
          <table:table-cell office:value="8.992607114851973" office:value-type="float"/>
          <table:table-cell office:value="9.178307376732079" office:value-type="float"/>
          <table:table-cell office:value="9.344595138241303" office:value-type="float"/>
          <table:table-cell office:value="10.086909112486172" office:value-type="float"/>
          <table:table-cell office:value="5.925120107502099" office:value-type="float"/>
          <table:table-cell office:value="6.826302260130515" office:value-type="float"/>
          <table:table-cell office:value="7.041489926737665" office:value-type="float"/>
          <table:table-cell office:value="7.221723471822582" office:value-type="float"/>
          <table:table-cell office:value="7.650542478839583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.70878733625536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06789746803" office:value-type="float"/>
          <table:table-cell office:value="-17.4837784118846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0511812006394" office:value-type="float"/>
          <table:table-cell office:value="17.54542026944487" office:value-type="float"/>
          <table:table-cell office:value="17.922869736766344" office:value-type="float"/>
          <table:table-cell office:value="7.420459801588535" office:value-type="float"/>
          <table:table-cell office:value="7.736647149350009" office:value-type="float"/>
          <table:table-cell office:value="7.861330470539649" office:value-type="float"/>
          <table:table-cell office:value="7.9921255147656565" office:value-type="float"/>
          <table:table-cell office:value="8.37638465224725" office:value-type="float"/>
          <table:table-cell office:value="7.396088452437992" office:value-type="float"/>
          <table:table-cell office:value="7.95403544026295" office:value-type="float"/>
          <table:table-cell office:value="8.255624963760305" office:value-type="float"/>
          <table:table-cell office:value="8.458144205839535" office:value-type="float"/>
          <table:table-cell office:value="8.734701798477623" office:value-type="float"/>
          <table:table-cell office:value="8.648505822081685" office:value-type="float"/>
          <table:table-cell office:value="8.951514117203288" office:value-type="float"/>
          <table:table-cell office:value="9.192018077920435" office:value-type="float"/>
          <table:table-cell office:value="9.309741832618545" office:value-type="float"/>
          <table:table-cell office:value="9.486797413410663" office:value-type="float"/>
          <table:table-cell office:value="6.210770482125316" office:value-type="float"/>
          <table:table-cell office:value="6.724570648145553" office:value-type="float"/>
          <table:table-cell office:value="6.999026048479539" office:value-type="float"/>
          <table:table-cell office:value="7.195818966750043" office:value-type="float"/>
          <table:table-cell office:value="7.469721951461331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.67978402543037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730333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344604363932" office:value-type="float"/>
          <table:table-cell office:value="16.884493867462673" office:value-type="float"/>
          <table:table-cell office:value="17.09444754047588" office:value-type="float"/>
          <table:table-cell office:value="17.897867626490694" office:value-type="float"/>
          <table:table-cell office:value="7.095012291119451" office:value-type="float"/>
          <table:table-cell office:value="7.465524978393941" office:value-type="float"/>
          <table:table-cell office:value="7.642177640843428" office:value-type="float"/>
          <table:table-cell office:value="7.690231937208955" office:value-type="float"/>
          <table:table-cell office:value="8.307927184507832" office:value-type="float"/>
          <table:table-cell office:value="7.477386410379546" office:value-type="float"/>
          <table:table-cell office:value="8.005420844568572" office:value-type="float"/>
          <table:table-cell office:value="8.284986868985847" office:value-type="float"/>
          <table:table-cell office:value="8.475322882856505" office:value-type="float"/>
          <table:table-cell office:value="8.70759322350536" office:value-type="float"/>
          <table:table-cell office:value="8.747496499909742" office:value-type="float"/>
          <table:table-cell office:value="8.880830795163876" office:value-type="float"/>
          <table:table-cell office:value="9.056759248842104" office:value-type="float"/>
          <table:table-cell office:value="9.230127484056817" office:value-type="float"/>
          <table:table-cell office:value="9.536347040613215" office:value-type="float"/>
          <table:table-cell office:value="6.074992765244378" office:value-type="float"/>
          <table:table-cell office:value="6.708677433155566" office:value-type="float"/>
          <table:table-cell office:value="6.905683779861591" office:value-type="float"/>
          <table:table-cell office:value="6.983085834780457" office:value-type="float"/>
          <table:table-cell office:value="7.126904032006378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.67801553115939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26752111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3418143390987" office:value-type="float"/>
          <table:table-cell office:value="16.14791742395311" office:value-type="float"/>
          <table:table-cell office:value="16.887292431055734" office:value-type="float"/>
          <table:table-cell office:value="17.99186840599888" office:value-type="float"/>
          <table:table-cell office:value="6.553709036674007" office:value-type="float"/>
          <table:table-cell office:value="7.472004814926629" office:value-type="float"/>
          <table:table-cell office:value="7.685231008017603" office:value-type="float"/>
          <table:table-cell office:value="7.925408480738231" office:value-type="float"/>
          <table:table-cell office:value="8.934743908737811" office:value-type="float"/>
          <table:table-cell office:value="6.832928581325833" office:value-type="float"/>
          <table:table-cell office:value="8.031295701059403" office:value-type="float"/>
          <table:table-cell office:value="8.28883865591905" office:value-type="float"/>
          <table:table-cell office:value="8.428654023669925" office:value-type="float"/>
          <table:table-cell office:value="9.245698679093344" office:value-type="float"/>
          <table:table-cell office:value="8.21566585277607" office:value-type="float"/>
          <table:table-cell office:value="8.794461258655886" office:value-type="float"/>
          <table:table-cell office:value="8.97946956819876" office:value-type="float"/>
          <table:table-cell office:value="9.129028685823847" office:value-type="float"/>
          <table:table-cell office:value="9.680270456344342" office:value-type="float"/>
          <table:table-cell office:value="5.620099709426119" office:value-type="float"/>
          <table:table-cell office:value="6.728898609557051" office:value-type="float"/>
          <table:table-cell office:value="6.960196931469202" office:value-type="float"/>
          <table:table-cell office:value="7.149218955281942" office:value-type="float"/>
          <table:table-cell office:value="8.240218366034306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.69131516635879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637917874" office:value-type="float"/>
          <table:table-cell office:value="-17.4804020346789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3275273598053" office:value-type="float"/>
          <table:table-cell office:value="17.19296600772644" office:value-type="float"/>
          <table:table-cell office:value="17.980989332677705" office:value-type="float"/>
          <table:table-cell office:value="6.9140780021647466" office:value-type="float"/>
          <table:table-cell office:value="7.60097049687867" office:value-type="float"/>
          <table:table-cell office:value="7.800140166933613" office:value-type="float"/>
          <table:table-cell office:value="7.9938420155500856" office:value-type="float"/>
          <table:table-cell office:value="9.301771527734054" office:value-type="float"/>
          <table:table-cell office:value="7.090495952037555" office:value-type="float"/>
          <table:table-cell office:value="8.07269388162352" office:value-type="float"/>
          <table:table-cell office:value="8.35783195756811" office:value-type="float"/>
          <table:table-cell office:value="8.567653526423198" office:value-type="float"/>
          <table:table-cell office:value="9.106708407445831" office:value-type="float"/>
          <table:table-cell office:value="8.583790625631128" office:value-type="float"/>
          <table:table-cell office:value="8.979219494806998" office:value-type="float"/>
          <table:table-cell office:value="9.14327891716163" office:value-type="float"/>
          <table:table-cell office:value="9.306326746485981" office:value-type="float"/>
          <table:table-cell office:value="9.958630346400486" office:value-type="float"/>
          <table:table-cell office:value="5.49089455923103" office:value-type="float"/>
          <table:table-cell office:value="6.672564380345484" office:value-type="float"/>
          <table:table-cell office:value="6.983186400493834" office:value-type="float"/>
          <table:table-cell office:value="7.2653610940372335" office:value-type="float"/>
          <table:table-cell office:value="8.481532567382487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.68957055604451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3495993514" office:value-type="float"/>
          <table:table-cell office:value="-17.4618785313462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8433558589623" office:value-type="float"/>
          <table:table-cell office:value="16.63048995046447" office:value-type="float"/>
          <table:table-cell office:value="17.936596578678547" office:value-type="float"/>
          <table:table-cell office:value="7.551125126541844" office:value-type="float"/>
          <table:table-cell office:value="7.869494746552422" office:value-type="float"/>
          <table:table-cell office:value="8.002209372136097" office:value-type="float"/>
          <table:table-cell office:value="8.077717399282033" office:value-type="float"/>
          <table:table-cell office:value="8.102803085126828" office:value-type="float"/>
          <table:table-cell office:value="7.291007544125312" office:value-type="float"/>
          <table:table-cell office:value="8.490367029740948" office:value-type="float"/>
          <table:table-cell office:value="8.538046401200262" office:value-type="float"/>
          <table:table-cell office:value="8.577108736912914" office:value-type="float"/>
          <table:table-cell office:value="8.71131438080954" office:value-type="float"/>
          <table:table-cell office:value="8.719224983353417" office:value-type="float"/>
          <table:table-cell office:value="9.1435158388525" office:value-type="float"/>
          <table:table-cell office:value="9.27005548013684" office:value-type="float"/>
          <table:table-cell office:value="9.459965003511961" office:value-type="float"/>
          <table:table-cell office:value="9.504843129171416" office:value-type="float"/>
          <table:table-cell office:value="6.122907687313739" office:value-type="float"/>
          <table:table-cell office:value="7.0640829066283555" office:value-type="float"/>
          <table:table-cell office:value="7.208856646823319" office:value-type="float"/>
          <table:table-cell office:value="7.5400924252476536" office:value-type="float"/>
          <table:table-cell office:value="7.5440619857995275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.6876565313797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977643721797" office:value-type="float"/>
          <table:table-cell office:value="-17.4801076315032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231412280242" office:value-type="float"/>
          <table:table-cell office:value="17.051665874622252" office:value-type="float"/>
          <table:table-cell office:value="17.816701378005178" office:value-type="float"/>
          <table:table-cell office:value="7.478513031310072" office:value-type="float"/>
          <table:table-cell office:value="7.697213923129458" office:value-type="float"/>
          <table:table-cell office:value="7.914892992249816" office:value-type="float"/>
          <table:table-cell office:value="8.190640369440422" office:value-type="float"/>
          <table:table-cell office:value="8.931320216271194" office:value-type="float"/>
          <table:table-cell office:value="8.337948197989778" office:value-type="float"/>
          <table:table-cell office:value="8.390181601858604" office:value-type="float"/>
          <table:table-cell office:value="8.493975277281038" office:value-type="float"/>
          <table:table-cell office:value="8.54562101304273" office:value-type="float"/>
          <table:table-cell office:value="8.755622803719358" office:value-type="float"/>
          <table:table-cell office:value="8.812392096314836" office:value-type="float"/>
          <table:table-cell office:value="8.99991957194953" office:value-type="float"/>
          <table:table-cell office:value="9.193094748697238" office:value-type="float"/>
          <table:table-cell office:value="9.393940063783239" office:value-type="float"/>
          <table:table-cell office:value="9.988711376802463" office:value-type="float"/>
          <table:table-cell office:value="6.911988596995494" office:value-type="float"/>
          <table:table-cell office:value="7.056302536853839" office:value-type="float"/>
          <table:table-cell office:value="7.258759361768341" office:value-type="float"/>
          <table:table-cell office:value="7.2906755829382215" office:value-type="float"/>
          <table:table-cell office:value="7.749884061965682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.70840555909381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07512749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404415316360776" office:value-type="float"/>
          <table:table-cell office:value="16.25174617188891" office:value-type="float"/>
          <table:table-cell office:value="17.101693419062876" office:value-type="float"/>
          <table:table-cell office:value="17.92135572572768" office:value-type="float"/>
          <table:table-cell office:value="7.193072353504147" office:value-type="float"/>
          <table:table-cell office:value="7.8743663476258" office:value-type="float"/>
          <table:table-cell office:value="8.08228046615563" office:value-type="float"/>
          <table:table-cell office:value="8.35330735845063" office:value-type="float"/>
          <table:table-cell office:value="9.019535511554633" office:value-type="float"/>
          <table:table-cell office:value="7.1745342836487245" office:value-type="float"/>
          <table:table-cell office:value="8.338210362687452" office:value-type="float"/>
          <table:table-cell office:value="8.514207248822641" office:value-type="float"/>
          <table:table-cell office:value="8.689553166803616" office:value-type="float"/>
          <table:table-cell office:value="8.905450340134763" office:value-type="float"/>
          <table:table-cell office:value="8.49925851658855" office:value-type="float"/>
          <table:table-cell office:value="8.908699609409144" office:value-type="float"/>
          <table:table-cell office:value="9.131673805854584" office:value-type="float"/>
          <table:table-cell office:value="9.361753709233163" office:value-type="float"/>
          <table:table-cell office:value="9.955327402564498" office:value-type="float"/>
          <table:table-cell office:value="6.234681200123183" office:value-type="float"/>
          <table:table-cell office:value="7.147477107788424" office:value-type="float"/>
          <table:table-cell office:value="7.4664897065029425" office:value-type="float"/>
          <table:table-cell office:value="7.643413079768674" office:value-type="float"/>
          <table:table-cell office:value="8.05059902895417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.65913496730388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212267751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287158601694" office:value-type="float"/>
          <table:table-cell office:value="16.493302299399804" office:value-type="float"/>
          <table:table-cell office:value="16.719971280983717" office:value-type="float"/>
          <table:table-cell office:value="17.496823161415335" office:value-type="float"/>
          <table:table-cell office:value="7.057929260524357" office:value-type="float"/>
          <table:table-cell office:value="7.610609843171201" office:value-type="float"/>
          <table:table-cell office:value="7.79150327665832" office:value-type="float"/>
          <table:table-cell office:value="8.000162118602045" office:value-type="float"/>
          <table:table-cell office:value="8.392662466152512" office:value-type="float"/>
          <table:table-cell office:value="7.88197974364451" office:value-type="float"/>
          <table:table-cell office:value="8.244304841990813" office:value-type="float"/>
          <table:table-cell office:value="8.41930509071503" office:value-type="float"/>
          <table:table-cell office:value="8.522525540972632" office:value-type="float"/>
          <table:table-cell office:value="8.792202596614313" office:value-type="float"/>
          <table:table-cell office:value="8.492389928493386" office:value-type="float"/>
          <table:table-cell office:value="8.948983597105478" office:value-type="float"/>
          <table:table-cell office:value="9.122073649177658" office:value-type="float"/>
          <table:table-cell office:value="9.227801026918716" office:value-type="float"/>
          <table:table-cell office:value="9.4752919382237" office:value-type="float"/>
          <table:table-cell office:value="6.544782330873211" office:value-type="float"/>
          <table:table-cell office:value="6.884034460137357" office:value-type="float"/>
          <table:table-cell office:value="7.149618545268593" office:value-type="float"/>
          <table:table-cell office:value="7.288739668707864" office:value-type="float"/>
          <table:table-cell office:value="7.79356803472908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.65757538264748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4855869237" office:value-type="float"/>
          <table:table-cell office:value="-17.452720474385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882319749128" office:value-type="float"/>
          <table:table-cell office:value="17.189807192437" office:value-type="float"/>
          <table:table-cell office:value="17.99435406498739" office:value-type="float"/>
          <table:table-cell office:value="6.782310055254001" office:value-type="float"/>
          <table:table-cell office:value="7.578200377536334" office:value-type="float"/>
          <table:table-cell office:value="7.819949343495406" office:value-type="float"/>
          <table:table-cell office:value="8.05568326551154" office:value-type="float"/>
          <table:table-cell office:value="9.336181382998696" office:value-type="float"/>
          <table:table-cell office:value="7.12398409066964" office:value-type="float"/>
          <table:table-cell office:value="8.30065779983817" office:value-type="float"/>
          <table:table-cell office:value="8.514154076328616" office:value-type="float"/>
          <table:table-cell office:value="8.68803584159895" office:value-type="float"/>
          <table:table-cell office:value="9.344770715211517" office:value-type="float"/>
          <table:table-cell office:value="8.404803620818992" office:value-type="float"/>
          <table:table-cell office:value="8.971189343176178" office:value-type="float"/>
          <table:table-cell office:value="9.141263693368135" office:value-type="float"/>
          <table:table-cell office:value="9.318013844287792" office:value-type="float"/>
          <table:table-cell office:value="10.011387304456996" office:value-type="float"/>
          <table:table-cell office:value="5.749195666299919" office:value-type="float"/>
          <table:table-cell office:value="6.927871786487421" office:value-type="float"/>
          <table:table-cell office:value="7.1722534253635954" office:value-type="float"/>
          <table:table-cell office:value="7.404012589399693" office:value-type="float"/>
          <table:table-cell office:value="8.183286460800478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.69685297998852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6783539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476385584542" office:value-type="float"/>
          <table:table-cell office:value="16.34006938809466" office:value-type="float"/>
          <table:table-cell office:value="17.17261944035332" office:value-type="float"/>
          <table:table-cell office:value="17.981995567317476" office:value-type="float"/>
          <table:table-cell office:value="6.89269024296096" office:value-type="float"/>
          <table:table-cell office:value="7.614610310172008" office:value-type="float"/>
          <table:table-cell office:value="7.81963546664609" office:value-type="float"/>
          <table:table-cell office:value="8.11570896145662" office:value-type="float"/>
          <table:table-cell office:value="8.712104069761745" office:value-type="float"/>
          <table:table-cell office:value="7.041274883170071" office:value-type="float"/>
          <table:table-cell office:value="8.042373130299104" office:value-type="float"/>
          <table:table-cell office:value="8.335315801780304" office:value-type="float"/>
          <table:table-cell office:value="8.50685587961397" office:value-type="float"/>
          <table:table-cell office:value="8.932641184453114" office:value-type="float"/>
          <table:table-cell office:value="8.438880687456171" office:value-type="float"/>
          <table:table-cell office:value="8.992099741906799" office:value-type="float"/>
          <table:table-cell office:value="9.200432508945912" office:value-type="float"/>
          <table:table-cell office:value="9.370242194659697" office:value-type="float"/>
          <table:table-cell office:value="9.98117957049875" office:value-type="float"/>
          <table:table-cell office:value="5.837534795196385" office:value-type="float"/>
          <table:table-cell office:value="6.672560076390261" office:value-type="float"/>
          <table:table-cell office:value="6.970931025748411" office:value-type="float"/>
          <table:table-cell office:value="7.168065794498072" office:value-type="float"/>
          <table:table-cell office:value="7.9755322777242785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0.74895133608571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51017378353463" office:value-type="float"/>
          <table:table-cell office:value="17.451017378353463" office:value-type="float"/>
          <table:table-cell office:value="17.451017378353463" office:value-type="float"/>
          <table:table-cell office:value="17.451017378353463" office:value-type="float"/>
          <table:table-cell office:value="17.78429063556481" office:value-type="float"/>
          <table:table-cell office:value="8.194995678264487" office:value-type="float"/>
          <table:table-cell office:value="8.194995678264487" office:value-type="float"/>
          <table:table-cell office:value="8.194995678264487" office:value-type="float"/>
          <table:table-cell office:value="8.194995678264487" office:value-type="float"/>
          <table:table-cell office:value="8.759413358063522" office:value-type="float"/>
          <table:table-cell office:value="8.130674084931417" office:value-type="float"/>
          <table:table-cell office:value="8.130674084931417" office:value-type="float"/>
          <table:table-cell office:value="8.130674084931417" office:value-type="float"/>
          <table:table-cell office:value="8.130674084931417" office:value-type="float"/>
          <table:table-cell office:value="8.837175049983262" office:value-type="float"/>
          <table:table-cell office:value="9.136849373648232" office:value-type="float"/>
          <table:table-cell office:value="9.136849373648232" office:value-type="float"/>
          <table:table-cell office:value="9.136849373648232" office:value-type="float"/>
          <table:table-cell office:value="9.136849373648232" office:value-type="float"/>
          <table:table-cell office:value="9.76324708772596" office:value-type="float"/>
          <table:table-cell office:value="7.188820389547671" office:value-type="float"/>
          <table:table-cell office:value="7.188820389547671" office:value-type="float"/>
          <table:table-cell office:value="7.188820389547671" office:value-type="float"/>
          <table:table-cell office:value="7.188820389547671" office:value-type="float"/>
          <table:table-cell office:value="7.833341320320825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.67485102144070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4746062017" office:value-type="float"/>
          <table:table-cell office:value="-17.47915343118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2372504780656" office:value-type="float"/>
          <table:table-cell office:value="17.364207988855476" office:value-type="float"/>
          <table:table-cell office:value="17.995511760398465" office:value-type="float"/>
          <table:table-cell office:value="7.0519623304309755" office:value-type="float"/>
          <table:table-cell office:value="7.679865309585425" office:value-type="float"/>
          <table:table-cell office:value="7.85736291642481" office:value-type="float"/>
          <table:table-cell office:value="8.043440162910828" office:value-type="float"/>
          <table:table-cell office:value="8.870874900177975" office:value-type="float"/>
          <table:table-cell office:value="7.332582552479863" office:value-type="float"/>
          <table:table-cell office:value="8.270063144263752" office:value-type="float"/>
          <table:table-cell office:value="8.444443488066264" office:value-type="float"/>
          <table:table-cell office:value="8.607545928592359" office:value-type="float"/>
          <table:table-cell office:value="9.22842957343918" office:value-type="float"/>
          <table:table-cell office:value="8.46555255590397" office:value-type="float"/>
          <table:table-cell office:value="9.09356921747587" office:value-type="float"/>
          <table:table-cell office:value="9.238099214918186" office:value-type="float"/>
          <table:table-cell office:value="9.405055869146283" office:value-type="float"/>
          <table:table-cell office:value="10.326175138432543" office:value-type="float"/>
          <table:table-cell office:value="5.827054703150029" office:value-type="float"/>
          <table:table-cell office:value="6.847921629806872" office:value-type="float"/>
          <table:table-cell office:value="7.047486690967848" office:value-type="float"/>
          <table:table-cell office:value="7.25790598365422" office:value-type="float"/>
          <table:table-cell office:value="7.897118759043771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.71606826207888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1806093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5669476528374" office:value-type="float"/>
          <table:table-cell office:value="16.170300885082654" office:value-type="float"/>
          <table:table-cell office:value="16.64071124108349" office:value-type="float"/>
          <table:table-cell office:value="17.93476728958371" office:value-type="float"/>
          <table:table-cell office:value="7.215335820333799" office:value-type="float"/>
          <table:table-cell office:value="7.576833582429327" office:value-type="float"/>
          <table:table-cell office:value="7.820445485617157" office:value-type="float"/>
          <table:table-cell office:value="8.163067322967624" office:value-type="float"/>
          <table:table-cell office:value="8.497592959383827" office:value-type="float"/>
          <table:table-cell office:value="7.128536125420057" office:value-type="float"/>
          <table:table-cell office:value="7.831934303802353" office:value-type="float"/>
          <table:table-cell office:value="7.987686880902642" office:value-type="float"/>
          <table:table-cell office:value="8.369804790626974" office:value-type="float"/>
          <table:table-cell office:value="9.13355473628368" office:value-type="float"/>
          <table:table-cell office:value="8.504405785439184" office:value-type="float"/>
          <table:table-cell office:value="8.923463630119837" office:value-type="float"/>
          <table:table-cell office:value="9.11265720295022" office:value-type="float"/>
          <table:table-cell office:value="9.314175971012709" office:value-type="float"/>
          <table:table-cell office:value="9.837821772362465" office:value-type="float"/>
          <table:table-cell office:value="5.848937271660568" office:value-type="float"/>
          <table:table-cell office:value="6.49944720582536" office:value-type="float"/>
          <table:table-cell office:value="6.820974401551397" office:value-type="float"/>
          <table:table-cell office:value="7.0585301999969" office:value-type="float"/>
          <table:table-cell office:value="7.78291782925892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.7140269257184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88626684267" office:value-type="float"/>
          <table:table-cell office:value="-17.473585894863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5610716154958" office:value-type="float"/>
          <table:table-cell office:value="16.627268698654365" office:value-type="float"/>
          <table:table-cell office:value="17.940037059252486" office:value-type="float"/>
          <table:table-cell office:value="7.253099327970843" office:value-type="float"/>
          <table:table-cell office:value="7.7130651317509695" office:value-type="float"/>
          <table:table-cell office:value="8.155656902318437" office:value-type="float"/>
          <table:table-cell office:value="8.357992336625468" office:value-type="float"/>
          <table:table-cell office:value="8.553020662418671" office:value-type="float"/>
          <table:table-cell office:value="7.796264100415458" office:value-type="float"/>
          <table:table-cell office:value="8.070199961671529" office:value-type="float"/>
          <table:table-cell office:value="8.325390991707653" office:value-type="float"/>
          <table:table-cell office:value="8.44716539149103" office:value-type="float"/>
          <table:table-cell office:value="8.783938050834944" office:value-type="float"/>
          <table:table-cell office:value="8.79112987552289" office:value-type="float"/>
          <table:table-cell office:value="8.957371600663567" office:value-type="float"/>
          <table:table-cell office:value="9.070853067928141" office:value-type="float"/>
          <table:table-cell office:value="9.274603822324412" office:value-type="float"/>
          <table:table-cell office:value="9.520227424489576" office:value-type="float"/>
          <table:table-cell office:value="6.544824454528907" office:value-type="float"/>
          <table:table-cell office:value="6.8470937345038445" office:value-type="float"/>
          <table:table-cell office:value="7.245093187253313" office:value-type="float"/>
          <table:table-cell office:value="7.534416144425371" office:value-type="float"/>
          <table:table-cell office:value="7.802591947374877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.72350173853056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6491783566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271149537151" office:value-type="float"/>
          <table:table-cell office:value="16.936132856963344" office:value-type="float"/>
          <table:table-cell office:value="17.41718795014133" office:value-type="float"/>
          <table:table-cell office:value="17.96509511039895" office:value-type="float"/>
          <table:table-cell office:value="7.463832170093232" office:value-type="float"/>
          <table:table-cell office:value="7.779829438656858" office:value-type="float"/>
          <table:table-cell office:value="7.947173954812637" office:value-type="float"/>
          <table:table-cell office:value="8.142297510553519" office:value-type="float"/>
          <table:table-cell office:value="8.551303937512039" office:value-type="float"/>
          <table:table-cell office:value="7.199752834807116" office:value-type="float"/>
          <table:table-cell office:value="7.957630775360784" office:value-type="float"/>
          <table:table-cell office:value="8.273860503315111" office:value-type="float"/>
          <table:table-cell office:value="8.428281678138415" office:value-type="float"/>
          <table:table-cell office:value="8.795159009507591" office:value-type="float"/>
          <table:table-cell office:value="8.559016973918371" office:value-type="float"/>
          <table:table-cell office:value="9.00292283503755" office:value-type="float"/>
          <table:table-cell office:value="9.091620151042845" office:value-type="float"/>
          <table:table-cell office:value="9.240377129243779" office:value-type="float"/>
          <table:table-cell office:value="9.855309410378798" office:value-type="float"/>
          <table:table-cell office:value="6.198360900279152" office:value-type="float"/>
          <table:table-cell office:value="6.900770652540891" office:value-type="float"/>
          <table:table-cell office:value="7.057079769310685" office:value-type="float"/>
          <table:table-cell office:value="7.230763108761011" office:value-type="float"/>
          <table:table-cell office:value="7.5230815442872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23574654140456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77288650018783" office:value-type="float"/>
          <table:table-cell office:value="17.577288650018783" office:value-type="float"/>
          <table:table-cell office:value="17.577288650018783" office:value-type="float"/>
          <table:table-cell office:value="17.577288650018783" office:value-type="float"/>
          <table:table-cell office:value="17.811149169988774" office:value-type="float"/>
          <table:table-cell office:value="7.692487068831335" office:value-type="float"/>
          <table:table-cell office:value="7.692487068831335" office:value-type="float"/>
          <table:table-cell office:value="7.692487068831335" office:value-type="float"/>
          <table:table-cell office:value="7.692487068831335" office:value-type="float"/>
          <table:table-cell office:value="8.394174833530624" office:value-type="float"/>
          <table:table-cell office:value="7.342366748274612" office:value-type="float"/>
          <table:table-cell office:value="7.342366748274612" office:value-type="float"/>
          <table:table-cell office:value="7.342366748274612" office:value-type="float"/>
          <table:table-cell office:value="7.342366748274612" office:value-type="float"/>
          <table:table-cell office:value="8.594885749974864" office:value-type="float"/>
          <table:table-cell office:value="8.997483690965414" office:value-type="float"/>
          <table:table-cell office:value="8.997483690965414" office:value-type="float"/>
          <table:table-cell office:value="8.997483690965414" office:value-type="float"/>
          <table:table-cell office:value="8.997483690965414" office:value-type="float"/>
          <table:table-cell office:value="9.576022785356876" office:value-type="float"/>
          <table:table-cell office:value="6.037370126140534" office:value-type="float"/>
          <table:table-cell office:value="6.037370126140534" office:value-type="float"/>
          <table:table-cell office:value="6.037370126140534" office:value-type="float"/>
          <table:table-cell office:value="6.037370126140534" office:value-type="float"/>
          <table:table-cell office:value="7.413037798148611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.7166380209856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077835317598" office:value-type="float"/>
          <table:table-cell office:value="-17.484473214051626" office:value-type="float"/>
          <table:table-cell office:value="-17.480337198054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093001621231" office:value-type="float"/>
          <table:table-cell office:value="16.992760033234624" office:value-type="float"/>
          <table:table-cell office:value="7.614503030876147" office:value-type="float"/>
          <table:table-cell office:value="7.874400888737392" office:value-type="float"/>
          <table:table-cell office:value="8.032677951493131" office:value-type="float"/>
          <table:table-cell office:value="8.04943258473042" office:value-type="float"/>
          <table:table-cell office:value="8.503122871886845" office:value-type="float"/>
          <table:table-cell office:value="7.681118992800232" office:value-type="float"/>
          <table:table-cell office:value="7.796491400283541" office:value-type="float"/>
          <table:table-cell office:value="8.161348703047562" office:value-type="float"/>
          <table:table-cell office:value="8.66062952798609" office:value-type="float"/>
          <table:table-cell office:value="9.098853473626168" office:value-type="float"/>
          <table:table-cell office:value="8.963626291150238" office:value-type="float"/>
          <table:table-cell office:value="8.986141141057583" office:value-type="float"/>
          <table:table-cell office:value="9.188709857418502" office:value-type="float"/>
          <table:table-cell office:value="9.234457154322278" office:value-type="float"/>
          <table:table-cell office:value="9.49617848769644" office:value-type="float"/>
          <table:table-cell office:value="6.447368140009452" office:value-type="float"/>
          <table:table-cell office:value="6.54184172011215" office:value-type="float"/>
          <table:table-cell office:value="7.030575802653667" office:value-type="float"/>
          <table:table-cell office:value="7.667573912176495" office:value-type="float"/>
          <table:table-cell office:value="7.827733505629438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.70010649519497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27139442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40642753139" office:value-type="float"/>
          <table:table-cell office:value="16.274678168015733" office:value-type="float"/>
          <table:table-cell office:value="16.906232770934214" office:value-type="float"/>
          <table:table-cell office:value="17.987930695204383" office:value-type="float"/>
          <table:table-cell office:value="6.914637632029292" office:value-type="float"/>
          <table:table-cell office:value="7.597853312670776" office:value-type="float"/>
          <table:table-cell office:value="7.77516388557744" office:value-type="float"/>
          <table:table-cell office:value="7.9674134087118595" office:value-type="float"/>
          <table:table-cell office:value="8.610798509091603" office:value-type="float"/>
          <table:table-cell office:value="7.132182296326375" office:value-type="float"/>
          <table:table-cell office:value="8.00496669141161" office:value-type="float"/>
          <table:table-cell office:value="8.24409157004193" office:value-type="float"/>
          <table:table-cell office:value="8.454177847896599" office:value-type="float"/>
          <table:table-cell office:value="8.945572129808573" office:value-type="float"/>
          <table:table-cell office:value="8.37513843502269" office:value-type="float"/>
          <table:table-cell office:value="8.955015003587015" office:value-type="float"/>
          <table:table-cell office:value="9.121250779049396" office:value-type="float"/>
          <table:table-cell office:value="9.30998858815308" office:value-type="float"/>
          <table:table-cell office:value="9.813953533962485" office:value-type="float"/>
          <table:table-cell office:value="5.671681493332979" office:value-type="float"/>
          <table:table-cell office:value="6.661954772030372" office:value-type="float"/>
          <table:table-cell office:value="6.865345454563334" office:value-type="float"/>
          <table:table-cell office:value="7.113547196257155" office:value-type="float"/>
          <table:table-cell office:value="7.776368004954803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.6977629899220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73468351683" office:value-type="float"/>
          <table:table-cell office:value="-17.4613282267553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528070855305" office:value-type="float"/>
          <table:table-cell office:value="16.995655609672177" office:value-type="float"/>
          <table:table-cell office:value="17.375015071911864" office:value-type="float"/>
          <table:table-cell office:value="7.583562708341003" office:value-type="float"/>
          <table:table-cell office:value="7.822509571764302" office:value-type="float"/>
          <table:table-cell office:value="7.924554069980081" office:value-type="float"/>
          <table:table-cell office:value="7.9972744828710205" office:value-type="float"/>
          <table:table-cell office:value="8.497437206328405" office:value-type="float"/>
          <table:table-cell office:value="7.832747063484249" office:value-type="float"/>
          <table:table-cell office:value="8.23252559238861" office:value-type="float"/>
          <table:table-cell office:value="8.423461955424361" office:value-type="float"/>
          <table:table-cell office:value="8.558016549219769" office:value-type="float"/>
          <table:table-cell office:value="8.830720866051408" office:value-type="float"/>
          <table:table-cell office:value="8.964232849018762" office:value-type="float"/>
          <table:table-cell office:value="9.292735159306378" office:value-type="float"/>
          <table:table-cell office:value="9.393460056125592" office:value-type="float"/>
          <table:table-cell office:value="9.423157217222357" office:value-type="float"/>
          <table:table-cell office:value="9.615248786288987" office:value-type="float"/>
          <table:table-cell office:value="6.541830876079705" office:value-type="float"/>
          <table:table-cell office:value="6.907027052590296" office:value-type="float"/>
          <table:table-cell office:value="6.909250496378336" office:value-type="float"/>
          <table:table-cell office:value="7.20991680540947" office:value-type="float"/>
          <table:table-cell office:value="7.308573203949073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.68003245067414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36252021077" office:value-type="float"/>
          <table:table-cell office:value="-17.476286132307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8700705482885" office:value-type="float"/>
          <table:table-cell office:value="17.366759353864474" office:value-type="float"/>
          <table:table-cell office:value="17.990168451502967" office:value-type="float"/>
          <table:table-cell office:value="6.885674303949326" office:value-type="float"/>
          <table:table-cell office:value="7.679462241482728" office:value-type="float"/>
          <table:table-cell office:value="7.861032105261269" office:value-type="float"/>
          <table:table-cell office:value="8.032979591374847" office:value-type="float"/>
          <table:table-cell office:value="8.692846191771928" office:value-type="float"/>
          <table:table-cell office:value="7.234411528839993" office:value-type="float"/>
          <table:table-cell office:value="8.231356523083917" office:value-type="float"/>
          <table:table-cell office:value="8.409960935532064" office:value-type="float"/>
          <table:table-cell office:value="8.573415551514412" office:value-type="float"/>
          <table:table-cell office:value="9.0922094026138" office:value-type="float"/>
          <table:table-cell office:value="8.594413535745804" office:value-type="float"/>
          <table:table-cell office:value="9.127918258995258" office:value-type="float"/>
          <table:table-cell office:value="9.256836177372154" office:value-type="float"/>
          <table:table-cell office:value="9.39752543274288" office:value-type="float"/>
          <table:table-cell office:value="10.065216075990026" office:value-type="float"/>
          <table:table-cell office:value="5.52156758496416" office:value-type="float"/>
          <table:table-cell office:value="6.796506403416355" office:value-type="float"/>
          <table:table-cell office:value="7.001157607964082" office:value-type="float"/>
          <table:table-cell office:value="7.180314363427678" office:value-type="float"/>
          <table:table-cell office:value="8.022730885486272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.69003680946267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50351553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5450808289649" office:value-type="float"/>
          <table:table-cell office:value="16.62605119184652" office:value-type="float"/>
          <table:table-cell office:value="17.189635233483088" office:value-type="float"/>
          <table:table-cell office:value="17.915235942175666" office:value-type="float"/>
          <table:table-cell office:value="7.286122959224189" office:value-type="float"/>
          <table:table-cell office:value="7.833438683817731" office:value-type="float"/>
          <table:table-cell office:value="7.996990764417066" office:value-type="float"/>
          <table:table-cell office:value="8.138568423251705" office:value-type="float"/>
          <table:table-cell office:value="8.363333816132062" office:value-type="float"/>
          <table:table-cell office:value="7.357254643094602" office:value-type="float"/>
          <table:table-cell office:value="8.178844857585133" office:value-type="float"/>
          <table:table-cell office:value="8.406413575816137" office:value-type="float"/>
          <table:table-cell office:value="8.546923330914083" office:value-type="float"/>
          <table:table-cell office:value="8.752874441369531" office:value-type="float"/>
          <table:table-cell office:value="8.549353013672313" office:value-type="float"/>
          <table:table-cell office:value="8.94768963562067" office:value-type="float"/>
          <table:table-cell office:value="9.089301128394581" office:value-type="float"/>
          <table:table-cell office:value="9.268062438727206" office:value-type="float"/>
          <table:table-cell office:value="9.601119580086678" office:value-type="float"/>
          <table:table-cell office:value="6.605666657662244" office:value-type="float"/>
          <table:table-cell office:value="7.0700531276382295" office:value-type="float"/>
          <table:table-cell office:value="7.257333014424783" office:value-type="float"/>
          <table:table-cell office:value="7.384266945279997" office:value-type="float"/>
          <table:table-cell office:value="7.590905601652146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.69178866188966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7560527359" office:value-type="float"/>
          <table:table-cell office:value="-17.466815646174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793875669769" office:value-type="float"/>
          <table:table-cell office:value="17.192139077020183" office:value-type="float"/>
          <table:table-cell office:value="17.99504902235356" office:value-type="float"/>
          <table:table-cell office:value="7.162217528852242" office:value-type="float"/>
          <table:table-cell office:value="7.65475106969817" office:value-type="float"/>
          <table:table-cell office:value="7.819612487981832" office:value-type="float"/>
          <table:table-cell office:value="8.004312445177899" office:value-type="float"/>
          <table:table-cell office:value="8.953985556073341" office:value-type="float"/>
          <table:table-cell office:value="7.349010104653809" office:value-type="float"/>
          <table:table-cell office:value="8.132053342041363" office:value-type="float"/>
          <table:table-cell office:value="8.338524226933334" office:value-type="float"/>
          <table:table-cell office:value="8.536312572120734" office:value-type="float"/>
          <table:table-cell office:value="9.47479854376651" office:value-type="float"/>
          <table:table-cell office:value="8.603056729759684" office:value-type="float"/>
          <table:table-cell office:value="9.113945481912136" office:value-type="float"/>
          <table:table-cell office:value="9.270333791095638" office:value-type="float"/>
          <table:table-cell office:value="9.4247531179626" office:value-type="float"/>
          <table:table-cell office:value="9.98860318731245" office:value-type="float"/>
          <table:table-cell office:value="5.836662369517594" office:value-type="float"/>
          <table:table-cell office:value="6.68552589015943" office:value-type="float"/>
          <table:table-cell office:value="6.8957340387906925" office:value-type="float"/>
          <table:table-cell office:value="7.100324930363826" office:value-type="float"/>
          <table:table-cell office:value="8.259728387502502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.68474063486743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1524644238" office:value-type="float"/>
          <table:table-cell office:value="-17.4525079010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9226086530045" office:value-type="float"/>
          <table:table-cell office:value="17.287441553941864" office:value-type="float"/>
          <table:table-cell office:value="17.992687297105892" office:value-type="float"/>
          <table:table-cell office:value="7.031701431307047" office:value-type="float"/>
          <table:table-cell office:value="7.659129866591599" office:value-type="float"/>
          <table:table-cell office:value="7.8689660288674155" office:value-type="float"/>
          <table:table-cell office:value="8.132168081453761" office:value-type="float"/>
          <table:table-cell office:value="9.353166689957444" office:value-type="float"/>
          <table:table-cell office:value="7.289737178975884" office:value-type="float"/>
          <table:table-cell office:value="8.184046791958444" office:value-type="float"/>
          <table:table-cell office:value="8.376488326874162" office:value-type="float"/>
          <table:table-cell office:value="8.618152676989764" office:value-type="float"/>
          <table:table-cell office:value="9.188105774336655" office:value-type="float"/>
          <table:table-cell office:value="8.371450878436292" office:value-type="float"/>
          <table:table-cell office:value="8.914936666984612" office:value-type="float"/>
          <table:table-cell office:value="9.124301902575723" office:value-type="float"/>
          <table:table-cell office:value="9.343077345092144" office:value-type="float"/>
          <table:table-cell office:value="10.129153535386248" office:value-type="float"/>
          <table:table-cell office:value="6.246336994453955" office:value-type="float"/>
          <table:table-cell office:value="6.904668855478052" office:value-type="float"/>
          <table:table-cell office:value="7.13672535998051" office:value-type="float"/>
          <table:table-cell office:value="7.369992984716667" office:value-type="float"/>
          <table:table-cell office:value="8.67170592258819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.7133330730180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26980531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49562926678647" office:value-type="float"/>
          <table:table-cell office:value="15.664626633033203" office:value-type="float"/>
          <table:table-cell office:value="16.434931064409152" office:value-type="float"/>
          <table:table-cell office:value="17.923341470157375" office:value-type="float"/>
          <table:table-cell office:value="6.800975423862068" office:value-type="float"/>
          <table:table-cell office:value="7.469658413965371" office:value-type="float"/>
          <table:table-cell office:value="7.68317242157233" office:value-type="float"/>
          <table:table-cell office:value="7.923323243337123" office:value-type="float"/>
          <table:table-cell office:value="9.376385808786935" office:value-type="float"/>
          <table:table-cell office:value="6.222148359646941" office:value-type="float"/>
          <table:table-cell office:value="7.779949321655582" office:value-type="float"/>
          <table:table-cell office:value="8.079340437409073" office:value-type="float"/>
          <table:table-cell office:value="8.306600306440856" office:value-type="float"/>
          <table:table-cell office:value="8.85681197684513" office:value-type="float"/>
          <table:table-cell office:value="8.25106512274892" office:value-type="float"/>
          <table:table-cell office:value="8.689508961968276" office:value-type="float"/>
          <table:table-cell office:value="8.8447697134701" office:value-type="float"/>
          <table:table-cell office:value="9.057103272201012" office:value-type="float"/>
          <table:table-cell office:value="10.018979003641178" office:value-type="float"/>
          <table:table-cell office:value="5.48120917824979" office:value-type="float"/>
          <table:table-cell office:value="6.591894443462399" office:value-type="float"/>
          <table:table-cell office:value="6.880713097666574" office:value-type="float"/>
          <table:table-cell office:value="7.1100553763136" office:value-type="float"/>
          <table:table-cell office:value="7.91316944607784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.7026833886009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2896058585" office:value-type="float"/>
          <table:table-cell office:value="-17.4819329479867" office:value-type="float"/>
          <table:table-cell office:value="-17.459295714608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0357450148077" office:value-type="float"/>
          <table:table-cell office:value="17.99093872749511" office:value-type="float"/>
          <table:table-cell office:value="7.29621328120924" office:value-type="float"/>
          <table:table-cell office:value="8.035481352213985" office:value-type="float"/>
          <table:table-cell office:value="8.222022821761264" office:value-type="float"/>
          <table:table-cell office:value="8.438415323684264" office:value-type="float"/>
          <table:table-cell office:value="9.028255164438583" office:value-type="float"/>
          <table:table-cell office:value="7.343418029020099" office:value-type="float"/>
          <table:table-cell office:value="8.350183276702335" office:value-type="float"/>
          <table:table-cell office:value="8.56639519750399" office:value-type="float"/>
          <table:table-cell office:value="8.744388366468822" office:value-type="float"/>
          <table:table-cell office:value="9.24957436742595" office:value-type="float"/>
          <table:table-cell office:value="8.45132883178981" office:value-type="float"/>
          <table:table-cell office:value="9.051859620040538" office:value-type="float"/>
          <table:table-cell office:value="9.262655471109154" office:value-type="float"/>
          <table:table-cell office:value="9.421048450880992" office:value-type="float"/>
          <table:table-cell office:value="9.986655033892355" office:value-type="float"/>
          <table:table-cell office:value="6.489685917323048" office:value-type="float"/>
          <table:table-cell office:value="7.291958908448368" office:value-type="float"/>
          <table:table-cell office:value="7.492540388090337" office:value-type="float"/>
          <table:table-cell office:value="7.752301197908558" office:value-type="float"/>
          <table:table-cell office:value="8.378303049018575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.74531382253530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64724192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12797156848" office:value-type="float"/>
          <table:table-cell office:value="16.931583095029882" office:value-type="float"/>
          <table:table-cell office:value="17.22369410448874" office:value-type="float"/>
          <table:table-cell office:value="17.99538915202694" office:value-type="float"/>
          <table:table-cell office:value="7.426820244029278" office:value-type="float"/>
          <table:table-cell office:value="7.738716141279745" office:value-type="float"/>
          <table:table-cell office:value="7.90148231896773" office:value-type="float"/>
          <table:table-cell office:value="8.111208164377855" office:value-type="float"/>
          <table:table-cell office:value="8.542311616880896" office:value-type="float"/>
          <table:table-cell office:value="7.26211482434409" office:value-type="float"/>
          <table:table-cell office:value="7.726872784851199" office:value-type="float"/>
          <table:table-cell office:value="7.916369193057415" office:value-type="float"/>
          <table:table-cell office:value="8.241004107338657" office:value-type="float"/>
          <table:table-cell office:value="8.630816836434322" office:value-type="float"/>
          <table:table-cell office:value="8.566008650317352" office:value-type="float"/>
          <table:table-cell office:value="8.824346657042526" office:value-type="float"/>
          <table:table-cell office:value="8.976182057029988" office:value-type="float"/>
          <table:table-cell office:value="9.194981289062902" office:value-type="float"/>
          <table:table-cell office:value="9.635141517510553" office:value-type="float"/>
          <table:table-cell office:value="6.5359694282189515" office:value-type="float"/>
          <table:table-cell office:value="6.663026249504615" office:value-type="float"/>
          <table:table-cell office:value="6.823667983685067" office:value-type="float"/>
          <table:table-cell office:value="7.114207459373305" office:value-type="float"/>
          <table:table-cell office:value="7.765842943782188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.7052386591708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29791835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0472552680457" office:value-type="float"/>
          <table:table-cell office:value="16.58408875880471" office:value-type="float"/>
          <table:table-cell office:value="17.204572551296653" office:value-type="float"/>
          <table:table-cell office:value="17.996198917073052" office:value-type="float"/>
          <table:table-cell office:value="6.750596580699797" office:value-type="float"/>
          <table:table-cell office:value="7.515853657665618" office:value-type="float"/>
          <table:table-cell office:value="7.7791999579904765" office:value-type="float"/>
          <table:table-cell office:value="7.974390098450315" office:value-type="float"/>
          <table:table-cell office:value="9.018673277243906" office:value-type="float"/>
          <table:table-cell office:value="6.8283698276674265" office:value-type="float"/>
          <table:table-cell office:value="7.878670294128315" office:value-type="float"/>
          <table:table-cell office:value="8.249367253323111" office:value-type="float"/>
          <table:table-cell office:value="8.462243294631307" office:value-type="float"/>
          <table:table-cell office:value="9.149788190604937" office:value-type="float"/>
          <table:table-cell office:value="8.402786817828982" office:value-type="float"/>
          <table:table-cell office:value="8.76903550968309" office:value-type="float"/>
          <table:table-cell office:value="8.965565989322414" office:value-type="float"/>
          <table:table-cell office:value="9.234358431824866" office:value-type="float"/>
          <table:table-cell office:value="9.861699070281183" office:value-type="float"/>
          <table:table-cell office:value="5.377320298382113" office:value-type="float"/>
          <table:table-cell office:value="6.569608847874525" office:value-type="float"/>
          <table:table-cell office:value="6.919227131780317" office:value-type="float"/>
          <table:table-cell office:value="7.151111876604598" office:value-type="float"/>
          <table:table-cell office:value="7.870195451956593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.7089951961003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9351426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415708079942" office:value-type="float"/>
          <table:table-cell office:value="16.98333632167634" office:value-type="float"/>
          <table:table-cell office:value="17.34399942090546" office:value-type="float"/>
          <table:table-cell office:value="17.72871467748211" office:value-type="float"/>
          <table:table-cell office:value="7.146041589277871" office:value-type="float"/>
          <table:table-cell office:value="7.7694398431063" office:value-type="float"/>
          <table:table-cell office:value="8.122193586810626" office:value-type="float"/>
          <table:table-cell office:value="8.358781389436356" office:value-type="float"/>
          <table:table-cell office:value="8.469197515350555" office:value-type="float"/>
          <table:table-cell office:value="7.721619260662392" office:value-type="float"/>
          <table:table-cell office:value="8.182525815147496" office:value-type="float"/>
          <table:table-cell office:value="8.35138737768956" office:value-type="float"/>
          <table:table-cell office:value="8.431829682074685" office:value-type="float"/>
          <table:table-cell office:value="8.58196877571915" office:value-type="float"/>
          <table:table-cell office:value="8.840905444263827" office:value-type="float"/>
          <table:table-cell office:value="9.0715830801149" office:value-type="float"/>
          <table:table-cell office:value="9.336691398818022" office:value-type="float"/>
          <table:table-cell office:value="9.410010193038712" office:value-type="float"/>
          <table:table-cell office:value="9.51619511807647" office:value-type="float"/>
          <table:table-cell office:value="6.356128892848743" office:value-type="float"/>
          <table:table-cell office:value="6.783496442479979" office:value-type="float"/>
          <table:table-cell office:value="7.090799548717379" office:value-type="float"/>
          <table:table-cell office:value="7.336287892969969" office:value-type="float"/>
          <table:table-cell office:value="7.491017004386527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.6874362863589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60144005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7079278493276" office:value-type="float"/>
          <table:table-cell office:value="16.11707710917225" office:value-type="float"/>
          <table:table-cell office:value="16.67219302985719" office:value-type="float"/>
          <table:table-cell office:value="17.92434003341934" office:value-type="float"/>
          <table:table-cell office:value="7.106092833585588" office:value-type="float"/>
          <table:table-cell office:value="7.569855659065151" office:value-type="float"/>
          <table:table-cell office:value="7.769917552564431" office:value-type="float"/>
          <table:table-cell office:value="8.03904771028084" office:value-type="float"/>
          <table:table-cell office:value="8.54667307821466" office:value-type="float"/>
          <table:table-cell office:value="7.11334309230907" office:value-type="float"/>
          <table:table-cell office:value="8.141435744850774" office:value-type="float"/>
          <table:table-cell office:value="8.33030003542847" office:value-type="float"/>
          <table:table-cell office:value="8.504165313318575" office:value-type="float"/>
          <table:table-cell office:value="8.73368183817908" office:value-type="float"/>
          <table:table-cell office:value="8.246183070799209" office:value-type="float"/>
          <table:table-cell office:value="8.775319683084875" office:value-type="float"/>
          <table:table-cell office:value="8.998047737152014" office:value-type="float"/>
          <table:table-cell office:value="9.172393518443197" office:value-type="float"/>
          <table:table-cell office:value="9.764756721170126" office:value-type="float"/>
          <table:table-cell office:value="5.938795979996444" office:value-type="float"/>
          <table:table-cell office:value="6.88331974016087" office:value-type="float"/>
          <table:table-cell office:value="7.097861155986371" office:value-type="float"/>
          <table:table-cell office:value="7.298430089232685" office:value-type="float"/>
          <table:table-cell office:value="7.7829992170759965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.70736111703566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03537530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7832360663083" office:value-type="float"/>
          <table:table-cell office:value="16.01826980937647" office:value-type="float"/>
          <table:table-cell office:value="16.536250151365913" office:value-type="float"/>
          <table:table-cell office:value="17.9701622603034" office:value-type="float"/>
          <table:table-cell office:value="6.798653708378502" office:value-type="float"/>
          <table:table-cell office:value="7.645910738844003" office:value-type="float"/>
          <table:table-cell office:value="7.8431731546644645" office:value-type="float"/>
          <table:table-cell office:value="8.04029648601217" office:value-type="float"/>
          <table:table-cell office:value="8.653810836870496" office:value-type="float"/>
          <table:table-cell office:value="6.738600951486458" office:value-type="float"/>
          <table:table-cell office:value="8.014206632461894" office:value-type="float"/>
          <table:table-cell office:value="8.188276199705768" office:value-type="float"/>
          <table:table-cell office:value="8.34441027158769" office:value-type="float"/>
          <table:table-cell office:value="8.911883213774606" office:value-type="float"/>
          <table:table-cell office:value="8.502229037590268" office:value-type="float"/>
          <table:table-cell office:value="8.905535140250047" office:value-type="float"/>
          <table:table-cell office:value="9.079571202633103" office:value-type="float"/>
          <table:table-cell office:value="9.25015419432738" office:value-type="float"/>
          <table:table-cell office:value="10.013293673811205" office:value-type="float"/>
          <table:table-cell office:value="5.035025622274691" office:value-type="float"/>
          <table:table-cell office:value="6.675761586742061" office:value-type="float"/>
          <table:table-cell office:value="6.918646559706373" office:value-type="float"/>
          <table:table-cell office:value="7.142151548494235" office:value-type="float"/>
          <table:table-cell office:value="7.7965401494741915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.65746389604425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9680694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8706117105072" office:value-type="float"/>
          <table:table-cell office:value="16.060541954925935" office:value-type="float"/>
          <table:table-cell office:value="16.17146095490867" office:value-type="float"/>
          <table:table-cell office:value="16.60705374819477" office:value-type="float"/>
          <table:table-cell office:value="7.484496949478" office:value-type="float"/>
          <table:table-cell office:value="7.66274146366978" office:value-type="float"/>
          <table:table-cell office:value="7.813863135235131" office:value-type="float"/>
          <table:table-cell office:value="7.8364843192153" office:value-type="float"/>
          <table:table-cell office:value="8.110537834155561" office:value-type="float"/>
          <table:table-cell office:value="7.451096989089656" office:value-type="float"/>
          <table:table-cell office:value="8.392199103565243" office:value-type="float"/>
          <table:table-cell office:value="8.522012491191607" office:value-type="float"/>
          <table:table-cell office:value="8.619414350157921" office:value-type="float"/>
          <table:table-cell office:value="8.668651328714532" office:value-type="float"/>
          <table:table-cell office:value="8.528054308361188" office:value-type="float"/>
          <table:table-cell office:value="8.881746884342968" office:value-type="float"/>
          <table:table-cell office:value="9.168444041845941" office:value-type="float"/>
          <table:table-cell office:value="9.265745284524888" office:value-type="float"/>
          <table:table-cell office:value="9.307353838753635" office:value-type="float"/>
          <table:table-cell office:value="6.62244469785413" office:value-type="float"/>
          <table:table-cell office:value="6.994949168700275" office:value-type="float"/>
          <table:table-cell office:value="7.115777943227288" office:value-type="float"/>
          <table:table-cell office:value="7.490517319587953" office:value-type="float"/>
          <table:table-cell office:value="7.51344387834520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.6865363684586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2965393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2215088592598" office:value-type="float"/>
          <table:table-cell office:value="16.572315440093682" office:value-type="float"/>
          <table:table-cell office:value="17.120813879152003" office:value-type="float"/>
          <table:table-cell office:value="17.95023477954608" office:value-type="float"/>
          <table:table-cell office:value="7.040605278911189" office:value-type="float"/>
          <table:table-cell office:value="7.647878578818302" office:value-type="float"/>
          <table:table-cell office:value="7.814051133248407" office:value-type="float"/>
          <table:table-cell office:value="7.959703179623967" office:value-type="float"/>
          <table:table-cell office:value="8.835976732194302" office:value-type="float"/>
          <table:table-cell office:value="6.633130248088712" office:value-type="float"/>
          <table:table-cell office:value="8.079561314686092" office:value-type="float"/>
          <table:table-cell office:value="8.291161661785981" office:value-type="float"/>
          <table:table-cell office:value="8.54884603950496" office:value-type="float"/>
          <table:table-cell office:value="9.18430868933231" office:value-type="float"/>
          <table:table-cell office:value="8.520482772029794" office:value-type="float"/>
          <table:table-cell office:value="8.94347267002395" office:value-type="float"/>
          <table:table-cell office:value="9.076976012099728" office:value-type="float"/>
          <table:table-cell office:value="9.224821190187505" office:value-type="float"/>
          <table:table-cell office:value="9.918848863322228" office:value-type="float"/>
          <table:table-cell office:value="5.723064540893696" office:value-type="float"/>
          <table:table-cell office:value="6.834376954581181" office:value-type="float"/>
          <table:table-cell office:value="7.000730776245906" office:value-type="float"/>
          <table:table-cell office:value="7.2166967616848385" office:value-type="float"/>
          <table:table-cell office:value="7.654434342494686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41059411559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1617360829142" office:value-type="float"/>
          <table:table-cell office:value="16.332186614075653" office:value-type="float"/>
          <table:table-cell office:value="16.924661439092112" office:value-type="float"/>
          <table:table-cell office:value="17.262183802196546" office:value-type="float"/>
          <table:table-cell office:value="7.510111748885905" office:value-type="float"/>
          <table:table-cell office:value="7.636420963697655" office:value-type="float"/>
          <table:table-cell office:value="7.857983928263401" office:value-type="float"/>
          <table:table-cell office:value="8.014207843262259" office:value-type="float"/>
          <table:table-cell office:value="8.111499447840185" office:value-type="float"/>
          <table:table-cell office:value="6.849849674480664" office:value-type="float"/>
          <table:table-cell office:value="7.407965842533758" office:value-type="float"/>
          <table:table-cell office:value="7.942491025871132" office:value-type="float"/>
          <table:table-cell office:value="8.028442266116837" office:value-type="float"/>
          <table:table-cell office:value="8.204016979511337" office:value-type="float"/>
          <table:table-cell office:value="8.499821757149853" office:value-type="float"/>
          <table:table-cell office:value="8.709679221719956" office:value-type="float"/>
          <table:table-cell office:value="8.926399937714834" office:value-type="float"/>
          <table:table-cell office:value="9.035053096765958" office:value-type="float"/>
          <table:table-cell office:value="9.364399274939274" office:value-type="float"/>
          <table:table-cell office:value="5.987416689769729" office:value-type="float"/>
          <table:table-cell office:value="6.452989179561957" office:value-type="float"/>
          <table:table-cell office:value="6.678250834439824" office:value-type="float"/>
          <table:table-cell office:value="6.806358068085148" office:value-type="float"/>
          <table:table-cell office:value="7.241598592787003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.73504665568594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481534224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8529503745213" office:value-type="float"/>
          <table:table-cell office:value="16.41577900843489" office:value-type="float"/>
          <table:table-cell office:value="17.06703595610549" office:value-type="float"/>
          <table:table-cell office:value="17.964660425400183" office:value-type="float"/>
          <table:table-cell office:value="7.087259081030355" office:value-type="float"/>
          <table:table-cell office:value="7.743572465989745" office:value-type="float"/>
          <table:table-cell office:value="7.952161323623009" office:value-type="float"/>
          <table:table-cell office:value="8.170690799201257" office:value-type="float"/>
          <table:table-cell office:value="8.68166567336584" office:value-type="float"/>
          <table:table-cell office:value="6.796585385862825" office:value-type="float"/>
          <table:table-cell office:value="7.762469757669383" office:value-type="float"/>
          <table:table-cell office:value="8.09757931904892" office:value-type="float"/>
          <table:table-cell office:value="8.362897793054628" office:value-type="float"/>
          <table:table-cell office:value="8.933603626430266" office:value-type="float"/>
          <table:table-cell office:value="8.515314868974327" office:value-type="float"/>
          <table:table-cell office:value="8.868603320737277" office:value-type="float"/>
          <table:table-cell office:value="9.01065642809611" office:value-type="float"/>
          <table:table-cell office:value="9.234043051067886" office:value-type="float"/>
          <table:table-cell office:value="9.686430762836732" office:value-type="float"/>
          <table:table-cell office:value="5.810930767872024" office:value-type="float"/>
          <table:table-cell office:value="6.835441635580333" office:value-type="float"/>
          <table:table-cell office:value="7.00927016236847" office:value-type="float"/>
          <table:table-cell office:value="7.158557754118188" office:value-type="float"/>
          <table:table-cell office:value="7.733681222167094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.69933908106863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160839506" office:value-type="float"/>
          <table:table-cell office:value="-17.4704467405599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7687019484922" office:value-type="float"/>
          <table:table-cell office:value="17.211715231122984" office:value-type="float"/>
          <table:table-cell office:value="17.999113813043444" office:value-type="float"/>
          <table:table-cell office:value="7.138922648310841" office:value-type="float"/>
          <table:table-cell office:value="7.712110296167925" office:value-type="float"/>
          <table:table-cell office:value="7.85896762282769" office:value-type="float"/>
          <table:table-cell office:value="8.113940673084999" office:value-type="float"/>
          <table:table-cell office:value="8.91065471353676" office:value-type="float"/>
          <table:table-cell office:value="7.301797551861649" office:value-type="float"/>
          <table:table-cell office:value="8.107721218125084" office:value-type="float"/>
          <table:table-cell office:value="8.324893630059483" office:value-type="float"/>
          <table:table-cell office:value="8.499770082169157" office:value-type="float"/>
          <table:table-cell office:value="9.138063042131169" office:value-type="float"/>
          <table:table-cell office:value="8.566859690763891" office:value-type="float"/>
          <table:table-cell office:value="9.03604910805052" office:value-type="float"/>
          <table:table-cell office:value="9.19526189940483" office:value-type="float"/>
          <table:table-cell office:value="9.406191379095237" office:value-type="float"/>
          <table:table-cell office:value="9.705841206321962" office:value-type="float"/>
          <table:table-cell office:value="5.86893863840695" office:value-type="float"/>
          <table:table-cell office:value="6.808885845048604" office:value-type="float"/>
          <table:table-cell office:value="6.99225212888981" office:value-type="float"/>
          <table:table-cell office:value="7.24310737625504" office:value-type="float"/>
          <table:table-cell office:value="8.246086028487984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.73541895804788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01794283378" office:value-type="float"/>
          <table:table-cell office:value="-17.487577261172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6447577312272" office:value-type="float"/>
          <table:table-cell office:value="16.176155154458066" office:value-type="float"/>
          <table:table-cell office:value="17.815552491606905" office:value-type="float"/>
          <table:table-cell office:value="7.508609034753026" office:value-type="float"/>
          <table:table-cell office:value="8.067764643137691" office:value-type="float"/>
          <table:table-cell office:value="8.26563741512971" office:value-type="float"/>
          <table:table-cell office:value="8.354517752969326" office:value-type="float"/>
          <table:table-cell office:value="8.971482995846007" office:value-type="float"/>
          <table:table-cell office:value="7.616996847601138" office:value-type="float"/>
          <table:table-cell office:value="8.192539819404303" office:value-type="float"/>
          <table:table-cell office:value="8.417102870263552" office:value-type="float"/>
          <table:table-cell office:value="8.515708129416492" office:value-type="float"/>
          <table:table-cell office:value="8.790195101142922" office:value-type="float"/>
          <table:table-cell office:value="8.5960704967538" office:value-type="float"/>
          <table:table-cell office:value="8.988350900668468" office:value-type="float"/>
          <table:table-cell office:value="9.262841865615876" office:value-type="float"/>
          <table:table-cell office:value="9.358274110481709" office:value-type="float"/>
          <table:table-cell office:value="9.759310362120623" office:value-type="float"/>
          <table:table-cell office:value="6.529535385600363" office:value-type="float"/>
          <table:table-cell office:value="7.330687871141905" office:value-type="float"/>
          <table:table-cell office:value="7.359646015623975" office:value-type="float"/>
          <table:table-cell office:value="7.584702933214915" office:value-type="float"/>
          <table:table-cell office:value="8.00236773486830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.71774805533667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0437880132" office:value-type="float"/>
          <table:table-cell office:value="-17.481477661391292" office:value-type="float"/>
          <table:table-cell office:value="-17.432696240072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4546426892302" office:value-type="float"/>
          <table:table-cell office:value="17.967719708379423" office:value-type="float"/>
          <table:table-cell office:value="7.282022480001607" office:value-type="float"/>
          <table:table-cell office:value="7.8554177146347355" office:value-type="float"/>
          <table:table-cell office:value="8.159091908995617" office:value-type="float"/>
          <table:table-cell office:value="8.333044274981225" office:value-type="float"/>
          <table:table-cell office:value="8.96290605585738" office:value-type="float"/>
          <table:table-cell office:value="6.779238676549511" office:value-type="float"/>
          <table:table-cell office:value="8.093730940189628" office:value-type="float"/>
          <table:table-cell office:value="8.380704422682772" office:value-type="float"/>
          <table:table-cell office:value="8.62188094369477" office:value-type="float"/>
          <table:table-cell office:value="9.34424534512005" office:value-type="float"/>
          <table:table-cell office:value="8.77028490726202" office:value-type="float"/>
          <table:table-cell office:value="9.106072377611468" office:value-type="float"/>
          <table:table-cell office:value="9.236437292523295" office:value-type="float"/>
          <table:table-cell office:value="9.382232225738582" office:value-type="float"/>
          <table:table-cell office:value="9.970939994522373" office:value-type="float"/>
          <table:table-cell office:value="6.222762175079488" office:value-type="float"/>
          <table:table-cell office:value="6.9554143223085605" office:value-type="float"/>
          <table:table-cell office:value="7.1889829619885806" office:value-type="float"/>
          <table:table-cell office:value="7.375871199387348" office:value-type="float"/>
          <table:table-cell office:value="8.336211406455057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.7068480679184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6806626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6904418969853" office:value-type="float"/>
          <table:table-cell office:value="16.816135958679762" office:value-type="float"/>
          <table:table-cell office:value="17.48250593268374" office:value-type="float"/>
          <table:table-cell office:value="17.96539994261264" office:value-type="float"/>
          <table:table-cell office:value="7.016480669517877" office:value-type="float"/>
          <table:table-cell office:value="7.5279317550096865" office:value-type="float"/>
          <table:table-cell office:value="7.717235317127271" office:value-type="float"/>
          <table:table-cell office:value="7.94166991948549" office:value-type="float"/>
          <table:table-cell office:value="9.11250195101843" office:value-type="float"/>
          <table:table-cell office:value="6.985264875088353" office:value-type="float"/>
          <table:table-cell office:value="7.70161285476587" office:value-type="float"/>
          <table:table-cell office:value="8.184510452416475" office:value-type="float"/>
          <table:table-cell office:value="8.415396526436654" office:value-type="float"/>
          <table:table-cell office:value="8.954844430634902" office:value-type="float"/>
          <table:table-cell office:value="8.024834693299365" office:value-type="float"/>
          <table:table-cell office:value="8.772544261960887" office:value-type="float"/>
          <table:table-cell office:value="8.93904233345725" office:value-type="float"/>
          <table:table-cell office:value="9.16265838128142" office:value-type="float"/>
          <table:table-cell office:value="9.92984068811292" office:value-type="float"/>
          <table:table-cell office:value="5.843453219677261" office:value-type="float"/>
          <table:table-cell office:value="6.5047456219910345" office:value-type="float"/>
          <table:table-cell office:value="6.859507618610155" office:value-type="float"/>
          <table:table-cell office:value="7.098972213043904" office:value-type="float"/>
          <table:table-cell office:value="8.301775213324753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.7066646744454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3497508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2191407909891" office:value-type="float"/>
          <table:table-cell office:value="16.555953041594087" office:value-type="float"/>
          <table:table-cell office:value="17.273542566463284" office:value-type="float"/>
          <table:table-cell office:value="17.983678474446968" office:value-type="float"/>
          <table:table-cell office:value="7.203885007580054" office:value-type="float"/>
          <table:table-cell office:value="7.765034918337706" office:value-type="float"/>
          <table:table-cell office:value="7.950883681782452" office:value-type="float"/>
          <table:table-cell office:value="8.150507412528777" office:value-type="float"/>
          <table:table-cell office:value="9.227549770298275" office:value-type="float"/>
          <table:table-cell office:value="7.078587180246637" office:value-type="float"/>
          <table:table-cell office:value="8.182301774850188" office:value-type="float"/>
          <table:table-cell office:value="8.351220959018713" office:value-type="float"/>
          <table:table-cell office:value="8.481735309340475" office:value-type="float"/>
          <table:table-cell office:value="9.102305958599866" office:value-type="float"/>
          <table:table-cell office:value="8.452396682182872" office:value-type="float"/>
          <table:table-cell office:value="9.026906030297155" office:value-type="float"/>
          <table:table-cell office:value="9.223497600030486" office:value-type="float"/>
          <table:table-cell office:value="9.390435592602437" office:value-type="float"/>
          <table:table-cell office:value="10.010761409389765" office:value-type="float"/>
          <table:table-cell office:value="6.231202652805282" office:value-type="float"/>
          <table:table-cell office:value="6.862833300257684" office:value-type="float"/>
          <table:table-cell office:value="7.101944020740459" office:value-type="float"/>
          <table:table-cell office:value="7.268660653953434" office:value-type="float"/>
          <table:table-cell office:value="8.011101383625103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1960131873958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1161676588" office:value-type="float"/>
          <table:table-cell office:value="-17.49371161676588" office:value-type="float"/>
          <table:table-cell office:value="-17.49371161676588" office:value-type="float"/>
          <table:table-cell office:value="-17.49371161676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16510927864452" office:value-type="float"/>
          <table:table-cell office:value="8.098769613890498" office:value-type="float"/>
          <table:table-cell office:value="8.098769613890498" office:value-type="float"/>
          <table:table-cell office:value="8.098769613890498" office:value-type="float"/>
          <table:table-cell office:value="8.098769613890498" office:value-type="float"/>
          <table:table-cell office:value="8.124533832905641" office:value-type="float"/>
          <table:table-cell office:value="7.601648229235128" office:value-type="float"/>
          <table:table-cell office:value="7.601648229235128" office:value-type="float"/>
          <table:table-cell office:value="7.601648229235128" office:value-type="float"/>
          <table:table-cell office:value="7.601648229235128" office:value-type="float"/>
          <table:table-cell office:value="7.770790652038859" office:value-type="float"/>
          <table:table-cell office:value="8.86791704802906" office:value-type="float"/>
          <table:table-cell office:value="8.86791704802906" office:value-type="float"/>
          <table:table-cell office:value="8.86791704802906" office:value-type="float"/>
          <table:table-cell office:value="8.86791704802906" office:value-type="float"/>
          <table:table-cell office:value="9.305567506026048" office:value-type="float"/>
          <table:table-cell office:value="6.589756978918453" office:value-type="float"/>
          <table:table-cell office:value="6.589756978918453" office:value-type="float"/>
          <table:table-cell office:value="6.589756978918453" office:value-type="float"/>
          <table:table-cell office:value="6.589756978918453" office:value-type="float"/>
          <table:table-cell office:value="6.832500795096566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.72711306635416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918545423" office:value-type="float"/>
          <table:table-cell office:value="-17.452153726726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129785491431" office:value-type="float"/>
          <table:table-cell office:value="16.879154659925337" office:value-type="float"/>
          <table:table-cell office:value="17.95153836275566" office:value-type="float"/>
          <table:table-cell office:value="7.3506597359449115" office:value-type="float"/>
          <table:table-cell office:value="7.840703862725353" office:value-type="float"/>
          <table:table-cell office:value="7.9924800551843305" office:value-type="float"/>
          <table:table-cell office:value="8.126886596905377" office:value-type="float"/>
          <table:table-cell office:value="8.831793241724357" office:value-type="float"/>
          <table:table-cell office:value="7.106020047891192" office:value-type="float"/>
          <table:table-cell office:value="8.12568339539053" office:value-type="float"/>
          <table:table-cell office:value="8.35517124925615" office:value-type="float"/>
          <table:table-cell office:value="8.445370332552697" office:value-type="float"/>
          <table:table-cell office:value="8.781154243204982" office:value-type="float"/>
          <table:table-cell office:value="8.8739256298945" office:value-type="float"/>
          <table:table-cell office:value="9.087044014270116" office:value-type="float"/>
          <table:table-cell office:value="9.222373378016115" office:value-type="float"/>
          <table:table-cell office:value="9.398364389170277" office:value-type="float"/>
          <table:table-cell office:value="9.609765744784998" office:value-type="float"/>
          <table:table-cell office:value="6.142899517221233" office:value-type="float"/>
          <table:table-cell office:value="6.626577443121303" office:value-type="float"/>
          <table:table-cell office:value="6.972930140535929" office:value-type="float"/>
          <table:table-cell office:value="7.243818055353275" office:value-type="float"/>
          <table:table-cell office:value="7.989766440669404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.65341619884740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0465850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6737000965912" office:value-type="float"/>
          <table:table-cell office:value="16.457909101673224" office:value-type="float"/>
          <table:table-cell office:value="17.24956632187203" office:value-type="float"/>
          <table:table-cell office:value="17.98692420268767" office:value-type="float"/>
          <table:table-cell office:value="7.0577425814009125" office:value-type="float"/>
          <table:table-cell office:value="7.461613583212461" office:value-type="float"/>
          <table:table-cell office:value="7.653255089554342" office:value-type="float"/>
          <table:table-cell office:value="7.778121827004281" office:value-type="float"/>
          <table:table-cell office:value="8.49209111165452" office:value-type="float"/>
          <table:table-cell office:value="7.775179905394664" office:value-type="float"/>
          <table:table-cell office:value="8.25888928985033" office:value-type="float"/>
          <table:table-cell office:value="8.38460310511125" office:value-type="float"/>
          <table:table-cell office:value="8.52872212760865" office:value-type="float"/>
          <table:table-cell office:value="8.983220296826245" office:value-type="float"/>
          <table:table-cell office:value="8.55138232674031" office:value-type="float"/>
          <table:table-cell office:value="9.01888553014709" office:value-type="float"/>
          <table:table-cell office:value="9.169332238294341" office:value-type="float"/>
          <table:table-cell office:value="9.280853997157386" office:value-type="float"/>
          <table:table-cell office:value="9.692048751288173" office:value-type="float"/>
          <table:table-cell office:value="6.240078383325779" office:value-type="float"/>
          <table:table-cell office:value="6.673022826897137" office:value-type="float"/>
          <table:table-cell office:value="6.901153234634531" office:value-type="float"/>
          <table:table-cell office:value="7.063489890344917" office:value-type="float"/>
          <table:table-cell office:value="7.7334653050348585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.73452041889411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855306245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7607043712297" office:value-type="float"/>
          <table:table-cell office:value="16.478180608469113" office:value-type="float"/>
          <table:table-cell office:value="17.004974994971047" office:value-type="float"/>
          <table:table-cell office:value="17.882314607802627" office:value-type="float"/>
          <table:table-cell office:value="7.017332227273106" office:value-type="float"/>
          <table:table-cell office:value="7.794301107592087" office:value-type="float"/>
          <table:table-cell office:value="7.936534860513115" office:value-type="float"/>
          <table:table-cell office:value="8.117073024886352" office:value-type="float"/>
          <table:table-cell office:value="9.05362800857688" office:value-type="float"/>
          <table:table-cell office:value="7.145439136982146" office:value-type="float"/>
          <table:table-cell office:value="7.862516255701337" office:value-type="float"/>
          <table:table-cell office:value="8.160226043756658" office:value-type="float"/>
          <table:table-cell office:value="8.325492082763667" office:value-type="float"/>
          <table:table-cell office:value="8.799870252555133" office:value-type="float"/>
          <table:table-cell office:value="8.423073847933441" office:value-type="float"/>
          <table:table-cell office:value="8.86481581621839" office:value-type="float"/>
          <table:table-cell office:value="9.033915359496241" office:value-type="float"/>
          <table:table-cell office:value="9.201009678994993" office:value-type="float"/>
          <table:table-cell office:value="9.782905029178256" office:value-type="float"/>
          <table:table-cell office:value="6.168326638970614" office:value-type="float"/>
          <table:table-cell office:value="6.814844975523759" office:value-type="float"/>
          <table:table-cell office:value="7.0084851305411835" office:value-type="float"/>
          <table:table-cell office:value="7.1682746158680875" office:value-type="float"/>
          <table:table-cell office:value="8.089221253374479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.70847860037523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59188340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2221764469803" office:value-type="float"/>
          <table:table-cell office:value="15.942448772326351" office:value-type="float"/>
          <table:table-cell office:value="16.744328536312132" office:value-type="float"/>
          <table:table-cell office:value="17.95725441979291" office:value-type="float"/>
          <table:table-cell office:value="6.820602153377466" office:value-type="float"/>
          <table:table-cell office:value="7.596219822351717" office:value-type="float"/>
          <table:table-cell office:value="7.802325194787134" office:value-type="float"/>
          <table:table-cell office:value="8.035561075790486" office:value-type="float"/>
          <table:table-cell office:value="8.81568845919987" office:value-type="float"/>
          <table:table-cell office:value="7.26353080550181" office:value-type="float"/>
          <table:table-cell office:value="7.895375406356726" office:value-type="float"/>
          <table:table-cell office:value="8.133245776913206" office:value-type="float"/>
          <table:table-cell office:value="8.35790766609739" office:value-type="float"/>
          <table:table-cell office:value="9.334821782926966" office:value-type="float"/>
          <table:table-cell office:value="8.408073136195997" office:value-type="float"/>
          <table:table-cell office:value="8.774440935303115" office:value-type="float"/>
          <table:table-cell office:value="8.90043960662279" office:value-type="float"/>
          <table:table-cell office:value="9.093659429909087" office:value-type="float"/>
          <table:table-cell office:value="9.772048914558306" office:value-type="float"/>
          <table:table-cell office:value="5.852225228329926" office:value-type="float"/>
          <table:table-cell office:value="6.748642541679226" office:value-type="float"/>
          <table:table-cell office:value="6.998742508034029" office:value-type="float"/>
          <table:table-cell office:value="7.21542172295391" office:value-type="float"/>
          <table:table-cell office:value="8.480685248273375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.711948753639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74489994792" office:value-type="float"/>
          <table:table-cell office:value="-17.4810361825173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2551751758047" office:value-type="float"/>
          <table:table-cell office:value="16.72024006027005" office:value-type="float"/>
          <table:table-cell office:value="17.92288539077119" office:value-type="float"/>
          <table:table-cell office:value="7.426969198829477" office:value-type="float"/>
          <table:table-cell office:value="7.8101554910976425" office:value-type="float"/>
          <table:table-cell office:value="7.879428388234416" office:value-type="float"/>
          <table:table-cell office:value="8.012322267321617" office:value-type="float"/>
          <table:table-cell office:value="8.401355997056253" office:value-type="float"/>
          <table:table-cell office:value="7.221248921315093" office:value-type="float"/>
          <table:table-cell office:value="7.762585197187416" office:value-type="float"/>
          <table:table-cell office:value="8.25760987975191" office:value-type="float"/>
          <table:table-cell office:value="8.397630962839095" office:value-type="float"/>
          <table:table-cell office:value="8.78419314823552" office:value-type="float"/>
          <table:table-cell office:value="8.529746971284927" office:value-type="float"/>
          <table:table-cell office:value="8.735423974598595" office:value-type="float"/>
          <table:table-cell office:value="9.145011922385967" office:value-type="float"/>
          <table:table-cell office:value="9.301534341411372" office:value-type="float"/>
          <table:table-cell office:value="9.59844621676125" office:value-type="float"/>
          <table:table-cell office:value="6.491827974759149" office:value-type="float"/>
          <table:table-cell office:value="6.798461947634575" office:value-type="float"/>
          <table:table-cell office:value="6.935529460228773" office:value-type="float"/>
          <table:table-cell office:value="7.153315463729264" office:value-type="float"/>
          <table:table-cell office:value="7.5959455451399025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.73017538597930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7439400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746560432393" office:value-type="float"/>
          <table:table-cell office:value="16.490581997604007" office:value-type="float"/>
          <table:table-cell office:value="17.21364497790019" office:value-type="float"/>
          <table:table-cell office:value="17.99791209521031" office:value-type="float"/>
          <table:table-cell office:value="6.859541128289626" office:value-type="float"/>
          <table:table-cell office:value="7.611984220625219" office:value-type="float"/>
          <table:table-cell office:value="7.889571291732088" office:value-type="float"/>
          <table:table-cell office:value="8.09733108229686" office:value-type="float"/>
          <table:table-cell office:value="9.016133081462968" office:value-type="float"/>
          <table:table-cell office:value="6.904119972759631" office:value-type="float"/>
          <table:table-cell office:value="7.681077022606933" office:value-type="float"/>
          <table:table-cell office:value="8.100415336874367" office:value-type="float"/>
          <table:table-cell office:value="8.34786907501783" office:value-type="float"/>
          <table:table-cell office:value="9.051421161517588" office:value-type="float"/>
          <table:table-cell office:value="8.4423292419567" office:value-type="float"/>
          <table:table-cell office:value="8.80416774356885" office:value-type="float"/>
          <table:table-cell office:value="8.975759286942921" office:value-type="float"/>
          <table:table-cell office:value="9.130022369369701" office:value-type="float"/>
          <table:table-cell office:value="9.896646656656454" office:value-type="float"/>
          <table:table-cell office:value="5.779337615699552" office:value-type="float"/>
          <table:table-cell office:value="6.6609813195942635" office:value-type="float"/>
          <table:table-cell office:value="6.953782947008869" office:value-type="float"/>
          <table:table-cell office:value="7.22493381539147" office:value-type="float"/>
          <table:table-cell office:value="8.117112359646537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0.62656617266993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78201725539" office:value-type="float"/>
          <table:table-cell office:value="-17.49178201725539" office:value-type="float"/>
          <table:table-cell office:value="-17.49178201725539" office:value-type="float"/>
          <table:table-cell office:value="-17.491782017255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4697821789127" office:value-type="float"/>
          <table:table-cell office:value="7.603494756937955" office:value-type="float"/>
          <table:table-cell office:value="7.603494756937955" office:value-type="float"/>
          <table:table-cell office:value="7.603494756937955" office:value-type="float"/>
          <table:table-cell office:value="7.603494756937955" office:value-type="float"/>
          <table:table-cell office:value="8.05549598518587" office:value-type="float"/>
          <table:table-cell office:value="8.564756649499131" office:value-type="float"/>
          <table:table-cell office:value="8.564756649499131" office:value-type="float"/>
          <table:table-cell office:value="8.564756649499131" office:value-type="float"/>
          <table:table-cell office:value="8.564756649499131" office:value-type="float"/>
          <table:table-cell office:value="8.761814154715756" office:value-type="float"/>
          <table:table-cell office:value="9.01720154581295" office:value-type="float"/>
          <table:table-cell office:value="9.01720154581295" office:value-type="float"/>
          <table:table-cell office:value="9.01720154581295" office:value-type="float"/>
          <table:table-cell office:value="9.01720154581295" office:value-type="float"/>
          <table:table-cell office:value="9.48474354300255" office:value-type="float"/>
          <table:table-cell office:value="6.957562111853862" office:value-type="float"/>
          <table:table-cell office:value="6.957562111853862" office:value-type="float"/>
          <table:table-cell office:value="6.957562111853862" office:value-type="float"/>
          <table:table-cell office:value="6.957562111853862" office:value-type="float"/>
          <table:table-cell office:value="7.3400500641500255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.69010455465586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50243574" office:value-type="float"/>
          <table:table-cell office:value="-17.453769222629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949524226376" office:value-type="float"/>
          <table:table-cell office:value="17.24655406022041" office:value-type="float"/>
          <table:table-cell office:value="17.999444946506305" office:value-type="float"/>
          <table:table-cell office:value="7.099838888029179" office:value-type="float"/>
          <table:table-cell office:value="7.570865355610666" office:value-type="float"/>
          <table:table-cell office:value="7.828173913407858" office:value-type="float"/>
          <table:table-cell office:value="8.00461536370848" office:value-type="float"/>
          <table:table-cell office:value="8.89475414701836" office:value-type="float"/>
          <table:table-cell office:value="6.7900008931354074" office:value-type="float"/>
          <table:table-cell office:value="8.04225125397085" office:value-type="float"/>
          <table:table-cell office:value="8.336019390865623" office:value-type="float"/>
          <table:table-cell office:value="8.546639055052298" office:value-type="float"/>
          <table:table-cell office:value="9.138599540540113" office:value-type="float"/>
          <table:table-cell office:value="8.562644352283824" office:value-type="float"/>
          <table:table-cell office:value="9.021526968413065" office:value-type="float"/>
          <table:table-cell office:value="9.207540371708147" office:value-type="float"/>
          <table:table-cell office:value="9.375744211309605" office:value-type="float"/>
          <table:table-cell office:value="9.920259123992327" office:value-type="float"/>
          <table:table-cell office:value="5.711182140750632" office:value-type="float"/>
          <table:table-cell office:value="6.643392365161218" office:value-type="float"/>
          <table:table-cell office:value="6.92678434985485" office:value-type="float"/>
          <table:table-cell office:value="7.180327849255968" office:value-type="float"/>
          <table:table-cell office:value="8.025901815828966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.67703659323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83715307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2666355903762" office:value-type="float"/>
          <table:table-cell office:value="16.785391089101466" office:value-type="float"/>
          <table:table-cell office:value="17.232069206950758" office:value-type="float"/>
          <table:table-cell office:value="17.977049050774752" office:value-type="float"/>
          <table:table-cell office:value="7.1914094813257785" office:value-type="float"/>
          <table:table-cell office:value="7.478171422985518" office:value-type="float"/>
          <table:table-cell office:value="7.654765035456586" office:value-type="float"/>
          <table:table-cell office:value="7.990178364190976" office:value-type="float"/>
          <table:table-cell office:value="9.307025775764457" office:value-type="float"/>
          <table:table-cell office:value="7.6135828141791215" office:value-type="float"/>
          <table:table-cell office:value="8.162942172973018" office:value-type="float"/>
          <table:table-cell office:value="8.405500655368156" office:value-type="float"/>
          <table:table-cell office:value="8.483055823915794" office:value-type="float"/>
          <table:table-cell office:value="8.954638961784353" office:value-type="float"/>
          <table:table-cell office:value="8.636203192067981" office:value-type="float"/>
          <table:table-cell office:value="8.918355114076663" office:value-type="float"/>
          <table:table-cell office:value="9.074634879456987" office:value-type="float"/>
          <table:table-cell office:value="9.335267813636044" office:value-type="float"/>
          <table:table-cell office:value="9.907495114002867" office:value-type="float"/>
          <table:table-cell office:value="6.008043148719299" office:value-type="float"/>
          <table:table-cell office:value="6.805745764835553" office:value-type="float"/>
          <table:table-cell office:value="6.985777591604132" office:value-type="float"/>
          <table:table-cell office:value="7.182447142973897" office:value-type="float"/>
          <table:table-cell office:value="8.206549252336913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2092093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5732215979908" office:value-type="float"/>
          <table:table-cell office:value="16.40000351809127" office:value-type="float"/>
          <table:table-cell office:value="16.976730138260606" office:value-type="float"/>
          <table:table-cell office:value="17.647458325475085" office:value-type="float"/>
          <table:table-cell office:value="7.25011337868151" office:value-type="float"/>
          <table:table-cell office:value="7.646100095027593" office:value-type="float"/>
          <table:table-cell office:value="7.804760244231934" office:value-type="float"/>
          <table:table-cell office:value="8.105692406427458" office:value-type="float"/>
          <table:table-cell office:value="8.77236578065575" office:value-type="float"/>
          <table:table-cell office:value="7.041336789223341" office:value-type="float"/>
          <table:table-cell office:value="7.3503256934870445" office:value-type="float"/>
          <table:table-cell office:value="7.693025246344537" office:value-type="float"/>
          <table:table-cell office:value="7.971590083118013" office:value-type="float"/>
          <table:table-cell office:value="8.677395826864396" office:value-type="float"/>
          <table:table-cell office:value="8.67396707360735" office:value-type="float"/>
          <table:table-cell office:value="8.805236157677916" office:value-type="float"/>
          <table:table-cell office:value="8.91290718967899" office:value-type="float"/>
          <table:table-cell office:value="9.078214951760845" office:value-type="float"/>
          <table:table-cell office:value="9.715657875017794" office:value-type="float"/>
          <table:table-cell office:value="6.1530325210672085" office:value-type="float"/>
          <table:table-cell office:value="6.4647702843940795" office:value-type="float"/>
          <table:table-cell office:value="6.569414259924997" office:value-type="float"/>
          <table:table-cell office:value="6.956105178318866" office:value-type="float"/>
          <table:table-cell office:value="7.923011521589771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.70427359523493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911514434" office:value-type="float"/>
          <table:table-cell office:value="-17.4784410280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985296437118" office:value-type="float"/>
          <table:table-cell office:value="16.95122711694272" office:value-type="float"/>
          <table:table-cell office:value="17.936158885362072" office:value-type="float"/>
          <table:table-cell office:value="7.296612427302245" office:value-type="float"/>
          <table:table-cell office:value="7.75377641371692" office:value-type="float"/>
          <table:table-cell office:value="7.925161193321799" office:value-type="float"/>
          <table:table-cell office:value="8.101525483479529" office:value-type="float"/>
          <table:table-cell office:value="8.820929654436586" office:value-type="float"/>
          <table:table-cell office:value="7.329326064629087" office:value-type="float"/>
          <table:table-cell office:value="7.973913429536976" office:value-type="float"/>
          <table:table-cell office:value="8.344065887756638" office:value-type="float"/>
          <table:table-cell office:value="8.478031987672331" office:value-type="float"/>
          <table:table-cell office:value="8.827071570861758" office:value-type="float"/>
          <table:table-cell office:value="8.251493318094738" office:value-type="float"/>
          <table:table-cell office:value="8.92043968036346" office:value-type="float"/>
          <table:table-cell office:value="9.075196559845306" office:value-type="float"/>
          <table:table-cell office:value="9.18818049065871" office:value-type="float"/>
          <table:table-cell office:value="9.841916800991346" office:value-type="float"/>
          <table:table-cell office:value="6.508875974027633" office:value-type="float"/>
          <table:table-cell office:value="6.924194036161601" office:value-type="float"/>
          <table:table-cell office:value="7.134974023647243" office:value-type="float"/>
          <table:table-cell office:value="7.348036492004589" office:value-type="float"/>
          <table:table-cell office:value="7.8912665036874525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4772067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9511231284922" office:value-type="float"/>
          <table:table-cell office:value="16.435505760806606" office:value-type="float"/>
          <table:table-cell office:value="17.22103348377699" office:value-type="float"/>
          <table:table-cell office:value="17.993352062869327" office:value-type="float"/>
          <table:table-cell office:value="7.088367595546837" office:value-type="float"/>
          <table:table-cell office:value="7.751803994008595" office:value-type="float"/>
          <table:table-cell office:value="7.9415509933945625" office:value-type="float"/>
          <table:table-cell office:value="8.188168256068082" office:value-type="float"/>
          <table:table-cell office:value="9.146136811164753" office:value-type="float"/>
          <table:table-cell office:value="6.857742951689373" office:value-type="float"/>
          <table:table-cell office:value="7.608014181880861" office:value-type="float"/>
          <table:table-cell office:value="7.975009522591641" office:value-type="float"/>
          <table:table-cell office:value="8.30571914977974" office:value-type="float"/>
          <table:table-cell office:value="9.104690612351014" office:value-type="float"/>
          <table:table-cell office:value="8.28660925426315" office:value-type="float"/>
          <table:table-cell office:value="8.83074555270694" office:value-type="float"/>
          <table:table-cell office:value="8.957099587195378" office:value-type="float"/>
          <table:table-cell office:value="9.163892572294394" office:value-type="float"/>
          <table:table-cell office:value="9.902008496088158" office:value-type="float"/>
          <table:table-cell office:value="5.887510580294207" office:value-type="float"/>
          <table:table-cell office:value="6.665779673734924" office:value-type="float"/>
          <table:table-cell office:value="6.908687832200693" office:value-type="float"/>
          <table:table-cell office:value="7.143340023190629" office:value-type="float"/>
          <table:table-cell office:value="8.34881892742761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.70697813099106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87196532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903601004448" office:value-type="float"/>
          <table:table-cell office:value="15.693829750428865" office:value-type="float"/>
          <table:table-cell office:value="16.140235645586024" office:value-type="float"/>
          <table:table-cell office:value="16.77615287313968" office:value-type="float"/>
          <table:table-cell office:value="7.419763482718885" office:value-type="float"/>
          <table:table-cell office:value="7.641869855719585" office:value-type="float"/>
          <table:table-cell office:value="7.710661868270123" office:value-type="float"/>
          <table:table-cell office:value="7.974568793777852" office:value-type="float"/>
          <table:table-cell office:value="8.170335000319586" office:value-type="float"/>
          <table:table-cell office:value="7.680015076521858" office:value-type="float"/>
          <table:table-cell office:value="7.929386408638983" office:value-type="float"/>
          <table:table-cell office:value="8.138580229412101" office:value-type="float"/>
          <table:table-cell office:value="8.236042728522412" office:value-type="float"/>
          <table:table-cell office:value="8.26765165856355" office:value-type="float"/>
          <table:table-cell office:value="8.777583245563298" office:value-type="float"/>
          <table:table-cell office:value="8.848681687278678" office:value-type="float"/>
          <table:table-cell office:value="8.897348609637845" office:value-type="float"/>
          <table:table-cell office:value="9.291159721430004" office:value-type="float"/>
          <table:table-cell office:value="9.446509584040747" office:value-type="float"/>
          <table:table-cell office:value="6.500468204079191" office:value-type="float"/>
          <table:table-cell office:value="6.75114684910343" office:value-type="float"/>
          <table:table-cell office:value="6.862405645690939" office:value-type="float"/>
          <table:table-cell office:value="6.951060730911396" office:value-type="float"/>
          <table:table-cell office:value="6.976039052179349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0.7035370372119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3607924711517" office:value-type="float"/>
          <table:table-cell office:value="16.253607924711517" office:value-type="float"/>
          <table:table-cell office:value="16.253607924711517" office:value-type="float"/>
          <table:table-cell office:value="16.253607924711517" office:value-type="float"/>
          <table:table-cell office:value="16.49566812757439" office:value-type="float"/>
          <table:table-cell office:value="7.724925918450271" office:value-type="float"/>
          <table:table-cell office:value="7.724925918450271" office:value-type="float"/>
          <table:table-cell office:value="7.724925918450271" office:value-type="float"/>
          <table:table-cell office:value="7.724925918450271" office:value-type="float"/>
          <table:table-cell office:value="7.734733247727363" office:value-type="float"/>
          <table:table-cell office:value="7.828760930763057" office:value-type="float"/>
          <table:table-cell office:value="7.828760930763057" office:value-type="float"/>
          <table:table-cell office:value="7.828760930763057" office:value-type="float"/>
          <table:table-cell office:value="7.828760930763057" office:value-type="float"/>
          <table:table-cell office:value="8.333227293377913" office:value-type="float"/>
          <table:table-cell office:value="8.831806054860143" office:value-type="float"/>
          <table:table-cell office:value="8.831806054860143" office:value-type="float"/>
          <table:table-cell office:value="8.831806054860143" office:value-type="float"/>
          <table:table-cell office:value="8.831806054860143" office:value-type="float"/>
          <table:table-cell office:value="8.962691921851807" office:value-type="float"/>
          <table:table-cell office:value="6.59099492736152" office:value-type="float"/>
          <table:table-cell office:value="6.59099492736152" office:value-type="float"/>
          <table:table-cell office:value="6.59099492736152" office:value-type="float"/>
          <table:table-cell office:value="6.59099492736152" office:value-type="float"/>
          <table:table-cell office:value="7.236154486245134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.69762905707647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491071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3177936518282" office:value-type="float"/>
          <table:table-cell office:value="16.498509788890896" office:value-type="float"/>
          <table:table-cell office:value="17.137947427561986" office:value-type="float"/>
          <table:table-cell office:value="17.994316502512692" office:value-type="float"/>
          <table:table-cell office:value="6.9821652955488265" office:value-type="float"/>
          <table:table-cell office:value="7.429475039978689" office:value-type="float"/>
          <table:table-cell office:value="7.679917270363035" office:value-type="float"/>
          <table:table-cell office:value="7.901110269734875" office:value-type="float"/>
          <table:table-cell office:value="8.62541661497033" office:value-type="float"/>
          <table:table-cell office:value="7.044335543673894" office:value-type="float"/>
          <table:table-cell office:value="7.770068924278531" office:value-type="float"/>
          <table:table-cell office:value="8.10532395811618" office:value-type="float"/>
          <table:table-cell office:value="8.333053694034245" office:value-type="float"/>
          <table:table-cell office:value="8.857492315445043" office:value-type="float"/>
          <table:table-cell office:value="8.071028841527031" office:value-type="float"/>
          <table:table-cell office:value="8.64072300162995" office:value-type="float"/>
          <table:table-cell office:value="8.78652756481511" office:value-type="float"/>
          <table:table-cell office:value="8.952666512037306" office:value-type="float"/>
          <table:table-cell office:value="9.581992439428642" office:value-type="float"/>
          <table:table-cell office:value="5.9575338112804" office:value-type="float"/>
          <table:table-cell office:value="6.68420069295335" office:value-type="float"/>
          <table:table-cell office:value="6.944590161565647" office:value-type="float"/>
          <table:table-cell office:value="7.149261785345109" office:value-type="float"/>
          <table:table-cell office:value="7.767899595314599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.67907796711182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99012820037" office:value-type="float"/>
          <table:table-cell office:value="-17.47498721173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74053177791963" office:value-type="float"/>
          <table:table-cell office:value="17.34147996465015" office:value-type="float"/>
          <table:table-cell office:value="17.956002894845998" office:value-type="float"/>
          <table:table-cell office:value="7.1747172075249335" office:value-type="float"/>
          <table:table-cell office:value="7.650937190575519" office:value-type="float"/>
          <table:table-cell office:value="7.7221793790543725" office:value-type="float"/>
          <table:table-cell office:value="7.801847023086668" office:value-type="float"/>
          <table:table-cell office:value="8.553892133961195" office:value-type="float"/>
          <table:table-cell office:value="7.229094046458446" office:value-type="float"/>
          <table:table-cell office:value="8.026704716245192" office:value-type="float"/>
          <table:table-cell office:value="8.396344899585117" office:value-type="float"/>
          <table:table-cell office:value="8.51522952504665" office:value-type="float"/>
          <table:table-cell office:value="9.333122310419895" office:value-type="float"/>
          <table:table-cell office:value="8.577535859863843" office:value-type="float"/>
          <table:table-cell office:value="9.030327876754248" office:value-type="float"/>
          <table:table-cell office:value="9.163200360553532" office:value-type="float"/>
          <table:table-cell office:value="9.29322839844081" office:value-type="float"/>
          <table:table-cell office:value="9.775388002008835" office:value-type="float"/>
          <table:table-cell office:value="5.9335085326877595" office:value-type="float"/>
          <table:table-cell office:value="6.620629240791866" office:value-type="float"/>
          <table:table-cell office:value="6.912500525879569" office:value-type="float"/>
          <table:table-cell office:value="7.132408666235742" office:value-type="float"/>
          <table:table-cell office:value="7.934268458994378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.68892317820275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9485756745" office:value-type="float"/>
          <table:table-cell office:value="-17.4767265958522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2650979764638" office:value-type="float"/>
          <table:table-cell office:value="17.438288784121333" office:value-type="float"/>
          <table:table-cell office:value="17.997359188757393" office:value-type="float"/>
          <table:table-cell office:value="7.007422166222437" office:value-type="float"/>
          <table:table-cell office:value="7.701403694506709" office:value-type="float"/>
          <table:table-cell office:value="7.89978892610346" office:value-type="float"/>
          <table:table-cell office:value="8.094913930194943" office:value-type="float"/>
          <table:table-cell office:value="9.104135157081508" office:value-type="float"/>
          <table:table-cell office:value="7.441433428413497" office:value-type="float"/>
          <table:table-cell office:value="8.227256951544057" office:value-type="float"/>
          <table:table-cell office:value="8.40689726512625" office:value-type="float"/>
          <table:table-cell office:value="8.563613592788583" office:value-type="float"/>
          <table:table-cell office:value="9.2004811039892" office:value-type="float"/>
          <table:table-cell office:value="8.529273771639087" office:value-type="float"/>
          <table:table-cell office:value="9.186593806142332" office:value-type="float"/>
          <table:table-cell office:value="9.375607147514991" office:value-type="float"/>
          <table:table-cell office:value="9.509729606040128" office:value-type="float"/>
          <table:table-cell office:value="10.021679997014193" office:value-type="float"/>
          <table:table-cell office:value="5.811652085947156" office:value-type="float"/>
          <table:table-cell office:value="6.726578628533478" office:value-type="float"/>
          <table:table-cell office:value="6.933175185263101" office:value-type="float"/>
          <table:table-cell office:value="7.18404782747294" office:value-type="float"/>
          <table:table-cell office:value="8.02553813568775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.68632600108003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50996905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6231751939702" office:value-type="float"/>
          <table:table-cell office:value="16.372678205285677" office:value-type="float"/>
          <table:table-cell office:value="17.28558718463107" office:value-type="float"/>
          <table:table-cell office:value="17.97124604805482" office:value-type="float"/>
          <table:table-cell office:value="7.150137820000083" office:value-type="float"/>
          <table:table-cell office:value="7.634053936830217" office:value-type="float"/>
          <table:table-cell office:value="7.806400136990989" office:value-type="float"/>
          <table:table-cell office:value="8.04489251036811" office:value-type="float"/>
          <table:table-cell office:value="9.45706911497644" office:value-type="float"/>
          <table:table-cell office:value="6.873213189211009" office:value-type="float"/>
          <table:table-cell office:value="8.058265857016137" office:value-type="float"/>
          <table:table-cell office:value="8.313103244037922" office:value-type="float"/>
          <table:table-cell office:value="8.580786269425277" office:value-type="float"/>
          <table:table-cell office:value="9.016792672869599" office:value-type="float"/>
          <table:table-cell office:value="8.4741854152136" office:value-type="float"/>
          <table:table-cell office:value="8.843616011047441" office:value-type="float"/>
          <table:table-cell office:value="8.98191086467191" office:value-type="float"/>
          <table:table-cell office:value="9.126082182709105" office:value-type="float"/>
          <table:table-cell office:value="10.204820104471601" office:value-type="float"/>
          <table:table-cell office:value="5.780188956750084" office:value-type="float"/>
          <table:table-cell office:value="6.918571484463058" office:value-type="float"/>
          <table:table-cell office:value="7.165768267602319" office:value-type="float"/>
          <table:table-cell office:value="7.384058310257824" office:value-type="float"/>
          <table:table-cell office:value="8.142770872098268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.70680808767041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424001527" office:value-type="float"/>
          <table:table-cell office:value="-17.482139958479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9730987515474" office:value-type="float"/>
          <table:table-cell office:value="17.352599282804004" office:value-type="float"/>
          <table:table-cell office:value="17.99937848546204" office:value-type="float"/>
          <table:table-cell office:value="6.990955147964074" office:value-type="float"/>
          <table:table-cell office:value="7.697302867030605" office:value-type="float"/>
          <table:table-cell office:value="7.883799366263748" office:value-type="float"/>
          <table:table-cell office:value="8.073483110373514" office:value-type="float"/>
          <table:table-cell office:value="8.70127009659775" office:value-type="float"/>
          <table:table-cell office:value="6.988521422086439" office:value-type="float"/>
          <table:table-cell office:value="7.991597068543789" office:value-type="float"/>
          <table:table-cell office:value="8.232017719970166" office:value-type="float"/>
          <table:table-cell office:value="8.432731468735035" office:value-type="float"/>
          <table:table-cell office:value="9.102635030641107" office:value-type="float"/>
          <table:table-cell office:value="8.34952814965773" office:value-type="float"/>
          <table:table-cell office:value="8.941611305872765" office:value-type="float"/>
          <table:table-cell office:value="9.093882300041637" office:value-type="float"/>
          <table:table-cell office:value="9.24233947321845" office:value-type="float"/>
          <table:table-cell office:value="9.878047174492583" office:value-type="float"/>
          <table:table-cell office:value="5.7996684884252865" office:value-type="float"/>
          <table:table-cell office:value="6.781505046142664" office:value-type="float"/>
          <table:table-cell office:value="6.98697727415016" office:value-type="float"/>
          <table:table-cell office:value="7.191113361626325" office:value-type="float"/>
          <table:table-cell office:value="8.100396158844264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.74347727184738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33453612686" office:value-type="float"/>
          <table:table-cell office:value="-17.452706473041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155574862364" office:value-type="float"/>
          <table:table-cell office:value="17.438227635426774" office:value-type="float"/>
          <table:table-cell office:value="17.98497351622481" office:value-type="float"/>
          <table:table-cell office:value="7.249065072224185" office:value-type="float"/>
          <table:table-cell office:value="7.651222403595188" office:value-type="float"/>
          <table:table-cell office:value="7.846369055961287" office:value-type="float"/>
          <table:table-cell office:value="8.10962088783745" office:value-type="float"/>
          <table:table-cell office:value="8.569466595837575" office:value-type="float"/>
          <table:table-cell office:value="6.479792709181718" office:value-type="float"/>
          <table:table-cell office:value="7.689648192749807" office:value-type="float"/>
          <table:table-cell office:value="8.004296290090693" office:value-type="float"/>
          <table:table-cell office:value="8.30753868375739" office:value-type="float"/>
          <table:table-cell office:value="8.872503866695398" office:value-type="float"/>
          <table:table-cell office:value="8.634060514444084" office:value-type="float"/>
          <table:table-cell office:value="8.889346947569411" office:value-type="float"/>
          <table:table-cell office:value="9.01923983124567" office:value-type="float"/>
          <table:table-cell office:value="9.163879992750527" office:value-type="float"/>
          <table:table-cell office:value="9.555726763134183" office:value-type="float"/>
          <table:table-cell office:value="5.855360573936711" office:value-type="float"/>
          <table:table-cell office:value="6.558417674415156" office:value-type="float"/>
          <table:table-cell office:value="6.797829517172222" office:value-type="float"/>
          <table:table-cell office:value="7.006235156831545" office:value-type="float"/>
          <table:table-cell office:value="7.7257742644894485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0.6579294412180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27899038853" office:value-type="float"/>
          <table:table-cell office:value="-17.493527899038853" office:value-type="float"/>
          <table:table-cell office:value="-17.493527899038853" office:value-type="float"/>
          <table:table-cell office:value="-17.493527899038853" office:value-type="float"/>
          <table:table-cell office:value="-17.475490264219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854363742499666" office:value-type="float"/>
          <table:table-cell office:value="7.854363742499666" office:value-type="float"/>
          <table:table-cell office:value="7.854363742499666" office:value-type="float"/>
          <table:table-cell office:value="7.854363742499666" office:value-type="float"/>
          <table:table-cell office:value="8.311010516056836" office:value-type="float"/>
          <table:table-cell office:value="8.559021964291968" office:value-type="float"/>
          <table:table-cell office:value="8.559021964291968" office:value-type="float"/>
          <table:table-cell office:value="8.559021964291968" office:value-type="float"/>
          <table:table-cell office:value="8.559021964291968" office:value-type="float"/>
          <table:table-cell office:value="8.710267994802281" office:value-type="float"/>
          <table:table-cell office:value="9.16241685862763" office:value-type="float"/>
          <table:table-cell office:value="9.16241685862763" office:value-type="float"/>
          <table:table-cell office:value="9.16241685862763" office:value-type="float"/>
          <table:table-cell office:value="9.16241685862763" office:value-type="float"/>
          <table:table-cell office:value="9.374424384989734" office:value-type="float"/>
          <table:table-cell office:value="7.402214878674318" office:value-type="float"/>
          <table:table-cell office:value="7.402214878674318" office:value-type="float"/>
          <table:table-cell office:value="7.402214878674318" office:value-type="float"/>
          <table:table-cell office:value="7.402214878674318" office:value-type="float"/>
          <table:table-cell office:value="7.49560809535907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.6717097064872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7029613736" office:value-type="float"/>
          <table:table-cell office:value="-17.478376144560297" office:value-type="float"/>
          <table:table-cell office:value="-17.445884768362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0661083432804" office:value-type="float"/>
          <table:table-cell office:value="17.990723433857706" office:value-type="float"/>
          <table:table-cell office:value="6.983917073505779" office:value-type="float"/>
          <table:table-cell office:value="7.604171223905507" office:value-type="float"/>
          <table:table-cell office:value="7.803963699119914" office:value-type="float"/>
          <table:table-cell office:value="8.032690093636221" office:value-type="float"/>
          <table:table-cell office:value="8.886487769279348" office:value-type="float"/>
          <table:table-cell office:value="7.07078112780897" office:value-type="float"/>
          <table:table-cell office:value="8.287767869533871" office:value-type="float"/>
          <table:table-cell office:value="8.489181123607533" office:value-type="float"/>
          <table:table-cell office:value="8.67868441071274" office:value-type="float"/>
          <table:table-cell office:value="9.13057509886438" office:value-type="float"/>
          <table:table-cell office:value="8.549596618927822" office:value-type="float"/>
          <table:table-cell office:value="9.127440829332325" office:value-type="float"/>
          <table:table-cell office:value="9.3113596948374" office:value-type="float"/>
          <table:table-cell office:value="9.50382860721262" office:value-type="float"/>
          <table:table-cell office:value="10.19161746235997" office:value-type="float"/>
          <table:table-cell office:value="5.935490112104527" office:value-type="float"/>
          <table:table-cell office:value="6.7552332559935415" office:value-type="float"/>
          <table:table-cell office:value="6.976350446960522" office:value-type="float"/>
          <table:table-cell office:value="7.203176896995183" office:value-type="float"/>
          <table:table-cell office:value="8.039890700764165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49859213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0131492714236" office:value-type="float"/>
          <table:table-cell office:value="16.343374548401492" office:value-type="float"/>
          <table:table-cell office:value="17.009082520277687" office:value-type="float"/>
          <table:table-cell office:value="17.990727311475883" office:value-type="float"/>
          <table:table-cell office:value="6.770489556743566" office:value-type="float"/>
          <table:table-cell office:value="7.634341245263535" office:value-type="float"/>
          <table:table-cell office:value="7.846937569256449" office:value-type="float"/>
          <table:table-cell office:value="8.045325184709231" office:value-type="float"/>
          <table:table-cell office:value="9.456972325878487" office:value-type="float"/>
          <table:table-cell office:value="6.35513357493691" office:value-type="float"/>
          <table:table-cell office:value="7.437388934218299" office:value-type="float"/>
          <table:table-cell office:value="7.839131515892202" office:value-type="float"/>
          <table:table-cell office:value="8.258317386777485" office:value-type="float"/>
          <table:table-cell office:value="9.164571320477346" office:value-type="float"/>
          <table:table-cell office:value="8.20909106217509" office:value-type="float"/>
          <table:table-cell office:value="8.865412234010307" office:value-type="float"/>
          <table:table-cell office:value="9.011273847469425" office:value-type="float"/>
          <table:table-cell office:value="9.168926200294472" office:value-type="float"/>
          <table:table-cell office:value="10.084202529687694" office:value-type="float"/>
          <table:table-cell office:value="4.743577838567815" office:value-type="float"/>
          <table:table-cell office:value="6.357271294954612" office:value-type="float"/>
          <table:table-cell office:value="6.671272031754116" office:value-type="float"/>
          <table:table-cell office:value="6.967459037593574" office:value-type="float"/>
          <table:table-cell office:value="8.231709177820447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.68572686480793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527945625343" office:value-type="float"/>
          <table:table-cell office:value="-17.4494506864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545901033054" office:value-type="float"/>
          <table:table-cell office:value="17.40258610492084" office:value-type="float"/>
          <table:table-cell office:value="17.67171550840644" office:value-type="float"/>
          <table:table-cell office:value="7.790174043592655" office:value-type="float"/>
          <table:table-cell office:value="7.9403792665299004" office:value-type="float"/>
          <table:table-cell office:value="8.13186743430328" office:value-type="float"/>
          <table:table-cell office:value="8.221440600914415" office:value-type="float"/>
          <table:table-cell office:value="8.36815282562614" office:value-type="float"/>
          <table:table-cell office:value="8.052637122263528" office:value-type="float"/>
          <table:table-cell office:value="8.361904142283002" office:value-type="float"/>
          <table:table-cell office:value="8.5096656404056" office:value-type="float"/>
          <table:table-cell office:value="8.973178629896772" office:value-type="float"/>
          <table:table-cell office:value="9.071455447484393" office:value-type="float"/>
          <table:table-cell office:value="9.00498322021461" office:value-type="float"/>
          <table:table-cell office:value="9.266371503623835" office:value-type="float"/>
          <table:table-cell office:value="9.378142851774179" office:value-type="float"/>
          <table:table-cell office:value="9.632620291934757" office:value-type="float"/>
          <table:table-cell office:value="9.638474204063641" office:value-type="float"/>
          <table:table-cell office:value="6.7012657597416005" office:value-type="float"/>
          <table:table-cell office:value="7.003058870645241" office:value-type="float"/>
          <table:table-cell office:value="7.340660249691638" office:value-type="float"/>
          <table:table-cell office:value="7.697503676506718" office:value-type="float"/>
          <table:table-cell office:value="7.963188603748734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.70686367144032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27629855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7962436851922" office:value-type="float"/>
          <table:table-cell office:value="16.593971202137052" office:value-type="float"/>
          <table:table-cell office:value="17.612636857504217" office:value-type="float"/>
          <table:table-cell office:value="17.719719652030054" office:value-type="float"/>
          <table:table-cell office:value="7.636123289757271" office:value-type="float"/>
          <table:table-cell office:value="7.755353119520517" office:value-type="float"/>
          <table:table-cell office:value="7.832203521842793" office:value-type="float"/>
          <table:table-cell office:value="8.311039797235171" office:value-type="float"/>
          <table:table-cell office:value="8.337509838695867" office:value-type="float"/>
          <table:table-cell office:value="7.716578625118897" office:value-type="float"/>
          <table:table-cell office:value="8.269145666716712" office:value-type="float"/>
          <table:table-cell office:value="8.294356304712798" office:value-type="float"/>
          <table:table-cell office:value="8.569734349209542" office:value-type="float"/>
          <table:table-cell office:value="8.591384988868555" office:value-type="float"/>
          <table:table-cell office:value="8.760244100378905" office:value-type="float"/>
          <table:table-cell office:value="9.065538542696892" office:value-type="float"/>
          <table:table-cell office:value="9.194763247763042" office:value-type="float"/>
          <table:table-cell office:value="9.294082669545222" office:value-type="float"/>
          <table:table-cell office:value="9.311231462648504" office:value-type="float"/>
          <table:table-cell office:value="6.474821447051788" office:value-type="float"/>
          <table:table-cell office:value="6.9478564923886985" office:value-type="float"/>
          <table:table-cell office:value="7.105995936502992" office:value-type="float"/>
          <table:table-cell office:value="7.445613538587908" office:value-type="float"/>
          <table:table-cell office:value="7.617663364915918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.70028198256882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9820686347" office:value-type="float"/>
          <table:table-cell office:value="-17.478295311947267" office:value-type="float"/>
          <table:table-cell office:value="-17.442418091926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08099643855417" office:value-type="float"/>
          <table:table-cell office:value="17.99213874727531" office:value-type="float"/>
          <table:table-cell office:value="7.150291636873248" office:value-type="float"/>
          <table:table-cell office:value="7.887943992567402" office:value-type="float"/>
          <table:table-cell office:value="8.109248289776552" office:value-type="float"/>
          <table:table-cell office:value="8.341998185568205" office:value-type="float"/>
          <table:table-cell office:value="9.595368171452169" office:value-type="float"/>
          <table:table-cell office:value="6.646277899609968" office:value-type="float"/>
          <table:table-cell office:value="8.34372627215934" office:value-type="float"/>
          <table:table-cell office:value="8.508094305089548" office:value-type="float"/>
          <table:table-cell office:value="8.63763899784154" office:value-type="float"/>
          <table:table-cell office:value="9.091995830188921" office:value-type="float"/>
          <table:table-cell office:value="8.445710434206426" office:value-type="float"/>
          <table:table-cell office:value="9.171122709047445" office:value-type="float"/>
          <table:table-cell office:value="9.301878732520867" office:value-type="float"/>
          <table:table-cell office:value="9.436874489055139" office:value-type="float"/>
          <table:table-cell office:value="10.093477798633788" office:value-type="float"/>
          <table:table-cell office:value="5.993532637283581" office:value-type="float"/>
          <table:table-cell office:value="7.115739934684057" office:value-type="float"/>
          <table:table-cell office:value="7.30028434826538" office:value-type="float"/>
          <table:table-cell office:value="7.508686582342449" office:value-type="float"/>
          <table:table-cell office:value="8.73377096250773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.7044650969815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03665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2474545173773" office:value-type="float"/>
          <table:table-cell office:value="16.395189323737874" office:value-type="float"/>
          <table:table-cell office:value="17.001403212868503" office:value-type="float"/>
          <table:table-cell office:value="17.98929053771567" office:value-type="float"/>
          <table:table-cell office:value="7.1194177713565345" office:value-type="float"/>
          <table:table-cell office:value="7.718638742150697" office:value-type="float"/>
          <table:table-cell office:value="7.887951015397016" office:value-type="float"/>
          <table:table-cell office:value="8.070128750473671" office:value-type="float"/>
          <table:table-cell office:value="8.753114927021802" office:value-type="float"/>
          <table:table-cell office:value="7.011041880206045" office:value-type="float"/>
          <table:table-cell office:value="8.01178941263084" office:value-type="float"/>
          <table:table-cell office:value="8.29499959224083" office:value-type="float"/>
          <table:table-cell office:value="8.44177145106357" office:value-type="float"/>
          <table:table-cell office:value="9.020217220533661" office:value-type="float"/>
          <table:table-cell office:value="8.421162808376021" office:value-type="float"/>
          <table:table-cell office:value="8.853451732893225" office:value-type="float"/>
          <table:table-cell office:value="8.998255489391415" office:value-type="float"/>
          <table:table-cell office:value="9.135958427617775" office:value-type="float"/>
          <table:table-cell office:value="9.930145737198718" office:value-type="float"/>
          <table:table-cell office:value="6.077441819847335" office:value-type="float"/>
          <table:table-cell office:value="6.920517714175176" office:value-type="float"/>
          <table:table-cell office:value="7.120490437266403" office:value-type="float"/>
          <table:table-cell office:value="7.3024560579777535" office:value-type="float"/>
          <table:table-cell office:value="8.1095876685560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.68854386649863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1054523615" office:value-type="float"/>
          <table:table-cell office:value="-17.41764447760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003319480479" office:value-type="float"/>
          <table:table-cell office:value="17.610219516861672" office:value-type="float"/>
          <table:table-cell office:value="17.861751792382947" office:value-type="float"/>
          <table:table-cell office:value="7.26606927528151" office:value-type="float"/>
          <table:table-cell office:value="7.6400134192493265" office:value-type="float"/>
          <table:table-cell office:value="7.8939264481429685" office:value-type="float"/>
          <table:table-cell office:value="8.061891672326528" office:value-type="float"/>
          <table:table-cell office:value="8.743813738610637" office:value-type="float"/>
          <table:table-cell office:value="7.533319512199519" office:value-type="float"/>
          <table:table-cell office:value="8.184577040633943" office:value-type="float"/>
          <table:table-cell office:value="8.417815723747115" office:value-type="float"/>
          <table:table-cell office:value="8.551321486422758" office:value-type="float"/>
          <table:table-cell office:value="9.00468891739263" office:value-type="float"/>
          <table:table-cell office:value="8.712020561843014" office:value-type="float"/>
          <table:table-cell office:value="9.067816970617343" office:value-type="float"/>
          <table:table-cell office:value="9.171789840612643" office:value-type="float"/>
          <table:table-cell office:value="9.328805784693579" office:value-type="float"/>
          <table:table-cell office:value="10.116432295899038" office:value-type="float"/>
          <table:table-cell office:value="6.315463690451896" office:value-type="float"/>
          <table:table-cell office:value="6.82567413518103" office:value-type="float"/>
          <table:table-cell office:value="7.051968821674656" office:value-type="float"/>
          <table:table-cell office:value="7.215114333809726" office:value-type="float"/>
          <table:table-cell office:value="7.8679476599004765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.6915696371381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4315952046" office:value-type="float"/>
          <table:table-cell office:value="-17.473837441221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6525191419095" office:value-type="float"/>
          <table:table-cell office:value="17.245693162801324" office:value-type="float"/>
          <table:table-cell office:value="17.97775059280404" office:value-type="float"/>
          <table:table-cell office:value="7.09852457981247" office:value-type="float"/>
          <table:table-cell office:value="7.543202121423125" office:value-type="float"/>
          <table:table-cell office:value="7.868483471962552" office:value-type="float"/>
          <table:table-cell office:value="8.123999965650071" office:value-type="float"/>
          <table:table-cell office:value="9.086882445357798" office:value-type="float"/>
          <table:table-cell office:value="7.139629875624188" office:value-type="float"/>
          <table:table-cell office:value="8.177841997426231" office:value-type="float"/>
          <table:table-cell office:value="8.363530759550894" office:value-type="float"/>
          <table:table-cell office:value="8.53707184019187" office:value-type="float"/>
          <table:table-cell office:value="8.941357994700166" office:value-type="float"/>
          <table:table-cell office:value="8.672785945150503" office:value-type="float"/>
          <table:table-cell office:value="9.090947531186922" office:value-type="float"/>
          <table:table-cell office:value="9.20487587157237" office:value-type="float"/>
          <table:table-cell office:value="9.377917132138629" office:value-type="float"/>
          <table:table-cell office:value="9.814561173366952" office:value-type="float"/>
          <table:table-cell office:value="6.04512609479643" office:value-type="float"/>
          <table:table-cell office:value="6.7225958671034105" office:value-type="float"/>
          <table:table-cell office:value="6.9708302287172845" office:value-type="float"/>
          <table:table-cell office:value="7.168086316186802" office:value-type="float"/>
          <table:table-cell office:value="7.876968833993571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.6978757669669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1860501785" office:value-type="float"/>
          <table:table-cell office:value="-17.48576333503874" office:value-type="float"/>
          <table:table-cell office:value="-17.456272491047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9298189677116" office:value-type="float"/>
          <table:table-cell office:value="17.960916774217267" office:value-type="float"/>
          <table:table-cell office:value="6.88654723949047" office:value-type="float"/>
          <table:table-cell office:value="7.586931693505431" office:value-type="float"/>
          <table:table-cell office:value="7.841752836697453" office:value-type="float"/>
          <table:table-cell office:value="7.970334463082073" office:value-type="float"/>
          <table:table-cell office:value="8.525143677602571" office:value-type="float"/>
          <table:table-cell office:value="6.97414697580739" office:value-type="float"/>
          <table:table-cell office:value="8.06841887448375" office:value-type="float"/>
          <table:table-cell office:value="8.22596815983129" office:value-type="float"/>
          <table:table-cell office:value="8.380965046038693" office:value-type="float"/>
          <table:table-cell office:value="8.981758077570886" office:value-type="float"/>
          <table:table-cell office:value="8.743536895960062" office:value-type="float"/>
          <table:table-cell office:value="9.083000117761049" office:value-type="float"/>
          <table:table-cell office:value="9.240878275558384" office:value-type="float"/>
          <table:table-cell office:value="9.362499429955465" office:value-type="float"/>
          <table:table-cell office:value="9.8540916737979" office:value-type="float"/>
          <table:table-cell office:value="5.981519354093351" office:value-type="float"/>
          <table:table-cell office:value="6.496695769032424" office:value-type="float"/>
          <table:table-cell office:value="6.835671775196094" office:value-type="float"/>
          <table:table-cell office:value="7.036512402583128" office:value-type="float"/>
          <table:table-cell office:value="7.951248389181617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.66039620672100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5430819005" office:value-type="float"/>
          <table:table-cell office:value="-17.461430533702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753911872814" office:value-type="float"/>
          <table:table-cell office:value="17.105359411214998" office:value-type="float"/>
          <table:table-cell office:value="17.908414305163408" office:value-type="float"/>
          <table:table-cell office:value="7.344933917559709" office:value-type="float"/>
          <table:table-cell office:value="7.606238321385947" office:value-type="float"/>
          <table:table-cell office:value="7.753776748763449" office:value-type="float"/>
          <table:table-cell office:value="7.963343620315574" office:value-type="float"/>
          <table:table-cell office:value="9.248051781383793" office:value-type="float"/>
          <table:table-cell office:value="7.372060197496607" office:value-type="float"/>
          <table:table-cell office:value="8.402832617706448" office:value-type="float"/>
          <table:table-cell office:value="8.543731157823128" office:value-type="float"/>
          <table:table-cell office:value="8.709806832288193" office:value-type="float"/>
          <table:table-cell office:value="8.901336038192115" office:value-type="float"/>
          <table:table-cell office:value="8.827738446724283" office:value-type="float"/>
          <table:table-cell office:value="9.13102583930906" office:value-type="float"/>
          <table:table-cell office:value="9.186447242027551" office:value-type="float"/>
          <table:table-cell office:value="9.330210485112902" office:value-type="float"/>
          <table:table-cell office:value="10.107573717114914" office:value-type="float"/>
          <table:table-cell office:value="6.553760601413423" office:value-type="float"/>
          <table:table-cell office:value="6.8943063690323285" office:value-type="float"/>
          <table:table-cell office:value="7.094887389505114" office:value-type="float"/>
          <table:table-cell office:value="7.28683471778673" office:value-type="float"/>
          <table:table-cell office:value="7.770210442348048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.6674147265662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739757388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4084645349235" office:value-type="float"/>
          <table:table-cell office:value="16.572123591261487" office:value-type="float"/>
          <table:table-cell office:value="17.247903405787948" office:value-type="float"/>
          <table:table-cell office:value="17.96662308206478" office:value-type="float"/>
          <table:table-cell office:value="7.087552917192864" office:value-type="float"/>
          <table:table-cell office:value="7.495387858277587" office:value-type="float"/>
          <table:table-cell office:value="7.746810409832582" office:value-type="float"/>
          <table:table-cell office:value="8.017706745135929" office:value-type="float"/>
          <table:table-cell office:value="8.642094310431958" office:value-type="float"/>
          <table:table-cell office:value="7.431277889326926" office:value-type="float"/>
          <table:table-cell office:value="8.210804735308429" office:value-type="float"/>
          <table:table-cell office:value="8.397245110691955" office:value-type="float"/>
          <table:table-cell office:value="8.57048781391133" office:value-type="float"/>
          <table:table-cell office:value="8.9655121124234" office:value-type="float"/>
          <table:table-cell office:value="8.320767303859117" office:value-type="float"/>
          <table:table-cell office:value="8.925922059035733" office:value-type="float"/>
          <table:table-cell office:value="9.083957922092644" office:value-type="float"/>
          <table:table-cell office:value="9.283250262378594" office:value-type="float"/>
          <table:table-cell office:value="9.86579755689145" office:value-type="float"/>
          <table:table-cell office:value="6.308961727952282" office:value-type="float"/>
          <table:table-cell office:value="6.867572097932387" office:value-type="float"/>
          <table:table-cell office:value="7.0150119741035" office:value-type="float"/>
          <table:table-cell office:value="7.185488949353853" office:value-type="float"/>
          <table:table-cell office:value="8.032158214485852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0.6530308952157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96598210037399" office:value-type="float"/>
          <table:table-cell office:value="14.796598210037399" office:value-type="float"/>
          <table:table-cell office:value="14.796598210037399" office:value-type="float"/>
          <table:table-cell office:value="14.796598210037399" office:value-type="float"/>
          <table:table-cell office:value="17.15371474995097" office:value-type="float"/>
          <table:table-cell office:value="7.681119091981568" office:value-type="float"/>
          <table:table-cell office:value="7.681119091981568" office:value-type="float"/>
          <table:table-cell office:value="7.681119091981568" office:value-type="float"/>
          <table:table-cell office:value="7.681119091981568" office:value-type="float"/>
          <table:table-cell office:value="8.073375682187283" office:value-type="float"/>
          <table:table-cell office:value="8.016176396241157" office:value-type="float"/>
          <table:table-cell office:value="8.016176396241157" office:value-type="float"/>
          <table:table-cell office:value="8.016176396241157" office:value-type="float"/>
          <table:table-cell office:value="8.016176396241157" office:value-type="float"/>
          <table:table-cell office:value="8.667895547835952" office:value-type="float"/>
          <table:table-cell office:value="8.541189825277586" office:value-type="float"/>
          <table:table-cell office:value="8.541189825277586" office:value-type="float"/>
          <table:table-cell office:value="8.541189825277586" office:value-type="float"/>
          <table:table-cell office:value="8.541189825277586" office:value-type="float"/>
          <table:table-cell office:value="9.179239159076975" office:value-type="float"/>
          <table:table-cell office:value="7.156105662945139" office:value-type="float"/>
          <table:table-cell office:value="7.156105662945139" office:value-type="float"/>
          <table:table-cell office:value="7.156105662945139" office:value-type="float"/>
          <table:table-cell office:value="7.156105662945139" office:value-type="float"/>
          <table:table-cell office:value="7.5620320709462625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0.72606203790323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058863451285" office:value-type="float"/>
          <table:table-cell office:value="-17.45058863451285" office:value-type="float"/>
          <table:table-cell office:value="-17.45058863451285" office:value-type="float"/>
          <table:table-cell office:value="-17.45058863451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5566782111914" office:value-type="float"/>
          <table:table-cell office:value="7.041199534995382" office:value-type="float"/>
          <table:table-cell office:value="7.041199534995382" office:value-type="float"/>
          <table:table-cell office:value="7.041199534995382" office:value-type="float"/>
          <table:table-cell office:value="7.041199534995382" office:value-type="float"/>
          <table:table-cell office:value="8.729879577657705" office:value-type="float"/>
          <table:table-cell office:value="7.859131281058332" office:value-type="float"/>
          <table:table-cell office:value="7.859131281058332" office:value-type="float"/>
          <table:table-cell office:value="7.859131281058332" office:value-type="float"/>
          <table:table-cell office:value="7.859131281058332" office:value-type="float"/>
          <table:table-cell office:value="8.424741550346736" office:value-type="float"/>
          <table:table-cell office:value="8.830106101984327" office:value-type="float"/>
          <table:table-cell office:value="8.830106101984327" office:value-type="float"/>
          <table:table-cell office:value="8.830106101984327" office:value-type="float"/>
          <table:table-cell office:value="8.830106101984327" office:value-type="float"/>
          <table:table-cell office:value="9.554638161302078" office:value-type="float"/>
          <table:table-cell office:value="6.63583498335779" office:value-type="float"/>
          <table:table-cell office:value="6.63583498335779" office:value-type="float"/>
          <table:table-cell office:value="6.63583498335779" office:value-type="float"/>
          <table:table-cell office:value="6.63583498335779" office:value-type="float"/>
          <table:table-cell office:value="7.03437269741396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.699976570055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1110447764" office:value-type="float"/>
          <table:table-cell office:value="-17.477322330024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3711051875937" office:value-type="float"/>
          <table:table-cell office:value="17.417539821306693" office:value-type="float"/>
          <table:table-cell office:value="17.99980367715054" office:value-type="float"/>
          <table:table-cell office:value="7.188372322463243" office:value-type="float"/>
          <table:table-cell office:value="7.621533033943454" office:value-type="float"/>
          <table:table-cell office:value="7.776396043397742" office:value-type="float"/>
          <table:table-cell office:value="7.985495758875165" office:value-type="float"/>
          <table:table-cell office:value="8.898185305819462" office:value-type="float"/>
          <table:table-cell office:value="7.1112632731937415" office:value-type="float"/>
          <table:table-cell office:value="8.083065101993558" office:value-type="float"/>
          <table:table-cell office:value="8.2800744420864" office:value-type="float"/>
          <table:table-cell office:value="8.408627105167792" office:value-type="float"/>
          <table:table-cell office:value="8.888651920428712" office:value-type="float"/>
          <table:table-cell office:value="8.51876811361593" office:value-type="float"/>
          <table:table-cell office:value="9.082745714159465" office:value-type="float"/>
          <table:table-cell office:value="9.284547066107917" office:value-type="float"/>
          <table:table-cell office:value="9.443268229589862" office:value-type="float"/>
          <table:table-cell office:value="10.105792495000406" office:value-type="float"/>
          <table:table-cell office:value="5.601702247060695" office:value-type="float"/>
          <table:table-cell office:value="6.597403722434618" office:value-type="float"/>
          <table:table-cell office:value="6.7866432489143325" office:value-type="float"/>
          <table:table-cell office:value="6.97632619859194" office:value-type="float"/>
          <table:table-cell office:value="7.623822205612517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.70252802203608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324961546" office:value-type="float"/>
          <table:table-cell office:value="-17.478694072800483" office:value-type="float"/>
          <table:table-cell office:value="-17.446947488135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2903004460862" office:value-type="float"/>
          <table:table-cell office:value="17.999528163579438" office:value-type="float"/>
          <table:table-cell office:value="7.391862176963771" office:value-type="float"/>
          <table:table-cell office:value="7.987355165958764" office:value-type="float"/>
          <table:table-cell office:value="8.149384426232263" office:value-type="float"/>
          <table:table-cell office:value="8.31825119745346" office:value-type="float"/>
          <table:table-cell office:value="9.428581613808586" office:value-type="float"/>
          <table:table-cell office:value="7.46657484227397" office:value-type="float"/>
          <table:table-cell office:value="8.333612388089337" office:value-type="float"/>
          <table:table-cell office:value="8.487704304930336" office:value-type="float"/>
          <table:table-cell office:value="8.666277818506941" office:value-type="float"/>
          <table:table-cell office:value="9.113528314387088" office:value-type="float"/>
          <table:table-cell office:value="8.735524713161423" office:value-type="float"/>
          <table:table-cell office:value="9.140278125158668" office:value-type="float"/>
          <table:table-cell office:value="9.257872660144233" office:value-type="float"/>
          <table:table-cell office:value="9.380316460971311" office:value-type="float"/>
          <table:table-cell office:value="10.042967591184752" office:value-type="float"/>
          <table:table-cell office:value="6.610223968870038" office:value-type="float"/>
          <table:table-cell office:value="7.248246122639287" office:value-type="float"/>
          <table:table-cell office:value="7.366480442116782" office:value-type="float"/>
          <table:table-cell office:value="7.57087809505878" office:value-type="float"/>
          <table:table-cell office:value="8.320840548547288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.70067324571043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43878568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124611485055" office:value-type="float"/>
          <table:table-cell office:value="16.291362934378828" office:value-type="float"/>
          <table:table-cell office:value="17.056086531000243" office:value-type="float"/>
          <table:table-cell office:value="17.972045905543013" office:value-type="float"/>
          <table:table-cell office:value="6.901394545467698" office:value-type="float"/>
          <table:table-cell office:value="7.619567595680952" office:value-type="float"/>
          <table:table-cell office:value="7.841883006823352" office:value-type="float"/>
          <table:table-cell office:value="8.102668693589614" office:value-type="float"/>
          <table:table-cell office:value="9.374809973407622" office:value-type="float"/>
          <table:table-cell office:value="6.893651437816583" office:value-type="float"/>
          <table:table-cell office:value="8.075726321480301" office:value-type="float"/>
          <table:table-cell office:value="8.290586132978753" office:value-type="float"/>
          <table:table-cell office:value="8.452599526620919" office:value-type="float"/>
          <table:table-cell office:value="8.880437236341088" office:value-type="float"/>
          <table:table-cell office:value="8.402315233832113" office:value-type="float"/>
          <table:table-cell office:value="8.924955962947756" office:value-type="float"/>
          <table:table-cell office:value="9.132461847646944" office:value-type="float"/>
          <table:table-cell office:value="9.304851359359049" office:value-type="float"/>
          <table:table-cell office:value="10.190857043359593" office:value-type="float"/>
          <table:table-cell office:value="5.844109199443851" office:value-type="float"/>
          <table:table-cell office:value="6.762710765314727" office:value-type="float"/>
          <table:table-cell office:value="7.048232335559872" office:value-type="float"/>
          <table:table-cell office:value="7.2510078295826155" office:value-type="float"/>
          <table:table-cell office:value="8.046619349032405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.7267827488399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266345547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8646554545591" office:value-type="float"/>
          <table:table-cell office:value="16.26631789446609" office:value-type="float"/>
          <table:table-cell office:value="17.040435652006675" office:value-type="float"/>
          <table:table-cell office:value="17.406347996284858" office:value-type="float"/>
          <table:table-cell office:value="7.537013639668638" office:value-type="float"/>
          <table:table-cell office:value="7.796858905281001" office:value-type="float"/>
          <table:table-cell office:value="7.835922734236849" office:value-type="float"/>
          <table:table-cell office:value="8.16950343275408" office:value-type="float"/>
          <table:table-cell office:value="8.867917844996699" office:value-type="float"/>
          <table:table-cell office:value="6.867495816535821" office:value-type="float"/>
          <table:table-cell office:value="8.274784644169982" office:value-type="float"/>
          <table:table-cell office:value="8.530501764399203" office:value-type="float"/>
          <table:table-cell office:value="8.590069300515744" office:value-type="float"/>
          <table:table-cell office:value="8.755670327279464" office:value-type="float"/>
          <table:table-cell office:value="8.75474398255582" office:value-type="float"/>
          <table:table-cell office:value="9.099349320168301" office:value-type="float"/>
          <table:table-cell office:value="9.189833300035183" office:value-type="float"/>
          <table:table-cell office:value="9.346105228779948" office:value-type="float"/>
          <table:table-cell office:value="9.439459347246334" office:value-type="float"/>
          <table:table-cell office:value="5.682728574143359" office:value-type="float"/>
          <table:table-cell office:value="7.085429213846471" office:value-type="float"/>
          <table:table-cell office:value="7.208209243610305" office:value-type="float"/>
          <table:table-cell office:value="7.694460061348938" office:value-type="float"/>
          <table:table-cell office:value="7.893052471198473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.70533577425710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05902223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0124248891868" office:value-type="float"/>
          <table:table-cell office:value="16.429593289994322" office:value-type="float"/>
          <table:table-cell office:value="17.22380650552339" office:value-type="float"/>
          <table:table-cell office:value="17.99520078561362" office:value-type="float"/>
          <table:table-cell office:value="7.056077971991783" office:value-type="float"/>
          <table:table-cell office:value="7.767863131189619" office:value-type="float"/>
          <table:table-cell office:value="7.935884159341502" office:value-type="float"/>
          <table:table-cell office:value="8.123906977362926" office:value-type="float"/>
          <table:table-cell office:value="8.910201282698637" office:value-type="float"/>
          <table:table-cell office:value="7.133539647206289" office:value-type="float"/>
          <table:table-cell office:value="8.145080453453545" office:value-type="float"/>
          <table:table-cell office:value="8.309814536483264" office:value-type="float"/>
          <table:table-cell office:value="8.44008835556439" office:value-type="float"/>
          <table:table-cell office:value="9.143989666169361" office:value-type="float"/>
          <table:table-cell office:value="8.705957850736649" office:value-type="float"/>
          <table:table-cell office:value="9.091281727100453" office:value-type="float"/>
          <table:table-cell office:value="9.237953939366275" office:value-type="float"/>
          <table:table-cell office:value="9.354623314857662" office:value-type="float"/>
          <table:table-cell office:value="9.92540313032832" office:value-type="float"/>
          <table:table-cell office:value="5.925154779325624" office:value-type="float"/>
          <table:table-cell office:value="6.799929563177513" office:value-type="float"/>
          <table:table-cell office:value="7.000178348476799" office:value-type="float"/>
          <table:table-cell office:value="7.19295296994896" office:value-type="float"/>
          <table:table-cell office:value="7.898563866419889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.70238076302036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3304456413" office:value-type="float"/>
          <table:table-cell office:value="-17.4527002318211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6958556401572" office:value-type="float"/>
          <table:table-cell office:value="17.29653823991987" office:value-type="float"/>
          <table:table-cell office:value="17.96069573879036" office:value-type="float"/>
          <table:table-cell office:value="7.357226328588856" office:value-type="float"/>
          <table:table-cell office:value="7.65684216583787" office:value-type="float"/>
          <table:table-cell office:value="7.978040141004776" office:value-type="float"/>
          <table:table-cell office:value="8.126544707143829" office:value-type="float"/>
          <table:table-cell office:value="8.447891371107326" office:value-type="float"/>
          <table:table-cell office:value="7.659549185370219" office:value-type="float"/>
          <table:table-cell office:value="8.155434819009585" office:value-type="float"/>
          <table:table-cell office:value="8.31196735806952" office:value-type="float"/>
          <table:table-cell office:value="8.627333783175402" office:value-type="float"/>
          <table:table-cell office:value="8.885293302727629" office:value-type="float"/>
          <table:table-cell office:value="8.754212022664838" office:value-type="float"/>
          <table:table-cell office:value="8.999709483721093" office:value-type="float"/>
          <table:table-cell office:value="9.144227264740035" office:value-type="float"/>
          <table:table-cell office:value="9.334771867937516" office:value-type="float"/>
          <table:table-cell office:value="9.663827073791921" office:value-type="float"/>
          <table:table-cell office:value="6.318349519970904" office:value-type="float"/>
          <table:table-cell office:value="6.899997433419117" office:value-type="float"/>
          <table:table-cell office:value="7.07489407612389" office:value-type="float"/>
          <table:table-cell office:value="7.336062477256509" office:value-type="float"/>
          <table:table-cell office:value="7.647836082276779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.6797489739198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26176595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6715350096104" office:value-type="float"/>
          <table:table-cell office:value="16.186871032174967" office:value-type="float"/>
          <table:table-cell office:value="16.89513728788091" office:value-type="float"/>
          <table:table-cell office:value="17.961824275199646" office:value-type="float"/>
          <table:table-cell office:value="7.306287926874464" office:value-type="float"/>
          <table:table-cell office:value="7.777893175596413" office:value-type="float"/>
          <table:table-cell office:value="7.962688099818091" office:value-type="float"/>
          <table:table-cell office:value="8.130125619637177" office:value-type="float"/>
          <table:table-cell office:value="8.759188621445082" office:value-type="float"/>
          <table:table-cell office:value="6.6268887876281655" office:value-type="float"/>
          <table:table-cell office:value="8.185230826181016" office:value-type="float"/>
          <table:table-cell office:value="8.502267410309704" office:value-type="float"/>
          <table:table-cell office:value="8.682910917420797" office:value-type="float"/>
          <table:table-cell office:value="9.15985308177284" office:value-type="float"/>
          <table:table-cell office:value="8.664115398362487" office:value-type="float"/>
          <table:table-cell office:value="8.907887799415503" office:value-type="float"/>
          <table:table-cell office:value="9.031666676705306" office:value-type="float"/>
          <table:table-cell office:value="9.191233308205922" office:value-type="float"/>
          <table:table-cell office:value="9.727684805799495" office:value-type="float"/>
          <table:table-cell office:value="5.929033910436349" office:value-type="float"/>
          <table:table-cell office:value="7.14344603383835" office:value-type="float"/>
          <table:table-cell office:value="7.359484066936628" office:value-type="float"/>
          <table:table-cell office:value="7.540145968579855" office:value-type="float"/>
          <table:table-cell office:value="8.167710619659246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.7221416222118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1209288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2.587268202183914" office:value-type="float"/>
          <table:table-cell office:value="15.823890893118168" office:value-type="float"/>
          <table:table-cell office:value="17.000723249749353" office:value-type="float"/>
          <table:table-cell office:value="17.895324759334066" office:value-type="float"/>
          <table:table-cell office:value="6.990411364531273" office:value-type="float"/>
          <table:table-cell office:value="7.613049167885069" office:value-type="float"/>
          <table:table-cell office:value="7.795350578079426" office:value-type="float"/>
          <table:table-cell office:value="8.063325426685287" office:value-type="float"/>
          <table:table-cell office:value="8.43267874478521" office:value-type="float"/>
          <table:table-cell office:value="7.055599858659109" office:value-type="float"/>
          <table:table-cell office:value="7.806443589000866" office:value-type="float"/>
          <table:table-cell office:value="8.215545607148636" office:value-type="float"/>
          <table:table-cell office:value="8.309730360188563" office:value-type="float"/>
          <table:table-cell office:value="8.465798462163256" office:value-type="float"/>
          <table:table-cell office:value="8.561675554209526" office:value-type="float"/>
          <table:table-cell office:value="8.884852363258947" office:value-type="float"/>
          <table:table-cell office:value="9.081596559401937" office:value-type="float"/>
          <table:table-cell office:value="9.234818715477841" office:value-type="float"/>
          <table:table-cell office:value="9.779161507259735" office:value-type="float"/>
          <table:table-cell office:value="5.951425085768774" office:value-type="float"/>
          <table:table-cell office:value="6.711758861538852" office:value-type="float"/>
          <table:table-cell office:value="6.840145863674857" office:value-type="float"/>
          <table:table-cell office:value="7.017397944597462" office:value-type="float"/>
          <table:table-cell office:value="7.299444544431276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.71636967559377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8347351866" office:value-type="float"/>
          <table:table-cell office:value="-17.466419309127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9443953566876" office:value-type="float"/>
          <table:table-cell office:value="17.33710990688223" office:value-type="float"/>
          <table:table-cell office:value="17.99617974053018" office:value-type="float"/>
          <table:table-cell office:value="6.844195993256941" office:value-type="float"/>
          <table:table-cell office:value="7.631925075994732" office:value-type="float"/>
          <table:table-cell office:value="7.816014745613588" office:value-type="float"/>
          <table:table-cell office:value="8.020569098053617" office:value-type="float"/>
          <table:table-cell office:value="9.184168940747744" office:value-type="float"/>
          <table:table-cell office:value="6.465865382116626" office:value-type="float"/>
          <table:table-cell office:value="7.864548019535052" office:value-type="float"/>
          <table:table-cell office:value="8.2279058860649" office:value-type="float"/>
          <table:table-cell office:value="8.43067607779471" office:value-type="float"/>
          <table:table-cell office:value="9.06671078517825" office:value-type="float"/>
          <table:table-cell office:value="8.475641987647192" office:value-type="float"/>
          <table:table-cell office:value="8.939997846686765" office:value-type="float"/>
          <table:table-cell office:value="9.086317362734196" office:value-type="float"/>
          <table:table-cell office:value="9.261076507796906" office:value-type="float"/>
          <table:table-cell office:value="9.958980339959522" office:value-type="float"/>
          <table:table-cell office:value="5.2702762570682795" office:value-type="float"/>
          <table:table-cell office:value="6.536905532470425" office:value-type="float"/>
          <table:table-cell office:value="6.895933839684881" office:value-type="float"/>
          <table:table-cell office:value="7.143990816436117" office:value-type="float"/>
          <table:table-cell office:value="8.025488133645345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.7387611906708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4516673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152506405127" office:value-type="float"/>
          <table:table-cell office:value="15.946120044032353" office:value-type="float"/>
          <table:table-cell office:value="16.737866692656507" office:value-type="float"/>
          <table:table-cell office:value="17.89739711527556" office:value-type="float"/>
          <table:table-cell office:value="6.957192938633877" office:value-type="float"/>
          <table:table-cell office:value="7.542312466890561" office:value-type="float"/>
          <table:table-cell office:value="7.723278589690878" office:value-type="float"/>
          <table:table-cell office:value="7.963025368493895" office:value-type="float"/>
          <table:table-cell office:value="9.134800052420122" office:value-type="float"/>
          <table:table-cell office:value="7.043873069585748" office:value-type="float"/>
          <table:table-cell office:value="7.492059002825543" office:value-type="float"/>
          <table:table-cell office:value="7.833871241675454" office:value-type="float"/>
          <table:table-cell office:value="8.366888572091252" office:value-type="float"/>
          <table:table-cell office:value="9.011219627827215" office:value-type="float"/>
          <table:table-cell office:value="8.213088197675592" office:value-type="float"/>
          <table:table-cell office:value="8.707482543584781" office:value-type="float"/>
          <table:table-cell office:value="8.853023492002595" office:value-type="float"/>
          <table:table-cell office:value="9.036409510069742" office:value-type="float"/>
          <table:table-cell office:value="9.85761491775602" office:value-type="float"/>
          <table:table-cell office:value="6.041066137998508" office:value-type="float"/>
          <table:table-cell office:value="6.378665503399455" office:value-type="float"/>
          <table:table-cell office:value="6.647755510552853" office:value-type="float"/>
          <table:table-cell office:value="7.077358621117973" office:value-type="float"/>
          <table:table-cell office:value="8.288404762491316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5767794251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6354802042094" office:value-type="float"/>
          <table:table-cell office:value="16.365041491223888" office:value-type="float"/>
          <table:table-cell office:value="17.511366418895623" office:value-type="float"/>
          <table:table-cell office:value="17.929425198684957" office:value-type="float"/>
          <table:table-cell office:value="7.843828078125748" office:value-type="float"/>
          <table:table-cell office:value="8.07198885825526" office:value-type="float"/>
          <table:table-cell office:value="8.102363597379469" office:value-type="float"/>
          <table:table-cell office:value="8.542754544312272" office:value-type="float"/>
          <table:table-cell office:value="8.557690158199875" office:value-type="float"/>
          <table:table-cell office:value="7.6754203417698825" office:value-type="float"/>
          <table:table-cell office:value="7.928627039527548" office:value-type="float"/>
          <table:table-cell office:value="8.083353936584468" office:value-type="float"/>
          <table:table-cell office:value="8.319216735727501" office:value-type="float"/>
          <table:table-cell office:value="8.356148988303953" office:value-type="float"/>
          <table:table-cell office:value="9.088215657871153" office:value-type="float"/>
          <table:table-cell office:value="9.132731855274844" office:value-type="float"/>
          <table:table-cell office:value="9.35769346236697" office:value-type="float"/>
          <table:table-cell office:value="9.380126480966936" office:value-type="float"/>
          <table:table-cell office:value="9.490339774110994" office:value-type="float"/>
          <table:table-cell office:value="6.438496961536752" office:value-type="float"/>
          <table:table-cell office:value="6.782398615725255" office:value-type="float"/>
          <table:table-cell office:value="6.988819641253999" office:value-type="float"/>
          <table:table-cell office:value="7.125465342511532" office:value-type="float"/>
          <table:table-cell office:value="7.3500788013173475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.67269574608618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3220410409" office:value-type="float"/>
          <table:table-cell office:value="-17.47076122472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7310353632528" office:value-type="float"/>
          <table:table-cell office:value="17.21059686446145" office:value-type="float"/>
          <table:table-cell office:value="17.982463480433985" office:value-type="float"/>
          <table:table-cell office:value="7.064780376578922" office:value-type="float"/>
          <table:table-cell office:value="7.7267519940653955" office:value-type="float"/>
          <table:table-cell office:value="7.9227553410727865" office:value-type="float"/>
          <table:table-cell office:value="8.103419401326299" office:value-type="float"/>
          <table:table-cell office:value="8.77922413515871" office:value-type="float"/>
          <table:table-cell office:value="7.2590969973449315" office:value-type="float"/>
          <table:table-cell office:value="8.253218891628375" office:value-type="float"/>
          <table:table-cell office:value="8.52976392154054" office:value-type="float"/>
          <table:table-cell office:value="8.683470124985723" office:value-type="float"/>
          <table:table-cell office:value="9.006629318888372" office:value-type="float"/>
          <table:table-cell office:value="8.173905831795894" office:value-type="float"/>
          <table:table-cell office:value="9.011133331965324" office:value-type="float"/>
          <table:table-cell office:value="9.19186652839645" office:value-type="float"/>
          <table:table-cell office:value="9.379225881745976" office:value-type="float"/>
          <table:table-cell office:value="9.77982876289183" office:value-type="float"/>
          <table:table-cell office:value="6.114097895041308" office:value-type="float"/>
          <table:table-cell office:value="6.9420702974012976" office:value-type="float"/>
          <table:table-cell office:value="7.20647929343768" office:value-type="float"/>
          <table:table-cell office:value="7.45599903077181" office:value-type="float"/>
          <table:table-cell office:value="7.952935813861826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.69147174516056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85927812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357358610607" office:value-type="float"/>
          <table:table-cell office:value="16.59118004205601" office:value-type="float"/>
          <table:table-cell office:value="17.20194194930993" office:value-type="float"/>
          <table:table-cell office:value="17.94366063423932" office:value-type="float"/>
          <table:table-cell office:value="7.108386356648913" office:value-type="float"/>
          <table:table-cell office:value="7.539878473110764" office:value-type="float"/>
          <table:table-cell office:value="7.758657709341219" office:value-type="float"/>
          <table:table-cell office:value="7.950756796272193" office:value-type="float"/>
          <table:table-cell office:value="8.81085876556623" office:value-type="float"/>
          <table:table-cell office:value="7.032989000082055" office:value-type="float"/>
          <table:table-cell office:value="8.0804790376554" office:value-type="float"/>
          <table:table-cell office:value="8.292638956082635" office:value-type="float"/>
          <table:table-cell office:value="8.502410065743128" office:value-type="float"/>
          <table:table-cell office:value="8.988775877018925" office:value-type="float"/>
          <table:table-cell office:value="8.591508016208707" office:value-type="float"/>
          <table:table-cell office:value="9.021683490770952" office:value-type="float"/>
          <table:table-cell office:value="9.135372495905163" office:value-type="float"/>
          <table:table-cell office:value="9.258133935065477" office:value-type="float"/>
          <table:table-cell office:value="9.748611680225" office:value-type="float"/>
          <table:table-cell office:value="5.708333429534692" office:value-type="float"/>
          <table:table-cell office:value="6.598227122132716" office:value-type="float"/>
          <table:table-cell office:value="6.844340079704699" office:value-type="float"/>
          <table:table-cell office:value="7.128675039928994" office:value-type="float"/>
          <table:table-cell office:value="7.706999022512417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.68801200520057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8676157794" office:value-type="float"/>
          <table:table-cell office:value="-17.4758757476897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2484420378277" office:value-type="float"/>
          <table:table-cell office:value="17.263293092635408" office:value-type="float"/>
          <table:table-cell office:value="17.851966411496814" office:value-type="float"/>
          <table:table-cell office:value="7.1703272551051125" office:value-type="float"/>
          <table:table-cell office:value="7.670481230560603" office:value-type="float"/>
          <table:table-cell office:value="7.901949983276731" office:value-type="float"/>
          <table:table-cell office:value="8.08106095363288" office:value-type="float"/>
          <table:table-cell office:value="9.050192183776979" office:value-type="float"/>
          <table:table-cell office:value="7.2334619760137135" office:value-type="float"/>
          <table:table-cell office:value="8.141291081364496" office:value-type="float"/>
          <table:table-cell office:value="8.338583867642576" office:value-type="float"/>
          <table:table-cell office:value="8.585934448965283" office:value-type="float"/>
          <table:table-cell office:value="9.219854125846894" office:value-type="float"/>
          <table:table-cell office:value="8.715587917195911" office:value-type="float"/>
          <table:table-cell office:value="8.996852300801496" office:value-type="float"/>
          <table:table-cell office:value="9.216274630845556" office:value-type="float"/>
          <table:table-cell office:value="9.379791715597687" office:value-type="float"/>
          <table:table-cell office:value="9.77216409653883" office:value-type="float"/>
          <table:table-cell office:value="6.133003596734719" office:value-type="float"/>
          <table:table-cell office:value="6.786146874343127" office:value-type="float"/>
          <table:table-cell office:value="7.055707958207927" office:value-type="float"/>
          <table:table-cell office:value="7.193277586528256" office:value-type="float"/>
          <table:table-cell office:value="7.995160312390466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.6757846461751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0295126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4814634795063" office:value-type="float"/>
          <table:table-cell office:value="16.527162180501044" office:value-type="float"/>
          <table:table-cell office:value="17.076259962426914" office:value-type="float"/>
          <table:table-cell office:value="17.985487341329133" office:value-type="float"/>
          <table:table-cell office:value="7.123405764132899" office:value-type="float"/>
          <table:table-cell office:value="7.605632245979254" office:value-type="float"/>
          <table:table-cell office:value="7.77637922471355" office:value-type="float"/>
          <table:table-cell office:value="7.9500797155785525" office:value-type="float"/>
          <table:table-cell office:value="8.5760432227001" office:value-type="float"/>
          <table:table-cell office:value="7.416489432550418" office:value-type="float"/>
          <table:table-cell office:value="8.233022594456383" office:value-type="float"/>
          <table:table-cell office:value="8.383505994104606" office:value-type="float"/>
          <table:table-cell office:value="8.509676107260754" office:value-type="float"/>
          <table:table-cell office:value="8.985196895507075" office:value-type="float"/>
          <table:table-cell office:value="8.634331140939924" office:value-type="float"/>
          <table:table-cell office:value="9.029168044365925" office:value-type="float"/>
          <table:table-cell office:value="9.188349812744914" office:value-type="float"/>
          <table:table-cell office:value="9.33807188913146" office:value-type="float"/>
          <table:table-cell office:value="10.096310134349583" office:value-type="float"/>
          <table:table-cell office:value="5.718515178325644" office:value-type="float"/>
          <table:table-cell office:value="6.763636001492312" office:value-type="float"/>
          <table:table-cell office:value="6.975275704145609" office:value-type="float"/>
          <table:table-cell office:value="7.179549235173886" office:value-type="float"/>
          <table:table-cell office:value="7.801593147181192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.7028183069919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892728481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953389428933" office:value-type="float"/>
          <table:table-cell office:value="16.386156493326137" office:value-type="float"/>
          <table:table-cell office:value="17.23555458770829" office:value-type="float"/>
          <table:table-cell office:value="17.98515321343951" office:value-type="float"/>
          <table:table-cell office:value="7.060774689085097" office:value-type="float"/>
          <table:table-cell office:value="7.630289788637346" office:value-type="float"/>
          <table:table-cell office:value="7.779717679567541" office:value-type="float"/>
          <table:table-cell office:value="7.935790103370513" office:value-type="float"/>
          <table:table-cell office:value="8.561743199284734" office:value-type="float"/>
          <table:table-cell office:value="6.851111776048814" office:value-type="float"/>
          <table:table-cell office:value="7.906804493306025" office:value-type="float"/>
          <table:table-cell office:value="8.21613667612137" office:value-type="float"/>
          <table:table-cell office:value="8.424756301885429" office:value-type="float"/>
          <table:table-cell office:value="8.92803915119687" office:value-type="float"/>
          <table:table-cell office:value="8.427148323170323" office:value-type="float"/>
          <table:table-cell office:value="8.82444862110079" office:value-type="float"/>
          <table:table-cell office:value="8.994111884486445" office:value-type="float"/>
          <table:table-cell office:value="9.191598025240543" office:value-type="float"/>
          <table:table-cell office:value="9.877225914902349" office:value-type="float"/>
          <table:table-cell office:value="6.090676565519343" office:value-type="float"/>
          <table:table-cell office:value="6.7924687347777475" office:value-type="float"/>
          <table:table-cell office:value="6.949197036768522" office:value-type="float"/>
          <table:table-cell office:value="7.113906410785511" office:value-type="float"/>
          <table:table-cell office:value="7.62370914253998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.69278365136655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753177287677" office:value-type="float"/>
          <table:table-cell office:value="-17.48082865305191" office:value-type="float"/>
          <table:table-cell office:value="-17.461167799221673" office:value-type="float"/>
          <table:table-cell office:value="-17.458072204172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90402689848982" office:value-type="float"/>
          <table:table-cell office:value="7.57583805720366" office:value-type="float"/>
          <table:table-cell office:value="7.6740592238685075" office:value-type="float"/>
          <table:table-cell office:value="7.766901980728503" office:value-type="float"/>
          <table:table-cell office:value="8.002888251165158" office:value-type="float"/>
          <table:table-cell office:value="8.38147724933975" office:value-type="float"/>
          <table:table-cell office:value="7.997448413896376" office:value-type="float"/>
          <table:table-cell office:value="8.011033961489755" office:value-type="float"/>
          <table:table-cell office:value="8.15822160836012" office:value-type="float"/>
          <table:table-cell office:value="8.373350327079025" office:value-type="float"/>
          <table:table-cell office:value="8.933643943808356" office:value-type="float"/>
          <table:table-cell office:value="9.122241811082526" office:value-type="float"/>
          <table:table-cell office:value="9.184564871989576" office:value-type="float"/>
          <table:table-cell office:value="9.18537760337023" office:value-type="float"/>
          <table:table-cell office:value="9.218659045892515" office:value-type="float"/>
          <table:table-cell office:value="9.667594162703775" office:value-type="float"/>
          <table:table-cell office:value="6.57897279125465" office:value-type="float"/>
          <table:table-cell office:value="6.7249170481257305" office:value-type="float"/>
          <table:table-cell office:value="6.82694657320016" office:value-type="float"/>
          <table:table-cell office:value="7.105919096120593" office:value-type="float"/>
          <table:table-cell office:value="7.439582086850587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.6843603413504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7172434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0239472274133" office:value-type="float"/>
          <table:table-cell office:value="16.247750506045072" office:value-type="float"/>
          <table:table-cell office:value="17.009661673329745" office:value-type="float"/>
          <table:table-cell office:value="17.964235460604247" office:value-type="float"/>
          <table:table-cell office:value="7.06649888888602" office:value-type="float"/>
          <table:table-cell office:value="7.529990916395285" office:value-type="float"/>
          <table:table-cell office:value="7.723760907990687" office:value-type="float"/>
          <table:table-cell office:value="7.93717800449857" office:value-type="float"/>
          <table:table-cell office:value="9.017809518235325" office:value-type="float"/>
          <table:table-cell office:value="6.824389557684133" office:value-type="float"/>
          <table:table-cell office:value="8.129022753676127" office:value-type="float"/>
          <table:table-cell office:value="8.336868433405089" office:value-type="float"/>
          <table:table-cell office:value="8.482110237248966" office:value-type="float"/>
          <table:table-cell office:value="8.993388373496256" office:value-type="float"/>
          <table:table-cell office:value="8.489126797926644" office:value-type="float"/>
          <table:table-cell office:value="8.97939214271808" office:value-type="float"/>
          <table:table-cell office:value="9.128014918639728" office:value-type="float"/>
          <table:table-cell office:value="9.356900700104344" office:value-type="float"/>
          <table:table-cell office:value="9.872341978039245" office:value-type="float"/>
          <table:table-cell office:value="5.8034628204954775" office:value-type="float"/>
          <table:table-cell office:value="6.674491066013328" office:value-type="float"/>
          <table:table-cell office:value="6.885606339574155" office:value-type="float"/>
          <table:table-cell office:value="7.120371346261449" office:value-type="float"/>
          <table:table-cell office:value="7.939019342509367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.67032916722099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58838006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157939601359" office:value-type="float"/>
          <table:table-cell office:value="16.201855360455937" office:value-type="float"/>
          <table:table-cell office:value="16.802545601798226" office:value-type="float"/>
          <table:table-cell office:value="17.847315229336647" office:value-type="float"/>
          <table:table-cell office:value="6.920421614381846" office:value-type="float"/>
          <table:table-cell office:value="7.3664832197191465" office:value-type="float"/>
          <table:table-cell office:value="7.5904975087451465" office:value-type="float"/>
          <table:table-cell office:value="7.801189637750916" office:value-type="float"/>
          <table:table-cell office:value="9.203674245215002" office:value-type="float"/>
          <table:table-cell office:value="6.7446811850703785" office:value-type="float"/>
          <table:table-cell office:value="8.072774878990462" office:value-type="float"/>
          <table:table-cell office:value="8.340983023120762" office:value-type="float"/>
          <table:table-cell office:value="8.468936238598094" office:value-type="float"/>
          <table:table-cell office:value="8.97289317882567" office:value-type="float"/>
          <table:table-cell office:value="8.487492957930426" office:value-type="float"/>
          <table:table-cell office:value="8.716939559831902" office:value-type="float"/>
          <table:table-cell office:value="8.92508125528625" office:value-type="float"/>
          <table:table-cell office:value="9.071069286681142" office:value-type="float"/>
          <table:table-cell office:value="9.813454461797168" office:value-type="float"/>
          <table:table-cell office:value="5.558076748455607" office:value-type="float"/>
          <table:table-cell office:value="6.662591759753203" office:value-type="float"/>
          <table:table-cell office:value="6.934981120043849" office:value-type="float"/>
          <table:table-cell office:value="7.1852500591310005" office:value-type="float"/>
          <table:table-cell office:value="8.363112962243502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.70768802101487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4404251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0797792957646" office:value-type="float"/>
          <table:table-cell office:value="17.15694269552365" office:value-type="float"/>
          <table:table-cell office:value="17.571836253080637" office:value-type="float"/>
          <table:table-cell office:value="17.998386230953923" office:value-type="float"/>
          <table:table-cell office:value="7.302734734107108" office:value-type="float"/>
          <table:table-cell office:value="7.712873006462868" office:value-type="float"/>
          <table:table-cell office:value="7.840633284088613" office:value-type="float"/>
          <table:table-cell office:value="8.036972256151966" office:value-type="float"/>
          <table:table-cell office:value="8.894015884764121" office:value-type="float"/>
          <table:table-cell office:value="7.116884107149287" office:value-type="float"/>
          <table:table-cell office:value="8.012890154109094" office:value-type="float"/>
          <table:table-cell office:value="8.247425742628169" office:value-type="float"/>
          <table:table-cell office:value="8.396688911594584" office:value-type="float"/>
          <table:table-cell office:value="9.273095341369423" office:value-type="float"/>
          <table:table-cell office:value="8.46500569406921" office:value-type="float"/>
          <table:table-cell office:value="8.903376836328468" office:value-type="float"/>
          <table:table-cell office:value="9.050504623503272" office:value-type="float"/>
          <table:table-cell office:value="9.206902782761494" office:value-type="float"/>
          <table:table-cell office:value="9.73763920398535" office:value-type="float"/>
          <table:table-cell office:value="6.188055682609327" office:value-type="float"/>
          <table:table-cell office:value="6.83920717169436" office:value-type="float"/>
          <table:table-cell office:value="6.999897308694656" office:value-type="float"/>
          <table:table-cell office:value="7.189607178614535" office:value-type="float"/>
          <table:table-cell office:value="8.004890840636284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0.68835652269618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500783302135" office:value-type="float"/>
          <table:table-cell office:value="-17.477528330030495" office:value-type="float"/>
          <table:table-cell office:value="-17.470223110705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5788930047394" office:value-type="float"/>
          <table:table-cell office:value="17.13157900512333" office:value-type="float"/>
          <table:table-cell office:value="7.972827533288807" office:value-type="float"/>
          <table:table-cell office:value="8.057168082431213" office:value-type="float"/>
          <table:table-cell office:value="8.233177716126995" office:value-type="float"/>
          <table:table-cell office:value="8.50651137217427" office:value-type="float"/>
          <table:table-cell office:value="8.63763729615253" office:value-type="float"/>
          <table:table-cell office:value="8.541195436530717" office:value-type="float"/>
          <table:table-cell office:value="8.646819106995009" office:value-type="float"/>
          <table:table-cell office:value="8.683681863910026" office:value-type="float"/>
          <table:table-cell office:value="8.743467285634962" office:value-type="float"/>
          <table:table-cell office:value="8.783439482711533" office:value-type="float"/>
          <table:table-cell office:value="9.092608160669243" office:value-type="float"/>
          <table:table-cell office:value="9.199863678176268" office:value-type="float"/>
          <table:table-cell office:value="9.324816897969463" office:value-type="float"/>
          <table:table-cell office:value="9.641022514254281" office:value-type="float"/>
          <table:table-cell office:value="9.721811673996374" office:value-type="float"/>
          <table:table-cell office:value="7.314159291643258" office:value-type="float"/>
          <table:table-cell office:value="7.5281669838128575" office:value-type="float"/>
          <table:table-cell office:value="7.592042682067559" office:value-type="float"/>
          <table:table-cell office:value="7.643433888893257" office:value-type="float"/>
          <table:table-cell office:value="7.747999404473503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.73792080254626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5454098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8657066748073" office:value-type="float"/>
          <table:table-cell office:value="16.552085973809262" office:value-type="float"/>
          <table:table-cell office:value="17.15803897077899" office:value-type="float"/>
          <table:table-cell office:value="17.878921039027176" office:value-type="float"/>
          <table:table-cell office:value="7.1806968591036355" office:value-type="float"/>
          <table:table-cell office:value="7.68457988468103" office:value-type="float"/>
          <table:table-cell office:value="7.8583577735716" office:value-type="float"/>
          <table:table-cell office:value="8.026724753703624" office:value-type="float"/>
          <table:table-cell office:value="8.670565551767764" office:value-type="float"/>
          <table:table-cell office:value="6.8573703131316375" office:value-type="float"/>
          <table:table-cell office:value="7.6826190857203525" office:value-type="float"/>
          <table:table-cell office:value="8.02639541969392" office:value-type="float"/>
          <table:table-cell office:value="8.328646140976524" office:value-type="float"/>
          <table:table-cell office:value="8.81625620176182" office:value-type="float"/>
          <table:table-cell office:value="8.567733144063494" office:value-type="float"/>
          <table:table-cell office:value="8.840437398880576" office:value-type="float"/>
          <table:table-cell office:value="9.019226029789664" office:value-type="float"/>
          <table:table-cell office:value="9.172505290061686" office:value-type="float"/>
          <table:table-cell office:value="9.728887659153699" office:value-type="float"/>
          <table:table-cell office:value="5.75541084760116" office:value-type="float"/>
          <table:table-cell office:value="6.5300092510970025" office:value-type="float"/>
          <table:table-cell office:value="6.7783746496061745" office:value-type="float"/>
          <table:table-cell office:value="7.122470819575685" office:value-type="float"/>
          <table:table-cell office:value="7.671195391771025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0.6767556768597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232736985183" office:value-type="float"/>
          <table:table-cell office:value="16.00232736985183" office:value-type="float"/>
          <table:table-cell office:value="16.00232736985183" office:value-type="float"/>
          <table:table-cell office:value="16.00232736985183" office:value-type="float"/>
          <table:table-cell office:value="17.778375821365522" office:value-type="float"/>
          <table:table-cell office:value="7.831351160370798" office:value-type="float"/>
          <table:table-cell office:value="7.831351160370798" office:value-type="float"/>
          <table:table-cell office:value="7.831351160370798" office:value-type="float"/>
          <table:table-cell office:value="7.831351160370798" office:value-type="float"/>
          <table:table-cell office:value="8.312659039388999" office:value-type="float"/>
          <table:table-cell office:value="8.37282452005194" office:value-type="float"/>
          <table:table-cell office:value="8.37282452005194" office:value-type="float"/>
          <table:table-cell office:value="8.37282452005194" office:value-type="float"/>
          <table:table-cell office:value="8.37282452005194" office:value-type="float"/>
          <table:table-cell office:value="8.585651475286138" office:value-type="float"/>
          <table:table-cell office:value="9.157382285915158" office:value-type="float"/>
          <table:table-cell office:value="9.157382285915158" office:value-type="float"/>
          <table:table-cell office:value="9.157382285915158" office:value-type="float"/>
          <table:table-cell office:value="9.157382285915158" office:value-type="float"/>
          <table:table-cell office:value="9.399071119178036" office:value-type="float"/>
          <table:table-cell office:value="7.160993936809639" office:value-type="float"/>
          <table:table-cell office:value="7.160993936809639" office:value-type="float"/>
          <table:table-cell office:value="7.160993936809639" office:value-type="float"/>
          <table:table-cell office:value="7.160993936809639" office:value-type="float"/>
          <table:table-cell office:value="7.286412440262904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.7255639037838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13811431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614742108503" office:value-type="float"/>
          <table:table-cell office:value="16.231657866937496" office:value-type="float"/>
          <table:table-cell office:value="16.90274250164258" office:value-type="float"/>
          <table:table-cell office:value="17.799147808997688" office:value-type="float"/>
          <table:table-cell office:value="7.470603901871288" office:value-type="float"/>
          <table:table-cell office:value="7.624462920801441" office:value-type="float"/>
          <table:table-cell office:value="7.7001760863722835" office:value-type="float"/>
          <table:table-cell office:value="7.936790842168023" office:value-type="float"/>
          <table:table-cell office:value="8.46795677563999" office:value-type="float"/>
          <table:table-cell office:value="7.113614829278064" office:value-type="float"/>
          <table:table-cell office:value="7.540498225379606" office:value-type="float"/>
          <table:table-cell office:value="8.146674835262885" office:value-type="float"/>
          <table:table-cell office:value="8.439226563796383" office:value-type="float"/>
          <table:table-cell office:value="8.6040236998684" office:value-type="float"/>
          <table:table-cell office:value="8.60255799007416" office:value-type="float"/>
          <table:table-cell office:value="8.79127022537265" office:value-type="float"/>
          <table:table-cell office:value="8.992422388372967" office:value-type="float"/>
          <table:table-cell office:value="9.142161423366694" office:value-type="float"/>
          <table:table-cell office:value="9.843177418467196" office:value-type="float"/>
          <table:table-cell office:value="6.297801582578139" office:value-type="float"/>
          <table:table-cell office:value="6.525119627894618" office:value-type="float"/>
          <table:table-cell office:value="6.685429923340725" office:value-type="float"/>
          <table:table-cell office:value="7.115608796724347" office:value-type="float"/>
          <table:table-cell office:value="7.6473441040779395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.69274933985604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0355273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9427721923906" office:value-type="float"/>
          <table:table-cell office:value="16.16322177244266" office:value-type="float"/>
          <table:table-cell office:value="17.038162359428448" office:value-type="float"/>
          <table:table-cell office:value="17.9836278315706" office:value-type="float"/>
          <table:table-cell office:value="6.7378273266905255" office:value-type="float"/>
          <table:table-cell office:value="7.457240843263919" office:value-type="float"/>
          <table:table-cell office:value="7.718214487805335" office:value-type="float"/>
          <table:table-cell office:value="7.954186652150679" office:value-type="float"/>
          <table:table-cell office:value="8.955062872969673" office:value-type="float"/>
          <table:table-cell office:value="6.607810337409602" office:value-type="float"/>
          <table:table-cell office:value="8.002512366055788" office:value-type="float"/>
          <table:table-cell office:value="8.272469612478398" office:value-type="float"/>
          <table:table-cell office:value="8.495341414413224" office:value-type="float"/>
          <table:table-cell office:value="8.951330050442294" office:value-type="float"/>
          <table:table-cell office:value="8.161799060688397" office:value-type="float"/>
          <table:table-cell office:value="8.672774883456821" office:value-type="float"/>
          <table:table-cell office:value="8.86054793923999" office:value-type="float"/>
          <table:table-cell office:value="9.077190943401192" office:value-type="float"/>
          <table:table-cell office:value="9.582631897238596" office:value-type="float"/>
          <table:table-cell office:value="5.807814534865264" office:value-type="float"/>
          <table:table-cell office:value="6.83426887351688" office:value-type="float"/>
          <table:table-cell office:value="7.0570601458247895" office:value-type="float"/>
          <table:table-cell office:value="7.275252073181633" office:value-type="float"/>
          <table:table-cell office:value="8.06488360727898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8550865286" office:value-type="float"/>
          <table:table-cell office:value="-17.4535280804993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807412250645" office:value-type="float"/>
          <table:table-cell office:value="17.556928797973406" office:value-type="float"/>
          <table:table-cell office:value="17.994636198812433" office:value-type="float"/>
          <table:table-cell office:value="7.504417723859969" office:value-type="float"/>
          <table:table-cell office:value="7.966077987433353" office:value-type="float"/>
          <table:table-cell office:value="8.104802073762404" office:value-type="float"/>
          <table:table-cell office:value="8.131483126241495" office:value-type="float"/>
          <table:table-cell office:value="8.325122892646917" office:value-type="float"/>
          <table:table-cell office:value="6.8187512901800975" office:value-type="float"/>
          <table:table-cell office:value="7.036765448199006" office:value-type="float"/>
          <table:table-cell office:value="7.057571964061844" office:value-type="float"/>
          <table:table-cell office:value="7.1158465343667725" office:value-type="float"/>
          <table:table-cell office:value="8.65095902645838" office:value-type="float"/>
          <table:table-cell office:value="8.76050145003999" office:value-type="float"/>
          <table:table-cell office:value="8.966830687766546" office:value-type="float"/>
          <table:table-cell office:value="8.985768856241473" office:value-type="float"/>
          <table:table-cell office:value="9.031621539928882" office:value-type="float"/>
          <table:table-cell office:value="9.629044878124656" office:value-type="float"/>
          <table:table-cell office:value="5.7716526183216175" office:value-type="float"/>
          <table:table-cell office:value="6.13580786159817" office:value-type="float"/>
          <table:table-cell office:value="6.226015409815945" office:value-type="float"/>
          <table:table-cell office:value="6.245527054066544" office:value-type="float"/>
          <table:table-cell office:value="7.59268786671036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.7240301843894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035710020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3374988267064" office:value-type="float"/>
          <table:table-cell office:value="15.77537872727706" office:value-type="float"/>
          <table:table-cell office:value="17.116553891284543" office:value-type="float"/>
          <table:table-cell office:value="17.42202821054552" office:value-type="float"/>
          <table:table-cell office:value="7.098262681408778" office:value-type="float"/>
          <table:table-cell office:value="7.594632261535743" office:value-type="float"/>
          <table:table-cell office:value="7.990160245358565" office:value-type="float"/>
          <table:table-cell office:value="8.117372480223645" office:value-type="float"/>
          <table:table-cell office:value="8.355115401707115" office:value-type="float"/>
          <table:table-cell office:value="7.408088024568235" office:value-type="float"/>
          <table:table-cell office:value="7.858563883495314" office:value-type="float"/>
          <table:table-cell office:value="8.166762543751446" office:value-type="float"/>
          <table:table-cell office:value="8.2710144739563" office:value-type="float"/>
          <table:table-cell office:value="8.446558117039167" office:value-type="float"/>
          <table:table-cell office:value="8.635764015729652" office:value-type="float"/>
          <table:table-cell office:value="8.925276597301348" office:value-type="float"/>
          <table:table-cell office:value="9.07025832534304" office:value-type="float"/>
          <table:table-cell office:value="9.146088345430389" office:value-type="float"/>
          <table:table-cell office:value="9.617003024822342" office:value-type="float"/>
          <table:table-cell office:value="5.870586690247361" office:value-type="float"/>
          <table:table-cell office:value="6.8111507215852445" office:value-type="float"/>
          <table:table-cell office:value="6.901433732681326" office:value-type="float"/>
          <table:table-cell office:value="7.078743713301899" office:value-type="float"/>
          <table:table-cell office:value="7.16745633744465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.71762665148265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56143595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573034818525" office:value-type="float"/>
          <table:table-cell office:value="16.479782651048374" office:value-type="float"/>
          <table:table-cell office:value="16.945821369342482" office:value-type="float"/>
          <table:table-cell office:value="17.138903986707778" office:value-type="float"/>
          <table:table-cell office:value="7.355008179404173" office:value-type="float"/>
          <table:table-cell office:value="7.709447562670665" office:value-type="float"/>
          <table:table-cell office:value="7.835460146428734" office:value-type="float"/>
          <table:table-cell office:value="8.069979963081249" office:value-type="float"/>
          <table:table-cell office:value="8.498627081516627" office:value-type="float"/>
          <table:table-cell office:value="7.196751532367276" office:value-type="float"/>
          <table:table-cell office:value="7.816583727481701" office:value-type="float"/>
          <table:table-cell office:value="8.215226831464198" office:value-type="float"/>
          <table:table-cell office:value="8.433244515515375" office:value-type="float"/>
          <table:table-cell office:value="8.597759450914387" office:value-type="float"/>
          <table:table-cell office:value="8.487037107665852" office:value-type="float"/>
          <table:table-cell office:value="8.819471500282994" office:value-type="float"/>
          <table:table-cell office:value="9.011997034604313" office:value-type="float"/>
          <table:table-cell office:value="9.179179171218498" office:value-type="float"/>
          <table:table-cell office:value="9.720732042360233" office:value-type="float"/>
          <table:table-cell office:value="6.327985185388849" office:value-type="float"/>
          <table:table-cell office:value="6.803654742173654" office:value-type="float"/>
          <table:table-cell office:value="6.945632508890476" office:value-type="float"/>
          <table:table-cell office:value="7.158207136882907" office:value-type="float"/>
          <table:table-cell office:value="7.375654490070781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0.6983500248431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4514413856" office:value-type="float"/>
          <table:table-cell office:value="-17.474998405302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540275039674" office:value-type="float"/>
          <table:table-cell office:value="16.977436797273363" office:value-type="float"/>
          <table:table-cell office:value="17.7198953761753" office:value-type="float"/>
          <table:table-cell office:value="7.624548849367677" office:value-type="float"/>
          <table:table-cell office:value="7.804528141375658" office:value-type="float"/>
          <table:table-cell office:value="7.969855966322795" office:value-type="float"/>
          <table:table-cell office:value="8.120900690932416" office:value-type="float"/>
          <table:table-cell office:value="8.502042791560989" office:value-type="float"/>
          <table:table-cell office:value="7.8652440533387065" office:value-type="float"/>
          <table:table-cell office:value="8.482760131835748" office:value-type="float"/>
          <table:table-cell office:value="8.547214336616863" office:value-type="float"/>
          <table:table-cell office:value="8.574879403329934" office:value-type="float"/>
          <table:table-cell office:value="8.59048825559977" office:value-type="float"/>
          <table:table-cell office:value="8.89021053102214" office:value-type="float"/>
          <table:table-cell office:value="8.913538378694945" office:value-type="float"/>
          <table:table-cell office:value="9.31369701093886" office:value-type="float"/>
          <table:table-cell office:value="9.444125393028125" office:value-type="float"/>
          <table:table-cell office:value="9.920036253033441" office:value-type="float"/>
          <table:table-cell office:value="6.779561663692226" office:value-type="float"/>
          <table:table-cell office:value="7.138919087219684" office:value-type="float"/>
          <table:table-cell office:value="7.172494794127317" office:value-type="float"/>
          <table:table-cell office:value="7.223989634521155" office:value-type="float"/>
          <table:table-cell office:value="7.285889874002666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.68234952073904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3254123315" office:value-type="float"/>
          <table:table-cell office:value="-17.4550531276097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8289415423015" office:value-type="float"/>
          <table:table-cell office:value="17.12661448143438" office:value-type="float"/>
          <table:table-cell office:value="17.947020851361312" office:value-type="float"/>
          <table:table-cell office:value="6.969454887221696" office:value-type="float"/>
          <table:table-cell office:value="7.638654960224754" office:value-type="float"/>
          <table:table-cell office:value="7.803529821584373" office:value-type="float"/>
          <table:table-cell office:value="7.949298176256434" office:value-type="float"/>
          <table:table-cell office:value="8.73164733456704" office:value-type="float"/>
          <table:table-cell office:value="7.079327265762023" office:value-type="float"/>
          <table:table-cell office:value="8.203396310228921" office:value-type="float"/>
          <table:table-cell office:value="8.330808725406591" office:value-type="float"/>
          <table:table-cell office:value="8.49716200659035" office:value-type="float"/>
          <table:table-cell office:value="8.998993639202371" office:value-type="float"/>
          <table:table-cell office:value="8.455210438506597" office:value-type="float"/>
          <table:table-cell office:value="9.014963318238085" office:value-type="float"/>
          <table:table-cell office:value="9.171220462832995" office:value-type="float"/>
          <table:table-cell office:value="9.347501334774696" office:value-type="float"/>
          <table:table-cell office:value="9.895741447739553" office:value-type="float"/>
          <table:table-cell office:value="6.134423321435014" office:value-type="float"/>
          <table:table-cell office:value="6.740292631918784" office:value-type="float"/>
          <table:table-cell office:value="6.944366197211114" office:value-type="float"/>
          <table:table-cell office:value="7.132505957455045" office:value-type="float"/>
          <table:table-cell office:value="7.762037779765821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.6928778378683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9216744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131192446302" office:value-type="float"/>
          <table:table-cell office:value="16.707057168445107" office:value-type="float"/>
          <table:table-cell office:value="17.250058618367234" office:value-type="float"/>
          <table:table-cell office:value="17.961336832409504" office:value-type="float"/>
          <table:table-cell office:value="6.995422290103821" office:value-type="float"/>
          <table:table-cell office:value="7.599009084890651" office:value-type="float"/>
          <table:table-cell office:value="7.78242723201625" office:value-type="float"/>
          <table:table-cell office:value="7.995255632201095" office:value-type="float"/>
          <table:table-cell office:value="8.55071046732942" office:value-type="float"/>
          <table:table-cell office:value="7.040259894815966" office:value-type="float"/>
          <table:table-cell office:value="8.032706098964855" office:value-type="float"/>
          <table:table-cell office:value="8.315450843666248" office:value-type="float"/>
          <table:table-cell office:value="8.438398400150641" office:value-type="float"/>
          <table:table-cell office:value="9.030417772095749" office:value-type="float"/>
          <table:table-cell office:value="8.515725246709014" office:value-type="float"/>
          <table:table-cell office:value="9.033765303075073" office:value-type="float"/>
          <table:table-cell office:value="9.241030564431306" office:value-type="float"/>
          <table:table-cell office:value="9.36793157750057" office:value-type="float"/>
          <table:table-cell office:value="9.790731615897485" office:value-type="float"/>
          <table:table-cell office:value="5.954204264394538" office:value-type="float"/>
          <table:table-cell office:value="6.614988705089983" office:value-type="float"/>
          <table:table-cell office:value="6.854432055589873" office:value-type="float"/>
          <table:table-cell office:value="7.101827730412266" office:value-type="float"/>
          <table:table-cell office:value="7.603283342408668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.72786663770943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99703620146" office:value-type="float"/>
          <table:table-cell office:value="-17.478161843173364" office:value-type="float"/>
          <table:table-cell office:value="-17.452754130818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557250596003" office:value-type="float"/>
          <table:table-cell office:value="17.351495033631515" office:value-type="float"/>
          <table:table-cell office:value="7.699450976135555" office:value-type="float"/>
          <table:table-cell office:value="7.988710113583993" office:value-type="float"/>
          <table:table-cell office:value="8.117347168018501" office:value-type="float"/>
          <table:table-cell office:value="8.153839001777245" office:value-type="float"/>
          <table:table-cell office:value="9.257600106998847" office:value-type="float"/>
          <table:table-cell office:value="7.610258376810639" office:value-type="float"/>
          <table:table-cell office:value="8.303402591208588" office:value-type="float"/>
          <table:table-cell office:value="8.338604211774033" office:value-type="float"/>
          <table:table-cell office:value="8.4659864976082" office:value-type="float"/>
          <table:table-cell office:value="8.91697069348815" office:value-type="float"/>
          <table:table-cell office:value="8.961271422111663" office:value-type="float"/>
          <table:table-cell office:value="9.019007519410975" office:value-type="float"/>
          <table:table-cell office:value="9.236501336047908" office:value-type="float"/>
          <table:table-cell office:value="9.433208844750432" office:value-type="float"/>
          <table:table-cell office:value="9.78189589709871" office:value-type="float"/>
          <table:table-cell office:value="6.80282595647622" office:value-type="float"/>
          <table:table-cell office:value="6.934615467603372" office:value-type="float"/>
          <table:table-cell office:value="7.0874608044866045" office:value-type="float"/>
          <table:table-cell office:value="7.471984387155717" office:value-type="float"/>
          <table:table-cell office:value="7.941690707508338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.6900112132460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01399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2871504182853" office:value-type="float"/>
          <table:table-cell office:value="16.64937334572396" office:value-type="float"/>
          <table:table-cell office:value="17.21079847062253" office:value-type="float"/>
          <table:table-cell office:value="17.883310173800304" office:value-type="float"/>
          <table:table-cell office:value="7.321423423042972" office:value-type="float"/>
          <table:table-cell office:value="7.634844830308702" office:value-type="float"/>
          <table:table-cell office:value="7.826782427604325" office:value-type="float"/>
          <table:table-cell office:value="8.112021821700935" office:value-type="float"/>
          <table:table-cell office:value="8.645316820935719" office:value-type="float"/>
          <table:table-cell office:value="7.382879607660929" office:value-type="float"/>
          <table:table-cell office:value="8.147148047438508" office:value-type="float"/>
          <table:table-cell office:value="8.361377072017772" office:value-type="float"/>
          <table:table-cell office:value="8.508781180454907" office:value-type="float"/>
          <table:table-cell office:value="8.863548063552207" office:value-type="float"/>
          <table:table-cell office:value="8.43718742332996" office:value-type="float"/>
          <table:table-cell office:value="9.00083181797035" office:value-type="float"/>
          <table:table-cell office:value="9.178104206341175" office:value-type="float"/>
          <table:table-cell office:value="9.346411054160807" office:value-type="float"/>
          <table:table-cell office:value="9.775799093796545" office:value-type="float"/>
          <table:table-cell office:value="6.28227395860082" office:value-type="float"/>
          <table:table-cell office:value="6.755562841087013" office:value-type="float"/>
          <table:table-cell office:value="7.034184841628736" office:value-type="float"/>
          <table:table-cell office:value="7.231966381236461" office:value-type="float"/>
          <table:table-cell office:value="7.669469294572465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.7077058913905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6285910424" office:value-type="float"/>
          <table:table-cell office:value="-17.489625003186113" office:value-type="float"/>
          <table:table-cell office:value="-17.464085967315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58489517672777" office:value-type="float"/>
          <table:table-cell office:value="17.713685904346754" office:value-type="float"/>
          <table:table-cell office:value="7.477363241168566" office:value-type="float"/>
          <table:table-cell office:value="7.576587877962836" office:value-type="float"/>
          <table:table-cell office:value="7.893647081579009" office:value-type="float"/>
          <table:table-cell office:value="8.04608567658246" office:value-type="float"/>
          <table:table-cell office:value="8.545039417569104" office:value-type="float"/>
          <table:table-cell office:value="7.521822997610094" office:value-type="float"/>
          <table:table-cell office:value="7.961259918326348" office:value-type="float"/>
          <table:table-cell office:value="8.215336316012678" office:value-type="float"/>
          <table:table-cell office:value="8.48407459668281" office:value-type="float"/>
          <table:table-cell office:value="8.842223042105719" office:value-type="float"/>
          <table:table-cell office:value="8.575137649460562" office:value-type="float"/>
          <table:table-cell office:value="8.906484738011077" office:value-type="float"/>
          <table:table-cell office:value="9.01362383039327" office:value-type="float"/>
          <table:table-cell office:value="9.133551528008343" office:value-type="float"/>
          <table:table-cell office:value="9.603087527819515" office:value-type="float"/>
          <table:table-cell office:value="6.583293288491649" office:value-type="float"/>
          <table:table-cell office:value="6.780661410566324" office:value-type="float"/>
          <table:table-cell office:value="7.022635350734495" office:value-type="float"/>
          <table:table-cell office:value="7.218950316257748" office:value-type="float"/>
          <table:table-cell office:value="7.784174931855307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044845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89147588055081" office:value-type="float"/>
          <table:table-cell office:value="16.374880274002372" office:value-type="float"/>
          <table:table-cell office:value="17.265543658502505" office:value-type="float"/>
          <table:table-cell office:value="17.98528239757557" office:value-type="float"/>
          <table:table-cell office:value="7.0329028894792085" office:value-type="float"/>
          <table:table-cell office:value="7.728113747256806" office:value-type="float"/>
          <table:table-cell office:value="7.933441168078665" office:value-type="float"/>
          <table:table-cell office:value="8.171305232183084" office:value-type="float"/>
          <table:table-cell office:value="8.558308405115753" office:value-type="float"/>
          <table:table-cell office:value="6.970417159133104" office:value-type="float"/>
          <table:table-cell office:value="7.563708342157797" office:value-type="float"/>
          <table:table-cell office:value="7.914695469717886" office:value-type="float"/>
          <table:table-cell office:value="8.227565345826445" office:value-type="float"/>
          <table:table-cell office:value="8.784268210976727" office:value-type="float"/>
          <table:table-cell office:value="8.051390598705321" office:value-type="float"/>
          <table:table-cell office:value="8.776159819709958" office:value-type="float"/>
          <table:table-cell office:value="8.977888525704437" office:value-type="float"/>
          <table:table-cell office:value="9.124257649797812" office:value-type="float"/>
          <table:table-cell office:value="9.658446625163522" office:value-type="float"/>
          <table:table-cell office:value="6.150412442550413" office:value-type="float"/>
          <table:table-cell office:value="6.660119253962117" office:value-type="float"/>
          <table:table-cell office:value="6.81058903273869" office:value-type="float"/>
          <table:table-cell office:value="7.01581836083007" office:value-type="float"/>
          <table:table-cell office:value="7.56875755191809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.671737482755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27114052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27490157087617" office:value-type="float"/>
          <table:table-cell office:value="16.631730018981276" office:value-type="float"/>
          <table:table-cell office:value="17.434807633747663" office:value-type="float"/>
          <table:table-cell office:value="17.973859227544036" office:value-type="float"/>
          <table:table-cell office:value="7.243784569440873" office:value-type="float"/>
          <table:table-cell office:value="7.566670851952074" office:value-type="float"/>
          <table:table-cell office:value="7.767768844053849" office:value-type="float"/>
          <table:table-cell office:value="8.02101405949224" office:value-type="float"/>
          <table:table-cell office:value="8.752542343039618" office:value-type="float"/>
          <table:table-cell office:value="7.657482549897173" office:value-type="float"/>
          <table:table-cell office:value="8.210262724577966" office:value-type="float"/>
          <table:table-cell office:value="8.348900607585348" office:value-type="float"/>
          <table:table-cell office:value="8.48912631326372" office:value-type="float"/>
          <table:table-cell office:value="8.822716535539103" office:value-type="float"/>
          <table:table-cell office:value="8.56733704615738" office:value-type="float"/>
          <table:table-cell office:value="8.86891278970013" office:value-type="float"/>
          <table:table-cell office:value="9.052861410527184" office:value-type="float"/>
          <table:table-cell office:value="9.248328314771364" office:value-type="float"/>
          <table:table-cell office:value="9.795316836546347" office:value-type="float"/>
          <table:table-cell office:value="6.583640620378839" office:value-type="float"/>
          <table:table-cell office:value="6.920083681826368" office:value-type="float"/>
          <table:table-cell office:value="7.0798425632687" office:value-type="float"/>
          <table:table-cell office:value="7.264350676132322" office:value-type="float"/>
          <table:table-cell office:value="7.846767431552747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.70455241408359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4804306114" office:value-type="float"/>
          <table:table-cell office:value="-17.468964470206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01462014732" office:value-type="float"/>
          <table:table-cell office:value="17.294592434550918" office:value-type="float"/>
          <table:table-cell office:value="17.9770128841063" office:value-type="float"/>
          <table:table-cell office:value="7.046991144152398" office:value-type="float"/>
          <table:table-cell office:value="7.72366032604562" office:value-type="float"/>
          <table:table-cell office:value="7.90697603588098" office:value-type="float"/>
          <table:table-cell office:value="8.075161980156249" office:value-type="float"/>
          <table:table-cell office:value="9.072426469340957" office:value-type="float"/>
          <table:table-cell office:value="6.626027444322674" office:value-type="float"/>
          <table:table-cell office:value="8.086752472191073" office:value-type="float"/>
          <table:table-cell office:value="8.305735026800333" office:value-type="float"/>
          <table:table-cell office:value="8.456158619429784" office:value-type="float"/>
          <table:table-cell office:value="8.993789621961598" office:value-type="float"/>
          <table:table-cell office:value="8.497730491967241" office:value-type="float"/>
          <table:table-cell office:value="9.058069268672405" office:value-type="float"/>
          <table:table-cell office:value="9.240365765874273" office:value-type="float"/>
          <table:table-cell office:value="9.403212574231105" office:value-type="float"/>
          <table:table-cell office:value="10.188869630583266" office:value-type="float"/>
          <table:table-cell office:value="5.815581418628734" office:value-type="float"/>
          <table:table-cell office:value="6.74073390584361" office:value-type="float"/>
          <table:table-cell office:value="6.895933705243378" office:value-type="float"/>
          <table:table-cell office:value="7.135765003847741" office:value-type="float"/>
          <table:table-cell office:value="7.877346460719291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.6982810387500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747701835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04135923161284" office:value-type="float"/>
          <table:table-cell office:value="16.583319369341357" office:value-type="float"/>
          <table:table-cell office:value="17.06221569811394" office:value-type="float"/>
          <table:table-cell office:value="17.837621445356685" office:value-type="float"/>
          <table:table-cell office:value="7.121475102022955" office:value-type="float"/>
          <table:table-cell office:value="7.285494337136466" office:value-type="float"/>
          <table:table-cell office:value="7.4839250478803345" office:value-type="float"/>
          <table:table-cell office:value="7.575972561975547" office:value-type="float"/>
          <table:table-cell office:value="7.974208919984489" office:value-type="float"/>
          <table:table-cell office:value="7.128685601332139" office:value-type="float"/>
          <table:table-cell office:value="7.735382742287212" office:value-type="float"/>
          <table:table-cell office:value="8.013738904452916" office:value-type="float"/>
          <table:table-cell office:value="8.172404390391371" office:value-type="float"/>
          <table:table-cell office:value="8.300206161408145" office:value-type="float"/>
          <table:table-cell office:value="8.60508434183723" office:value-type="float"/>
          <table:table-cell office:value="8.793864134642654" office:value-type="float"/>
          <table:table-cell office:value="8.97183704405126" office:value-type="float"/>
          <table:table-cell office:value="9.047239152446094" office:value-type="float"/>
          <table:table-cell office:value="9.246301566640692" office:value-type="float"/>
          <table:table-cell office:value="5.658880071286404" office:value-type="float"/>
          <table:table-cell office:value="6.261436573593307" office:value-type="float"/>
          <table:table-cell office:value="6.476157733207662" office:value-type="float"/>
          <table:table-cell office:value="6.727009533868259" office:value-type="float"/>
          <table:table-cell office:value="7.107305843285738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0.63209307761560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923257159203" office:value-type="float"/>
          <table:table-cell office:value="15.26923257159203" office:value-type="float"/>
          <table:table-cell office:value="15.26923257159203" office:value-type="float"/>
          <table:table-cell office:value="15.26923257159203" office:value-type="float"/>
          <table:table-cell office:value="15.911325982255736" office:value-type="float"/>
          <table:table-cell office:value="7.310896958624754" office:value-type="float"/>
          <table:table-cell office:value="7.310896958624754" office:value-type="float"/>
          <table:table-cell office:value="7.310896958624754" office:value-type="float"/>
          <table:table-cell office:value="7.310896958624754" office:value-type="float"/>
          <table:table-cell office:value="7.726987925931812" office:value-type="float"/>
          <table:table-cell office:value="8.283840601347931" office:value-type="float"/>
          <table:table-cell office:value="8.283840601347931" office:value-type="float"/>
          <table:table-cell office:value="8.283840601347931" office:value-type="float"/>
          <table:table-cell office:value="8.283840601347931" office:value-type="float"/>
          <table:table-cell office:value="8.365497162570831" office:value-type="float"/>
          <table:table-cell office:value="8.762354564833492" office:value-type="float"/>
          <table:table-cell office:value="8.762354564833492" office:value-type="float"/>
          <table:table-cell office:value="8.762354564833492" office:value-type="float"/>
          <table:table-cell office:value="8.762354564833492" office:value-type="float"/>
          <table:table-cell office:value="9.091417288240518" office:value-type="float"/>
          <table:table-cell office:value="6.914039556362092" office:value-type="float"/>
          <table:table-cell office:value="6.914039556362092" office:value-type="float"/>
          <table:table-cell office:value="6.914039556362092" office:value-type="float"/>
          <table:table-cell office:value="6.914039556362092" office:value-type="float"/>
          <table:table-cell office:value="6.919411239039228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162693117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0040016468987" office:value-type="float"/>
          <table:table-cell office:value="16.72953404068358" office:value-type="float"/>
          <table:table-cell office:value="17.336341597557055" office:value-type="float"/>
          <table:table-cell office:value="17.734413206104325" office:value-type="float"/>
          <table:table-cell office:value="7.278399664536105" office:value-type="float"/>
          <table:table-cell office:value="7.661446860227645" office:value-type="float"/>
          <table:table-cell office:value="7.848117914519641" office:value-type="float"/>
          <table:table-cell office:value="8.105937504480456" office:value-type="float"/>
          <table:table-cell office:value="8.421323578104989" office:value-type="float"/>
          <table:table-cell office:value="6.734027188378465" office:value-type="float"/>
          <table:table-cell office:value="7.525933036718463" office:value-type="float"/>
          <table:table-cell office:value="7.737207169572461" office:value-type="float"/>
          <table:table-cell office:value="8.361436164074348" office:value-type="float"/>
          <table:table-cell office:value="8.623403091307349" office:value-type="float"/>
          <table:table-cell office:value="8.480657962786953" office:value-type="float"/>
          <table:table-cell office:value="8.82006007885386" office:value-type="float"/>
          <table:table-cell office:value="9.012045940185448" office:value-type="float"/>
          <table:table-cell office:value="9.152461197964957" office:value-type="float"/>
          <table:table-cell office:value="9.5366941336007" office:value-type="float"/>
          <table:table-cell office:value="6.126298200143139" office:value-type="float"/>
          <table:table-cell office:value="6.434499306152256" office:value-type="float"/>
          <table:table-cell office:value="6.780019552031144" office:value-type="float"/>
          <table:table-cell office:value="7.126848434369458" office:value-type="float"/>
          <table:table-cell office:value="7.792967071355748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.72063898187035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203869896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3617664497729" office:value-type="float"/>
          <table:table-cell office:value="16.717190542265172" office:value-type="float"/>
          <table:table-cell office:value="16.96041975006132" office:value-type="float"/>
          <table:table-cell office:value="17.972663176922843" office:value-type="float"/>
          <table:table-cell office:value="7.4301669455246175" office:value-type="float"/>
          <table:table-cell office:value="7.649299360057413" office:value-type="float"/>
          <table:table-cell office:value="7.8206592012206455" office:value-type="float"/>
          <table:table-cell office:value="8.03878788893131" office:value-type="float"/>
          <table:table-cell office:value="8.618190638548095" office:value-type="float"/>
          <table:table-cell office:value="6.5442906094317514" office:value-type="float"/>
          <table:table-cell office:value="7.904241307094768" office:value-type="float"/>
          <table:table-cell office:value="8.141085884681575" office:value-type="float"/>
          <table:table-cell office:value="8.387516107917275" office:value-type="float"/>
          <table:table-cell office:value="8.907529027269959" office:value-type="float"/>
          <table:table-cell office:value="8.608569748229545" office:value-type="float"/>
          <table:table-cell office:value="8.818326495095645" office:value-type="float"/>
          <table:table-cell office:value="8.91167325409315" office:value-type="float"/>
          <table:table-cell office:value="9.104182980346348" office:value-type="float"/>
          <table:table-cell office:value="9.858947247156014" office:value-type="float"/>
          <table:table-cell office:value="5.587170302107497" office:value-type="float"/>
          <table:table-cell office:value="6.780910670893843" office:value-type="float"/>
          <table:table-cell office:value="6.938698406365397" office:value-type="float"/>
          <table:table-cell office:value="7.248003639649195" office:value-type="float"/>
          <table:table-cell office:value="7.912956713355113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.68373588689671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2869928275" office:value-type="float"/>
          <table:table-cell office:value="-17.468659320444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92823416782704" office:value-type="float"/>
          <table:table-cell office:value="16.902896109098744" office:value-type="float"/>
          <table:table-cell office:value="17.99913594478909" office:value-type="float"/>
          <table:table-cell office:value="7.219822443878867" office:value-type="float"/>
          <table:table-cell office:value="7.632371195906656" office:value-type="float"/>
          <table:table-cell office:value="7.829614081296274" office:value-type="float"/>
          <table:table-cell office:value="7.9680846685046" office:value-type="float"/>
          <table:table-cell office:value="8.586927493618788" office:value-type="float"/>
          <table:table-cell office:value="7.454756430624719" office:value-type="float"/>
          <table:table-cell office:value="8.062569343969974" office:value-type="float"/>
          <table:table-cell office:value="8.351837217598327" office:value-type="float"/>
          <table:table-cell office:value="8.504504688973492" office:value-type="float"/>
          <table:table-cell office:value="8.930435409043593" office:value-type="float"/>
          <table:table-cell office:value="8.495632034820115" office:value-type="float"/>
          <table:table-cell office:value="9.001661919688834" office:value-type="float"/>
          <table:table-cell office:value="9.193967404585422" office:value-type="float"/>
          <table:table-cell office:value="9.338912090227058" office:value-type="float"/>
          <table:table-cell office:value="9.68169440053769" office:value-type="float"/>
          <table:table-cell office:value="5.811315193666215" office:value-type="float"/>
          <table:table-cell office:value="6.670983996950958" office:value-type="float"/>
          <table:table-cell office:value="6.969023728058262" office:value-type="float"/>
          <table:table-cell office:value="7.1805506690692" office:value-type="float"/>
          <table:table-cell office:value="7.743741973796384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.7130670122394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7122599578" office:value-type="float"/>
          <table:table-cell office:value="-17.478738296032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8430136574144" office:value-type="float"/>
          <table:table-cell office:value="17.451589208643043" office:value-type="float"/>
          <table:table-cell office:value="17.99947002287102" office:value-type="float"/>
          <table:table-cell office:value="7.350489896394869" office:value-type="float"/>
          <table:table-cell office:value="7.803043501653882" office:value-type="float"/>
          <table:table-cell office:value="7.97091068270635" office:value-type="float"/>
          <table:table-cell office:value="8.248241175275085" office:value-type="float"/>
          <table:table-cell office:value="9.538366169322234" office:value-type="float"/>
          <table:table-cell office:value="7.252508215394726" office:value-type="float"/>
          <table:table-cell office:value="8.162609192675632" office:value-type="float"/>
          <table:table-cell office:value="8.385316970792413" office:value-type="float"/>
          <table:table-cell office:value="8.531910442108845" office:value-type="float"/>
          <table:table-cell office:value="8.999018189279798" office:value-type="float"/>
          <table:table-cell office:value="8.771507797187496" office:value-type="float"/>
          <table:table-cell office:value="9.096472331729615" office:value-type="float"/>
          <table:table-cell office:value="9.296908606783028" office:value-type="float"/>
          <table:table-cell office:value="9.50753463466549" office:value-type="float"/>
          <table:table-cell office:value="10.26069344014146" office:value-type="float"/>
          <table:table-cell office:value="5.886426720835919" office:value-type="float"/>
          <table:table-cell office:value="6.877641366411334" office:value-type="float"/>
          <table:table-cell office:value="7.124009542583323" office:value-type="float"/>
          <table:table-cell office:value="7.3535570529130805" office:value-type="float"/>
          <table:table-cell office:value="7.965475249310714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0.64578296397361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4763083157" office:value-type="float"/>
          <table:table-cell office:value="-17.49814763083157" office:value-type="float"/>
          <table:table-cell office:value="-17.49814763083157" office:value-type="float"/>
          <table:table-cell office:value="-17.498147630831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5141854883358" office:value-type="float"/>
          <table:table-cell office:value="7.623451955971879" office:value-type="float"/>
          <table:table-cell office:value="7.623451955971879" office:value-type="float"/>
          <table:table-cell office:value="7.623451955971879" office:value-type="float"/>
          <table:table-cell office:value="7.623451955971879" office:value-type="float"/>
          <table:table-cell office:value="8.14756568512009" office:value-type="float"/>
          <table:table-cell office:value="8.341395615390846" office:value-type="float"/>
          <table:table-cell office:value="8.341395615390846" office:value-type="float"/>
          <table:table-cell office:value="8.341395615390846" office:value-type="float"/>
          <table:table-cell office:value="8.341395615390846" office:value-type="float"/>
          <table:table-cell office:value="8.843714179494777" office:value-type="float"/>
          <table:table-cell office:value="9.117864458966517" office:value-type="float"/>
          <table:table-cell office:value="9.117864458966517" office:value-type="float"/>
          <table:table-cell office:value="9.117864458966517" office:value-type="float"/>
          <table:table-cell office:value="9.117864458966517" office:value-type="float"/>
          <table:table-cell office:value="9.429324802167683" office:value-type="float"/>
          <table:table-cell office:value="6.846983112396207" office:value-type="float"/>
          <table:table-cell office:value="6.846983112396207" office:value-type="float"/>
          <table:table-cell office:value="6.846983112396207" office:value-type="float"/>
          <table:table-cell office:value="6.846983112396207" office:value-type="float"/>
          <table:table-cell office:value="7.5619550624471845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.71305162411621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2484037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4644589328014" office:value-type="float"/>
          <table:table-cell office:value="16.437334025562375" office:value-type="float"/>
          <table:table-cell office:value="17.14918939343315" office:value-type="float"/>
          <table:table-cell office:value="17.985248934056322" office:value-type="float"/>
          <table:table-cell office:value="7.005853864777428" office:value-type="float"/>
          <table:table-cell office:value="7.545368026250852" office:value-type="float"/>
          <table:table-cell office:value="7.768824056376797" office:value-type="float"/>
          <table:table-cell office:value="8.04908615980503" office:value-type="float"/>
          <table:table-cell office:value="9.282482728024348" office:value-type="float"/>
          <table:table-cell office:value="5.99614116152523" office:value-type="float"/>
          <table:table-cell office:value="7.890528253701919" office:value-type="float"/>
          <table:table-cell office:value="8.197392645538773" office:value-type="float"/>
          <table:table-cell office:value="8.344319148428001" office:value-type="float"/>
          <table:table-cell office:value="9.217973545569047" office:value-type="float"/>
          <table:table-cell office:value="8.42299080782156" office:value-type="float"/>
          <table:table-cell office:value="8.808341561764648" office:value-type="float"/>
          <table:table-cell office:value="8.9479760571231" office:value-type="float"/>
          <table:table-cell office:value="9.175915120498058" office:value-type="float"/>
          <table:table-cell office:value="9.971325513192546" office:value-type="float"/>
          <table:table-cell office:value="5.376146091817753" office:value-type="float"/>
          <table:table-cell office:value="6.691401988776915" office:value-type="float"/>
          <table:table-cell office:value="6.928241775725679" office:value-type="float"/>
          <table:table-cell office:value="7.1751107429970205" office:value-type="float"/>
          <table:table-cell office:value="7.99859451652738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.6919258897054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0444937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66083500756558" office:value-type="float"/>
          <table:table-cell office:value="16.63652956186797" office:value-type="float"/>
          <table:table-cell office:value="17.17755945178457" office:value-type="float"/>
          <table:table-cell office:value="17.895283969007433" office:value-type="float"/>
          <table:table-cell office:value="7.574399915890009" office:value-type="float"/>
          <table:table-cell office:value="7.806703305675409" office:value-type="float"/>
          <table:table-cell office:value="7.8644541032920365" office:value-type="float"/>
          <table:table-cell office:value="7.98139445451236" office:value-type="float"/>
          <table:table-cell office:value="9.315162942666802" office:value-type="float"/>
          <table:table-cell office:value="7.906376196601375" office:value-type="float"/>
          <table:table-cell office:value="8.099135919228619" office:value-type="float"/>
          <table:table-cell office:value="8.329073397130262" office:value-type="float"/>
          <table:table-cell office:value="8.457034267881543" office:value-type="float"/>
          <table:table-cell office:value="9.083632383656367" office:value-type="float"/>
          <table:table-cell office:value="8.70123291079036" office:value-type="float"/>
          <table:table-cell office:value="8.923041801344368" office:value-type="float"/>
          <table:table-cell office:value="9.160295221064459" office:value-type="float"/>
          <table:table-cell office:value="9.22824869731405" office:value-type="float"/>
          <table:table-cell office:value="9.812744621403674" office:value-type="float"/>
          <table:table-cell office:value="6.566498724116009" office:value-type="float"/>
          <table:table-cell office:value="6.921361146987865" office:value-type="float"/>
          <table:table-cell office:value="7.176588031613276" office:value-type="float"/>
          <table:table-cell office:value="7.265090214395699" office:value-type="float"/>
          <table:table-cell office:value="8.586050704919495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2359444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996503313914" office:value-type="float"/>
          <table:table-cell office:value="17.062908694580813" office:value-type="float"/>
          <table:table-cell office:value="17.475892152365066" office:value-type="float"/>
          <table:table-cell office:value="17.95571121259958" office:value-type="float"/>
          <table:table-cell office:value="7.10334451537167" office:value-type="float"/>
          <table:table-cell office:value="7.842845128778044" office:value-type="float"/>
          <table:table-cell office:value="8.020491105631356" office:value-type="float"/>
          <table:table-cell office:value="8.18125358058598" office:value-type="float"/>
          <table:table-cell office:value="8.41495922896506" office:value-type="float"/>
          <table:table-cell office:value="6.443584543897238" office:value-type="float"/>
          <table:table-cell office:value="7.23214463760364" office:value-type="float"/>
          <table:table-cell office:value="7.457329156162077" office:value-type="float"/>
          <table:table-cell office:value="7.661428445403317" office:value-type="float"/>
          <table:table-cell office:value="8.519657360171369" office:value-type="float"/>
          <table:table-cell office:value="8.592901955033643" office:value-type="float"/>
          <table:table-cell office:value="8.881004783195818" office:value-type="float"/>
          <table:table-cell office:value="9.008394998433428" office:value-type="float"/>
          <table:table-cell office:value="9.153565868642096" office:value-type="float"/>
          <table:table-cell office:value="9.420870016158863" office:value-type="float"/>
          <table:table-cell office:value="5.664445173385355" office:value-type="float"/>
          <table:table-cell office:value="6.1728802305189125" office:value-type="float"/>
          <table:table-cell office:value="6.503216484608778" office:value-type="float"/>
          <table:table-cell office:value="6.652132623694653" office:value-type="float"/>
          <table:table-cell office:value="7.321932593283252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.67882827280444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730302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5756062114143" office:value-type="float"/>
          <table:table-cell office:value="16.72250405212471" office:value-type="float"/>
          <table:table-cell office:value="17.327786198885043" office:value-type="float"/>
          <table:table-cell office:value="17.981234992922737" office:value-type="float"/>
          <table:table-cell office:value="7.169605556526185" office:value-type="float"/>
          <table:table-cell office:value="7.653829463879722" office:value-type="float"/>
          <table:table-cell office:value="7.8736023828842825" office:value-type="float"/>
          <table:table-cell office:value="8.114895438384533" office:value-type="float"/>
          <table:table-cell office:value="8.860273548062803" office:value-type="float"/>
          <table:table-cell office:value="7.150725909491076" office:value-type="float"/>
          <table:table-cell office:value="8.202872747597695" office:value-type="float"/>
          <table:table-cell office:value="8.408758487694337" office:value-type="float"/>
          <table:table-cell office:value="8.600368750080806" office:value-type="float"/>
          <table:table-cell office:value="9.084008627879522" office:value-type="float"/>
          <table:table-cell office:value="8.3612921281503" office:value-type="float"/>
          <table:table-cell office:value="8.910123400358774" office:value-type="float"/>
          <table:table-cell office:value="9.067069798117446" office:value-type="float"/>
          <table:table-cell office:value="9.234567859344626" office:value-type="float"/>
          <table:table-cell office:value="10.15973370002266" office:value-type="float"/>
          <table:table-cell office:value="6.202837576521619" office:value-type="float"/>
          <table:table-cell office:value="6.944322324837508" office:value-type="float"/>
          <table:table-cell office:value="7.2064212044639255" office:value-type="float"/>
          <table:table-cell office:value="7.403274553250995" office:value-type="float"/>
          <table:table-cell office:value="8.115718351848624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.69217900228052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020262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15559895011477" office:value-type="float"/>
          <table:table-cell office:value="16.34749243331344" office:value-type="float"/>
          <table:table-cell office:value="17.241201444593855" office:value-type="float"/>
          <table:table-cell office:value="17.99972175627257" office:value-type="float"/>
          <table:table-cell office:value="6.940445014233734" office:value-type="float"/>
          <table:table-cell office:value="7.573357527788846" office:value-type="float"/>
          <table:table-cell office:value="7.7723083440546095" office:value-type="float"/>
          <table:table-cell office:value="7.9878911077884105" office:value-type="float"/>
          <table:table-cell office:value="9.124384022453054" office:value-type="float"/>
          <table:table-cell office:value="6.971869702280716" office:value-type="float"/>
          <table:table-cell office:value="7.990981729289519" office:value-type="float"/>
          <table:table-cell office:value="8.287697883909118" office:value-type="float"/>
          <table:table-cell office:value="8.483809699333127" office:value-type="float"/>
          <table:table-cell office:value="9.187974987700198" office:value-type="float"/>
          <table:table-cell office:value="8.186515414060553" office:value-type="float"/>
          <table:table-cell office:value="8.818263595218792" office:value-type="float"/>
          <table:table-cell office:value="9.015701766265114" office:value-type="float"/>
          <table:table-cell office:value="9.209532761221372" office:value-type="float"/>
          <table:table-cell office:value="9.923968985964695" office:value-type="float"/>
          <table:table-cell office:value="5.686998902150687" office:value-type="float"/>
          <table:table-cell office:value="6.748393265905927" office:value-type="float"/>
          <table:table-cell office:value="6.986340381683219" office:value-type="float"/>
          <table:table-cell office:value="7.232287412447637" office:value-type="float"/>
          <table:table-cell office:value="8.171707028214797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.71291452043257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4406888702" office:value-type="float"/>
          <table:table-cell office:value="-17.469222684584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8221417943735" office:value-type="float"/>
          <table:table-cell office:value="17.161014685415445" office:value-type="float"/>
          <table:table-cell office:value="17.990730578785534" office:value-type="float"/>
          <table:table-cell office:value="6.910979018574723" office:value-type="float"/>
          <table:table-cell office:value="7.6092420554649856" office:value-type="float"/>
          <table:table-cell office:value="7.821444531919475" office:value-type="float"/>
          <table:table-cell office:value="8.060812555303544" office:value-type="float"/>
          <table:table-cell office:value="9.075674080083665" office:value-type="float"/>
          <table:table-cell office:value="6.775192118125554" office:value-type="float"/>
          <table:table-cell office:value="7.860450455887521" office:value-type="float"/>
          <table:table-cell office:value="8.215010449375288" office:value-type="float"/>
          <table:table-cell office:value="8.423552236559795" office:value-type="float"/>
          <table:table-cell office:value="9.011718145012173" office:value-type="float"/>
          <table:table-cell office:value="8.159119683835169" office:value-type="float"/>
          <table:table-cell office:value="8.884749534132837" office:value-type="float"/>
          <table:table-cell office:value="9.089264310294705" office:value-type="float"/>
          <table:table-cell office:value="9.283896718319438" office:value-type="float"/>
          <table:table-cell office:value="9.94651381384028" office:value-type="float"/>
          <table:table-cell office:value="5.494795342719762" office:value-type="float"/>
          <table:table-cell office:value="6.6429389929878475" office:value-type="float"/>
          <table:table-cell office:value="6.9135102254053935" office:value-type="float"/>
          <table:table-cell office:value="7.131503874188284" office:value-type="float"/>
          <table:table-cell office:value="7.9994684399969795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0.7339792843828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28669380557" office:value-type="float"/>
          <table:table-cell office:value="-17.492828669380557" office:value-type="float"/>
          <table:table-cell office:value="-17.492828669380557" office:value-type="float"/>
          <table:table-cell office:value="-17.492828669380557" office:value-type="float"/>
          <table:table-cell office:value="-17.485821279634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5779141420049" office:value-type="float"/>
          <table:table-cell office:value="8.25779141420049" office:value-type="float"/>
          <table:table-cell office:value="8.25779141420049" office:value-type="float"/>
          <table:table-cell office:value="8.25779141420049" office:value-type="float"/>
          <table:table-cell office:value="8.51778196774264" office:value-type="float"/>
          <table:table-cell office:value="8.433100671369369" office:value-type="float"/>
          <table:table-cell office:value="8.433100671369369" office:value-type="float"/>
          <table:table-cell office:value="8.433100671369369" office:value-type="float"/>
          <table:table-cell office:value="8.433100671369369" office:value-type="float"/>
          <table:table-cell office:value="8.571215082721803" office:value-type="float"/>
          <table:table-cell office:value="9.265077174551898" office:value-type="float"/>
          <table:table-cell office:value="9.265077174551898" office:value-type="float"/>
          <table:table-cell office:value="9.265077174551898" office:value-type="float"/>
          <table:table-cell office:value="9.265077174551898" office:value-type="float"/>
          <table:table-cell office:value="9.717903200306196" office:value-type="float"/>
          <table:table-cell office:value="7.371093850158247" office:value-type="float"/>
          <table:table-cell office:value="7.371093850158247" office:value-type="float"/>
          <table:table-cell office:value="7.371093850158247" office:value-type="float"/>
          <table:table-cell office:value="7.371093850158247" office:value-type="float"/>
          <table:table-cell office:value="7.42581491101796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0.68538547975260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374893274101" office:value-type="float"/>
          <table:table-cell office:value="16.42374893274101" office:value-type="float"/>
          <table:table-cell office:value="16.42374893274101" office:value-type="float"/>
          <table:table-cell office:value="16.42374893274101" office:value-type="float"/>
          <table:table-cell office:value="16.63216334170683" office:value-type="float"/>
          <table:table-cell office:value="7.615643160218524" office:value-type="float"/>
          <table:table-cell office:value="7.615643160218524" office:value-type="float"/>
          <table:table-cell office:value="7.615643160218524" office:value-type="float"/>
          <table:table-cell office:value="7.615643160218524" office:value-type="float"/>
          <table:table-cell office:value="8.024352878414154" office:value-type="float"/>
          <table:table-cell office:value="8.047344489516039" office:value-type="float"/>
          <table:table-cell office:value="8.047344489516039" office:value-type="float"/>
          <table:table-cell office:value="8.047344489516039" office:value-type="float"/>
          <table:table-cell office:value="8.047344489516039" office:value-type="float"/>
          <table:table-cell office:value="8.446523832328177" office:value-type="float"/>
          <table:table-cell office:value="8.957098727772218" office:value-type="float"/>
          <table:table-cell office:value="8.957098727772218" office:value-type="float"/>
          <table:table-cell office:value="8.957098727772218" office:value-type="float"/>
          <table:table-cell office:value="8.957098727772218" office:value-type="float"/>
          <table:table-cell office:value="9.168174118115552" office:value-type="float"/>
          <table:table-cell office:value="6.705888921962346" office:value-type="float"/>
          <table:table-cell office:value="6.705888921962346" office:value-type="float"/>
          <table:table-cell office:value="6.705888921962346" office:value-type="float"/>
          <table:table-cell office:value="6.705888921962346" office:value-type="float"/>
          <table:table-cell office:value="7.30270259262678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0.6582419239118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230053487653" office:value-type="float"/>
          <table:table-cell office:value="16.71230053487653" office:value-type="float"/>
          <table:table-cell office:value="16.71230053487653" office:value-type="float"/>
          <table:table-cell office:value="16.71230053487653" office:value-type="float"/>
          <table:table-cell office:value="17.00245567327376" office:value-type="float"/>
          <table:table-cell office:value="7.88741491557475" office:value-type="float"/>
          <table:table-cell office:value="7.88741491557475" office:value-type="float"/>
          <table:table-cell office:value="7.88741491557475" office:value-type="float"/>
          <table:table-cell office:value="7.88741491557475" office:value-type="float"/>
          <table:table-cell office:value="8.034221991873089" office:value-type="float"/>
          <table:table-cell office:value="8.537733723028953" office:value-type="float"/>
          <table:table-cell office:value="8.537733723028953" office:value-type="float"/>
          <table:table-cell office:value="8.537733723028953" office:value-type="float"/>
          <table:table-cell office:value="8.537733723028953" office:value-type="float"/>
          <table:table-cell office:value="8.566595467883738" office:value-type="float"/>
          <table:table-cell office:value="9.188155901015406" office:value-type="float"/>
          <table:table-cell office:value="9.188155901015406" office:value-type="float"/>
          <table:table-cell office:value="9.188155901015406" office:value-type="float"/>
          <table:table-cell office:value="9.188155901015406" office:value-type="float"/>
          <table:table-cell office:value="9.317124532835564" office:value-type="float"/>
          <table:table-cell office:value="7.108024105768141" office:value-type="float"/>
          <table:table-cell office:value="7.108024105768141" office:value-type="float"/>
          <table:table-cell office:value="7.108024105768141" office:value-type="float"/>
          <table:table-cell office:value="7.108024105768141" office:value-type="float"/>
          <table:table-cell office:value="7.412661558741419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.6868569847756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3242788001" office:value-type="float"/>
          <table:table-cell office:value="-17.416304453917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1410524030804" office:value-type="float"/>
          <table:table-cell office:value="17.189799746463187" office:value-type="float"/>
          <table:table-cell office:value="17.97874122693976" office:value-type="float"/>
          <table:table-cell office:value="7.257690919782221" office:value-type="float"/>
          <table:table-cell office:value="7.629326263003388" office:value-type="float"/>
          <table:table-cell office:value="7.846955391145322" office:value-type="float"/>
          <table:table-cell office:value="8.037297006335063" office:value-type="float"/>
          <table:table-cell office:value="8.577242140985813" office:value-type="float"/>
          <table:table-cell office:value="7.339779463860093" office:value-type="float"/>
          <table:table-cell office:value="8.154180718977258" office:value-type="float"/>
          <table:table-cell office:value="8.438842488379855" office:value-type="float"/>
          <table:table-cell office:value="8.552581597677925" office:value-type="float"/>
          <table:table-cell office:value="9.003250573619853" office:value-type="float"/>
          <table:table-cell office:value="8.647141378170392" office:value-type="float"/>
          <table:table-cell office:value="9.064815800799796" office:value-type="float"/>
          <table:table-cell office:value="9.232273771262829" office:value-type="float"/>
          <table:table-cell office:value="9.348330544870995" office:value-type="float"/>
          <table:table-cell office:value="10.068588315496857" office:value-type="float"/>
          <table:table-cell office:value="6.006607718709798" office:value-type="float"/>
          <table:table-cell office:value="6.734583696887814" office:value-type="float"/>
          <table:table-cell office:value="6.999575929019188" office:value-type="float"/>
          <table:table-cell office:value="7.268442438130823" office:value-type="float"/>
          <table:table-cell office:value="7.998228439160036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.67063341991005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29551510944" office:value-type="float"/>
          <table:table-cell office:value="-17.469152568792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2853286115438" office:value-type="float"/>
          <table:table-cell office:value="17.17642992869893" office:value-type="float"/>
          <table:table-cell office:value="17.838028500186" office:value-type="float"/>
          <table:table-cell office:value="7.125435330117519" office:value-type="float"/>
          <table:table-cell office:value="7.600690483137679" office:value-type="float"/>
          <table:table-cell office:value="7.784363923392197" office:value-type="float"/>
          <table:table-cell office:value="8.047625710377895" office:value-type="float"/>
          <table:table-cell office:value="8.630935083859136" office:value-type="float"/>
          <table:table-cell office:value="7.678185615435471" office:value-type="float"/>
          <table:table-cell office:value="8.324787523961858" office:value-type="float"/>
          <table:table-cell office:value="8.408632562598408" office:value-type="float"/>
          <table:table-cell office:value="8.53113080222288" office:value-type="float"/>
          <table:table-cell office:value="8.77670893181755" office:value-type="float"/>
          <table:table-cell office:value="8.570692955583842" office:value-type="float"/>
          <table:table-cell office:value="9.059078637441715" office:value-type="float"/>
          <table:table-cell office:value="9.247963950896608" office:value-type="float"/>
          <table:table-cell office:value="9.34781624959102" office:value-type="float"/>
          <table:table-cell office:value="9.726168001499424" office:value-type="float"/>
          <table:table-cell office:value="6.0867985765187385" office:value-type="float"/>
          <table:table-cell office:value="6.84286727081612" office:value-type="float"/>
          <table:table-cell office:value="6.978762241409319" office:value-type="float"/>
          <table:table-cell office:value="7.187799117445074" office:value-type="float"/>
          <table:table-cell office:value="7.48197099540513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.66164533871463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0927851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203965144863" office:value-type="float"/>
          <table:table-cell office:value="16.540461817193346" office:value-type="float"/>
          <table:table-cell office:value="17.16795334175698" office:value-type="float"/>
          <table:table-cell office:value="17.99584894388771" office:value-type="float"/>
          <table:table-cell office:value="6.871640517867352" office:value-type="float"/>
          <table:table-cell office:value="7.523305563986161" office:value-type="float"/>
          <table:table-cell office:value="7.722788695894603" office:value-type="float"/>
          <table:table-cell office:value="7.915639770554099" office:value-type="float"/>
          <table:table-cell office:value="9.108270960921518" office:value-type="float"/>
          <table:table-cell office:value="7.462930190909183" office:value-type="float"/>
          <table:table-cell office:value="8.15050093117522" office:value-type="float"/>
          <table:table-cell office:value="8.345282287308347" office:value-type="float"/>
          <table:table-cell office:value="8.505366030217896" office:value-type="float"/>
          <table:table-cell office:value="8.916737376751566" office:value-type="float"/>
          <table:table-cell office:value="8.50652207209036" office:value-type="float"/>
          <table:table-cell office:value="8.758469620723933" office:value-type="float"/>
          <table:table-cell office:value="8.94506310498753" office:value-type="float"/>
          <table:table-cell office:value="9.10638686911094" office:value-type="float"/>
          <table:table-cell office:value="10.217532118061593" office:value-type="float"/>
          <table:table-cell office:value="6.266088960203859" office:value-type="float"/>
          <table:table-cell office:value="6.895885667150399" office:value-type="float"/>
          <table:table-cell office:value="7.146981951292295" office:value-type="float"/>
          <table:table-cell office:value="7.270561986637206" office:value-type="float"/>
          <table:table-cell office:value="8.041377299116121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.68785672831911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561171738" office:value-type="float"/>
          <table:table-cell office:value="-17.4719412215154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5614353833043" office:value-type="float"/>
          <table:table-cell office:value="16.853266027878007" office:value-type="float"/>
          <table:table-cell office:value="17.97984333975832" office:value-type="float"/>
          <table:table-cell office:value="7.395282224528954" office:value-type="float"/>
          <table:table-cell office:value="7.745039010788323" office:value-type="float"/>
          <table:table-cell office:value="7.947018594565683" office:value-type="float"/>
          <table:table-cell office:value="8.05973777584871" office:value-type="float"/>
          <table:table-cell office:value="8.920445361124063" office:value-type="float"/>
          <table:table-cell office:value="7.634797664815949" office:value-type="float"/>
          <table:table-cell office:value="8.337657645519581" office:value-type="float"/>
          <table:table-cell office:value="8.430519301729284" office:value-type="float"/>
          <table:table-cell office:value="8.537013020472681" office:value-type="float"/>
          <table:table-cell office:value="8.959929913591433" office:value-type="float"/>
          <table:table-cell office:value="8.931188880520947" office:value-type="float"/>
          <table:table-cell office:value="9.155200050177598" office:value-type="float"/>
          <table:table-cell office:value="9.275405034355686" office:value-type="float"/>
          <table:table-cell office:value="9.36696356404288" office:value-type="float"/>
          <table:table-cell office:value="9.926727537017626" office:value-type="float"/>
          <table:table-cell office:value="6.371272548160416" office:value-type="float"/>
          <table:table-cell office:value="6.851337574154144" office:value-type="float"/>
          <table:table-cell office:value="7.078751894900447" office:value-type="float"/>
          <table:table-cell office:value="7.299385289609722" office:value-type="float"/>
          <table:table-cell office:value="7.83251099278447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0.6428371420804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336869788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0294295823037" office:value-type="float"/>
          <table:table-cell office:value="16.963444045307202" office:value-type="float"/>
          <table:table-cell office:value="17.095499777664422" office:value-type="float"/>
          <table:table-cell office:value="17.78291027567984" office:value-type="float"/>
          <table:table-cell office:value="7.539084086528396" office:value-type="float"/>
          <table:table-cell office:value="7.62450483569018" office:value-type="float"/>
          <table:table-cell office:value="7.747544230699988" office:value-type="float"/>
          <table:table-cell office:value="7.919099652336744" office:value-type="float"/>
          <table:table-cell office:value="8.347957368538388" office:value-type="float"/>
          <table:table-cell office:value="7.783865447850216" office:value-type="float"/>
          <table:table-cell office:value="8.47501327193148" office:value-type="float"/>
          <table:table-cell office:value="8.736086082368763" office:value-type="float"/>
          <table:table-cell office:value="8.786981918849499" office:value-type="float"/>
          <table:table-cell office:value="8.87730863802562" office:value-type="float"/>
          <table:table-cell office:value="8.926782802079524" office:value-type="float"/>
          <table:table-cell office:value="8.965998869143878" office:value-type="float"/>
          <table:table-cell office:value="8.96733865354014" office:value-type="float"/>
          <table:table-cell office:value="9.063137346670539" office:value-type="float"/>
          <table:table-cell office:value="9.352649512830471" office:value-type="float"/>
          <table:table-cell office:value="6.564071025010065" office:value-type="float"/>
          <table:table-cell office:value="7.133519238477782" office:value-type="float"/>
          <table:table-cell office:value="7.399283203298371" office:value-type="float"/>
          <table:table-cell office:value="7.592048388034968" office:value-type="float"/>
          <table:table-cell office:value="7.872616493733537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.7057416429995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6780326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3019517266457" office:value-type="float"/>
          <table:table-cell office:value="16.33086326325185" office:value-type="float"/>
          <table:table-cell office:value="16.931840689187876" office:value-type="float"/>
          <table:table-cell office:value="17.88584796978895" office:value-type="float"/>
          <table:table-cell office:value="7.00735704628344" office:value-type="float"/>
          <table:table-cell office:value="7.473590369822336" office:value-type="float"/>
          <table:table-cell office:value="7.612363597030729" office:value-type="float"/>
          <table:table-cell office:value="7.883537211067928" office:value-type="float"/>
          <table:table-cell office:value="8.52958250266716" office:value-type="float"/>
          <table:table-cell office:value="6.9432519971374695" office:value-type="float"/>
          <table:table-cell office:value="7.804855196686066" office:value-type="float"/>
          <table:table-cell office:value="8.170430829849236" office:value-type="float"/>
          <table:table-cell office:value="8.341377925128528" office:value-type="float"/>
          <table:table-cell office:value="8.860601911401265" office:value-type="float"/>
          <table:table-cell office:value="8.478969072046212" office:value-type="float"/>
          <table:table-cell office:value="8.824918782380797" office:value-type="float"/>
          <table:table-cell office:value="9.059095576593908" office:value-type="float"/>
          <table:table-cell office:value="9.247761198419475" office:value-type="float"/>
          <table:table-cell office:value="9.708746457867576" office:value-type="float"/>
          <table:table-cell office:value="5.608330224777092" office:value-type="float"/>
          <table:table-cell office:value="6.357458479166155" office:value-type="float"/>
          <table:table-cell office:value="6.672205773781913" office:value-type="float"/>
          <table:table-cell office:value="6.938851977501759" office:value-type="float"/>
          <table:table-cell office:value="7.6174210644508245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04491176648" office:value-type="float"/>
          <table:table-cell office:value="-17.48191359644354" office:value-type="float"/>
          <table:table-cell office:value="-17.4490804983294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47334483895183" office:value-type="float"/>
          <table:table-cell office:value="17.752901088005185" office:value-type="float"/>
          <table:table-cell office:value="8.069102603960566" office:value-type="float"/>
          <table:table-cell office:value="8.258619713017731" office:value-type="float"/>
          <table:table-cell office:value="8.428807166980022" office:value-type="float"/>
          <table:table-cell office:value="8.64975911782322" office:value-type="float"/>
          <table:table-cell office:value="9.167623831259412" office:value-type="float"/>
          <table:table-cell office:value="7.622518567752859" office:value-type="float"/>
          <table:table-cell office:value="8.17625023354806" office:value-type="float"/>
          <table:table-cell office:value="8.417057950103016" office:value-type="float"/>
          <table:table-cell office:value="8.650334835602163" office:value-type="float"/>
          <table:table-cell office:value="8.923798446076173" office:value-type="float"/>
          <table:table-cell office:value="9.010292224034432" office:value-type="float"/>
          <table:table-cell office:value="9.312719559794136" office:value-type="float"/>
          <table:table-cell office:value="9.405277726063446" office:value-type="float"/>
          <table:table-cell office:value="9.6146351970525" office:value-type="float"/>
          <table:table-cell office:value="9.958826534960078" office:value-type="float"/>
          <table:table-cell office:value="6.850113617702662" office:value-type="float"/>
          <table:table-cell office:value="7.012535457002847" office:value-type="float"/>
          <table:table-cell office:value="7.357521693416357" office:value-type="float"/>
          <table:table-cell office:value="7.778126374212427" office:value-type="float"/>
          <table:table-cell office:value="8.042156394659973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.71104564825660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18318413277" office:value-type="float"/>
          <table:table-cell office:value="-17.475822506185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49524928761241" office:value-type="float"/>
          <table:table-cell office:value="17.311793490596337" office:value-type="float"/>
          <table:table-cell office:value="17.905509683274726" office:value-type="float"/>
          <table:table-cell office:value="7.36452933049142" office:value-type="float"/>
          <table:table-cell office:value="7.905078950497318" office:value-type="float"/>
          <table:table-cell office:value="8.093065054353923" office:value-type="float"/>
          <table:table-cell office:value="8.304620904980057" office:value-type="float"/>
          <table:table-cell office:value="8.576613807379289" office:value-type="float"/>
          <table:table-cell office:value="7.806115451263137" office:value-type="float"/>
          <table:table-cell office:value="8.173598316250793" office:value-type="float"/>
          <table:table-cell office:value="8.259125081936492" office:value-type="float"/>
          <table:table-cell office:value="8.47438171856601" office:value-type="float"/>
          <table:table-cell office:value="8.929949642685827" office:value-type="float"/>
          <table:table-cell office:value="8.658481654117596" office:value-type="float"/>
          <table:table-cell office:value="9.080022118968195" office:value-type="float"/>
          <table:table-cell office:value="9.205925184243291" office:value-type="float"/>
          <table:table-cell office:value="9.30614737592525" office:value-type="float"/>
          <table:table-cell office:value="9.538259679811087" office:value-type="float"/>
          <table:table-cell office:value="6.232111583770539" office:value-type="float"/>
          <table:table-cell office:value="6.976878517783803" office:value-type="float"/>
          <table:table-cell office:value="7.096531900687362" office:value-type="float"/>
          <table:table-cell office:value="7.41500949499419" office:value-type="float"/>
          <table:table-cell office:value="7.84540294670345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.68774928170293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9417432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9472200136617" office:value-type="float"/>
          <table:table-cell office:value="16.909785465837956" office:value-type="float"/>
          <table:table-cell office:value="17.611989325783114" office:value-type="float"/>
          <table:table-cell office:value="17.957309770505706" office:value-type="float"/>
          <table:table-cell office:value="7.451821578205779" office:value-type="float"/>
          <table:table-cell office:value="7.748359637039809" office:value-type="float"/>
          <table:table-cell office:value="7.875541778181616" office:value-type="float"/>
          <table:table-cell office:value="8.007886588498415" office:value-type="float"/>
          <table:table-cell office:value="8.709889905731703" office:value-type="float"/>
          <table:table-cell office:value="7.3084928921649" office:value-type="float"/>
          <table:table-cell office:value="8.295054894082714" office:value-type="float"/>
          <table:table-cell office:value="8.453143105683345" office:value-type="float"/>
          <table:table-cell office:value="8.583018445589666" office:value-type="float"/>
          <table:table-cell office:value="8.95279719232273" office:value-type="float"/>
          <table:table-cell office:value="8.776173435184576" office:value-type="float"/>
          <table:table-cell office:value="9.085267291104289" office:value-type="float"/>
          <table:table-cell office:value="9.252550538629775" office:value-type="float"/>
          <table:table-cell office:value="9.360866360841925" office:value-type="float"/>
          <table:table-cell office:value="10.554184224825178" office:value-type="float"/>
          <table:table-cell office:value="6.280679094020133" office:value-type="float"/>
          <table:table-cell office:value="6.8914134816064685" office:value-type="float"/>
          <table:table-cell office:value="7.018325889507983" office:value-type="float"/>
          <table:table-cell office:value="7.305103764249303" office:value-type="float"/>
          <table:table-cell office:value="7.9782339866711345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.7142394504593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86047508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1235857330287" office:value-type="float"/>
          <table:table-cell office:value="16.243168314727384" office:value-type="float"/>
          <table:table-cell office:value="17.019707208596305" office:value-type="float"/>
          <table:table-cell office:value="17.675899751267046" office:value-type="float"/>
          <table:table-cell office:value="7.613720961533216" office:value-type="float"/>
          <table:table-cell office:value="7.962926867682398" office:value-type="float"/>
          <table:table-cell office:value="8.069704419483537" office:value-type="float"/>
          <table:table-cell office:value="8.19418260414262" office:value-type="float"/>
          <table:table-cell office:value="8.902358851174757" office:value-type="float"/>
          <table:table-cell office:value="8.066563438258125" office:value-type="float"/>
          <table:table-cell office:value="8.210331666163487" office:value-type="float"/>
          <table:table-cell office:value="8.421259052074385" office:value-type="float"/>
          <table:table-cell office:value="8.530260043952534" office:value-type="float"/>
          <table:table-cell office:value="8.803837259264242" office:value-type="float"/>
          <table:table-cell office:value="8.940742555226771" office:value-type="float"/>
          <table:table-cell office:value="9.191622424956385" office:value-type="float"/>
          <table:table-cell office:value="9.29512374896673" office:value-type="float"/>
          <table:table-cell office:value="9.629937061012644" office:value-type="float"/>
          <table:table-cell office:value="9.704785755820573" office:value-type="float"/>
          <table:table-cell office:value="6.9816361088895" office:value-type="float"/>
          <table:table-cell office:value="7.0043675385475925" office:value-type="float"/>
          <table:table-cell office:value="7.151877301952217" office:value-type="float"/>
          <table:table-cell office:value="7.229430598558613" office:value-type="float"/>
          <table:table-cell office:value="7.753899940054139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.72126492045872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69967494168" office:value-type="float"/>
          <table:table-cell office:value="-17.476115905494336" office:value-type="float"/>
          <table:table-cell office:value="-17.400828596122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3768799298454" office:value-type="float"/>
          <table:table-cell office:value="17.82966060511898" office:value-type="float"/>
          <table:table-cell office:value="7.265091055492598" office:value-type="float"/>
          <table:table-cell office:value="7.835952969520092" office:value-type="float"/>
          <table:table-cell office:value="8.227368307507405" office:value-type="float"/>
          <table:table-cell office:value="8.465343516051155" office:value-type="float"/>
          <table:table-cell office:value="9.02849774452188" office:value-type="float"/>
          <table:table-cell office:value="7.940589551656862" office:value-type="float"/>
          <table:table-cell office:value="8.184343149919346" office:value-type="float"/>
          <table:table-cell office:value="8.219818727873555" office:value-type="float"/>
          <table:table-cell office:value="8.47460451508984" office:value-type="float"/>
          <table:table-cell office:value="8.569009701690113" office:value-type="float"/>
          <table:table-cell office:value="9.14815889762903" office:value-type="float"/>
          <table:table-cell office:value="9.274454157857871" office:value-type="float"/>
          <table:table-cell office:value="9.43715304264812" office:value-type="float"/>
          <table:table-cell office:value="9.587120351365424" office:value-type="float"/>
          <table:table-cell office:value="9.677052351035089" office:value-type="float"/>
          <table:table-cell office:value="6.05752170952043" office:value-type="float"/>
          <table:table-cell office:value="6.590326706218839" office:value-type="float"/>
          <table:table-cell office:value="7.13725729956888" office:value-type="float"/>
          <table:table-cell office:value="7.327415044767363" office:value-type="float"/>
          <table:table-cell office:value="7.920455095176904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.70657007784735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7591684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82901211562314" office:value-type="float"/>
          <table:table-cell office:value="16.638633817239484" office:value-type="float"/>
          <table:table-cell office:value="17.247150002016696" office:value-type="float"/>
          <table:table-cell office:value="17.971625247508484" office:value-type="float"/>
          <table:table-cell office:value="7.546194697644289" office:value-type="float"/>
          <table:table-cell office:value="7.785465702619458" office:value-type="float"/>
          <table:table-cell office:value="7.92723457307952" office:value-type="float"/>
          <table:table-cell office:value="8.103978656026108" office:value-type="float"/>
          <table:table-cell office:value="8.541203651057558" office:value-type="float"/>
          <table:table-cell office:value="7.282120050858515" office:value-type="float"/>
          <table:table-cell office:value="8.084793131659731" office:value-type="float"/>
          <table:table-cell office:value="8.325644282368362" office:value-type="float"/>
          <table:table-cell office:value="8.498273643353482" office:value-type="float"/>
          <table:table-cell office:value="9.087110680900278" office:value-type="float"/>
          <table:table-cell office:value="8.678728053555314" office:value-type="float"/>
          <table:table-cell office:value="9.00370714313809" office:value-type="float"/>
          <table:table-cell office:value="9.186210777591118" office:value-type="float"/>
          <table:table-cell office:value="9.313027453801086" office:value-type="float"/>
          <table:table-cell office:value="9.747621099775085" office:value-type="float"/>
          <table:table-cell office:value="6.375628768660873" office:value-type="float"/>
          <table:table-cell office:value="6.864207090221244" office:value-type="float"/>
          <table:table-cell office:value="7.0212044459672285" office:value-type="float"/>
          <table:table-cell office:value="7.228328218694973" office:value-type="float"/>
          <table:table-cell office:value="7.666527156375571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.7029876684500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38906011" office:value-type="float"/>
          <table:table-cell office:value="-17.45324524512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606939786988" office:value-type="float"/>
          <table:table-cell office:value="17.042291601983226" office:value-type="float"/>
          <table:table-cell office:value="17.973895523152855" office:value-type="float"/>
          <table:table-cell office:value="7.238225925883201" office:value-type="float"/>
          <table:table-cell office:value="7.716217487988047" office:value-type="float"/>
          <table:table-cell office:value="7.881035260364486" office:value-type="float"/>
          <table:table-cell office:value="8.118958210296565" office:value-type="float"/>
          <table:table-cell office:value="8.727316698614583" office:value-type="float"/>
          <table:table-cell office:value="6.992001538111502" office:value-type="float"/>
          <table:table-cell office:value="8.114089985536513" office:value-type="float"/>
          <table:table-cell office:value="8.33546268432446" office:value-type="float"/>
          <table:table-cell office:value="8.482363009538636" office:value-type="float"/>
          <table:table-cell office:value="8.80849413561859" office:value-type="float"/>
          <table:table-cell office:value="8.573071923017725" office:value-type="float"/>
          <table:table-cell office:value="9.057897996929475" office:value-type="float"/>
          <table:table-cell office:value="9.210330773073457" office:value-type="float"/>
          <table:table-cell office:value="9.376002060890945" office:value-type="float"/>
          <table:table-cell office:value="9.656677903499581" office:value-type="float"/>
          <table:table-cell office:value="5.515120807534977" office:value-type="float"/>
          <table:table-cell office:value="6.80542520243843" office:value-type="float"/>
          <table:table-cell office:value="7.033911253654653" office:value-type="float"/>
          <table:table-cell office:value="7.199924873368733" office:value-type="float"/>
          <table:table-cell office:value="7.638261144071539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.7396846021895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0331093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1406458714833" office:value-type="float"/>
          <table:table-cell office:value="16.379069418458524" office:value-type="float"/>
          <table:table-cell office:value="17.12640453697957" office:value-type="float"/>
          <table:table-cell office:value="17.845603580378782" office:value-type="float"/>
          <table:table-cell office:value="7.096396905811417" office:value-type="float"/>
          <table:table-cell office:value="7.836926377681773" office:value-type="float"/>
          <table:table-cell office:value="7.984841652367215" office:value-type="float"/>
          <table:table-cell office:value="8.197625335673514" office:value-type="float"/>
          <table:table-cell office:value="8.738872496770526" office:value-type="float"/>
          <table:table-cell office:value="7.205645507986526" office:value-type="float"/>
          <table:table-cell office:value="7.789259599980983" office:value-type="float"/>
          <table:table-cell office:value="8.061017233621754" office:value-type="float"/>
          <table:table-cell office:value="8.461517970295308" office:value-type="float"/>
          <table:table-cell office:value="9.028638916644985" office:value-type="float"/>
          <table:table-cell office:value="8.536397705111622" office:value-type="float"/>
          <table:table-cell office:value="8.896178569713243" office:value-type="float"/>
          <table:table-cell office:value="9.02715316334002" office:value-type="float"/>
          <table:table-cell office:value="9.182226619263066" office:value-type="float"/>
          <table:table-cell office:value="9.707879751851117" office:value-type="float"/>
          <table:table-cell office:value="5.771787690417163" office:value-type="float"/>
          <table:table-cell office:value="6.783783387756452" office:value-type="float"/>
          <table:table-cell office:value="7.047539150156524" office:value-type="float"/>
          <table:table-cell office:value="7.28682119803491" office:value-type="float"/>
          <table:table-cell office:value="8.06284948570055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.6884810249442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5512306449186" office:value-type="float"/>
          <table:table-cell office:value="-17.443653349702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803993236177163" office:value-type="float"/>
          <table:table-cell office:value="16.338911326129143" office:value-type="float"/>
          <table:table-cell office:value="17.756915359583203" office:value-type="float"/>
          <table:table-cell office:value="7.389890816489875" office:value-type="float"/>
          <table:table-cell office:value="7.928515353265105" office:value-type="float"/>
          <table:table-cell office:value="8.375247868131794" office:value-type="float"/>
          <table:table-cell office:value="8.43403505789193" office:value-type="float"/>
          <table:table-cell office:value="9.196643785460722" office:value-type="float"/>
          <table:table-cell office:value="8.315403387991424" office:value-type="float"/>
          <table:table-cell office:value="8.39186478664503" office:value-type="float"/>
          <table:table-cell office:value="8.594449441814964" office:value-type="float"/>
          <table:table-cell office:value="8.780983168208213" office:value-type="float"/>
          <table:table-cell office:value="8.966857022008039" office:value-type="float"/>
          <table:table-cell office:value="8.940548947067558" office:value-type="float"/>
          <table:table-cell office:value="9.137937806619286" office:value-type="float"/>
          <table:table-cell office:value="9.312756008803184" office:value-type="float"/>
          <table:table-cell office:value="9.504354455395442" office:value-type="float"/>
          <table:table-cell office:value="9.806424015111933" office:value-type="float"/>
          <table:table-cell office:value="6.764745257413741" office:value-type="float"/>
          <table:table-cell office:value="7.321545389141518" office:value-type="float"/>
          <table:table-cell office:value="7.571560714854034" office:value-type="float"/>
          <table:table-cell office:value="7.656941301143575" office:value-type="float"/>
          <table:table-cell office:value="8.357076792356828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.69318226998807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30141678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0787953405336" office:value-type="float"/>
          <table:table-cell office:value="16.482409922940132" office:value-type="float"/>
          <table:table-cell office:value="17.07598267210795" office:value-type="float"/>
          <table:table-cell office:value="17.93129313962088" office:value-type="float"/>
          <table:table-cell office:value="7.003950686475644" office:value-type="float"/>
          <table:table-cell office:value="7.634369381485538" office:value-type="float"/>
          <table:table-cell office:value="7.800510973946867" office:value-type="float"/>
          <table:table-cell office:value="7.987648098492545" office:value-type="float"/>
          <table:table-cell office:value="8.793362879909349" office:value-type="float"/>
          <table:table-cell office:value="6.7510407775375185" office:value-type="float"/>
          <table:table-cell office:value="8.079300119340243" office:value-type="float"/>
          <table:table-cell office:value="8.262621468518489" office:value-type="float"/>
          <table:table-cell office:value="8.435426489488068" office:value-type="float"/>
          <table:table-cell office:value="8.888311023728578" office:value-type="float"/>
          <table:table-cell office:value="8.414904820272923" office:value-type="float"/>
          <table:table-cell office:value="8.9895767778322" office:value-type="float"/>
          <table:table-cell office:value="9.115953979989591" office:value-type="float"/>
          <table:table-cell office:value="9.269292754435227" office:value-type="float"/>
          <table:table-cell office:value="9.718824355477278" office:value-type="float"/>
          <table:table-cell office:value="5.887323708333774" office:value-type="float"/>
          <table:table-cell office:value="6.749271808877958" office:value-type="float"/>
          <table:table-cell office:value="6.984911354480872" office:value-type="float"/>
          <table:table-cell office:value="7.137274192972743" office:value-type="float"/>
          <table:table-cell office:value="7.964957766162527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.6461723591405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85400860523" office:value-type="float"/>
          <table:table-cell office:value="-17.475621880948736" office:value-type="float"/>
          <table:table-cell office:value="-17.4561877630564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8041976321296" office:value-type="float"/>
          <table:table-cell office:value="17.09825647724062" office:value-type="float"/>
          <table:table-cell office:value="7.589176995184272" office:value-type="float"/>
          <table:table-cell office:value="7.784596396739852" office:value-type="float"/>
          <table:table-cell office:value="8.264896754349753" office:value-type="float"/>
          <table:table-cell office:value="8.437254839298742" office:value-type="float"/>
          <table:table-cell office:value="8.623617412695399" office:value-type="float"/>
          <table:table-cell office:value="8.327342906277698" office:value-type="float"/>
          <table:table-cell office:value="8.534531612557053" office:value-type="float"/>
          <table:table-cell office:value="8.717293033960075" office:value-type="float"/>
          <table:table-cell office:value="8.8188107289818" office:value-type="float"/>
          <table:table-cell office:value="9.099097534809516" office:value-type="float"/>
          <table:table-cell office:value="9.01668983404195" office:value-type="float"/>
          <table:table-cell office:value="9.133946862001133" office:value-type="float"/>
          <table:table-cell office:value="9.20195982756659" office:value-type="float"/>
          <table:table-cell office:value="9.48953199052631" office:value-type="float"/>
          <table:table-cell office:value="9.695141605339451" office:value-type="float"/>
          <table:table-cell office:value="7.047049688125638" office:value-type="float"/>
          <table:table-cell office:value="7.3387454871351325" office:value-type="float"/>
          <table:table-cell office:value="7.6306508835753055" office:value-type="float"/>
          <table:table-cell office:value="7.8275984605896864" office:value-type="float"/>
          <table:table-cell office:value="8.027573342165466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.70300612613291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500326122" office:value-type="float"/>
          <table:table-cell office:value="-17.480042942915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3732042239612" office:value-type="float"/>
          <table:table-cell office:value="17.04927543086524" office:value-type="float"/>
          <table:table-cell office:value="17.89741580083728" office:value-type="float"/>
          <table:table-cell office:value="6.970966104387193" office:value-type="float"/>
          <table:table-cell office:value="7.5557856000185994" office:value-type="float"/>
          <table:table-cell office:value="7.747221190220031" office:value-type="float"/>
          <table:table-cell office:value="7.902494859732489" office:value-type="float"/>
          <table:table-cell office:value="8.750060648095161" office:value-type="float"/>
          <table:table-cell office:value="7.220852196881185" office:value-type="float"/>
          <table:table-cell office:value="7.969980029525012" office:value-type="float"/>
          <table:table-cell office:value="8.147277476161147" office:value-type="float"/>
          <table:table-cell office:value="8.397249058155852" office:value-type="float"/>
          <table:table-cell office:value="8.931335793288707" office:value-type="float"/>
          <table:table-cell office:value="8.540480254808198" office:value-type="float"/>
          <table:table-cell office:value="8.928030413793952" office:value-type="float"/>
          <table:table-cell office:value="9.142263095410609" office:value-type="float"/>
          <table:table-cell office:value="9.24779610778662" office:value-type="float"/>
          <table:table-cell office:value="9.964688719584256" office:value-type="float"/>
          <table:table-cell office:value="5.639611473094552" office:value-type="float"/>
          <table:table-cell office:value="6.463967196684107" office:value-type="float"/>
          <table:table-cell office:value="6.758595584743671" office:value-type="float"/>
          <table:table-cell office:value="7.048092262862588" office:value-type="float"/>
          <table:table-cell office:value="7.716707721799613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.71907750817159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9042636245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024353209508" office:value-type="float"/>
          <table:table-cell office:value="17.24176157262882" office:value-type="float"/>
          <table:table-cell office:value="17.327057923214806" office:value-type="float"/>
          <table:table-cell office:value="17.933087275466466" office:value-type="float"/>
          <table:table-cell office:value="7.566589331950114" office:value-type="float"/>
          <table:table-cell office:value="7.8986298925355385" office:value-type="float"/>
          <table:table-cell office:value="8.088293209360536" office:value-type="float"/>
          <table:table-cell office:value="8.09745893671877" office:value-type="float"/>
          <table:table-cell office:value="8.539467870390144" office:value-type="float"/>
          <table:table-cell office:value="7.8530323321415505" office:value-type="float"/>
          <table:table-cell office:value="8.20880316159888" office:value-type="float"/>
          <table:table-cell office:value="8.336737303562078" office:value-type="float"/>
          <table:table-cell office:value="8.419449740901644" office:value-type="float"/>
          <table:table-cell office:value="8.537191779000663" office:value-type="float"/>
          <table:table-cell office:value="8.888937641611351" office:value-type="float"/>
          <table:table-cell office:value="9.200401533163681" office:value-type="float"/>
          <table:table-cell office:value="9.301215176820254" office:value-type="float"/>
          <table:table-cell office:value="9.32863778701444" office:value-type="float"/>
          <table:table-cell office:value="9.725826137470605" office:value-type="float"/>
          <table:table-cell office:value="6.5306840224803135" office:value-type="float"/>
          <table:table-cell office:value="6.906729409083175" office:value-type="float"/>
          <table:table-cell office:value="7.096694837795733" office:value-type="float"/>
          <table:table-cell office:value="7.281020401888693" office:value-type="float"/>
          <table:table-cell office:value="7.413568040537798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.691928672279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7697076562" office:value-type="float"/>
          <table:table-cell office:value="-17.4782252551329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0270622834876" office:value-type="float"/>
          <table:table-cell office:value="16.68366874676619" office:value-type="float"/>
          <table:table-cell office:value="17.656478574569817" office:value-type="float"/>
          <table:table-cell office:value="6.947053626150874" office:value-type="float"/>
          <table:table-cell office:value="7.614818208449712" office:value-type="float"/>
          <table:table-cell office:value="7.818869400945862" office:value-type="float"/>
          <table:table-cell office:value="8.182982650304828" office:value-type="float"/>
          <table:table-cell office:value="9.05535114553691" office:value-type="float"/>
          <table:table-cell office:value="7.0724814804987535" office:value-type="float"/>
          <table:table-cell office:value="8.073409463274787" office:value-type="float"/>
          <table:table-cell office:value="8.429093811691725" office:value-type="float"/>
          <table:table-cell office:value="8.563478588583397" office:value-type="float"/>
          <table:table-cell office:value="9.117742991923084" office:value-type="float"/>
          <table:table-cell office:value="8.437021908483732" office:value-type="float"/>
          <table:table-cell office:value="8.994727205721532" office:value-type="float"/>
          <table:table-cell office:value="9.139279017100582" office:value-type="float"/>
          <table:table-cell office:value="9.252052607440596" office:value-type="float"/>
          <table:table-cell office:value="9.787013011808973" office:value-type="float"/>
          <table:table-cell office:value="5.874700162723537" office:value-type="float"/>
          <table:table-cell office:value="6.766939402811211" office:value-type="float"/>
          <table:table-cell office:value="6.916134131116198" office:value-type="float"/>
          <table:table-cell office:value="7.312617308152507" office:value-type="float"/>
          <table:table-cell office:value="8.201325728655439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.70233588047000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19887311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4411287294005" office:value-type="float"/>
          <table:table-cell office:value="16.3980556665208" office:value-type="float"/>
          <table:table-cell office:value="16.997151600777265" office:value-type="float"/>
          <table:table-cell office:value="17.97654281404843" office:value-type="float"/>
          <table:table-cell office:value="7.051699525267894" office:value-type="float"/>
          <table:table-cell office:value="7.682065875749656" office:value-type="float"/>
          <table:table-cell office:value="7.894653984220586" office:value-type="float"/>
          <table:table-cell office:value="8.063053916419275" office:value-type="float"/>
          <table:table-cell office:value="8.489093426145441" office:value-type="float"/>
          <table:table-cell office:value="7.262403524759742" office:value-type="float"/>
          <table:table-cell office:value="7.951408395962034" office:value-type="float"/>
          <table:table-cell office:value="8.344998306071947" office:value-type="float"/>
          <table:table-cell office:value="8.552861692883308" office:value-type="float"/>
          <table:table-cell office:value="8.875893273981285" office:value-type="float"/>
          <table:table-cell office:value="8.524097498058115" office:value-type="float"/>
          <table:table-cell office:value="8.95639924782948" office:value-type="float"/>
          <table:table-cell office:value="9.227387756238905" office:value-type="float"/>
          <table:table-cell office:value="9.439446818453623" office:value-type="float"/>
          <table:table-cell office:value="9.879617726065751" office:value-type="float"/>
          <table:table-cell office:value="6.1576222506245895" office:value-type="float"/>
          <table:table-cell office:value="6.714326721817697" office:value-type="float"/>
          <table:table-cell office:value="6.964445814569631" office:value-type="float"/>
          <table:table-cell office:value="7.182546124821621" office:value-type="float"/>
          <table:table-cell office:value="7.642132126299641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15377229269377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629648733135" office:value-type="float"/>
          <table:table-cell office:value="16.80629648733135" office:value-type="float"/>
          <table:table-cell office:value="16.80629648733135" office:value-type="float"/>
          <table:table-cell office:value="16.80629648733135" office:value-type="float"/>
          <table:table-cell office:value="17.188180537935036" office:value-type="float"/>
          <table:table-cell office:value="7.98790199773422" office:value-type="float"/>
          <table:table-cell office:value="7.98790199773422" office:value-type="float"/>
          <table:table-cell office:value="7.98790199773422" office:value-type="float"/>
          <table:table-cell office:value="7.98790199773422" office:value-type="float"/>
          <table:table-cell office:value="8.327922550110664" office:value-type="float"/>
          <table:table-cell office:value="7.352897871975376" office:value-type="float"/>
          <table:table-cell office:value="7.352897871975376" office:value-type="float"/>
          <table:table-cell office:value="7.352897871975376" office:value-type="float"/>
          <table:table-cell office:value="7.352897871975376" office:value-type="float"/>
          <table:table-cell office:value="7.458756047670592" office:value-type="float"/>
          <table:table-cell office:value="8.82039385338593" office:value-type="float"/>
          <table:table-cell office:value="8.82039385338593" office:value-type="float"/>
          <table:table-cell office:value="8.82039385338593" office:value-type="float"/>
          <table:table-cell office:value="8.82039385338593" office:value-type="float"/>
          <table:table-cell office:value="9.167784456690741" office:value-type="float"/>
          <table:table-cell office:value="6.5204060163236655" office:value-type="float"/>
          <table:table-cell office:value="6.5204060163236655" office:value-type="float"/>
          <table:table-cell office:value="6.5204060163236655" office:value-type="float"/>
          <table:table-cell office:value="6.5204060163236655" office:value-type="float"/>
          <table:table-cell office:value="6.6188941410905135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.70929020681174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45945338284" office:value-type="float"/>
          <table:table-cell office:value="-17.4807682648588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9059575404884" office:value-type="float"/>
          <table:table-cell office:value="16.7000413130745" office:value-type="float"/>
          <table:table-cell office:value="17.933121988131305" office:value-type="float"/>
          <table:table-cell office:value="7.522358434303047" office:value-type="float"/>
          <table:table-cell office:value="7.722061963303796" office:value-type="float"/>
          <table:table-cell office:value="7.873763581617457" office:value-type="float"/>
          <table:table-cell office:value="7.981657986603398" office:value-type="float"/>
          <table:table-cell office:value="8.521326511945915" office:value-type="float"/>
          <table:table-cell office:value="7.763074436038853" office:value-type="float"/>
          <table:table-cell office:value="8.20437966286115" office:value-type="float"/>
          <table:table-cell office:value="8.296108351049043" office:value-type="float"/>
          <table:table-cell office:value="8.376130307389207" office:value-type="float"/>
          <table:table-cell office:value="8.516078601097815" office:value-type="float"/>
          <table:table-cell office:value="8.75065838157287" office:value-type="float"/>
          <table:table-cell office:value="9.117381113945111" office:value-type="float"/>
          <table:table-cell office:value="9.200015984625825" office:value-type="float"/>
          <table:table-cell office:value="9.363007708864755" office:value-type="float"/>
          <table:table-cell office:value="9.684798425852282" office:value-type="float"/>
          <table:table-cell office:value="6.444750913696096" office:value-type="float"/>
          <table:table-cell office:value="6.764751705780499" office:value-type="float"/>
          <table:table-cell office:value="6.946240022897085" office:value-type="float"/>
          <table:table-cell office:value="7.084363420096965" office:value-type="float"/>
          <table:table-cell office:value="7.330144570633292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.69784838913989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2914252404" office:value-type="float"/>
          <table:table-cell office:value="-17.442006381689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683343376655" office:value-type="float"/>
          <table:table-cell office:value="17.275098602193758" office:value-type="float"/>
          <table:table-cell office:value="17.996193066534854" office:value-type="float"/>
          <table:table-cell office:value="6.9688128802305105" office:value-type="float"/>
          <table:table-cell office:value="7.603956482477999" office:value-type="float"/>
          <table:table-cell office:value="7.781046459628771" office:value-type="float"/>
          <table:table-cell office:value="7.995743793709459" office:value-type="float"/>
          <table:table-cell office:value="8.71779628056069" office:value-type="float"/>
          <table:table-cell office:value="6.841283447755764" office:value-type="float"/>
          <table:table-cell office:value="7.9431837049090825" office:value-type="float"/>
          <table:table-cell office:value="8.303763412654485" office:value-type="float"/>
          <table:table-cell office:value="8.515526103280646" office:value-type="float"/>
          <table:table-cell office:value="8.99983037146461" office:value-type="float"/>
          <table:table-cell office:value="8.385605270129897" office:value-type="float"/>
          <table:table-cell office:value="8.889504936851251" office:value-type="float"/>
          <table:table-cell office:value="9.075654727710017" office:value-type="float"/>
          <table:table-cell office:value="9.2704342965258" office:value-type="float"/>
          <table:table-cell office:value="10.292709994211386" office:value-type="float"/>
          <table:table-cell office:value="5.960413399212974" office:value-type="float"/>
          <table:table-cell office:value="6.678412001289956" office:value-type="float"/>
          <table:table-cell office:value="6.959501693248684" office:value-type="float"/>
          <table:table-cell office:value="7.2246134619685005" office:value-type="float"/>
          <table:table-cell office:value="7.901540578349508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.67486373526259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49467194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0314260383029" office:value-type="float"/>
          <table:table-cell office:value="16.56512306280131" office:value-type="float"/>
          <table:table-cell office:value="17.212541448845094" office:value-type="float"/>
          <table:table-cell office:value="17.994193633994282" office:value-type="float"/>
          <table:table-cell office:value="7.061642743290985" office:value-type="float"/>
          <table:table-cell office:value="7.551070059608136" office:value-type="float"/>
          <table:table-cell office:value="7.685562458981867" office:value-type="float"/>
          <table:table-cell office:value="7.942747673375866" office:value-type="float"/>
          <table:table-cell office:value="8.669512036771586" office:value-type="float"/>
          <table:table-cell office:value="7.14845670969048" office:value-type="float"/>
          <table:table-cell office:value="7.996176957256119" office:value-type="float"/>
          <table:table-cell office:value="8.310725714823615" office:value-type="float"/>
          <table:table-cell office:value="8.48781471165857" office:value-type="float"/>
          <table:table-cell office:value="9.192584325807116" office:value-type="float"/>
          <table:table-cell office:value="8.382784892333188" office:value-type="float"/>
          <table:table-cell office:value="8.791271697550327" office:value-type="float"/>
          <table:table-cell office:value="8.937710707832538" office:value-type="float"/>
          <table:table-cell office:value="9.091310611591304" office:value-type="float"/>
          <table:table-cell office:value="9.68142764779618" office:value-type="float"/>
          <table:table-cell office:value="6.066402236499368" office:value-type="float"/>
          <table:table-cell office:value="6.85852960119947" office:value-type="float"/>
          <table:table-cell office:value="7.0362311846407195" office:value-type="float"/>
          <table:table-cell office:value="7.227819892893242" office:value-type="float"/>
          <table:table-cell office:value="8.15998733840013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.71431517637933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039105021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5687443905288" office:value-type="float"/>
          <table:table-cell office:value="16.575967739974" office:value-type="float"/>
          <table:table-cell office:value="17.218271373180407" office:value-type="float"/>
          <table:table-cell office:value="17.831379938655903" office:value-type="float"/>
          <table:table-cell office:value="7.105407778903201" office:value-type="float"/>
          <table:table-cell office:value="7.548762839182767" office:value-type="float"/>
          <table:table-cell office:value="7.768032867340397" office:value-type="float"/>
          <table:table-cell office:value="8.00738476506969" office:value-type="float"/>
          <table:table-cell office:value="8.471602934273816" office:value-type="float"/>
          <table:table-cell office:value="7.113322686365738" office:value-type="float"/>
          <table:table-cell office:value="7.601396661713711" office:value-type="float"/>
          <table:table-cell office:value="8.063126989726934" office:value-type="float"/>
          <table:table-cell office:value="8.415105837437313" office:value-type="float"/>
          <table:table-cell office:value="8.980171723506924" office:value-type="float"/>
          <table:table-cell office:value="8.580689304374095" office:value-type="float"/>
          <table:table-cell office:value="8.73130957493117" office:value-type="float"/>
          <table:table-cell office:value="9.032551779669767" office:value-type="float"/>
          <table:table-cell office:value="9.245355515977325" office:value-type="float"/>
          <table:table-cell office:value="9.591472462919771" office:value-type="float"/>
          <table:table-cell office:value="5.606682975198848" office:value-type="float"/>
          <table:table-cell office:value="6.440886734707663" office:value-type="float"/>
          <table:table-cell office:value="6.903692684078397" office:value-type="float"/>
          <table:table-cell office:value="7.254855356581574" office:value-type="float"/>
          <table:table-cell office:value="7.860302194860967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.7260539179602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527934943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01510221954308" office:value-type="float"/>
          <table:table-cell office:value="16.208291821714525" office:value-type="float"/>
          <table:table-cell office:value="17.07450666310707" office:value-type="float"/>
          <table:table-cell office:value="17.865919988265233" office:value-type="float"/>
          <table:table-cell office:value="7.275458364667495" office:value-type="float"/>
          <table:table-cell office:value="7.6837257415045785" office:value-type="float"/>
          <table:table-cell office:value="7.92911127803249" office:value-type="float"/>
          <table:table-cell office:value="8.146302619043984" office:value-type="float"/>
          <table:table-cell office:value="8.80558089161625" office:value-type="float"/>
          <table:table-cell office:value="7.290190437502878" office:value-type="float"/>
          <table:table-cell office:value="7.853728091431061" office:value-type="float"/>
          <table:table-cell office:value="8.141774506985369" office:value-type="float"/>
          <table:table-cell office:value="8.393218526067063" office:value-type="float"/>
          <table:table-cell office:value="8.689389251958337" office:value-type="float"/>
          <table:table-cell office:value="8.492504949122946" office:value-type="float"/>
          <table:table-cell office:value="8.863734961010325" office:value-type="float"/>
          <table:table-cell office:value="9.091704128026933" office:value-type="float"/>
          <table:table-cell office:value="9.252335518970519" office:value-type="float"/>
          <table:table-cell office:value="9.596979190117004" office:value-type="float"/>
          <table:table-cell office:value="6.144756737876749" office:value-type="float"/>
          <table:table-cell office:value="6.695036793847059" office:value-type="float"/>
          <table:table-cell office:value="6.934146539206132" office:value-type="float"/>
          <table:table-cell office:value="7.2065150408044945" office:value-type="float"/>
          <table:table-cell office:value="8.116222383969628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.67710121891017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2877102590786" office:value-type="float"/>
          <table:table-cell office:value="16.562795006943997" office:value-type="float"/>
          <table:table-cell office:value="16.84235209452695" office:value-type="float"/>
          <table:table-cell office:value="17.343758990508956" office:value-type="float"/>
          <table:table-cell office:value="17.904948928915537" office:value-type="float"/>
          <table:table-cell office:value="7.379447237846999" office:value-type="float"/>
          <table:table-cell office:value="7.6953025273027755" office:value-type="float"/>
          <table:table-cell office:value="7.861072239829358" office:value-type="float"/>
          <table:table-cell office:value="8.011917957310256" office:value-type="float"/>
          <table:table-cell office:value="8.993849202181384" office:value-type="float"/>
          <table:table-cell office:value="7.675522442307576" office:value-type="float"/>
          <table:table-cell office:value="8.243205704159447" office:value-type="float"/>
          <table:table-cell office:value="8.442688961760464" office:value-type="float"/>
          <table:table-cell office:value="8.658336042376543" office:value-type="float"/>
          <table:table-cell office:value="8.842844741069502" office:value-type="float"/>
          <table:table-cell office:value="8.70486163207378" office:value-type="float"/>
          <table:table-cell office:value="9.048370310107611" office:value-type="float"/>
          <table:table-cell office:value="9.234421140983567" office:value-type="float"/>
          <table:table-cell office:value="9.348039072951508" office:value-type="float"/>
          <table:table-cell office:value="9.835608186058883" office:value-type="float"/>
          <table:table-cell office:value="6.237595341571291" office:value-type="float"/>
          <table:table-cell office:value="6.816374256315209" office:value-type="float"/>
          <table:table-cell office:value="6.999086756075159" office:value-type="float"/>
          <table:table-cell office:value="7.307233054513256" office:value-type="float"/>
          <table:table-cell office:value="7.820873990377708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407435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50250914224269" office:value-type="float"/>
          <table:table-cell office:value="16.581450816031147" office:value-type="float"/>
          <table:table-cell office:value="17.244764663036147" office:value-type="float"/>
          <table:table-cell office:value="17.987049495644833" office:value-type="float"/>
          <table:table-cell office:value="6.958115433151841" office:value-type="float"/>
          <table:table-cell office:value="7.748739728222444" office:value-type="float"/>
          <table:table-cell office:value="7.997849532767052" office:value-type="float"/>
          <table:table-cell office:value="8.243493216210513" office:value-type="float"/>
          <table:table-cell office:value="9.261162313273182" office:value-type="float"/>
          <table:table-cell office:value="6.802227141887588" office:value-type="float"/>
          <table:table-cell office:value="7.6094110301080065" office:value-type="float"/>
          <table:table-cell office:value="7.944149817821101" office:value-type="float"/>
          <table:table-cell office:value="8.299802798778924" office:value-type="float"/>
          <table:table-cell office:value="9.144591171973488" office:value-type="float"/>
          <table:table-cell office:value="8.311461938387223" office:value-type="float"/>
          <table:table-cell office:value="8.858756527495423" office:value-type="float"/>
          <table:table-cell office:value="9.014650270148634" office:value-type="float"/>
          <table:table-cell office:value="9.128527739712817" office:value-type="float"/>
          <table:table-cell office:value="9.939328611111272" office:value-type="float"/>
          <table:table-cell office:value="5.706816089101261" office:value-type="float"/>
          <table:table-cell office:value="6.7471633009900085" office:value-type="float"/>
          <table:table-cell office:value="6.945355666601831" office:value-type="float"/>
          <table:table-cell office:value="7.162959896419455" office:value-type="float"/>
          <table:table-cell office:value="8.04613021844516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.6999217769081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25141446110772" office:value-type="float"/>
          <table:table-cell office:value="15.936869580821165" office:value-type="float"/>
          <table:table-cell office:value="16.33717664706649" office:value-type="float"/>
          <table:table-cell office:value="16.877244542410153" office:value-type="float"/>
          <table:table-cell office:value="17.825433390314366" office:value-type="float"/>
          <table:table-cell office:value="7.425601973847053" office:value-type="float"/>
          <table:table-cell office:value="7.6518599589012695" office:value-type="float"/>
          <table:table-cell office:value="7.957704580492059" office:value-type="float"/>
          <table:table-cell office:value="8.006296874017707" office:value-type="float"/>
          <table:table-cell office:value="8.396459964202718" office:value-type="float"/>
          <table:table-cell office:value="7.9343262958249685" office:value-type="float"/>
          <table:table-cell office:value="8.1063744907033" office:value-type="float"/>
          <table:table-cell office:value="8.286177917318522" office:value-type="float"/>
          <table:table-cell office:value="8.309767422618204" office:value-type="float"/>
          <table:table-cell office:value="8.503093549836063" office:value-type="float"/>
          <table:table-cell office:value="9.036526939884718" office:value-type="float"/>
          <table:table-cell office:value="9.128927447564244" office:value-type="float"/>
          <table:table-cell office:value="9.23861571523635" office:value-type="float"/>
          <table:table-cell office:value="9.300740209306376" office:value-type="float"/>
          <table:table-cell office:value="9.52368467464844" office:value-type="float"/>
          <table:table-cell office:value="6.353894486444121" office:value-type="float"/>
          <table:table-cell office:value="6.656703237931536" office:value-type="float"/>
          <table:table-cell office:value="6.923265059174728" office:value-type="float"/>
          <table:table-cell office:value="7.20913600737838" office:value-type="float"/>
          <table:table-cell office:value="7.38466044284074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.69482435833845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5628484598" office:value-type="float"/>
          <table:table-cell office:value="-17.486070846190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765702343095" office:value-type="float"/>
          <table:table-cell office:value="17.62884059661566" office:value-type="float"/>
          <table:table-cell office:value="17.960164465267212" office:value-type="float"/>
          <table:table-cell office:value="7.266081551657656" office:value-type="float"/>
          <table:table-cell office:value="7.693879414152402" office:value-type="float"/>
          <table:table-cell office:value="7.8578726587096055" office:value-type="float"/>
          <table:table-cell office:value="8.044228346055345" office:value-type="float"/>
          <table:table-cell office:value="8.620028436304512" office:value-type="float"/>
          <table:table-cell office:value="7.457077952620366" office:value-type="float"/>
          <table:table-cell office:value="8.076697658967435" office:value-type="float"/>
          <table:table-cell office:value="8.401814643944775" office:value-type="float"/>
          <table:table-cell office:value="8.631878411635359" office:value-type="float"/>
          <table:table-cell office:value="8.877484547879213" office:value-type="float"/>
          <table:table-cell office:value="8.687787650022058" office:value-type="float"/>
          <table:table-cell office:value="9.018779048673172" office:value-type="float"/>
          <table:table-cell office:value="9.182782370141949" office:value-type="float"/>
          <table:table-cell office:value="9.359434529348544" office:value-type="float"/>
          <table:table-cell office:value="9.720352654675239" office:value-type="float"/>
          <table:table-cell office:value="6.314333510974075" office:value-type="float"/>
          <table:table-cell office:value="6.8070444234507335" office:value-type="float"/>
          <table:table-cell office:value="6.979060042931367" office:value-type="float"/>
          <table:table-cell office:value="7.2509443469104475" office:value-type="float"/>
          <table:table-cell office:value="7.674133789434997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.6927022672222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1633367594" office:value-type="float"/>
          <table:table-cell office:value="-17.471365634960303" office:value-type="float"/>
          <table:table-cell office:value="-17.4488901673191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633879919718" office:value-type="float"/>
          <table:table-cell office:value="17.995828869732936" office:value-type="float"/>
          <table:table-cell office:value="7.3787141946107" office:value-type="float"/>
          <table:table-cell office:value="7.859969192600277" office:value-type="float"/>
          <table:table-cell office:value="8.068252415240117" office:value-type="float"/>
          <table:table-cell office:value="8.237772284072566" office:value-type="float"/>
          <table:table-cell office:value="8.937901545557057" office:value-type="float"/>
          <table:table-cell office:value="7.836412770031602" office:value-type="float"/>
          <table:table-cell office:value="8.30137918792134" office:value-type="float"/>
          <table:table-cell office:value="8.45592342916041" office:value-type="float"/>
          <table:table-cell office:value="8.594187465190528" office:value-type="float"/>
          <table:table-cell office:value="9.113319842576605" office:value-type="float"/>
          <table:table-cell office:value="8.658685399052851" office:value-type="float"/>
          <table:table-cell office:value="9.18680629867907" office:value-type="float"/>
          <table:table-cell office:value="9.38071326930015" office:value-type="float"/>
          <table:table-cell office:value="9.475038470717287" office:value-type="float"/>
          <table:table-cell office:value="10.01355966550906" office:value-type="float"/>
          <table:table-cell office:value="6.467475126734218" office:value-type="float"/>
          <table:table-cell office:value="6.944294745292318" office:value-type="float"/>
          <table:table-cell office:value="7.190952280509417" office:value-type="float"/>
          <table:table-cell office:value="7.342928105229321" office:value-type="float"/>
          <table:table-cell office:value="7.7497496133416375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.68581996407223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1345515117" office:value-type="float"/>
          <table:table-cell office:value="-17.476087292446934" office:value-type="float"/>
          <table:table-cell office:value="-17.456601840529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1048447622038" office:value-type="float"/>
          <table:table-cell office:value="17.943131950263254" office:value-type="float"/>
          <table:table-cell office:value="7.220195581644976" office:value-type="float"/>
          <table:table-cell office:value="7.7236634487688995" office:value-type="float"/>
          <table:table-cell office:value="7.951917482931213" office:value-type="float"/>
          <table:table-cell office:value="8.153439119282494" office:value-type="float"/>
          <table:table-cell office:value="8.75353436137862" office:value-type="float"/>
          <table:table-cell office:value="7.734534646595943" office:value-type="float"/>
          <table:table-cell office:value="8.250868785443416" office:value-type="float"/>
          <table:table-cell office:value="8.372119225656402" office:value-type="float"/>
          <table:table-cell office:value="8.579329046437621" office:value-type="float"/>
          <table:table-cell office:value="8.995810186842734" office:value-type="float"/>
          <table:table-cell office:value="8.67225819417034" office:value-type="float"/>
          <table:table-cell office:value="9.04208167935954" office:value-type="float"/>
          <table:table-cell office:value="9.177760096907893" office:value-type="float"/>
          <table:table-cell office:value="9.361407550934414" office:value-type="float"/>
          <table:table-cell office:value="9.783468133848066" office:value-type="float"/>
          <table:table-cell office:value="6.484107477198556" office:value-type="float"/>
          <table:table-cell office:value="6.938006631085823" office:value-type="float"/>
          <table:table-cell office:value="7.141837074523629" office:value-type="float"/>
          <table:table-cell office:value="7.322487435567343" office:value-type="float"/>
          <table:table-cell office:value="7.84162060022237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.73884489067091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6279130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05913157618" office:value-type="float"/>
          <table:table-cell office:value="16.374894494227892" office:value-type="float"/>
          <table:table-cell office:value="17.314572454673012" office:value-type="float"/>
          <table:table-cell office:value="17.949293004946984" office:value-type="float"/>
          <table:table-cell office:value="7.4578727584051245" office:value-type="float"/>
          <table:table-cell office:value="7.8109953545581705" office:value-type="float"/>
          <table:table-cell office:value="7.988732458549691" office:value-type="float"/>
          <table:table-cell office:value="8.081335922860042" office:value-type="float"/>
          <table:table-cell office:value="8.638493166486214" office:value-type="float"/>
          <table:table-cell office:value="7.279177020351135" office:value-type="float"/>
          <table:table-cell office:value="7.717951002791605" office:value-type="float"/>
          <table:table-cell office:value="8.23144533992296" office:value-type="float"/>
          <table:table-cell office:value="8.342388724743035" office:value-type="float"/>
          <table:table-cell office:value="8.719401739832453" office:value-type="float"/>
          <table:table-cell office:value="8.666581116631718" office:value-type="float"/>
          <table:table-cell office:value="8.875704220486455" office:value-type="float"/>
          <table:table-cell office:value="9.030805901215581" office:value-type="float"/>
          <table:table-cell office:value="9.233672650083378" office:value-type="float"/>
          <table:table-cell office:value="9.808150551536116" office:value-type="float"/>
          <table:table-cell office:value="6.540994372638517" office:value-type="float"/>
          <table:table-cell office:value="6.716246111826978" office:value-type="float"/>
          <table:table-cell office:value="7.0166550885041925" office:value-type="float"/>
          <table:table-cell office:value="7.208499668584148" office:value-type="float"/>
          <table:table-cell office:value="7.5497443547825505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5195322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50917704762548" office:value-type="float"/>
          <table:table-cell office:value="16.356859910249288" office:value-type="float"/>
          <table:table-cell office:value="17.363569537795627" office:value-type="float"/>
          <table:table-cell office:value="17.725938489545108" office:value-type="float"/>
          <table:table-cell office:value="7.3080988507466" office:value-type="float"/>
          <table:table-cell office:value="7.972953073061725" office:value-type="float"/>
          <table:table-cell office:value="8.040758670239178" office:value-type="float"/>
          <table:table-cell office:value="8.220259489267725" office:value-type="float"/>
          <table:table-cell office:value="9.001957769224056" office:value-type="float"/>
          <table:table-cell office:value="7.352124739845155" office:value-type="float"/>
          <table:table-cell office:value="8.028576035059627" office:value-type="float"/>
          <table:table-cell office:value="8.164452533968458" office:value-type="float"/>
          <table:table-cell office:value="8.456913077541987" office:value-type="float"/>
          <table:table-cell office:value="9.06681949907287" office:value-type="float"/>
          <table:table-cell office:value="8.64726171405793" office:value-type="float"/>
          <table:table-cell office:value="8.87558023056158" office:value-type="float"/>
          <table:table-cell office:value="9.24793243766017" office:value-type="float"/>
          <table:table-cell office:value="9.45157184270937" office:value-type="float"/>
          <table:table-cell office:value="9.964687499989974" office:value-type="float"/>
          <table:table-cell office:value="6.139160477583926" office:value-type="float"/>
          <table:table-cell office:value="6.862561728912851" office:value-type="float"/>
          <table:table-cell office:value="7.058081772999361" office:value-type="float"/>
          <table:table-cell office:value="7.414996166573946" office:value-type="float"/>
          <table:table-cell office:value="7.732984367936385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.698995194267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07040242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1319864326631" office:value-type="float"/>
          <table:table-cell office:value="16.401351767199195" office:value-type="float"/>
          <table:table-cell office:value="17.06856720299015" office:value-type="float"/>
          <table:table-cell office:value="17.976125049839386" office:value-type="float"/>
          <table:table-cell office:value="6.953561129303908" office:value-type="float"/>
          <table:table-cell office:value="7.552346331739441" office:value-type="float"/>
          <table:table-cell office:value="7.746055278078195" office:value-type="float"/>
          <table:table-cell office:value="7.9845871396457095" office:value-type="float"/>
          <table:table-cell office:value="8.90303454070279" office:value-type="float"/>
          <table:table-cell office:value="6.857022739337795" office:value-type="float"/>
          <table:table-cell office:value="7.983172792421168" office:value-type="float"/>
          <table:table-cell office:value="8.268512088369782" office:value-type="float"/>
          <table:table-cell office:value="8.450288510000792" office:value-type="float"/>
          <table:table-cell office:value="9.089275343976194" office:value-type="float"/>
          <table:table-cell office:value="8.396747867090463" office:value-type="float"/>
          <table:table-cell office:value="8.87726359502996" office:value-type="float"/>
          <table:table-cell office:value="9.05773450391056" office:value-type="float"/>
          <table:table-cell office:value="9.256745744355491" office:value-type="float"/>
          <table:table-cell office:value="9.897450836780461" office:value-type="float"/>
          <table:table-cell office:value="5.832921895373715" office:value-type="float"/>
          <table:table-cell office:value="6.618667645483061" office:value-type="float"/>
          <table:table-cell office:value="6.911765746488841" office:value-type="float"/>
          <table:table-cell office:value="7.162009629756319" office:value-type="float"/>
          <table:table-cell office:value="8.094042355868666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.68243622040670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21101236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4942429358844" office:value-type="float"/>
          <table:table-cell office:value="16.55880784689401" office:value-type="float"/>
          <table:table-cell office:value="17.021190602886083" office:value-type="float"/>
          <table:table-cell office:value="17.999957153816112" office:value-type="float"/>
          <table:table-cell office:value="6.683067587802939" office:value-type="float"/>
          <table:table-cell office:value="7.294114495594997" office:value-type="float"/>
          <table:table-cell office:value="7.51979226284061" office:value-type="float"/>
          <table:table-cell office:value="7.748801858925809" office:value-type="float"/>
          <table:table-cell office:value="8.447217649155515" office:value-type="float"/>
          <table:table-cell office:value="6.912991354205481" office:value-type="float"/>
          <table:table-cell office:value="7.83899794569586" office:value-type="float"/>
          <table:table-cell office:value="8.087762002034324" office:value-type="float"/>
          <table:table-cell office:value="8.282864801684319" office:value-type="float"/>
          <table:table-cell office:value="8.700879663125447" office:value-type="float"/>
          <table:table-cell office:value="8.394849692540985" office:value-type="float"/>
          <table:table-cell office:value="8.73835655039877" office:value-type="float"/>
          <table:table-cell office:value="8.884097801677754" office:value-type="float"/>
          <table:table-cell office:value="9.04983158903655" office:value-type="float"/>
          <table:table-cell office:value="9.65119199197293" office:value-type="float"/>
          <table:table-cell office:value="5.683333276980825" office:value-type="float"/>
          <table:table-cell office:value="6.3992443289908945" office:value-type="float"/>
          <table:table-cell office:value="6.687623682163531" office:value-type="float"/>
          <table:table-cell office:value="6.895428473481495" office:value-type="float"/>
          <table:table-cell office:value="7.6825072421261185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.69677020048725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01948853665" office:value-type="float"/>
          <table:table-cell office:value="-17.4857564740884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648387688325" office:value-type="float"/>
          <table:table-cell office:value="17.30707139400943" office:value-type="float"/>
          <table:table-cell office:value="17.885772043367975" office:value-type="float"/>
          <table:table-cell office:value="7.517299479729097" office:value-type="float"/>
          <table:table-cell office:value="7.841656457084667" office:value-type="float"/>
          <table:table-cell office:value="8.167747458744774" office:value-type="float"/>
          <table:table-cell office:value="8.36760819927775" office:value-type="float"/>
          <table:table-cell office:value="8.72542376202517" office:value-type="float"/>
          <table:table-cell office:value="8.233390516341395" office:value-type="float"/>
          <table:table-cell office:value="8.39211880735573" office:value-type="float"/>
          <table:table-cell office:value="8.499556148063999" office:value-type="float"/>
          <table:table-cell office:value="8.628460623529353" office:value-type="float"/>
          <table:table-cell office:value="8.745302894460778" office:value-type="float"/>
          <table:table-cell office:value="9.215229769068488" office:value-type="float"/>
          <table:table-cell office:value="9.386464655459294" office:value-type="float"/>
          <table:table-cell office:value="9.503607061831033" office:value-type="float"/>
          <table:table-cell office:value="9.626042902961595" office:value-type="float"/>
          <table:table-cell office:value="9.692100538430466" office:value-type="float"/>
          <table:table-cell office:value="6.4416463568098745" office:value-type="float"/>
          <table:table-cell office:value="6.958263128934497" office:value-type="float"/>
          <table:table-cell office:value="7.057151750019564" office:value-type="float"/>
          <table:table-cell office:value="7.491499666419304" office:value-type="float"/>
          <table:table-cell office:value="7.577427202750524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5054345756538" office:value-type="float"/>
          <table:table-cell office:value="16.04145429939691" office:value-type="float"/>
          <table:table-cell office:value="16.902321916827738" office:value-type="float"/>
          <table:table-cell office:value="16.910218165732665" office:value-type="float"/>
          <table:table-cell office:value="17.56101740891367" office:value-type="float"/>
          <table:table-cell office:value="7.417665265602368" office:value-type="float"/>
          <table:table-cell office:value="7.78594874121702" office:value-type="float"/>
          <table:table-cell office:value="7.872587322535784" office:value-type="float"/>
          <table:table-cell office:value="8.21278844257003" office:value-type="float"/>
          <table:table-cell office:value="8.28254413706418" office:value-type="float"/>
          <table:table-cell office:value="7.597918171792031" office:value-type="float"/>
          <table:table-cell office:value="7.706818514685521" office:value-type="float"/>
          <table:table-cell office:value="7.712841853055264" office:value-type="float"/>
          <table:table-cell office:value="7.834626402944467" office:value-type="float"/>
          <table:table-cell office:value="8.090590616954183" office:value-type="float"/>
          <table:table-cell office:value="8.7629579224159" office:value-type="float"/>
          <table:table-cell office:value="8.813608370906884" office:value-type="float"/>
          <table:table-cell office:value="8.87450446098147" office:value-type="float"/>
          <table:table-cell office:value="8.95453919268707" office:value-type="float"/>
          <table:table-cell office:value="9.167912410130633" office:value-type="float"/>
          <table:table-cell office:value="6.489333746130937" office:value-type="float"/>
          <table:table-cell office:value="6.704901376239835" office:value-type="float"/>
          <table:table-cell office:value="6.827473579988812" office:value-type="float"/>
          <table:table-cell office:value="6.856167421674989" office:value-type="float"/>
          <table:table-cell office:value="7.062930987264316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.74367750426247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957348810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8836129158774" office:value-type="float"/>
          <table:table-cell office:value="17.212821858820547" office:value-type="float"/>
          <table:table-cell office:value="17.713357620104848" office:value-type="float"/>
          <table:table-cell office:value="17.99784152059268" office:value-type="float"/>
          <table:table-cell office:value="7.341113235080856" office:value-type="float"/>
          <table:table-cell office:value="7.540815717694755" office:value-type="float"/>
          <table:table-cell office:value="7.94250214524348" office:value-type="float"/>
          <table:table-cell office:value="8.08904653059341" office:value-type="float"/>
          <table:table-cell office:value="8.416651804708348" office:value-type="float"/>
          <table:table-cell office:value="7.252663557348908" office:value-type="float"/>
          <table:table-cell office:value="7.6922331537241835" office:value-type="float"/>
          <table:table-cell office:value="7.906713795528789" office:value-type="float"/>
          <table:table-cell office:value="8.093355906034494" office:value-type="float"/>
          <table:table-cell office:value="8.588337979130145" office:value-type="float"/>
          <table:table-cell office:value="8.697002645126812" office:value-type="float"/>
          <table:table-cell office:value="8.87939587458387" office:value-type="float"/>
          <table:table-cell office:value="9.029683917915381" office:value-type="float"/>
          <table:table-cell office:value="9.191372781855453" office:value-type="float"/>
          <table:table-cell office:value="9.474717436336901" office:value-type="float"/>
          <table:table-cell office:value="6.173910709977607" office:value-type="float"/>
          <table:table-cell office:value="6.341763008644019" office:value-type="float"/>
          <table:table-cell office:value="6.669201719760359" office:value-type="float"/>
          <table:table-cell office:value="7.001737289154937" office:value-type="float"/>
          <table:table-cell office:value="7.2115370958365785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0.69164839167817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72653515885" office:value-type="float"/>
          <table:table-cell office:value="-17.4869344397977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2607370872927" office:value-type="float"/>
          <table:table-cell office:value="17.186218258690996" office:value-type="float"/>
          <table:table-cell office:value="17.186218258690996" office:value-type="float"/>
          <table:table-cell office:value="7.597307351105444" office:value-type="float"/>
          <table:table-cell office:value="7.823742670036953" office:value-type="float"/>
          <table:table-cell office:value="7.944149126816438" office:value-type="float"/>
          <table:table-cell office:value="8.193161527519827" office:value-type="float"/>
          <table:table-cell office:value="8.193161527519827" office:value-type="float"/>
          <table:table-cell office:value="8.001482690678447" office:value-type="float"/>
          <table:table-cell office:value="8.314022213219758" office:value-type="float"/>
          <table:table-cell office:value="8.367159875681123" office:value-type="float"/>
          <table:table-cell office:value="8.522088359264373" office:value-type="float"/>
          <table:table-cell office:value="8.522088359264373" office:value-type="float"/>
          <table:table-cell office:value="8.992375944588632" office:value-type="float"/>
          <table:table-cell office:value="9.034003185742822" office:value-type="float"/>
          <table:table-cell office:value="9.057421801944912" office:value-type="float"/>
          <table:table-cell office:value="9.39047016630336" office:value-type="float"/>
          <table:table-cell office:value="9.39047016630336" office:value-type="float"/>
          <table:table-cell office:value="6.767803558770488" office:value-type="float"/>
          <table:table-cell office:value="6.972091282197935" office:value-type="float"/>
          <table:table-cell office:value="7.1167135744362255" office:value-type="float"/>
          <table:table-cell office:value="7.4322343003379885" office:value-type="float"/>
          <table:table-cell office:value="7.4322343003379885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.69726335410976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55721960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2210415791053" office:value-type="float"/>
          <table:table-cell office:value="16.677496713359105" office:value-type="float"/>
          <table:table-cell office:value="17.25774433695363" office:value-type="float"/>
          <table:table-cell office:value="17.972926694869365" office:value-type="float"/>
          <table:table-cell office:value="7.094407856150972" office:value-type="float"/>
          <table:table-cell office:value="7.578993008778237" office:value-type="float"/>
          <table:table-cell office:value="7.7604434920086" office:value-type="float"/>
          <table:table-cell office:value="7.987998998552181" office:value-type="float"/>
          <table:table-cell office:value="9.076565210663242" office:value-type="float"/>
          <table:table-cell office:value="7.303131155974553" office:value-type="float"/>
          <table:table-cell office:value="8.115249112562815" office:value-type="float"/>
          <table:table-cell office:value="8.250100273705257" office:value-type="float"/>
          <table:table-cell office:value="8.364494071464769" office:value-type="float"/>
          <table:table-cell office:value="8.952237774315499" office:value-type="float"/>
          <table:table-cell office:value="8.516439603378835" office:value-type="float"/>
          <table:table-cell office:value="9.084860290676536" office:value-type="float"/>
          <table:table-cell office:value="9.229937734964974" office:value-type="float"/>
          <table:table-cell office:value="9.388545337782816" office:value-type="float"/>
          <table:table-cell office:value="9.972898893707853" office:value-type="float"/>
          <table:table-cell office:value="5.515988589313391" office:value-type="float"/>
          <table:table-cell office:value="6.57483159163945" office:value-type="float"/>
          <table:table-cell office:value="6.747429227521259" office:value-type="float"/>
          <table:table-cell office:value="6.943654829710913" office:value-type="float"/>
          <table:table-cell office:value="7.726604979872789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.72227089893849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56824340280597" office:value-type="float"/>
          <table:table-cell office:value="16.103379480289092" office:value-type="float"/>
          <table:table-cell office:value="16.5054021578841" office:value-type="float"/>
          <table:table-cell office:value="16.911757867036265" office:value-type="float"/>
          <table:table-cell office:value="17.995929208408114" office:value-type="float"/>
          <table:table-cell office:value="7.326392715526763" office:value-type="float"/>
          <table:table-cell office:value="7.513940603770013" office:value-type="float"/>
          <table:table-cell office:value="7.674374679772686" office:value-type="float"/>
          <table:table-cell office:value="7.845594114508824" office:value-type="float"/>
          <table:table-cell office:value="8.38960757624491" office:value-type="float"/>
          <table:table-cell office:value="6.766072658574128" office:value-type="float"/>
          <table:table-cell office:value="7.607514286714084" office:value-type="float"/>
          <table:table-cell office:value="7.9755400204697295" office:value-type="float"/>
          <table:table-cell office:value="8.316947448825632" office:value-type="float"/>
          <table:table-cell office:value="9.005832662972855" office:value-type="float"/>
          <table:table-cell office:value="8.494528212765278" office:value-type="float"/>
          <table:table-cell office:value="8.680216864729221" office:value-type="float"/>
          <table:table-cell office:value="8.777925759118801" office:value-type="float"/>
          <table:table-cell office:value="9.004885208571533" office:value-type="float"/>
          <table:table-cell office:value="9.542023654118857" office:value-type="float"/>
          <table:table-cell office:value="5.782022003812375" office:value-type="float"/>
          <table:table-cell office:value="6.551487227839289" office:value-type="float"/>
          <table:table-cell office:value="6.806000556466223" office:value-type="float"/>
          <table:table-cell office:value="7.042480697544509" office:value-type="float"/>
          <table:table-cell office:value="7.853416585098908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0.67309685903754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674724007" office:value-type="float"/>
          <table:table-cell office:value="-17.4913025630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7312035822236" office:value-type="float"/>
          <table:table-cell office:value="17.530929921142466" office:value-type="float"/>
          <table:table-cell office:value="17.70868535571416" office:value-type="float"/>
          <table:table-cell office:value="7.3753508035445385" office:value-type="float"/>
          <table:table-cell office:value="7.605901045366769" office:value-type="float"/>
          <table:table-cell office:value="7.853587319587289" office:value-type="float"/>
          <table:table-cell office:value="8.037697530605012" office:value-type="float"/>
          <table:table-cell office:value="8.17813522616836" office:value-type="float"/>
          <table:table-cell office:value="8.039616429864779" office:value-type="float"/>
          <table:table-cell office:value="8.24886755571246" office:value-type="float"/>
          <table:table-cell office:value="8.406721756278216" office:value-type="float"/>
          <table:table-cell office:value="8.438679517493528" office:value-type="float"/>
          <table:table-cell office:value="8.709590221786003" office:value-type="float"/>
          <table:table-cell office:value="8.960689167671838" office:value-type="float"/>
          <table:table-cell office:value="9.048577965825787" office:value-type="float"/>
          <table:table-cell office:value="9.22216262203388" office:value-type="float"/>
          <table:table-cell office:value="9.26191779616636" office:value-type="float"/>
          <table:table-cell office:value="9.476078530356586" office:value-type="float"/>
          <table:table-cell office:value="6.574976930392275" office:value-type="float"/>
          <table:table-cell office:value="6.860827243184341" office:value-type="float"/>
          <table:table-cell office:value="6.99773067701777" office:value-type="float"/>
          <table:table-cell office:value="7.09215873642472" office:value-type="float"/>
          <table:table-cell office:value="7.436625150057514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0.674547300970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52781949175" office:value-type="float"/>
          <table:table-cell office:value="-17.490627817953914" office:value-type="float"/>
          <table:table-cell office:value="-17.47316558734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417820516224" office:value-type="float"/>
          <table:table-cell office:value="17.95676145652394" office:value-type="float"/>
          <table:table-cell office:value="7.493903114144246" office:value-type="float"/>
          <table:table-cell office:value="7.777473067352954" office:value-type="float"/>
          <table:table-cell office:value="7.814306607142072" office:value-type="float"/>
          <table:table-cell office:value="7.941725855257275" office:value-type="float"/>
          <table:table-cell office:value="8.50178676072932" office:value-type="float"/>
          <table:table-cell office:value="7.815387218669533" office:value-type="float"/>
          <table:table-cell office:value="8.246225703010303" office:value-type="float"/>
          <table:table-cell office:value="8.430906685102629" office:value-type="float"/>
          <table:table-cell office:value="8.439481399844423" office:value-type="float"/>
          <table:table-cell office:value="8.879992289854929" office:value-type="float"/>
          <table:table-cell office:value="8.798800280805391" office:value-type="float"/>
          <table:table-cell office:value="9.166679877613513" office:value-type="float"/>
          <table:table-cell office:value="9.16677839874646" office:value-type="float"/>
          <table:table-cell office:value="9.169624247506125" office:value-type="float"/>
          <table:table-cell office:value="9.439366633894831" office:value-type="float"/>
          <table:table-cell office:value="6.1396660853076535" office:value-type="float"/>
          <table:table-cell office:value="7.0870096082400345" office:value-type="float"/>
          <table:table-cell office:value="7.163176089242505" office:value-type="float"/>
          <table:table-cell office:value="7.224898489557866" office:value-type="float"/>
          <table:table-cell office:value="7.942412416689417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.7180967799485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515513251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697506777185" office:value-type="float"/>
          <table:table-cell office:value="16.25060515306216" office:value-type="float"/>
          <table:table-cell office:value="17.052856741072137" office:value-type="float"/>
          <table:table-cell office:value="17.818209313172684" office:value-type="float"/>
          <table:table-cell office:value="7.290625863735988" office:value-type="float"/>
          <table:table-cell office:value="7.5792715509648545" office:value-type="float"/>
          <table:table-cell office:value="7.785135870042612" office:value-type="float"/>
          <table:table-cell office:value="8.053174216696343" office:value-type="float"/>
          <table:table-cell office:value="8.549549283347682" office:value-type="float"/>
          <table:table-cell office:value="6.70528051960455" office:value-type="float"/>
          <table:table-cell office:value="7.895908325697252" office:value-type="float"/>
          <table:table-cell office:value="8.249121313732227" office:value-type="float"/>
          <table:table-cell office:value="8.49432928806052" office:value-type="float"/>
          <table:table-cell office:value="9.384876768548688" office:value-type="float"/>
          <table:table-cell office:value="8.617502756328284" office:value-type="float"/>
          <table:table-cell office:value="8.876003109823413" office:value-type="float"/>
          <table:table-cell office:value="9.100184438305337" office:value-type="float"/>
          <table:table-cell office:value="9.271797647938183" office:value-type="float"/>
          <table:table-cell office:value="9.912595185725937" office:value-type="float"/>
          <table:table-cell office:value="5.955465415339781" office:value-type="float"/>
          <table:table-cell office:value="6.468696212790771" office:value-type="float"/>
          <table:table-cell office:value="6.843722690310594" office:value-type="float"/>
          <table:table-cell office:value="7.193732442743112" office:value-type="float"/>
          <table:table-cell office:value="8.037721774913688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.72199512562406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9193769154" office:value-type="float"/>
          <table:table-cell office:value="-17.488400018428848" office:value-type="float"/>
          <table:table-cell office:value="-17.465602931533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911918112339" office:value-type="float"/>
          <table:table-cell office:value="17.83932343080739" office:value-type="float"/>
          <table:table-cell office:value="7.479324896013347" office:value-type="float"/>
          <table:table-cell office:value="7.8994329644787005" office:value-type="float"/>
          <table:table-cell office:value="8.071157451286295" office:value-type="float"/>
          <table:table-cell office:value="8.313817681757397" office:value-type="float"/>
          <table:table-cell office:value="8.948010729993904" office:value-type="float"/>
          <table:table-cell office:value="7.008741276487601" office:value-type="float"/>
          <table:table-cell office:value="8.067597323052816" office:value-type="float"/>
          <table:table-cell office:value="8.386466382751752" office:value-type="float"/>
          <table:table-cell office:value="8.631403465404187" office:value-type="float"/>
          <table:table-cell office:value="8.87063792730693" office:value-type="float"/>
          <table:table-cell office:value="8.793674885726574" office:value-type="float"/>
          <table:table-cell office:value="9.096745772628907" office:value-type="float"/>
          <table:table-cell office:value="9.269482616864861" office:value-type="float"/>
          <table:table-cell office:value="9.400869595321595" office:value-type="float"/>
          <table:table-cell office:value="9.712360911907652" office:value-type="float"/>
          <table:table-cell office:value="5.888810700237714" office:value-type="float"/>
          <table:table-cell office:value="6.8459337330220364" office:value-type="float"/>
          <table:table-cell office:value="7.157838248460196" office:value-type="float"/>
          <table:table-cell office:value="7.418462757535304" office:value-type="float"/>
          <table:table-cell office:value="7.782440333755066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.70951242633860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34717468564" office:value-type="float"/>
          <table:table-cell office:value="-17.4618053673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6693960062696" office:value-type="float"/>
          <table:table-cell office:value="17.094565448319706" office:value-type="float"/>
          <table:table-cell office:value="17.98487346243346" office:value-type="float"/>
          <table:table-cell office:value="7.0616324721036445" office:value-type="float"/>
          <table:table-cell office:value="7.703219777439066" office:value-type="float"/>
          <table:table-cell office:value="7.8588597152004445" office:value-type="float"/>
          <table:table-cell office:value="8.197615818607353" office:value-type="float"/>
          <table:table-cell office:value="9.049963322836767" office:value-type="float"/>
          <table:table-cell office:value="6.59444347086305" office:value-type="float"/>
          <table:table-cell office:value="8.049068046096682" office:value-type="float"/>
          <table:table-cell office:value="8.34388014892347" office:value-type="float"/>
          <table:table-cell office:value="8.52075285545111" office:value-type="float"/>
          <table:table-cell office:value="8.937573938217394" office:value-type="float"/>
          <table:table-cell office:value="8.596431604514922" office:value-type="float"/>
          <table:table-cell office:value="8.88527885308876" office:value-type="float"/>
          <table:table-cell office:value="9.081440695385078" office:value-type="float"/>
          <table:table-cell office:value="9.263416675452385" office:value-type="float"/>
          <table:table-cell office:value="9.952270331852368" office:value-type="float"/>
          <table:table-cell office:value="5.446694483452447" office:value-type="float"/>
          <table:table-cell office:value="6.832996068944104" office:value-type="float"/>
          <table:table-cell office:value="7.080155634969208" office:value-type="float"/>
          <table:table-cell office:value="7.350261092912936" office:value-type="float"/>
          <table:table-cell office:value="7.845821457147663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.7095957295863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56511061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4275994082712" office:value-type="float"/>
          <table:table-cell office:value="16.31315408564793" office:value-type="float"/>
          <table:table-cell office:value="17.0465941182083" office:value-type="float"/>
          <table:table-cell office:value="17.97868886808256" office:value-type="float"/>
          <table:table-cell office:value="6.696455023556277" office:value-type="float"/>
          <table:table-cell office:value="7.473416321331786" office:value-type="float"/>
          <table:table-cell office:value="7.7481630463325075" office:value-type="float"/>
          <table:table-cell office:value="8.051587356761287" office:value-type="float"/>
          <table:table-cell office:value="8.780575457198523" office:value-type="float"/>
          <table:table-cell office:value="6.937204778058804" office:value-type="float"/>
          <table:table-cell office:value="7.824751922091756" office:value-type="float"/>
          <table:table-cell office:value="8.11293249913741" office:value-type="float"/>
          <table:table-cell office:value="8.259209955703799" office:value-type="float"/>
          <table:table-cell office:value="8.979535776731293" office:value-type="float"/>
          <table:table-cell office:value="8.261046205838474" office:value-type="float"/>
          <table:table-cell office:value="8.92181685223591" office:value-type="float"/>
          <table:table-cell office:value="9.04021240415435" office:value-type="float"/>
          <table:table-cell office:value="9.18319018898194" office:value-type="float"/>
          <table:table-cell office:value="9.924393619219575" office:value-type="float"/>
          <table:table-cell office:value="5.874262629618309" office:value-type="float"/>
          <table:table-cell office:value="6.559792139153265" office:value-type="float"/>
          <table:table-cell office:value="6.7488898957559655" office:value-type="float"/>
          <table:table-cell office:value="6.93676200835475" office:value-type="float"/>
          <table:table-cell office:value="7.600349348669013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8366691902" office:value-type="float"/>
          <table:table-cell office:value="-17.48673924508546" office:value-type="float"/>
          <table:table-cell office:value="-17.4773796885037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7443372018784" office:value-type="float"/>
          <table:table-cell office:value="17.89097267518479" office:value-type="float"/>
          <table:table-cell office:value="7.669347556857442" office:value-type="float"/>
          <table:table-cell office:value="8.058594139458261" office:value-type="float"/>
          <table:table-cell office:value="8.23225791600575" office:value-type="float"/>
          <table:table-cell office:value="8.369699284700168" office:value-type="float"/>
          <table:table-cell office:value="8.893701158578882" office:value-type="float"/>
          <table:table-cell office:value="7.217241978760309" office:value-type="float"/>
          <table:table-cell office:value="7.632465555751217" office:value-type="float"/>
          <table:table-cell office:value="8.015279117172156" office:value-type="float"/>
          <table:table-cell office:value="8.253522829317552" office:value-type="float"/>
          <table:table-cell office:value="8.52804764401938" office:value-type="float"/>
          <table:table-cell office:value="8.825656055015388" office:value-type="float"/>
          <table:table-cell office:value="8.938351167393852" office:value-type="float"/>
          <table:table-cell office:value="9.036481067734925" office:value-type="float"/>
          <table:table-cell office:value="9.230500608569997" office:value-type="float"/>
          <table:table-cell office:value="9.487062420034519" office:value-type="float"/>
          <table:table-cell office:value="6.5447922696815315" office:value-type="float"/>
          <table:table-cell office:value="6.815468162211722" office:value-type="float"/>
          <table:table-cell office:value="7.002553918284326" office:value-type="float"/>
          <table:table-cell office:value="7.341980937128723" office:value-type="float"/>
          <table:table-cell office:value="7.92427947443847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.6828889022273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865847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097837551471" office:value-type="float"/>
          <table:table-cell office:value="16.478352147738054" office:value-type="float"/>
          <table:table-cell office:value="17.06342402075837" office:value-type="float"/>
          <table:table-cell office:value="17.988794671818265" office:value-type="float"/>
          <table:table-cell office:value="7.159332299654336" office:value-type="float"/>
          <table:table-cell office:value="7.48571895296122" office:value-type="float"/>
          <table:table-cell office:value="7.635763170510742" office:value-type="float"/>
          <table:table-cell office:value="7.835971303820942" office:value-type="float"/>
          <table:table-cell office:value="8.370579170262623" office:value-type="float"/>
          <table:table-cell office:value="7.2875890543033" office:value-type="float"/>
          <table:table-cell office:value="8.034748558414266" office:value-type="float"/>
          <table:table-cell office:value="8.257683192023562" office:value-type="float"/>
          <table:table-cell office:value="8.37941501380709" office:value-type="float"/>
          <table:table-cell office:value="8.672059397704205" office:value-type="float"/>
          <table:table-cell office:value="8.636311133946919" office:value-type="float"/>
          <table:table-cell office:value="8.875521389874505" office:value-type="float"/>
          <table:table-cell office:value="9.044067239567266" office:value-type="float"/>
          <table:table-cell office:value="9.15330417820478" office:value-type="float"/>
          <table:table-cell office:value="9.609780670166584" office:value-type="float"/>
          <table:table-cell office:value="6.054455212653686" office:value-type="float"/>
          <table:table-cell office:value="6.572181564914707" office:value-type="float"/>
          <table:table-cell office:value="6.888903016573984" office:value-type="float"/>
          <table:table-cell office:value="7.023780838577044" office:value-type="float"/>
          <table:table-cell office:value="7.299672644184939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.70614140986840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669381370377" office:value-type="float"/>
          <table:table-cell office:value="-17.4842714876151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871875451428" office:value-type="float"/>
          <table:table-cell office:value="17.139532182052655" office:value-type="float"/>
          <table:table-cell office:value="17.663468013705018" office:value-type="float"/>
          <table:table-cell office:value="7.578529565731458" office:value-type="float"/>
          <table:table-cell office:value="7.757034685692488" office:value-type="float"/>
          <table:table-cell office:value="8.214914043442967" office:value-type="float"/>
          <table:table-cell office:value="8.583271512954482" office:value-type="float"/>
          <table:table-cell office:value="8.865774013009476" office:value-type="float"/>
          <table:table-cell office:value="7.874597488008095" office:value-type="float"/>
          <table:table-cell office:value="8.370527845193983" office:value-type="float"/>
          <table:table-cell office:value="8.504263866949046" office:value-type="float"/>
          <table:table-cell office:value="8.608426301368997" office:value-type="float"/>
          <table:table-cell office:value="8.90342904553869" office:value-type="float"/>
          <table:table-cell office:value="8.7434849518696" office:value-type="float"/>
          <table:table-cell office:value="9.172629961126983" office:value-type="float"/>
          <table:table-cell office:value="9.408328430088233" office:value-type="float"/>
          <table:table-cell office:value="9.544492359834935" office:value-type="float"/>
          <table:table-cell office:value="9.886188012999042" office:value-type="float"/>
          <table:table-cell office:value="6.780609851584008" office:value-type="float"/>
          <table:table-cell office:value="6.921987371289514" office:value-type="float"/>
          <table:table-cell office:value="7.410166766668601" office:value-type="float"/>
          <table:table-cell office:value="7.461700507808707" office:value-type="float"/>
          <table:table-cell office:value="7.786851251625025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.70808153512900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245795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3610541469514" office:value-type="float"/>
          <table:table-cell office:value="16.48397894285637" office:value-type="float"/>
          <table:table-cell office:value="17.20851418615974" office:value-type="float"/>
          <table:table-cell office:value="17.995361896826896" office:value-type="float"/>
          <table:table-cell office:value="6.98206975928182" office:value-type="float"/>
          <table:table-cell office:value="7.688706800048408" office:value-type="float"/>
          <table:table-cell office:value="7.889275075564376" office:value-type="float"/>
          <table:table-cell office:value="8.105522258717755" office:value-type="float"/>
          <table:table-cell office:value="9.30137721437475" office:value-type="float"/>
          <table:table-cell office:value="7.007040876776836" office:value-type="float"/>
          <table:table-cell office:value="7.954134981480502" office:value-type="float"/>
          <table:table-cell office:value="8.288227800078962" office:value-type="float"/>
          <table:table-cell office:value="8.48625978020666" office:value-type="float"/>
          <table:table-cell office:value="9.105808892057428" office:value-type="float"/>
          <table:table-cell office:value="8.480090302883479" office:value-type="float"/>
          <table:table-cell office:value="8.887378746831644" office:value-type="float"/>
          <table:table-cell office:value="9.082477712267963" office:value-type="float"/>
          <table:table-cell office:value="9.275924860953321" office:value-type="float"/>
          <table:table-cell office:value="10.029613048406198" office:value-type="float"/>
          <table:table-cell office:value="6.027784374754875" office:value-type="float"/>
          <table:table-cell office:value="6.773922337142464" office:value-type="float"/>
          <table:table-cell office:value="7.008567257135731" office:value-type="float"/>
          <table:table-cell office:value="7.223674732120157" office:value-type="float"/>
          <table:table-cell office:value="8.38159496508732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.678968213700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4655344814" office:value-type="float"/>
          <table:table-cell office:value="-17.4886215804735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1084538709362" office:value-type="float"/>
          <table:table-cell office:value="17.3683115217942" office:value-type="float"/>
          <table:table-cell office:value="17.96418014749263" office:value-type="float"/>
          <table:table-cell office:value="7.149332511894523" office:value-type="float"/>
          <table:table-cell office:value="7.732141836999967" office:value-type="float"/>
          <table:table-cell office:value="7.950606832804137" office:value-type="float"/>
          <table:table-cell office:value="8.175960612961987" office:value-type="float"/>
          <table:table-cell office:value="8.633531975510923" office:value-type="float"/>
          <table:table-cell office:value="7.321265687120153" office:value-type="float"/>
          <table:table-cell office:value="8.305570300677617" office:value-type="float"/>
          <table:table-cell office:value="8.52272056741324" office:value-type="float"/>
          <table:table-cell office:value="8.693470196963842" office:value-type="float"/>
          <table:table-cell office:value="9.072094774945118" office:value-type="float"/>
          <table:table-cell office:value="8.691032273705389" office:value-type="float"/>
          <table:table-cell office:value="8.995415513587478" office:value-type="float"/>
          <table:table-cell office:value="9.155624502806685" office:value-type="float"/>
          <table:table-cell office:value="9.309693791761116" office:value-type="float"/>
          <table:table-cell office:value="9.619427888594238" office:value-type="float"/>
          <table:table-cell office:value="6.324664778838375" office:value-type="float"/>
          <table:table-cell office:value="6.978054771577337" office:value-type="float"/>
          <table:table-cell office:value="7.359784030690761" office:value-type="float"/>
          <table:table-cell office:value="7.512768582436179" office:value-type="float"/>
          <table:table-cell office:value="8.144715990593248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23209333437414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17145982304" office:value-type="float"/>
          <table:table-cell office:value="-17.49117145982304" office:value-type="float"/>
          <table:table-cell office:value="-17.49117145982304" office:value-type="float"/>
          <table:table-cell office:value="-17.49117145982304" office:value-type="float"/>
          <table:table-cell office:value="-17.490483580888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34627255858229" office:value-type="float"/>
          <table:table-cell office:value="8.234627255858229" office:value-type="float"/>
          <table:table-cell office:value="8.234627255858229" office:value-type="float"/>
          <table:table-cell office:value="8.234627255858229" office:value-type="float"/>
          <table:table-cell office:value="8.564715066908912" office:value-type="float"/>
          <table:table-cell office:value="8.244189551913658" office:value-type="float"/>
          <table:table-cell office:value="8.244189551913658" office:value-type="float"/>
          <table:table-cell office:value="8.244189551913658" office:value-type="float"/>
          <table:table-cell office:value="8.244189551913658" office:value-type="float"/>
          <table:table-cell office:value="8.340333257830025" office:value-type="float"/>
          <table:table-cell office:value="9.313548547884743" office:value-type="float"/>
          <table:table-cell office:value="9.313548547884743" office:value-type="float"/>
          <table:table-cell office:value="9.313548547884743" office:value-type="float"/>
          <table:table-cell office:value="9.313548547884743" office:value-type="float"/>
          <table:table-cell office:value="9.73311388586712" office:value-type="float"/>
          <table:table-cell office:value="7.0757907329554515" office:value-type="float"/>
          <table:table-cell office:value="7.0757907329554515" office:value-type="float"/>
          <table:table-cell office:value="7.0757907329554515" office:value-type="float"/>
          <table:table-cell office:value="7.0757907329554515" office:value-type="float"/>
          <table:table-cell office:value="7.261411965803508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.6955950782616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3731347908" office:value-type="float"/>
          <table:table-cell office:value="-17.480301006165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5309018524064" office:value-type="float"/>
          <table:table-cell office:value="17.29463946206263" office:value-type="float"/>
          <table:table-cell office:value="17.924535925336993" office:value-type="float"/>
          <table:table-cell office:value="7.213771458573116" office:value-type="float"/>
          <table:table-cell office:value="7.858887713233825" office:value-type="float"/>
          <table:table-cell office:value="8.065380030521816" office:value-type="float"/>
          <table:table-cell office:value="8.328265019968335" office:value-type="float"/>
          <table:table-cell office:value="8.857894872185511" office:value-type="float"/>
          <table:table-cell office:value="7.44010461774903" office:value-type="float"/>
          <table:table-cell office:value="8.358975171472247" office:value-type="float"/>
          <table:table-cell office:value="8.486494160667275" office:value-type="float"/>
          <table:table-cell office:value="8.652454717860353" office:value-type="float"/>
          <table:table-cell office:value="8.909099978386596" office:value-type="float"/>
          <table:table-cell office:value="8.689003618115583" office:value-type="float"/>
          <table:table-cell office:value="9.034353154113074" office:value-type="float"/>
          <table:table-cell office:value="9.16245812735847" office:value-type="float"/>
          <table:table-cell office:value="9.324194824562511" office:value-type="float"/>
          <table:table-cell office:value="9.728235635428756" office:value-type="float"/>
          <table:table-cell office:value="6.179312939109222" office:value-type="float"/>
          <table:table-cell office:value="7.120305204603146" office:value-type="float"/>
          <table:table-cell office:value="7.356359481560812" office:value-type="float"/>
          <table:table-cell office:value="7.5517431337473075" office:value-type="float"/>
          <table:table-cell office:value="8.22113706275606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.6795623372598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0692781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6508340549474" office:value-type="float"/>
          <table:table-cell office:value="16.66591728837489" office:value-type="float"/>
          <table:table-cell office:value="17.184055536585756" office:value-type="float"/>
          <table:table-cell office:value="17.904010913479965" office:value-type="float"/>
          <table:table-cell office:value="7.112196981958933" office:value-type="float"/>
          <table:table-cell office:value="7.5197028897249645" office:value-type="float"/>
          <table:table-cell office:value="7.702217070477619" office:value-type="float"/>
          <table:table-cell office:value="7.876809839854346" office:value-type="float"/>
          <table:table-cell office:value="9.05171910877344" office:value-type="float"/>
          <table:table-cell office:value="7.410748989593412" office:value-type="float"/>
          <table:table-cell office:value="8.19559284039702" office:value-type="float"/>
          <table:table-cell office:value="8.323690084920255" office:value-type="float"/>
          <table:table-cell office:value="8.452085822079532" office:value-type="float"/>
          <table:table-cell office:value="8.964959676965236" office:value-type="float"/>
          <table:table-cell office:value="8.402510102234558" office:value-type="float"/>
          <table:table-cell office:value="8.917433377802135" office:value-type="float"/>
          <table:table-cell office:value="9.090510288882012" office:value-type="float"/>
          <table:table-cell office:value="9.23508097277184" office:value-type="float"/>
          <table:table-cell office:value="10.035109568031015" office:value-type="float"/>
          <table:table-cell office:value="5.713901806018094" office:value-type="float"/>
          <table:table-cell office:value="6.787629130594848" office:value-type="float"/>
          <table:table-cell office:value="6.969353180104871" office:value-type="float"/>
          <table:table-cell office:value="7.13725405481861" office:value-type="float"/>
          <table:table-cell office:value="7.735243120426483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.71278061587754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945483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233418961666" office:value-type="float"/>
          <table:table-cell office:value="16.404886018911753" office:value-type="float"/>
          <table:table-cell office:value="17.00945282663494" office:value-type="float"/>
          <table:table-cell office:value="17.980684002163027" office:value-type="float"/>
          <table:table-cell office:value="7.0334374022579595" office:value-type="float"/>
          <table:table-cell office:value="7.7019194020280874" office:value-type="float"/>
          <table:table-cell office:value="7.9027048217325495" office:value-type="float"/>
          <table:table-cell office:value="8.173776383977566" office:value-type="float"/>
          <table:table-cell office:value="8.558903127093721" office:value-type="float"/>
          <table:table-cell office:value="6.7430182044702685" office:value-type="float"/>
          <table:table-cell office:value="7.904871522772654" office:value-type="float"/>
          <table:table-cell office:value="8.291493640525715" office:value-type="float"/>
          <table:table-cell office:value="8.501097979436254" office:value-type="float"/>
          <table:table-cell office:value="9.283621139885216" office:value-type="float"/>
          <table:table-cell office:value="8.412929646860636" office:value-type="float"/>
          <table:table-cell office:value="8.820737727637203" office:value-type="float"/>
          <table:table-cell office:value="8.989161400454167" office:value-type="float"/>
          <table:table-cell office:value="9.18240787544567" office:value-type="float"/>
          <table:table-cell office:value="9.771747578512283" office:value-type="float"/>
          <table:table-cell office:value="5.8355562157066085" office:value-type="float"/>
          <table:table-cell office:value="6.880895342338371" office:value-type="float"/>
          <table:table-cell office:value="7.107456571449364" office:value-type="float"/>
          <table:table-cell office:value="7.304439833882791" office:value-type="float"/>
          <table:table-cell office:value="8.153764738512777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.68989656554818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950095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41713846437755" office:value-type="float"/>
          <table:table-cell office:value="16.354346665330663" office:value-type="float"/>
          <table:table-cell office:value="17.132190823030204" office:value-type="float"/>
          <table:table-cell office:value="17.994652794639702" office:value-type="float"/>
          <table:table-cell office:value="6.88776364995378" office:value-type="float"/>
          <table:table-cell office:value="7.564854040051635" office:value-type="float"/>
          <table:table-cell office:value="7.763210457900668" office:value-type="float"/>
          <table:table-cell office:value="7.950353040147201" office:value-type="float"/>
          <table:table-cell office:value="9.409276420540923" office:value-type="float"/>
          <table:table-cell office:value="7.078637698922321" office:value-type="float"/>
          <table:table-cell office:value="7.978255152302431" office:value-type="float"/>
          <table:table-cell office:value="8.244128081243286" office:value-type="float"/>
          <table:table-cell office:value="8.426992041713977" office:value-type="float"/>
          <table:table-cell office:value="8.960615814519969" office:value-type="float"/>
          <table:table-cell office:value="8.346863588057854" office:value-type="float"/>
          <table:table-cell office:value="8.779819257056959" office:value-type="float"/>
          <table:table-cell office:value="8.943663428417027" office:value-type="float"/>
          <table:table-cell office:value="9.085628909010136" office:value-type="float"/>
          <table:table-cell office:value="9.917021856676701" office:value-type="float"/>
          <table:table-cell office:value="6.112118430881122" office:value-type="float"/>
          <table:table-cell office:value="6.810940205815938" office:value-type="float"/>
          <table:table-cell office:value="7.032557602337272" office:value-type="float"/>
          <table:table-cell office:value="7.256101309303395" office:value-type="float"/>
          <table:table-cell office:value="8.296801286060981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.6729846814133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562018131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8520833660858" office:value-type="float"/>
          <table:table-cell office:value="16.402366427722093" office:value-type="float"/>
          <table:table-cell office:value="17.17142396814686" office:value-type="float"/>
          <table:table-cell office:value="17.882272122331837" office:value-type="float"/>
          <table:table-cell office:value="7.384718089049437" office:value-type="float"/>
          <table:table-cell office:value="7.680016895993338" office:value-type="float"/>
          <table:table-cell office:value="7.903683031557554" office:value-type="float"/>
          <table:table-cell office:value="8.170578624951895" office:value-type="float"/>
          <table:table-cell office:value="8.379431523270803" office:value-type="float"/>
          <table:table-cell office:value="7.489841694136343" office:value-type="float"/>
          <table:table-cell office:value="8.288810596893414" office:value-type="float"/>
          <table:table-cell office:value="8.51274341487174" office:value-type="float"/>
          <table:table-cell office:value="8.593070933759462" office:value-type="float"/>
          <table:table-cell office:value="8.822434687414685" office:value-type="float"/>
          <table:table-cell office:value="8.729831922956329" office:value-type="float"/>
          <table:table-cell office:value="8.99942429506883" office:value-type="float"/>
          <table:table-cell office:value="9.168733388812534" office:value-type="float"/>
          <table:table-cell office:value="9.310922206161727" office:value-type="float"/>
          <table:table-cell office:value="9.584673925705776" office:value-type="float"/>
          <table:table-cell office:value="6.605676372879078" office:value-type="float"/>
          <table:table-cell office:value="6.995246935019759" office:value-type="float"/>
          <table:table-cell office:value="7.211106039188959" office:value-type="float"/>
          <table:table-cell office:value="7.36562302765632" office:value-type="float"/>
          <table:table-cell office:value="7.687669021010929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.66693758636051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4845174794" office:value-type="float"/>
          <table:table-cell office:value="-17.4709236070107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3162773577622" office:value-type="float"/>
          <table:table-cell office:value="16.99629649145765" office:value-type="float"/>
          <table:table-cell office:value="17.979136960964492" office:value-type="float"/>
          <table:table-cell office:value="7.224170241472334" office:value-type="float"/>
          <table:table-cell office:value="7.606579907838846" office:value-type="float"/>
          <table:table-cell office:value="7.823815952801256" office:value-type="float"/>
          <table:table-cell office:value="7.9496074285179965" office:value-type="float"/>
          <table:table-cell office:value="8.354956673538593" office:value-type="float"/>
          <table:table-cell office:value="6.93583352201543" office:value-type="float"/>
          <table:table-cell office:value="8.305089209015367" office:value-type="float"/>
          <table:table-cell office:value="8.446150780092733" office:value-type="float"/>
          <table:table-cell office:value="8.622426463604743" office:value-type="float"/>
          <table:table-cell office:value="9.047973136475218" office:value-type="float"/>
          <table:table-cell office:value="8.745058000702052" office:value-type="float"/>
          <table:table-cell office:value="9.088759416544873" office:value-type="float"/>
          <table:table-cell office:value="9.278755919850411" office:value-type="float"/>
          <table:table-cell office:value="9.42741721877728" office:value-type="float"/>
          <table:table-cell office:value="9.796510325493637" office:value-type="float"/>
          <table:table-cell office:value="5.853055539828979" office:value-type="float"/>
          <table:table-cell office:value="6.784999653406768" office:value-type="float"/>
          <table:table-cell office:value="6.959837500335294" office:value-type="float"/>
          <table:table-cell office:value="7.153818572451635" office:value-type="float"/>
          <table:table-cell office:value="7.724907067570905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.7057061901758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7432891148" office:value-type="float"/>
          <table:table-cell office:value="-17.4641704509701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4712971578395" office:value-type="float"/>
          <table:table-cell office:value="17.135092904355957" office:value-type="float"/>
          <table:table-cell office:value="17.999097057777877" office:value-type="float"/>
          <table:table-cell office:value="6.890084638318799" office:value-type="float"/>
          <table:table-cell office:value="7.67667855645292" office:value-type="float"/>
          <table:table-cell office:value="7.875631841403069" office:value-type="float"/>
          <table:table-cell office:value="8.155475219077559" office:value-type="float"/>
          <table:table-cell office:value="8.709678857949257" office:value-type="float"/>
          <table:table-cell office:value="7.181539238760979" office:value-type="float"/>
          <table:table-cell office:value="8.077238416295971" office:value-type="float"/>
          <table:table-cell office:value="8.26873956938205" office:value-type="float"/>
          <table:table-cell office:value="8.432731699586292" office:value-type="float"/>
          <table:table-cell office:value="9.016015848904516" office:value-type="float"/>
          <table:table-cell office:value="8.420628115314216" office:value-type="float"/>
          <table:table-cell office:value="9.011903736628643" office:value-type="float"/>
          <table:table-cell office:value="9.152894198516169" office:value-type="float"/>
          <table:table-cell office:value="9.369400045779587" office:value-type="float"/>
          <table:table-cell office:value="9.725583000045136" office:value-type="float"/>
          <table:table-cell office:value="5.873931432095182" office:value-type="float"/>
          <table:table-cell office:value="6.820805907339095" office:value-type="float"/>
          <table:table-cell office:value="7.0079563988604505" office:value-type="float"/>
          <table:table-cell office:value="7.177128975018805" office:value-type="float"/>
          <table:table-cell office:value="7.895981316585233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5141063744" office:value-type="float"/>
          <table:table-cell office:value="-17.4622562102037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2245737514123" office:value-type="float"/>
          <table:table-cell office:value="17.17308448324648" office:value-type="float"/>
          <table:table-cell office:value="17.970845312893807" office:value-type="float"/>
          <table:table-cell office:value="7.0884273357839565" office:value-type="float"/>
          <table:table-cell office:value="7.781040203288501" office:value-type="float"/>
          <table:table-cell office:value="7.954857066410126" office:value-type="float"/>
          <table:table-cell office:value="8.096067785836535" office:value-type="float"/>
          <table:table-cell office:value="8.70443288419635" office:value-type="float"/>
          <table:table-cell office:value="6.898175309931512" office:value-type="float"/>
          <table:table-cell office:value="7.613263572799411" office:value-type="float"/>
          <table:table-cell office:value="7.921441226390873" office:value-type="float"/>
          <table:table-cell office:value="8.38624140460609" office:value-type="float"/>
          <table:table-cell office:value="8.793716121640102" office:value-type="float"/>
          <table:table-cell office:value="8.555115536670105" office:value-type="float"/>
          <table:table-cell office:value="8.83615632234066" office:value-type="float"/>
          <table:table-cell office:value="8.92772463260879" office:value-type="float"/>
          <table:table-cell office:value="9.06179600261748" office:value-type="float"/>
          <table:table-cell office:value="10.066972843739162" office:value-type="float"/>
          <table:table-cell office:value="5.657061212436739" office:value-type="float"/>
          <table:table-cell office:value="6.695187679823953" office:value-type="float"/>
          <table:table-cell office:value="6.916986970180446" office:value-type="float"/>
          <table:table-cell office:value="7.3041176936586325" office:value-type="float"/>
          <table:table-cell office:value="7.773112782759711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.69290404986843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193264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8840226162115" office:value-type="float"/>
          <table:table-cell office:value="15.93176427614754" office:value-type="float"/>
          <table:table-cell office:value="16.710572583012546" office:value-type="float"/>
          <table:table-cell office:value="17.98671800702985" office:value-type="float"/>
          <table:table-cell office:value="6.984672981714679" office:value-type="float"/>
          <table:table-cell office:value="7.53198470461546" office:value-type="float"/>
          <table:table-cell office:value="7.770347892810072" office:value-type="float"/>
          <table:table-cell office:value="8.011689386613103" office:value-type="float"/>
          <table:table-cell office:value="9.195953340288655" office:value-type="float"/>
          <table:table-cell office:value="7.114676198729768" office:value-type="float"/>
          <table:table-cell office:value="7.924746479490844" office:value-type="float"/>
          <table:table-cell office:value="8.301012644795652" office:value-type="float"/>
          <table:table-cell office:value="8.543515511442841" office:value-type="float"/>
          <table:table-cell office:value="9.084267997054559" office:value-type="float"/>
          <table:table-cell office:value="8.372302510624806" office:value-type="float"/>
          <table:table-cell office:value="8.78796010614671" office:value-type="float"/>
          <table:table-cell office:value="8.953294024819277" office:value-type="float"/>
          <table:table-cell office:value="9.145510720856127" office:value-type="float"/>
          <table:table-cell office:value="10.052502984783162" office:value-type="float"/>
          <table:table-cell office:value="6.064962209889602" office:value-type="float"/>
          <table:table-cell office:value="6.714209099582604" office:value-type="float"/>
          <table:table-cell office:value="7.070385207394425" office:value-type="float"/>
          <table:table-cell office:value="7.342380427587462" office:value-type="float"/>
          <table:table-cell office:value="7.924443074187732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7211258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4278327812147" office:value-type="float"/>
          <table:table-cell office:value="17.050875557588967" office:value-type="float"/>
          <table:table-cell office:value="17.4231647131305" office:value-type="float"/>
          <table:table-cell office:value="17.998031854541573" office:value-type="float"/>
          <table:table-cell office:value="7.286748821473763" office:value-type="float"/>
          <table:table-cell office:value="7.743722536262132" office:value-type="float"/>
          <table:table-cell office:value="7.910185911608214" office:value-type="float"/>
          <table:table-cell office:value="8.070398919104132" office:value-type="float"/>
          <table:table-cell office:value="8.557746539184159" office:value-type="float"/>
          <table:table-cell office:value="6.755964866394548" office:value-type="float"/>
          <table:table-cell office:value="7.348304086027055" office:value-type="float"/>
          <table:table-cell office:value="7.756833377935905" office:value-type="float"/>
          <table:table-cell office:value="8.131722579770244" office:value-type="float"/>
          <table:table-cell office:value="8.70563724234805" office:value-type="float"/>
          <table:table-cell office:value="8.580064905529035" office:value-type="float"/>
          <table:table-cell office:value="8.871943311271309" office:value-type="float"/>
          <table:table-cell office:value="9.02161369641863" office:value-type="float"/>
          <table:table-cell office:value="9.130641601306234" office:value-type="float"/>
          <table:table-cell office:value="9.71863094877227" office:value-type="float"/>
          <table:table-cell office:value="5.795476215345863" office:value-type="float"/>
          <table:table-cell office:value="6.383811855669158" office:value-type="float"/>
          <table:table-cell office:value="6.632545462963438" office:value-type="float"/>
          <table:table-cell office:value="7.00506741364323" office:value-type="float"/>
          <table:table-cell office:value="7.487540766371714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.7169632006178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511724643" office:value-type="float"/>
          <table:table-cell office:value="-17.4653502051503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519886326807" office:value-type="float"/>
          <table:table-cell office:value="17.315372975500942" office:value-type="float"/>
          <table:table-cell office:value="17.942775532680734" office:value-type="float"/>
          <table:table-cell office:value="7.411609584311696" office:value-type="float"/>
          <table:table-cell office:value="7.632532693352479" office:value-type="float"/>
          <table:table-cell office:value="7.793032682514968" office:value-type="float"/>
          <table:table-cell office:value="8.013220193624122" office:value-type="float"/>
          <table:table-cell office:value="8.539296978059646" office:value-type="float"/>
          <table:table-cell office:value="7.065416370300543" office:value-type="float"/>
          <table:table-cell office:value="7.779302183719036" office:value-type="float"/>
          <table:table-cell office:value="8.143155390535576" office:value-type="float"/>
          <table:table-cell office:value="8.400273052149936" office:value-type="float"/>
          <table:table-cell office:value="8.735562303679295" office:value-type="float"/>
          <table:table-cell office:value="8.514476946453652" office:value-type="float"/>
          <table:table-cell office:value="8.884138579959032" office:value-type="float"/>
          <table:table-cell office:value="9.05199104821474" office:value-type="float"/>
          <table:table-cell office:value="9.208798686463096" office:value-type="float"/>
          <table:table-cell office:value="9.641911479062488" office:value-type="float"/>
          <table:table-cell office:value="6.160395737611556" office:value-type="float"/>
          <table:table-cell office:value="6.590980123574553" office:value-type="float"/>
          <table:table-cell office:value="6.870873772781162" office:value-type="float"/>
          <table:table-cell office:value="7.181892529545255" office:value-type="float"/>
          <table:table-cell office:value="7.575715101103994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.6898171621867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3078526064" office:value-type="float"/>
          <table:table-cell office:value="-17.4549374879862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984263690399" office:value-type="float"/>
          <table:table-cell office:value="17.334687086871487" office:value-type="float"/>
          <table:table-cell office:value="17.88676000103353" office:value-type="float"/>
          <table:table-cell office:value="7.312250633669791" office:value-type="float"/>
          <table:table-cell office:value="7.411599354222256" office:value-type="float"/>
          <table:table-cell office:value="7.735176810290968" office:value-type="float"/>
          <table:table-cell office:value="8.17671284401689" office:value-type="float"/>
          <table:table-cell office:value="9.450716606254105" office:value-type="float"/>
          <table:table-cell office:value="7.430859644397867" office:value-type="float"/>
          <table:table-cell office:value="8.109449652639734" office:value-type="float"/>
          <table:table-cell office:value="8.320087559938917" office:value-type="float"/>
          <table:table-cell office:value="8.60319981970679" office:value-type="float"/>
          <table:table-cell office:value="8.790020690080308" office:value-type="float"/>
          <table:table-cell office:value="8.699509080024436" office:value-type="float"/>
          <table:table-cell office:value="8.88622333569102" office:value-type="float"/>
          <table:table-cell office:value="9.066491735238465" office:value-type="float"/>
          <table:table-cell office:value="9.207633931331962" office:value-type="float"/>
          <table:table-cell office:value="10.084492189866676" office:value-type="float"/>
          <table:table-cell office:value="5.973663613602042" office:value-type="float"/>
          <table:table-cell office:value="6.652133778486446" office:value-type="float"/>
          <table:table-cell office:value="6.9103804783493175" office:value-type="float"/>
          <table:table-cell office:value="7.494361430334083" office:value-type="float"/>
          <table:table-cell office:value="8.088247328889343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.72279629302479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965306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898514903465" office:value-type="float"/>
          <table:table-cell office:value="16.6120897046432" office:value-type="float"/>
          <table:table-cell office:value="16.933808363722864" office:value-type="float"/>
          <table:table-cell office:value="17.758139012318722" office:value-type="float"/>
          <table:table-cell office:value="7.520771465767378" office:value-type="float"/>
          <table:table-cell office:value="7.888366997058449" office:value-type="float"/>
          <table:table-cell office:value="7.946950050652209" office:value-type="float"/>
          <table:table-cell office:value="8.070338961885643" office:value-type="float"/>
          <table:table-cell office:value="8.319837247981425" office:value-type="float"/>
          <table:table-cell office:value="7.404169186246344" office:value-type="float"/>
          <table:table-cell office:value="8.004822779987496" office:value-type="float"/>
          <table:table-cell office:value="8.261259778700982" office:value-type="float"/>
          <table:table-cell office:value="8.38527399048566" office:value-type="float"/>
          <table:table-cell office:value="8.817553483415125" office:value-type="float"/>
          <table:table-cell office:value="8.87270570073499" office:value-type="float"/>
          <table:table-cell office:value="9.023468664546899" office:value-type="float"/>
          <table:table-cell office:value="9.242890599931723" office:value-type="float"/>
          <table:table-cell office:value="9.305381789881654" office:value-type="float"/>
          <table:table-cell office:value="9.538262949960277" office:value-type="float"/>
          <table:table-cell office:value="6.236578107505475" office:value-type="float"/>
          <table:table-cell office:value="6.791626085201182" office:value-type="float"/>
          <table:table-cell office:value="6.976515641850026" office:value-type="float"/>
          <table:table-cell office:value="7.0611486328954225" office:value-type="float"/>
          <table:table-cell office:value="7.490838924140121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.68509570894199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4349060845" office:value-type="float"/>
          <table:table-cell office:value="-17.482505476692964" office:value-type="float"/>
          <table:table-cell office:value="-17.4490526740827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79108160741816" office:value-type="float"/>
          <table:table-cell office:value="17.99865353708227" office:value-type="float"/>
          <table:table-cell office:value="6.990725288098311" office:value-type="float"/>
          <table:table-cell office:value="7.655691185470155" office:value-type="float"/>
          <table:table-cell office:value="7.784413834201903" office:value-type="float"/>
          <table:table-cell office:value="7.94403772555673" office:value-type="float"/>
          <table:table-cell office:value="8.857365486475942" office:value-type="float"/>
          <table:table-cell office:value="7.369531047205395" office:value-type="float"/>
          <table:table-cell office:value="8.156444903034322" office:value-type="float"/>
          <table:table-cell office:value="8.341784473197315" office:value-type="float"/>
          <table:table-cell office:value="8.544649926114571" office:value-type="float"/>
          <table:table-cell office:value="9.133922850425026" office:value-type="float"/>
          <table:table-cell office:value="8.60408850180867" office:value-type="float"/>
          <table:table-cell office:value="9.065194337637529" office:value-type="float"/>
          <table:table-cell office:value="9.202350238352057" office:value-type="float"/>
          <table:table-cell office:value="9.349923090871899" office:value-type="float"/>
          <table:table-cell office:value="9.879518657277714" office:value-type="float"/>
          <table:table-cell office:value="5.983757929091144" office:value-type="float"/>
          <table:table-cell office:value="6.700618870396421" office:value-type="float"/>
          <table:table-cell office:value="6.931723566165363" office:value-type="float"/>
          <table:table-cell office:value="7.151550195602802" office:value-type="float"/>
          <table:table-cell office:value="8.000639210381108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0.70338482208674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2555529799877" office:value-type="float"/>
          <table:table-cell office:value="15.702555529799877" office:value-type="float"/>
          <table:table-cell office:value="15.702555529799877" office:value-type="float"/>
          <table:table-cell office:value="15.702555529799877" office:value-type="float"/>
          <table:table-cell office:value="17.579973665278207" office:value-type="float"/>
          <table:table-cell office:value="7.639194390314712" office:value-type="float"/>
          <table:table-cell office:value="7.639194390314712" office:value-type="float"/>
          <table:table-cell office:value="7.639194390314712" office:value-type="float"/>
          <table:table-cell office:value="7.639194390314712" office:value-type="float"/>
          <table:table-cell office:value="8.31949743488881" office:value-type="float"/>
          <table:table-cell office:value="8.112140412660377" office:value-type="float"/>
          <table:table-cell office:value="8.112140412660377" office:value-type="float"/>
          <table:table-cell office:value="8.112140412660377" office:value-type="float"/>
          <table:table-cell office:value="8.112140412660377" office:value-type="float"/>
          <table:table-cell office:value="8.50958547466809" office:value-type="float"/>
          <table:table-cell office:value="9.167082384020569" office:value-type="float"/>
          <table:table-cell office:value="9.167082384020569" office:value-type="float"/>
          <table:table-cell office:value="9.167082384020569" office:value-type="float"/>
          <table:table-cell office:value="9.167082384020569" office:value-type="float"/>
          <table:table-cell office:value="9.697938280012515" office:value-type="float"/>
          <table:table-cell office:value="6.549478763236895" office:value-type="float"/>
          <table:table-cell office:value="6.549478763236895" office:value-type="float"/>
          <table:table-cell office:value="6.549478763236895" office:value-type="float"/>
          <table:table-cell office:value="6.549478763236895" office:value-type="float"/>
          <table:table-cell office:value="7.131144629544384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.69017626136932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2513557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238743308204" office:value-type="float"/>
          <table:table-cell office:value="16.73535613203886" office:value-type="float"/>
          <table:table-cell office:value="17.38266486553187" office:value-type="float"/>
          <table:table-cell office:value="17.993277056983526" office:value-type="float"/>
          <table:table-cell office:value="6.970304557864882" office:value-type="float"/>
          <table:table-cell office:value="7.553863922506483" office:value-type="float"/>
          <table:table-cell office:value="7.729021357105503" office:value-type="float"/>
          <table:table-cell office:value="7.9737279616765315" office:value-type="float"/>
          <table:table-cell office:value="8.68039853670848" office:value-type="float"/>
          <table:table-cell office:value="7.103518171042461" office:value-type="float"/>
          <table:table-cell office:value="8.020982866862774" office:value-type="float"/>
          <table:table-cell office:value="8.321920800547074" office:value-type="float"/>
          <table:table-cell office:value="8.526813955642432" office:value-type="float"/>
          <table:table-cell office:value="8.918591334639673" office:value-type="float"/>
          <table:table-cell office:value="8.555406413491779" office:value-type="float"/>
          <table:table-cell office:value="9.035987904479267" office:value-type="float"/>
          <table:table-cell office:value="9.220783369928807" office:value-type="float"/>
          <table:table-cell office:value="9.394139103309476" office:value-type="float"/>
          <table:table-cell office:value="9.944709608263087" office:value-type="float"/>
          <table:table-cell office:value="5.825077014342278" office:value-type="float"/>
          <table:table-cell office:value="6.520409778035887" office:value-type="float"/>
          <table:table-cell office:value="6.850842010473299" office:value-type="float"/>
          <table:table-cell office:value="7.106669267902737" office:value-type="float"/>
          <table:table-cell office:value="7.741019840906482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.68302014570171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309335113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5327167313928" office:value-type="float"/>
          <table:table-cell office:value="16.1922124345507" office:value-type="float"/>
          <table:table-cell office:value="16.534878286952924" office:value-type="float"/>
          <table:table-cell office:value="17.55371296263646" office:value-type="float"/>
          <table:table-cell office:value="7.060754259948416" office:value-type="float"/>
          <table:table-cell office:value="7.359444545713302" office:value-type="float"/>
          <table:table-cell office:value="7.589983989503273" office:value-type="float"/>
          <table:table-cell office:value="7.729151011201277" office:value-type="float"/>
          <table:table-cell office:value="8.420337658266245" office:value-type="float"/>
          <table:table-cell office:value="7.437938295225063" office:value-type="float"/>
          <table:table-cell office:value="7.79209839811896" office:value-type="float"/>
          <table:table-cell office:value="8.183712343503181" office:value-type="float"/>
          <table:table-cell office:value="8.37644899411252" office:value-type="float"/>
          <table:table-cell office:value="8.63948608027476" office:value-type="float"/>
          <table:table-cell office:value="8.304328681866695" office:value-type="float"/>
          <table:table-cell office:value="8.765450939175434" office:value-type="float"/>
          <table:table-cell office:value="8.86754294680544" office:value-type="float"/>
          <table:table-cell office:value="8.994680342466209" office:value-type="float"/>
          <table:table-cell office:value="9.628918870532594" office:value-type="float"/>
          <table:table-cell office:value="6.1842140061170925" office:value-type="float"/>
          <table:table-cell office:value="6.58091406346913" office:value-type="float"/>
          <table:table-cell office:value="6.821329630397685" office:value-type="float"/>
          <table:table-cell office:value="7.008589663368509" office:value-type="float"/>
          <table:table-cell office:value="7.469019073152269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.6812956420985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632021030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02348190648692" office:value-type="float"/>
          <table:table-cell office:value="16.210090799799726" office:value-type="float"/>
          <table:table-cell office:value="16.86489943054865" office:value-type="float"/>
          <table:table-cell office:value="17.929104827876884" office:value-type="float"/>
          <table:table-cell office:value="6.763865467735915" office:value-type="float"/>
          <table:table-cell office:value="7.401689899289135" office:value-type="float"/>
          <table:table-cell office:value="7.633553629907677" office:value-type="float"/>
          <table:table-cell office:value="7.891357919886991" office:value-type="float"/>
          <table:table-cell office:value="9.144302339168004" office:value-type="float"/>
          <table:table-cell office:value="6.754712645807949" office:value-type="float"/>
          <table:table-cell office:value="7.930649118410032" office:value-type="float"/>
          <table:table-cell office:value="8.200104089282101" office:value-type="float"/>
          <table:table-cell office:value="8.53472166861971" office:value-type="float"/>
          <table:table-cell office:value="9.02136448433641" office:value-type="float"/>
          <table:table-cell office:value="8.356316732464869" office:value-type="float"/>
          <table:table-cell office:value="8.763738404197793" office:value-type="float"/>
          <table:table-cell office:value="8.900496414200598" office:value-type="float"/>
          <table:table-cell office:value="9.064211753841025" office:value-type="float"/>
          <table:table-cell office:value="9.967901659581841" office:value-type="float"/>
          <table:table-cell office:value="5.986635068318064" office:value-type="float"/>
          <table:table-cell office:value="6.6106669852195985" office:value-type="float"/>
          <table:table-cell office:value="6.8507374335119655" office:value-type="float"/>
          <table:table-cell office:value="7.15692272141795" office:value-type="float"/>
          <table:table-cell office:value="8.32012354968785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0060595433" office:value-type="float"/>
          <table:table-cell office:value="-17.48020158630537" office:value-type="float"/>
          <table:table-cell office:value="-17.4570832696305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28415124441352" office:value-type="float"/>
          <table:table-cell office:value="17.989847833120876" office:value-type="float"/>
          <table:table-cell office:value="6.948987686768712" office:value-type="float"/>
          <table:table-cell office:value="8.013990108684188" office:value-type="float"/>
          <table:table-cell office:value="8.175348795805668" office:value-type="float"/>
          <table:table-cell office:value="8.291704694986501" office:value-type="float"/>
          <table:table-cell office:value="9.039597979894268" office:value-type="float"/>
          <table:table-cell office:value="6.570573521885722" office:value-type="float"/>
          <table:table-cell office:value="7.595141564180409" office:value-type="float"/>
          <table:table-cell office:value="7.895896620151671" office:value-type="float"/>
          <table:table-cell office:value="8.17371254177711" office:value-type="float"/>
          <table:table-cell office:value="9.01594107664694" office:value-type="float"/>
          <table:table-cell office:value="8.581017736793303" office:value-type="float"/>
          <table:table-cell office:value="9.05169323117727" office:value-type="float"/>
          <table:table-cell office:value="9.218518880995887" office:value-type="float"/>
          <table:table-cell office:value="9.380164598957446" office:value-type="float"/>
          <table:table-cell office:value="10.081855099354664" office:value-type="float"/>
          <table:table-cell office:value="5.444429796122968" office:value-type="float"/>
          <table:table-cell office:value="6.584559172211019" office:value-type="float"/>
          <table:table-cell office:value="6.8011885103592" office:value-type="float"/>
          <table:table-cell office:value="6.999663958975139" office:value-type="float"/>
          <table:table-cell office:value="7.729439607791601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.7125867441379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00746024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7054289212158" office:value-type="float"/>
          <table:table-cell office:value="16.624638436151802" office:value-type="float"/>
          <table:table-cell office:value="17.282752364496126" office:value-type="float"/>
          <table:table-cell office:value="17.953572228769243" office:value-type="float"/>
          <table:table-cell office:value="7.040151368178925" office:value-type="float"/>
          <table:table-cell office:value="7.676975736270255" office:value-type="float"/>
          <table:table-cell office:value="7.835313242765136" office:value-type="float"/>
          <table:table-cell office:value="8.050738206905367" office:value-type="float"/>
          <table:table-cell office:value="8.802311857538971" office:value-type="float"/>
          <table:table-cell office:value="7.1826375902795245" office:value-type="float"/>
          <table:table-cell office:value="7.813593465362317" office:value-type="float"/>
          <table:table-cell office:value="8.197525575690003" office:value-type="float"/>
          <table:table-cell office:value="8.46708236401536" office:value-type="float"/>
          <table:table-cell office:value="9.153434484142736" office:value-type="float"/>
          <table:table-cell office:value="8.558393756799918" office:value-type="float"/>
          <table:table-cell office:value="8.851456057095763" office:value-type="float"/>
          <table:table-cell office:value="9.033535898111026" office:value-type="float"/>
          <table:table-cell office:value="9.210391153645887" office:value-type="float"/>
          <table:table-cell office:value="9.791957631033107" office:value-type="float"/>
          <table:table-cell office:value="5.858048130040244" office:value-type="float"/>
          <table:table-cell office:value="6.6994682701387624" office:value-type="float"/>
          <table:table-cell office:value="6.9920548926050134" office:value-type="float"/>
          <table:table-cell office:value="7.292585539261637" office:value-type="float"/>
          <table:table-cell office:value="7.8504560008383315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.70023663002028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0919100382" office:value-type="float"/>
          <table:table-cell office:value="-17.437767283844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76525053842066" office:value-type="float"/>
          <table:table-cell office:value="16.69445867320423" office:value-type="float"/>
          <table:table-cell office:value="17.906372433511674" office:value-type="float"/>
          <table:table-cell office:value="6.8065696599360495" office:value-type="float"/>
          <table:table-cell office:value="7.578118383938554" office:value-type="float"/>
          <table:table-cell office:value="7.802183071022901" office:value-type="float"/>
          <table:table-cell office:value="8.012851181648053" office:value-type="float"/>
          <table:table-cell office:value="8.828315981948984" office:value-type="float"/>
          <table:table-cell office:value="6.944736444485815" office:value-type="float"/>
          <table:table-cell office:value="7.930607946197456" office:value-type="float"/>
          <table:table-cell office:value="8.238324788034703" office:value-type="float"/>
          <table:table-cell office:value="8.462539071507564" office:value-type="float"/>
          <table:table-cell office:value="9.191749675208344" office:value-type="float"/>
          <table:table-cell office:value="8.064498040535607" office:value-type="float"/>
          <table:table-cell office:value="8.845362390462032" office:value-type="float"/>
          <table:table-cell office:value="9.075728387817275" office:value-type="float"/>
          <table:table-cell office:value="9.236838771558002" office:value-type="float"/>
          <table:table-cell office:value="9.830030085962335" office:value-type="float"/>
          <table:table-cell office:value="6.041301054587837" office:value-type="float"/>
          <table:table-cell office:value="6.666316580998242" office:value-type="float"/>
          <table:table-cell office:value="6.951415909112986" office:value-type="float"/>
          <table:table-cell office:value="7.170574003646651" office:value-type="float"/>
          <table:table-cell office:value="8.261150100643018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.709238256079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717620914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039853948599" office:value-type="float"/>
          <table:table-cell office:value="16.51888288836938" office:value-type="float"/>
          <table:table-cell office:value="16.98811859714278" office:value-type="float"/>
          <table:table-cell office:value="17.92263838061902" office:value-type="float"/>
          <table:table-cell office:value="7.038717891825533" office:value-type="float"/>
          <table:table-cell office:value="7.747348684937073" office:value-type="float"/>
          <table:table-cell office:value="7.935824979210217" office:value-type="float"/>
          <table:table-cell office:value="8.171034130302946" office:value-type="float"/>
          <table:table-cell office:value="9.272495914586248" office:value-type="float"/>
          <table:table-cell office:value="7.139844133431746" office:value-type="float"/>
          <table:table-cell office:value="8.158292871515112" office:value-type="float"/>
          <table:table-cell office:value="8.304429804597728" office:value-type="float"/>
          <table:table-cell office:value="8.435053663684892" office:value-type="float"/>
          <table:table-cell office:value="8.908953028981426" office:value-type="float"/>
          <table:table-cell office:value="8.510168776652515" office:value-type="float"/>
          <table:table-cell office:value="9.067576854469298" office:value-type="float"/>
          <table:table-cell office:value="9.251726147974884" office:value-type="float"/>
          <table:table-cell office:value="9.376051983516824" office:value-type="float"/>
          <table:table-cell office:value="9.998044753756357" office:value-type="float"/>
          <table:table-cell office:value="6.028280517252213" office:value-type="float"/>
          <table:table-cell office:value="6.759161224798319" office:value-type="float"/>
          <table:table-cell office:value="6.952281684559214" office:value-type="float"/>
          <table:table-cell office:value="7.206129549656328" office:value-type="float"/>
          <table:table-cell office:value="8.128474312749518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.73889937525305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5616232032" office:value-type="float"/>
          <table:table-cell office:value="-17.483118299135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7711626719026" office:value-type="float"/>
          <table:table-cell office:value="17.168555615055837" office:value-type="float"/>
          <table:table-cell office:value="17.98449493565672" office:value-type="float"/>
          <table:table-cell office:value="7.343582945636651" office:value-type="float"/>
          <table:table-cell office:value="7.702121575063641" office:value-type="float"/>
          <table:table-cell office:value="7.991289707553415" office:value-type="float"/>
          <table:table-cell office:value="8.198922245277377" office:value-type="float"/>
          <table:table-cell office:value="8.698322514022026" office:value-type="float"/>
          <table:table-cell office:value="7.263729292880377" office:value-type="float"/>
          <table:table-cell office:value="7.765451449538197" office:value-type="float"/>
          <table:table-cell office:value="8.116104140189849" office:value-type="float"/>
          <table:table-cell office:value="8.394152889722001" office:value-type="float"/>
          <table:table-cell office:value="8.818671576017302" office:value-type="float"/>
          <table:table-cell office:value="8.795429640360348" office:value-type="float"/>
          <table:table-cell office:value="9.090577608387544" office:value-type="float"/>
          <table:table-cell office:value="9.202388860128071" office:value-type="float"/>
          <table:table-cell office:value="9.36327174484109" office:value-type="float"/>
          <table:table-cell office:value="9.816656509513898" office:value-type="float"/>
          <table:table-cell office:value="5.642440290104592" office:value-type="float"/>
          <table:table-cell office:value="6.5013424740261705" office:value-type="float"/>
          <table:table-cell office:value="6.773134003220269" office:value-type="float"/>
          <table:table-cell office:value="7.10974725717383" office:value-type="float"/>
          <table:table-cell office:value="7.631626907881438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193001871130275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6834305269" office:value-type="float"/>
          <table:table-cell office:value="-17.49506834305269" office:value-type="float"/>
          <table:table-cell office:value="-17.49506834305269" office:value-type="float"/>
          <table:table-cell office:value="-17.49506834305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6017053796517" office:value-type="float"/>
          <table:table-cell office:value="8.171618737651539" office:value-type="float"/>
          <table:table-cell office:value="8.171618737651539" office:value-type="float"/>
          <table:table-cell office:value="8.171618737651539" office:value-type="float"/>
          <table:table-cell office:value="8.171618737651539" office:value-type="float"/>
          <table:table-cell office:value="9.313330143235904" office:value-type="float"/>
          <table:table-cell office:value="8.269203945992455" office:value-type="float"/>
          <table:table-cell office:value="8.269203945992455" office:value-type="float"/>
          <table:table-cell office:value="8.269203945992455" office:value-type="float"/>
          <table:table-cell office:value="8.269203945992455" office:value-type="float"/>
          <table:table-cell office:value="8.394890598457103" office:value-type="float"/>
          <table:table-cell office:value="9.444072244297868" office:value-type="float"/>
          <table:table-cell office:value="9.444072244297868" office:value-type="float"/>
          <table:table-cell office:value="9.444072244297868" office:value-type="float"/>
          <table:table-cell office:value="9.444072244297868" office:value-type="float"/>
          <table:table-cell office:value="10.105701495012905" office:value-type="float"/>
          <table:table-cell office:value="7.122437091810772" office:value-type="float"/>
          <table:table-cell office:value="7.122437091810772" office:value-type="float"/>
          <table:table-cell office:value="7.122437091810772" office:value-type="float"/>
          <table:table-cell office:value="7.122437091810772" office:value-type="float"/>
          <table:table-cell office:value="7.476832594215454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.73153560019198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772292342" office:value-type="float"/>
          <table:table-cell office:value="-17.4685169776223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5624162980577" office:value-type="float"/>
          <table:table-cell office:value="17.404270031956575" office:value-type="float"/>
          <table:table-cell office:value="17.944073182653867" office:value-type="float"/>
          <table:table-cell office:value="7.298602640883326" office:value-type="float"/>
          <table:table-cell office:value="7.640369943070292" office:value-type="float"/>
          <table:table-cell office:value="7.835641218219016" office:value-type="float"/>
          <table:table-cell office:value="8.010552755313611" office:value-type="float"/>
          <table:table-cell office:value="8.133673883315446" office:value-type="float"/>
          <table:table-cell office:value="6.746996842045056" office:value-type="float"/>
          <table:table-cell office:value="7.628391846992176" office:value-type="float"/>
          <table:table-cell office:value="8.1466736829762" office:value-type="float"/>
          <table:table-cell office:value="8.503057115891284" office:value-type="float"/>
          <table:table-cell office:value="8.948778998640872" office:value-type="float"/>
          <table:table-cell office:value="8.766837876000942" office:value-type="float"/>
          <table:table-cell office:value="8.948398391606704" office:value-type="float"/>
          <table:table-cell office:value="9.072567121017126" office:value-type="float"/>
          <table:table-cell office:value="9.218222328787586" office:value-type="float"/>
          <table:table-cell office:value="9.32700205203211" office:value-type="float"/>
          <table:table-cell office:value="5.696358597426271" office:value-type="float"/>
          <table:table-cell office:value="6.292611647197785" office:value-type="float"/>
          <table:table-cell office:value="6.908223969053722" office:value-type="float"/>
          <table:table-cell office:value="7.221687839290729" office:value-type="float"/>
          <table:table-cell office:value="7.61408378766617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.71053199726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91376006183" office:value-type="float"/>
          <table:table-cell office:value="-17.456132648947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7480874549296" office:value-type="float"/>
          <table:table-cell office:value="17.32805031498679" office:value-type="float"/>
          <table:table-cell office:value="17.915924330755118" office:value-type="float"/>
          <table:table-cell office:value="7.2273623320611" office:value-type="float"/>
          <table:table-cell office:value="7.6589808360864815" office:value-type="float"/>
          <table:table-cell office:value="7.75385671978566" office:value-type="float"/>
          <table:table-cell office:value="7.820768606936129" office:value-type="float"/>
          <table:table-cell office:value="8.271466616866999" office:value-type="float"/>
          <table:table-cell office:value="6.857061484686335" office:value-type="float"/>
          <table:table-cell office:value="8.087635932265126" office:value-type="float"/>
          <table:table-cell office:value="8.233193153241658" office:value-type="float"/>
          <table:table-cell office:value="8.402515335628292" office:value-type="float"/>
          <table:table-cell office:value="8.638232806740824" office:value-type="float"/>
          <table:table-cell office:value="8.652271479638294" office:value-type="float"/>
          <table:table-cell office:value="8.963501269965548" office:value-type="float"/>
          <table:table-cell office:value="9.059507019785663" office:value-type="float"/>
          <table:table-cell office:value="9.2303983776501" office:value-type="float"/>
          <table:table-cell office:value="9.629051269816681" office:value-type="float"/>
          <table:table-cell office:value="5.695792096455557" office:value-type="float"/>
          <table:table-cell office:value="6.646339583763031" office:value-type="float"/>
          <table:table-cell office:value="6.934369692943379" office:value-type="float"/>
          <table:table-cell office:value="7.116864337904535" office:value-type="float"/>
          <table:table-cell office:value="7.700999320785199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.71671117258691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002206209903" office:value-type="float"/>
          <table:table-cell office:value="-17.46466247151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45005347856134" office:value-type="float"/>
          <table:table-cell office:value="17.448628661956434" office:value-type="float"/>
          <table:table-cell office:value="17.658661551267677" office:value-type="float"/>
          <table:table-cell office:value="7.249654300263458" office:value-type="float"/>
          <table:table-cell office:value="8.164058034129908" office:value-type="float"/>
          <table:table-cell office:value="8.384923683497632" office:value-type="float"/>
          <table:table-cell office:value="8.598266499577246" office:value-type="float"/>
          <table:table-cell office:value="8.822460029504352" office:value-type="float"/>
          <table:table-cell office:value="7.559868192758235" office:value-type="float"/>
          <table:table-cell office:value="8.322644288039623" office:value-type="float"/>
          <table:table-cell office:value="8.585981035138857" office:value-type="float"/>
          <table:table-cell office:value="8.904286128630691" office:value-type="float"/>
          <table:table-cell office:value="8.978831147435894" office:value-type="float"/>
          <table:table-cell office:value="9.125784870785097" office:value-type="float"/>
          <table:table-cell office:value="9.154394628930095" office:value-type="float"/>
          <table:table-cell office:value="9.394988078351826" office:value-type="float"/>
          <table:table-cell office:value="9.517103270140943" office:value-type="float"/>
          <table:table-cell office:value="9.607358700570881" office:value-type="float"/>
          <table:table-cell office:value="6.354721599010139" office:value-type="float"/>
          <table:table-cell office:value="7.037172910158626" office:value-type="float"/>
          <table:table-cell office:value="7.759863170213789" office:value-type="float"/>
          <table:table-cell office:value="7.7974424837379335" office:value-type="float"/>
          <table:table-cell office:value="8.193932476369366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.69838473301874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36908618585" office:value-type="float"/>
          <table:table-cell office:value="-17.49424069769868" office:value-type="float"/>
          <table:table-cell office:value="-17.479495112825713" office:value-type="float"/>
          <table:table-cell office:value="-17.456314488994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1027743916978" office:value-type="float"/>
          <table:table-cell office:value="7.836208015192585" office:value-type="float"/>
          <table:table-cell office:value="7.898985675584963" office:value-type="float"/>
          <table:table-cell office:value="8.116349018117479" office:value-type="float"/>
          <table:table-cell office:value="8.136642367944772" office:value-type="float"/>
          <table:table-cell office:value="8.888980474745114" office:value-type="float"/>
          <table:table-cell office:value="8.452952875304515" office:value-type="float"/>
          <table:table-cell office:value="8.483778308523418" office:value-type="float"/>
          <table:table-cell office:value="8.520634602032754" office:value-type="float"/>
          <table:table-cell office:value="8.66721817189772" office:value-type="float"/>
          <table:table-cell office:value="8.791334801671969" office:value-type="float"/>
          <table:table-cell office:value="9.020351592562488" office:value-type="float"/>
          <table:table-cell office:value="9.243065694909056" office:value-type="float"/>
          <table:table-cell office:value="9.35932109575822" office:value-type="float"/>
          <table:table-cell office:value="9.451690879792773" office:value-type="float"/>
          <table:table-cell office:value="9.894755171937494" office:value-type="float"/>
          <table:table-cell office:value="7.185292740357459" office:value-type="float"/>
          <table:table-cell office:value="7.211654039965119" office:value-type="float"/>
          <table:table-cell office:value="7.237106937394438" office:value-type="float"/>
          <table:table-cell office:value="7.478003611331038" office:value-type="float"/>
          <table:table-cell office:value="7.669968884694445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.70396119549874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6341642385" office:value-type="float"/>
          <table:table-cell office:value="-17.4598336321958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92438971584" office:value-type="float"/>
          <table:table-cell office:value="17.177567424922557" office:value-type="float"/>
          <table:table-cell office:value="17.991447925202902" office:value-type="float"/>
          <table:table-cell office:value="7.076040593987505" office:value-type="float"/>
          <table:table-cell office:value="7.686643692547214" office:value-type="float"/>
          <table:table-cell office:value="7.883712292075681" office:value-type="float"/>
          <table:table-cell office:value="8.030341027498656" office:value-type="float"/>
          <table:table-cell office:value="8.83566380437924" office:value-type="float"/>
          <table:table-cell office:value="6.886307111298176" office:value-type="float"/>
          <table:table-cell office:value="7.947390641544862" office:value-type="float"/>
          <table:table-cell office:value="8.298459363769378" office:value-type="float"/>
          <table:table-cell office:value="8.487389013606542" office:value-type="float"/>
          <table:table-cell office:value="9.011487660485281" office:value-type="float"/>
          <table:table-cell office:value="8.438726470176661" office:value-type="float"/>
          <table:table-cell office:value="8.932008389660087" office:value-type="float"/>
          <table:table-cell office:value="9.080909568558777" office:value-type="float"/>
          <table:table-cell office:value="9.248620308074832" office:value-type="float"/>
          <table:table-cell office:value="9.776788076802365" office:value-type="float"/>
          <table:table-cell office:value="5.547575825499393" office:value-type="float"/>
          <table:table-cell office:value="6.856016117450425" office:value-type="float"/>
          <table:table-cell office:value="7.064595697928008" office:value-type="float"/>
          <table:table-cell office:value="7.227975338746054" office:value-type="float"/>
          <table:table-cell office:value="7.853276934293486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.67261191683196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78490002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1374765438965" office:value-type="float"/>
          <table:table-cell office:value="16.262301278398958" office:value-type="float"/>
          <table:table-cell office:value="17.021426018114603" office:value-type="float"/>
          <table:table-cell office:value="17.876061560978346" office:value-type="float"/>
          <table:table-cell office:value="7.117922843788326" office:value-type="float"/>
          <table:table-cell office:value="7.494669620118376" office:value-type="float"/>
          <table:table-cell office:value="7.778207926687287" office:value-type="float"/>
          <table:table-cell office:value="7.912565489261107" office:value-type="float"/>
          <table:table-cell office:value="8.559779293938726" office:value-type="float"/>
          <table:table-cell office:value="7.204114220229247" office:value-type="float"/>
          <table:table-cell office:value="8.16594243714778" office:value-type="float"/>
          <table:table-cell office:value="8.32261396989232" office:value-type="float"/>
          <table:table-cell office:value="8.485480143123223" office:value-type="float"/>
          <table:table-cell office:value="8.916259547185197" office:value-type="float"/>
          <table:table-cell office:value="8.528460693091318" office:value-type="float"/>
          <table:table-cell office:value="8.886831528810657" office:value-type="float"/>
          <table:table-cell office:value="9.03185075588264" office:value-type="float"/>
          <table:table-cell office:value="9.159431944918374" office:value-type="float"/>
          <table:table-cell office:value="9.95509787689051" office:value-type="float"/>
          <table:table-cell office:value="6.110938506212287" office:value-type="float"/>
          <table:table-cell office:value="6.777608949925561" office:value-type="float"/>
          <table:table-cell office:value="6.9745526711512555" office:value-type="float"/>
          <table:table-cell office:value="7.17918638175982" office:value-type="float"/>
          <table:table-cell office:value="7.9008232815198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.68790226530036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1897398813" office:value-type="float"/>
          <table:table-cell office:value="-17.466586094549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57704576999" office:value-type="float"/>
          <table:table-cell office:value="17.136275989282225" office:value-type="float"/>
          <table:table-cell office:value="17.98737411165708" office:value-type="float"/>
          <table:table-cell office:value="6.802639607875238" office:value-type="float"/>
          <table:table-cell office:value="7.563311555260865" office:value-type="float"/>
          <table:table-cell office:value="7.759919871302057" office:value-type="float"/>
          <table:table-cell office:value="7.999617945707251" office:value-type="float"/>
          <table:table-cell office:value="8.825895467124347" office:value-type="float"/>
          <table:table-cell office:value="7.366980026781595" office:value-type="float"/>
          <table:table-cell office:value="8.036458616580429" office:value-type="float"/>
          <table:table-cell office:value="8.24685650469455" office:value-type="float"/>
          <table:table-cell office:value="8.412032653732515" office:value-type="float"/>
          <table:table-cell office:value="8.883776281591313" office:value-type="float"/>
          <table:table-cell office:value="8.408971787395894" office:value-type="float"/>
          <table:table-cell office:value="8.87247087439689" office:value-type="float"/>
          <table:table-cell office:value="9.019481882142259" office:value-type="float"/>
          <table:table-cell office:value="9.179032303699605" office:value-type="float"/>
          <table:table-cell office:value="9.503916326118292" office:value-type="float"/>
          <table:table-cell office:value="5.799970536257671" office:value-type="float"/>
          <table:table-cell office:value="6.8100154374493655" office:value-type="float"/>
          <table:table-cell office:value="7.016699392805409" office:value-type="float"/>
          <table:table-cell office:value="7.210882362141886" office:value-type="float"/>
          <table:table-cell office:value="8.158511315609736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.66710016003835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944199755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9132605411068" office:value-type="float"/>
          <table:table-cell office:value="16.284631879036343" office:value-type="float"/>
          <table:table-cell office:value="16.9652926032235" office:value-type="float"/>
          <table:table-cell office:value="17.83885188393958" office:value-type="float"/>
          <table:table-cell office:value="7.560894118730996" office:value-type="float"/>
          <table:table-cell office:value="7.797447649190628" office:value-type="float"/>
          <table:table-cell office:value="7.998409511509662" office:value-type="float"/>
          <table:table-cell office:value="8.066918999664395" office:value-type="float"/>
          <table:table-cell office:value="8.621522330164375" office:value-type="float"/>
          <table:table-cell office:value="8.145366133927986" office:value-type="float"/>
          <table:table-cell office:value="8.381071542927698" office:value-type="float"/>
          <table:table-cell office:value="8.494622301841119" office:value-type="float"/>
          <table:table-cell office:value="8.661024995248944" office:value-type="float"/>
          <table:table-cell office:value="9.085613365143406" office:value-type="float"/>
          <table:table-cell office:value="8.829004083395603" office:value-type="float"/>
          <table:table-cell office:value="9.12025482698409" office:value-type="float"/>
          <table:table-cell office:value="9.252031909394292" office:value-type="float"/>
          <table:table-cell office:value="9.332057656807905" office:value-type="float"/>
          <table:table-cell office:value="9.547802766412529" office:value-type="float"/>
          <table:table-cell office:value="6.939446051903233" office:value-type="float"/>
          <table:table-cell office:value="7.1701472499034375" office:value-type="float"/>
          <table:table-cell office:value="7.295605247339173" office:value-type="float"/>
          <table:table-cell office:value="7.347374929075462" office:value-type="float"/>
          <table:table-cell office:value="8.150608401998511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.73374614063136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043846642" office:value-type="float"/>
          <table:table-cell office:value="-17.4817541976239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09098094131043" office:value-type="float"/>
          <table:table-cell office:value="16.9350805227344" office:value-type="float"/>
          <table:table-cell office:value="17.787779869074978" office:value-type="float"/>
          <table:table-cell office:value="7.395495115523543" office:value-type="float"/>
          <table:table-cell office:value="7.583791206390996" office:value-type="float"/>
          <table:table-cell office:value="7.830139638011975" office:value-type="float"/>
          <table:table-cell office:value="8.113654375217239" office:value-type="float"/>
          <table:table-cell office:value="8.472847122298493" office:value-type="float"/>
          <table:table-cell office:value="7.575899108496783" office:value-type="float"/>
          <table:table-cell office:value="7.578939080482083" office:value-type="float"/>
          <table:table-cell office:value="7.870194942050825" office:value-type="float"/>
          <table:table-cell office:value="8.240713467107124" office:value-type="float"/>
          <table:table-cell office:value="8.94344894431275" office:value-type="float"/>
          <table:table-cell office:value="8.593577245295815" office:value-type="float"/>
          <table:table-cell office:value="8.638528976354763" office:value-type="float"/>
          <table:table-cell office:value="9.036933409731903" office:value-type="float"/>
          <table:table-cell office:value="9.055314520496957" office:value-type="float"/>
          <table:table-cell office:value="9.741116756790436" office:value-type="float"/>
          <table:table-cell office:value="6.815457172087058" office:value-type="float"/>
          <table:table-cell office:value="6.886044927684557" office:value-type="float"/>
          <table:table-cell office:value="6.94960452256664" office:value-type="float"/>
          <table:table-cell office:value="7.042631337334852" office:value-type="float"/>
          <table:table-cell office:value="7.34480915671745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0.7269390776800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504569419376" office:value-type="float"/>
          <table:table-cell office:value="15.562504569419376" office:value-type="float"/>
          <table:table-cell office:value="15.562504569419376" office:value-type="float"/>
          <table:table-cell office:value="15.562504569419376" office:value-type="float"/>
          <table:table-cell office:value="16.73802148129045" office:value-type="float"/>
          <table:table-cell office:value="7.919286995782437" office:value-type="float"/>
          <table:table-cell office:value="7.919286995782437" office:value-type="float"/>
          <table:table-cell office:value="7.919286995782437" office:value-type="float"/>
          <table:table-cell office:value="7.919286995782437" office:value-type="float"/>
          <table:table-cell office:value="8.311643852472315" office:value-type="float"/>
          <table:table-cell office:value="7.891672747175816" office:value-type="float"/>
          <table:table-cell office:value="7.891672747175816" office:value-type="float"/>
          <table:table-cell office:value="7.891672747175816" office:value-type="float"/>
          <table:table-cell office:value="7.891672747175816" office:value-type="float"/>
          <table:table-cell office:value="8.72929501418384" office:value-type="float"/>
          <table:table-cell office:value="9.120501457834196" office:value-type="float"/>
          <table:table-cell office:value="9.120501457834196" office:value-type="float"/>
          <table:table-cell office:value="9.120501457834196" office:value-type="float"/>
          <table:table-cell office:value="9.120501457834196" office:value-type="float"/>
          <table:table-cell office:value="9.357168024557271" office:value-type="float"/>
          <table:table-cell office:value="6.690458285124057" office:value-type="float"/>
          <table:table-cell office:value="6.690458285124057" office:value-type="float"/>
          <table:table-cell office:value="6.690458285124057" office:value-type="float"/>
          <table:table-cell office:value="6.690458285124057" office:value-type="float"/>
          <table:table-cell office:value="7.683770842098884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.71744505809773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6604999245" office:value-type="float"/>
          <table:table-cell office:value="-17.4778440388857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0258304787376" office:value-type="float"/>
          <table:table-cell office:value="17.36759345270831" office:value-type="float"/>
          <table:table-cell office:value="17.906714569466033" office:value-type="float"/>
          <table:table-cell office:value="7.031388632992481" office:value-type="float"/>
          <table:table-cell office:value="7.746732157714448" office:value-type="float"/>
          <table:table-cell office:value="7.974313841735451" office:value-type="float"/>
          <table:table-cell office:value="8.168537485968056" office:value-type="float"/>
          <table:table-cell office:value="9.173085427624333" office:value-type="float"/>
          <table:table-cell office:value="7.320962219438368" office:value-type="float"/>
          <table:table-cell office:value="7.907819303477531" office:value-type="float"/>
          <table:table-cell office:value="8.265626156167523" office:value-type="float"/>
          <table:table-cell office:value="8.496688576100105" office:value-type="float"/>
          <table:table-cell office:value="8.861527934059872" office:value-type="float"/>
          <table:table-cell office:value="8.382128730098666" office:value-type="float"/>
          <table:table-cell office:value="8.836289267624913" office:value-type="float"/>
          <table:table-cell office:value="9.086015757385546" office:value-type="float"/>
          <table:table-cell office:value="9.277128613979343" office:value-type="float"/>
          <table:table-cell office:value="9.792079340562868" office:value-type="float"/>
          <table:table-cell office:value="6.400244807860398" office:value-type="float"/>
          <table:table-cell office:value="6.790974757630856" office:value-type="float"/>
          <table:table-cell office:value="7.102803543932639" office:value-type="float"/>
          <table:table-cell office:value="7.348478468414604" office:value-type="float"/>
          <table:table-cell office:value="8.242534021121338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.6890005232819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95481951129" office:value-type="float"/>
          <table:table-cell office:value="-17.471273662253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67408569275198" office:value-type="float"/>
          <table:table-cell office:value="16.989064078975677" office:value-type="float"/>
          <table:table-cell office:value="17.714679921576302" office:value-type="float"/>
          <table:table-cell office:value="7.135623460101616" office:value-type="float"/>
          <table:table-cell office:value="7.705553335779644" office:value-type="float"/>
          <table:table-cell office:value="8.003255472675386" office:value-type="float"/>
          <table:table-cell office:value="8.269488620053451" office:value-type="float"/>
          <table:table-cell office:value="8.622360588157349" office:value-type="float"/>
          <table:table-cell office:value="7.7107392177602" office:value-type="float"/>
          <table:table-cell office:value="8.304017862315018" office:value-type="float"/>
          <table:table-cell office:value="8.447545127606277" office:value-type="float"/>
          <table:table-cell office:value="8.530305234755156" office:value-type="float"/>
          <table:table-cell office:value="8.811574460753445" office:value-type="float"/>
          <table:table-cell office:value="8.513897477701455" office:value-type="float"/>
          <table:table-cell office:value="9.059742664217708" office:value-type="float"/>
          <table:table-cell office:value="9.258188961417055" office:value-type="float"/>
          <table:table-cell office:value="9.443678859218355" office:value-type="float"/>
          <table:table-cell office:value="9.754820420870207" office:value-type="float"/>
          <table:table-cell office:value="6.332465200160362" office:value-type="float"/>
          <table:table-cell office:value="6.925778032002367" office:value-type="float"/>
          <table:table-cell office:value="7.12186774145788" office:value-type="float"/>
          <table:table-cell office:value="7.370421827181822" office:value-type="float"/>
          <table:table-cell office:value="7.812402755450854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.66801070421595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256954475" office:value-type="float"/>
          <table:table-cell office:value="-17.489370071534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568944222328" office:value-type="float"/>
          <table:table-cell office:value="17.476165675068096" office:value-type="float"/>
          <table:table-cell office:value="17.980915872189367" office:value-type="float"/>
          <table:table-cell office:value="7.59731282273918" office:value-type="float"/>
          <table:table-cell office:value="7.871305515149051" office:value-type="float"/>
          <table:table-cell office:value="8.032669381878296" office:value-type="float"/>
          <table:table-cell office:value="8.166561731556746" office:value-type="float"/>
          <table:table-cell office:value="8.573853570479406" office:value-type="float"/>
          <table:table-cell office:value="8.223569516035523" office:value-type="float"/>
          <table:table-cell office:value="8.43736437290331" office:value-type="float"/>
          <table:table-cell office:value="8.636947677122382" office:value-type="float"/>
          <table:table-cell office:value="8.719816796157094" office:value-type="float"/>
          <table:table-cell office:value="9.362657041098085" office:value-type="float"/>
          <table:table-cell office:value="8.586383149668656" office:value-type="float"/>
          <table:table-cell office:value="9.24642485483117" office:value-type="float"/>
          <table:table-cell office:value="9.380668404065897" office:value-type="float"/>
          <table:table-cell office:value="9.500781328967378" office:value-type="float"/>
          <table:table-cell office:value="10.013546989002524" office:value-type="float"/>
          <table:table-cell office:value="6.693919239606638" office:value-type="float"/>
          <table:table-cell office:value="7.108009298073034" office:value-type="float"/>
          <table:table-cell office:value="7.2749813786304935" office:value-type="float"/>
          <table:table-cell office:value="7.419345319610418" office:value-type="float"/>
          <table:table-cell office:value="8.222373242483567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.70147116336489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529841702" office:value-type="float"/>
          <table:table-cell office:value="-17.474824130736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99703573981" office:value-type="float"/>
          <table:table-cell office:value="17.163864573058465" office:value-type="float"/>
          <table:table-cell office:value="17.995269030497013" office:value-type="float"/>
          <table:table-cell office:value="6.767355899070967" office:value-type="float"/>
          <table:table-cell office:value="7.578215110326924" office:value-type="float"/>
          <table:table-cell office:value="7.787933594241298" office:value-type="float"/>
          <table:table-cell office:value="8.009633562475289" office:value-type="float"/>
          <table:table-cell office:value="9.322160121828315" office:value-type="float"/>
          <table:table-cell office:value="6.814457068150404" office:value-type="float"/>
          <table:table-cell office:value="7.997467658926341" office:value-type="float"/>
          <table:table-cell office:value="8.265022645390815" office:value-type="float"/>
          <table:table-cell office:value="8.451762890026822" office:value-type="float"/>
          <table:table-cell office:value="9.209080654258068" office:value-type="float"/>
          <table:table-cell office:value="8.463415778980792" office:value-type="float"/>
          <table:table-cell office:value="9.047992668206271" office:value-type="float"/>
          <table:table-cell office:value="9.20000657381782" office:value-type="float"/>
          <table:table-cell office:value="9.377331505075663" office:value-type="float"/>
          <table:table-cell office:value="10.581159841457405" office:value-type="float"/>
          <table:table-cell office:value="5.523656577802907" office:value-type="float"/>
          <table:table-cell office:value="6.535097367345268" office:value-type="float"/>
          <table:table-cell office:value="6.8278829533281" office:value-type="float"/>
          <table:table-cell office:value="7.087207549656419" office:value-type="float"/>
          <table:table-cell office:value="8.207757339119077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.6834911863965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4191037167" office:value-type="float"/>
          <table:table-cell office:value="-17.475522692436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7465665266404" office:value-type="float"/>
          <table:table-cell office:value="17.303772339946427" office:value-type="float"/>
          <table:table-cell office:value="17.99919650650927" office:value-type="float"/>
          <table:table-cell office:value="7.085570925009339" office:value-type="float"/>
          <table:table-cell office:value="7.691231713480796" office:value-type="float"/>
          <table:table-cell office:value="7.854373290000355" office:value-type="float"/>
          <table:table-cell office:value="8.025433666245029" office:value-type="float"/>
          <table:table-cell office:value="9.036479190463135" office:value-type="float"/>
          <table:table-cell office:value="6.808987244857864" office:value-type="float"/>
          <table:table-cell office:value="8.171793569597813" office:value-type="float"/>
          <table:table-cell office:value="8.408276957390132" office:value-type="float"/>
          <table:table-cell office:value="8.634018204515574" office:value-type="float"/>
          <table:table-cell office:value="9.29436076966416" office:value-type="float"/>
          <table:table-cell office:value="8.507500516203136" office:value-type="float"/>
          <table:table-cell office:value="8.95974460238353" office:value-type="float"/>
          <table:table-cell office:value="9.117675884108195" office:value-type="float"/>
          <table:table-cell office:value="9.258920117555643" office:value-type="float"/>
          <table:table-cell office:value="9.823765003308285" office:value-type="float"/>
          <table:table-cell office:value="5.959587886238542" office:value-type="float"/>
          <table:table-cell office:value="6.854024849831257" office:value-type="float"/>
          <table:table-cell office:value="7.111726233165285" office:value-type="float"/>
          <table:table-cell office:value="7.400609154045819" office:value-type="float"/>
          <table:table-cell office:value="8.054343383791077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.68409277812488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47878678106" office:value-type="float"/>
          <table:table-cell office:value="-17.466141948157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0060456993638" office:value-type="float"/>
          <table:table-cell office:value="16.995564499327823" office:value-type="float"/>
          <table:table-cell office:value="17.992999501535" office:value-type="float"/>
          <table:table-cell office:value="7.104975957345996" office:value-type="float"/>
          <table:table-cell office:value="7.547931945056205" office:value-type="float"/>
          <table:table-cell office:value="7.773588586706335" office:value-type="float"/>
          <table:table-cell office:value="7.881868188144123" office:value-type="float"/>
          <table:table-cell office:value="9.112083110366129" office:value-type="float"/>
          <table:table-cell office:value="7.081010319099762" office:value-type="float"/>
          <table:table-cell office:value="8.055275752010592" office:value-type="float"/>
          <table:table-cell office:value="8.330222059263928" office:value-type="float"/>
          <table:table-cell office:value="8.560763176824349" office:value-type="float"/>
          <table:table-cell office:value="8.898736765278777" office:value-type="float"/>
          <table:table-cell office:value="8.674992278378078" office:value-type="float"/>
          <table:table-cell office:value="9.0758886609757" office:value-type="float"/>
          <table:table-cell office:value="9.24489835066797" office:value-type="float"/>
          <table:table-cell office:value="9.423340652573092" office:value-type="float"/>
          <table:table-cell office:value="9.767136139113235" office:value-type="float"/>
          <table:table-cell office:value="6.097554970050071" office:value-type="float"/>
          <table:table-cell office:value="6.529950486918729" office:value-type="float"/>
          <table:table-cell office:value="6.793907633501805" office:value-type="float"/>
          <table:table-cell office:value="7.039131467213865" office:value-type="float"/>
          <table:table-cell office:value="7.935287223533147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.73005262499934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30582091522" office:value-type="float"/>
          <table:table-cell office:value="-17.4786633644098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5990060903476" office:value-type="float"/>
          <table:table-cell office:value="17.445919651991552" office:value-type="float"/>
          <table:table-cell office:value="17.716628213834454" office:value-type="float"/>
          <table:table-cell office:value="7.262652637770857" office:value-type="float"/>
          <table:table-cell office:value="7.438818357585957" office:value-type="float"/>
          <table:table-cell office:value="7.745463391268435" office:value-type="float"/>
          <table:table-cell office:value="7.923804751248479" office:value-type="float"/>
          <table:table-cell office:value="9.059382887372152" office:value-type="float"/>
          <table:table-cell office:value="7.427176554388696" office:value-type="float"/>
          <table:table-cell office:value="7.657985229390613" office:value-type="float"/>
          <table:table-cell office:value="7.919728423171812" office:value-type="float"/>
          <table:table-cell office:value="8.163347193023315" office:value-type="float"/>
          <table:table-cell office:value="8.549724551334446" office:value-type="float"/>
          <table:table-cell office:value="8.590473131277673" office:value-type="float"/>
          <table:table-cell office:value="9.03835107424958" office:value-type="float"/>
          <table:table-cell office:value="9.167910780446075" office:value-type="float"/>
          <table:table-cell office:value="9.249237313826363" office:value-type="float"/>
          <table:table-cell office:value="10.207386771573441" office:value-type="float"/>
          <table:table-cell office:value="5.872246712733926" office:value-type="float"/>
          <table:table-cell office:value="6.343406427822712" office:value-type="float"/>
          <table:table-cell office:value="6.528739006790897" office:value-type="float"/>
          <table:table-cell office:value="6.753978092604854" office:value-type="float"/>
          <table:table-cell office:value="7.393075701042858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.6836694568006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61207129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9580552732552" office:value-type="float"/>
          <table:table-cell office:value="16.551563702677797" office:value-type="float"/>
          <table:table-cell office:value="17.141809930043138" office:value-type="float"/>
          <table:table-cell office:value="17.939969574646383" office:value-type="float"/>
          <table:table-cell office:value="7.192745982483744" office:value-type="float"/>
          <table:table-cell office:value="7.641074228202549" office:value-type="float"/>
          <table:table-cell office:value="7.806318406613771" office:value-type="float"/>
          <table:table-cell office:value="8.028747687017521" office:value-type="float"/>
          <table:table-cell office:value="8.841861417065967" office:value-type="float"/>
          <table:table-cell office:value="7.172014228241235" office:value-type="float"/>
          <table:table-cell office:value="8.09916734715992" office:value-type="float"/>
          <table:table-cell office:value="8.320458099533756" office:value-type="float"/>
          <table:table-cell office:value="8.516725081032536" office:value-type="float"/>
          <table:table-cell office:value="9.091398617824781" office:value-type="float"/>
          <table:table-cell office:value="8.442279482245526" office:value-type="float"/>
          <table:table-cell office:value="8.861259821064708" office:value-type="float"/>
          <table:table-cell office:value="9.029366453106903" office:value-type="float"/>
          <table:table-cell office:value="9.225430443825356" office:value-type="float"/>
          <table:table-cell office:value="9.791663182615828" office:value-type="float"/>
          <table:table-cell office:value="6.102281595587863" office:value-type="float"/>
          <table:table-cell office:value="6.927906546822071" office:value-type="float"/>
          <table:table-cell office:value="7.116290163233849" office:value-type="float"/>
          <table:table-cell office:value="7.311233407069" office:value-type="float"/>
          <table:table-cell office:value="7.975198774602078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.67463900789488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931919797" office:value-type="float"/>
          <table:table-cell office:value="-17.4731320441857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778540481621" office:value-type="float"/>
          <table:table-cell office:value="17.33284684214809" office:value-type="float"/>
          <table:table-cell office:value="17.858806585787203" office:value-type="float"/>
          <table:table-cell office:value="7.42686526728604" office:value-type="float"/>
          <table:table-cell office:value="7.761868275810456" office:value-type="float"/>
          <table:table-cell office:value="7.934860221104302" office:value-type="float"/>
          <table:table-cell office:value="8.131969995734828" office:value-type="float"/>
          <table:table-cell office:value="8.76326893408621" office:value-type="float"/>
          <table:table-cell office:value="7.709037292335397" office:value-type="float"/>
          <table:table-cell office:value="8.387533225573298" office:value-type="float"/>
          <table:table-cell office:value="8.468961741624577" office:value-type="float"/>
          <table:table-cell office:value="8.601496843844814" office:value-type="float"/>
          <table:table-cell office:value="9.063404494197844" office:value-type="float"/>
          <table:table-cell office:value="8.778792736122849" office:value-type="float"/>
          <table:table-cell office:value="9.054105995834377" office:value-type="float"/>
          <table:table-cell office:value="9.217780455628251" office:value-type="float"/>
          <table:table-cell office:value="9.323274000618174" office:value-type="float"/>
          <table:table-cell office:value="9.677089977016795" office:value-type="float"/>
          <table:table-cell office:value="6.53075766701085" office:value-type="float"/>
          <table:table-cell office:value="7.046207640864022" office:value-type="float"/>
          <table:table-cell office:value="7.204452748212145" office:value-type="float"/>
          <table:table-cell office:value="7.394623849706804" office:value-type="float"/>
          <table:table-cell office:value="8.046879027649558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.74603163378693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0409022628" office:value-type="float"/>
          <table:table-cell office:value="-17.4764897626612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3057133555886" office:value-type="float"/>
          <table:table-cell office:value="16.66871558339705" office:value-type="float"/>
          <table:table-cell office:value="17.952700418502882" office:value-type="float"/>
          <table:table-cell office:value="7.442817809621393" office:value-type="float"/>
          <table:table-cell office:value="7.744735907422076" office:value-type="float"/>
          <table:table-cell office:value="7.909321404796199" office:value-type="float"/>
          <table:table-cell office:value="8.034928331366459" office:value-type="float"/>
          <table:table-cell office:value="8.743156905277617" office:value-type="float"/>
          <table:table-cell office:value="7.146929777913051" office:value-type="float"/>
          <table:table-cell office:value="7.565911622346005" office:value-type="float"/>
          <table:table-cell office:value="8.152614080632228" office:value-type="float"/>
          <table:table-cell office:value="8.320074066635762" office:value-type="float"/>
          <table:table-cell office:value="8.632216097474807" office:value-type="float"/>
          <table:table-cell office:value="8.684999962401891" office:value-type="float"/>
          <table:table-cell office:value="8.918294179631303" office:value-type="float"/>
          <table:table-cell office:value="9.088635402701987" office:value-type="float"/>
          <table:table-cell office:value="9.23076975130811" office:value-type="float"/>
          <table:table-cell office:value="9.887574938395197" office:value-type="float"/>
          <table:table-cell office:value="5.993762733961063" office:value-type="float"/>
          <table:table-cell office:value="6.461279883431238" office:value-type="float"/>
          <table:table-cell office:value="6.89111002446932" office:value-type="float"/>
          <table:table-cell office:value="7.107227711133204" office:value-type="float"/>
          <table:table-cell office:value="7.475263879753389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.72209245989634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551633928" office:value-type="float"/>
          <table:table-cell office:value="-17.4588188868946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72425935712" office:value-type="float"/>
          <table:table-cell office:value="17.067888292714894" office:value-type="float"/>
          <table:table-cell office:value="17.946206069605115" office:value-type="float"/>
          <table:table-cell office:value="7.119663719860924" office:value-type="float"/>
          <table:table-cell office:value="7.690257772202754" office:value-type="float"/>
          <table:table-cell office:value="7.958660454781208" office:value-type="float"/>
          <table:table-cell office:value="8.170776060712859" office:value-type="float"/>
          <table:table-cell office:value="9.065681834440031" office:value-type="float"/>
          <table:table-cell office:value="7.043839727315037" office:value-type="float"/>
          <table:table-cell office:value="7.907484970007854" office:value-type="float"/>
          <table:table-cell office:value="8.21150030534185" office:value-type="float"/>
          <table:table-cell office:value="8.410895303700606" office:value-type="float"/>
          <table:table-cell office:value="9.08722413467672" office:value-type="float"/>
          <table:table-cell office:value="8.450757175498406" office:value-type="float"/>
          <table:table-cell office:value="8.905759513226743" office:value-type="float"/>
          <table:table-cell office:value="9.128396741428332" office:value-type="float"/>
          <table:table-cell office:value="9.334073894816001" office:value-type="float"/>
          <table:table-cell office:value="10.0527250552187" office:value-type="float"/>
          <table:table-cell office:value="5.892116111684551" office:value-type="float"/>
          <table:table-cell office:value="6.793403183184145" office:value-type="float"/>
          <table:table-cell office:value="6.991505567123811" office:value-type="float"/>
          <table:table-cell office:value="7.208638834670424" office:value-type="float"/>
          <table:table-cell office:value="8.173039370093923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.72475804055714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0263270676" office:value-type="float"/>
          <table:table-cell office:value="-17.425186320096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2229480810254" office:value-type="float"/>
          <table:table-cell office:value="17.11851156881117" office:value-type="float"/>
          <table:table-cell office:value="17.990674431194513" office:value-type="float"/>
          <table:table-cell office:value="7.138187466422785" office:value-type="float"/>
          <table:table-cell office:value="7.6725890822395035" office:value-type="float"/>
          <table:table-cell office:value="7.878712169231372" office:value-type="float"/>
          <table:table-cell office:value="8.079229691258002" office:value-type="float"/>
          <table:table-cell office:value="8.646040234948842" office:value-type="float"/>
          <table:table-cell office:value="6.590924395418783" office:value-type="float"/>
          <table:table-cell office:value="7.8026155748175015" office:value-type="float"/>
          <table:table-cell office:value="8.192155206574427" office:value-type="float"/>
          <table:table-cell office:value="8.407056040761642" office:value-type="float"/>
          <table:table-cell office:value="9.08127504476232" office:value-type="float"/>
          <table:table-cell office:value="8.369139554884962" office:value-type="float"/>
          <table:table-cell office:value="8.915002340310181" office:value-type="float"/>
          <table:table-cell office:value="9.062769359588518" office:value-type="float"/>
          <table:table-cell office:value="9.244766499299228" office:value-type="float"/>
          <table:table-cell office:value="9.831891300425305" office:value-type="float"/>
          <table:table-cell office:value="5.669129715198711" office:value-type="float"/>
          <table:table-cell office:value="6.671337967827744" office:value-type="float"/>
          <table:table-cell office:value="6.932624000221436" office:value-type="float"/>
          <table:table-cell office:value="7.160068901626001" office:value-type="float"/>
          <table:table-cell office:value="7.8045591225243225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.70412045016311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63861390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664513502293" office:value-type="float"/>
          <table:table-cell office:value="16.63630458285291" office:value-type="float"/>
          <table:table-cell office:value="17.17940462094422" office:value-type="float"/>
          <table:table-cell office:value="17.996912723255903" office:value-type="float"/>
          <table:table-cell office:value="7.012639022263766" office:value-type="float"/>
          <table:table-cell office:value="7.550737651324775" office:value-type="float"/>
          <table:table-cell office:value="7.741635385641642" office:value-type="float"/>
          <table:table-cell office:value="7.959473724595143" office:value-type="float"/>
          <table:table-cell office:value="8.860905689861447" office:value-type="float"/>
          <table:table-cell office:value="6.8282090329180445" office:value-type="float"/>
          <table:table-cell office:value="7.9032342020005935" office:value-type="float"/>
          <table:table-cell office:value="8.166653313746654" office:value-type="float"/>
          <table:table-cell office:value="8.385740947143336" office:value-type="float"/>
          <table:table-cell office:value="8.928807862334427" office:value-type="float"/>
          <table:table-cell office:value="8.311378452504616" office:value-type="float"/>
          <table:table-cell office:value="8.903154686145355" office:value-type="float"/>
          <table:table-cell office:value="9.061806087761113" office:value-type="float"/>
          <table:table-cell office:value="9.209282995215007" office:value-type="float"/>
          <table:table-cell office:value="9.961144452798312" office:value-type="float"/>
          <table:table-cell office:value="5.963002126842185" office:value-type="float"/>
          <table:table-cell office:value="6.582400252029149" office:value-type="float"/>
          <table:table-cell office:value="6.809816048377556" office:value-type="float"/>
          <table:table-cell office:value="7.040369119522275" office:value-type="float"/>
          <table:table-cell office:value="8.039624403251757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.66328612638176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85870131068" office:value-type="float"/>
          <table:table-cell office:value="-17.48669868707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2034665010144" office:value-type="float"/>
          <table:table-cell office:value="16.515127201859336" office:value-type="float"/>
          <table:table-cell office:value="17.822723472001847" office:value-type="float"/>
          <table:table-cell office:value="7.249559595822433" office:value-type="float"/>
          <table:table-cell office:value="7.560307114610136" office:value-type="float"/>
          <table:table-cell office:value="7.876196533167826" office:value-type="float"/>
          <table:table-cell office:value="8.067432864258354" office:value-type="float"/>
          <table:table-cell office:value="8.484324744699101" office:value-type="float"/>
          <table:table-cell office:value="7.61130353997348" office:value-type="float"/>
          <table:table-cell office:value="8.299505779857597" office:value-type="float"/>
          <table:table-cell office:value="8.468489636199259" office:value-type="float"/>
          <table:table-cell office:value="8.687839232563988" office:value-type="float"/>
          <table:table-cell office:value="8.912440506966073" office:value-type="float"/>
          <table:table-cell office:value="8.740587467730972" office:value-type="float"/>
          <table:table-cell office:value="9.025419836388187" office:value-type="float"/>
          <table:table-cell office:value="9.1064808298931" office:value-type="float"/>
          <table:table-cell office:value="9.330270769815398" office:value-type="float"/>
          <table:table-cell office:value="9.651722634996052" office:value-type="float"/>
          <table:table-cell office:value="6.139592920309215" office:value-type="float"/>
          <table:table-cell office:value="6.942434794583594" office:value-type="float"/>
          <table:table-cell office:value="7.075632984052347" office:value-type="float"/>
          <table:table-cell office:value="7.425003521296675" office:value-type="float"/>
          <table:table-cell office:value="7.7814371259438255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.69003827000051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08834423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706368565016" office:value-type="float"/>
          <table:table-cell office:value="16.610711307110158" office:value-type="float"/>
          <table:table-cell office:value="17.140258054272977" office:value-type="float"/>
          <table:table-cell office:value="17.95399030595086" office:value-type="float"/>
          <table:table-cell office:value="7.271598929651467" office:value-type="float"/>
          <table:table-cell office:value="7.731239422407724" office:value-type="float"/>
          <table:table-cell office:value="7.940394821855688" office:value-type="float"/>
          <table:table-cell office:value="8.144895855387702" office:value-type="float"/>
          <table:table-cell office:value="9.126685531818346" office:value-type="float"/>
          <table:table-cell office:value="7.389206502237688" office:value-type="float"/>
          <table:table-cell office:value="8.160817483679418" office:value-type="float"/>
          <table:table-cell office:value="8.364657014835567" office:value-type="float"/>
          <table:table-cell office:value="8.521720241359564" office:value-type="float"/>
          <table:table-cell office:value="9.335145491020022" office:value-type="float"/>
          <table:table-cell office:value="8.380179169658621" office:value-type="float"/>
          <table:table-cell office:value="8.886789595354701" office:value-type="float"/>
          <table:table-cell office:value="9.043291153918119" office:value-type="float"/>
          <table:table-cell office:value="9.217191211762971" office:value-type="float"/>
          <table:table-cell office:value="9.802248872286508" office:value-type="float"/>
          <table:table-cell office:value="6.455910781375568" office:value-type="float"/>
          <table:table-cell office:value="6.994813094668354" office:value-type="float"/>
          <table:table-cell office:value="7.228678931629425" office:value-type="float"/>
          <table:table-cell office:value="7.4707837713773575" office:value-type="float"/>
          <table:table-cell office:value="8.24856924038487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.68295024838869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184237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8399095615143" office:value-type="float"/>
          <table:table-cell office:value="16.663375714610876" office:value-type="float"/>
          <table:table-cell office:value="17.312384976259136" office:value-type="float"/>
          <table:table-cell office:value="17.998746895584873" office:value-type="float"/>
          <table:table-cell office:value="6.999175395769701" office:value-type="float"/>
          <table:table-cell office:value="7.667860230700089" office:value-type="float"/>
          <table:table-cell office:value="7.841923191986922" office:value-type="float"/>
          <table:table-cell office:value="8.032537499570267" office:value-type="float"/>
          <table:table-cell office:value="8.899422358124047" office:value-type="float"/>
          <table:table-cell office:value="7.504306169103284" office:value-type="float"/>
          <table:table-cell office:value="8.23599958772294" office:value-type="float"/>
          <table:table-cell office:value="8.372919654378945" office:value-type="float"/>
          <table:table-cell office:value="8.518934565162013" office:value-type="float"/>
          <table:table-cell office:value="9.17784007221481" office:value-type="float"/>
          <table:table-cell office:value="8.592605219981728" office:value-type="float"/>
          <table:table-cell office:value="9.097258873645076" office:value-type="float"/>
          <table:table-cell office:value="9.257161265751632" office:value-type="float"/>
          <table:table-cell office:value="9.394423462867028" office:value-type="float"/>
          <table:table-cell office:value="9.898860559660383" office:value-type="float"/>
          <table:table-cell office:value="5.8043382579636535" office:value-type="float"/>
          <table:table-cell office:value="6.78704991698135" office:value-type="float"/>
          <table:table-cell office:value="6.9641215268459895" office:value-type="float"/>
          <table:table-cell office:value="7.180096676182844" office:value-type="float"/>
          <table:table-cell office:value="8.132889466357467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.70997429706267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54843389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9124579474091" office:value-type="float"/>
          <table:table-cell office:value="16.159551999575633" office:value-type="float"/>
          <table:table-cell office:value="16.940570663844074" office:value-type="float"/>
          <table:table-cell office:value="17.984541015588032" office:value-type="float"/>
          <table:table-cell office:value="6.954791576673511" office:value-type="float"/>
          <table:table-cell office:value="7.647475104147761" office:value-type="float"/>
          <table:table-cell office:value="7.827337609187986" office:value-type="float"/>
          <table:table-cell office:value="8.03933549654891" office:value-type="float"/>
          <table:table-cell office:value="9.340949753154737" office:value-type="float"/>
          <table:table-cell office:value="6.6151211116265065" office:value-type="float"/>
          <table:table-cell office:value="7.826787718297457" office:value-type="float"/>
          <table:table-cell office:value="8.205774086661524" office:value-type="float"/>
          <table:table-cell office:value="8.465775672463316" office:value-type="float"/>
          <table:table-cell office:value="9.163797620239473" office:value-type="float"/>
          <table:table-cell office:value="8.269185069152986" office:value-type="float"/>
          <table:table-cell office:value="8.783038806096961" office:value-type="float"/>
          <table:table-cell office:value="8.99585626086154" office:value-type="float"/>
          <table:table-cell office:value="9.19574254857093" office:value-type="float"/>
          <table:table-cell office:value="10.072776986246165" office:value-type="float"/>
          <table:table-cell office:value="5.557841348041117" office:value-type="float"/>
          <table:table-cell office:value="6.746834855869563" office:value-type="float"/>
          <table:table-cell office:value="6.985464565098293" office:value-type="float"/>
          <table:table-cell office:value="7.210629554932457" office:value-type="float"/>
          <table:table-cell office:value="8.404767693961878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19562441703" office:value-type="float"/>
          <table:table-cell office:value="-17.48696228152745" office:value-type="float"/>
          <table:table-cell office:value="-17.482837131809372" office:value-type="float"/>
          <table:table-cell office:value="-17.4182750310854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51349049221948" office:value-type="float"/>
          <table:table-cell office:value="7.393097049988512" office:value-type="float"/>
          <table:table-cell office:value="7.416567150828976" office:value-type="float"/>
          <table:table-cell office:value="7.685374710466295" office:value-type="float"/>
          <table:table-cell office:value="8.006123562261482" office:value-type="float"/>
          <table:table-cell office:value="9.058370055147563" office:value-type="float"/>
          <table:table-cell office:value="7.086008299039772" office:value-type="float"/>
          <table:table-cell office:value="7.095970290615459" office:value-type="float"/>
          <table:table-cell office:value="7.6121458583526795" office:value-type="float"/>
          <table:table-cell office:value="8.117437205537446" office:value-type="float"/>
          <table:table-cell office:value="8.79049786970202" office:value-type="float"/>
          <table:table-cell office:value="9.081905194156732" office:value-type="float"/>
          <table:table-cell office:value="9.082554378232143" office:value-type="float"/>
          <table:table-cell office:value="9.114337910794923" office:value-type="float"/>
          <table:table-cell office:value="9.334785929300594" office:value-type="float"/>
          <table:table-cell office:value="9.827759071328245" office:value-type="float"/>
          <table:table-cell office:value="5.407162146447238" office:value-type="float"/>
          <table:table-cell office:value="5.688828631273925" office:value-type="float"/>
          <table:table-cell office:value="6.283483491313566" office:value-type="float"/>
          <table:table-cell office:value="6.419666445571499" office:value-type="float"/>
          <table:table-cell office:value="8.038788797515451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.7359355890709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1576696284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4677662684056" office:value-type="float"/>
          <table:table-cell office:value="16.809004780429362" office:value-type="float"/>
          <table:table-cell office:value="17.080172786618732" office:value-type="float"/>
          <table:table-cell office:value="17.789580890432774" office:value-type="float"/>
          <table:table-cell office:value="7.631578481899062" office:value-type="float"/>
          <table:table-cell office:value="7.843580765089319" office:value-type="float"/>
          <table:table-cell office:value="7.958274330753355" office:value-type="float"/>
          <table:table-cell office:value="8.207687457276998" office:value-type="float"/>
          <table:table-cell office:value="8.427504415375491" office:value-type="float"/>
          <table:table-cell office:value="7.510485163984793" office:value-type="float"/>
          <table:table-cell office:value="7.822409965608417" office:value-type="float"/>
          <table:table-cell office:value="7.962253447954383" office:value-type="float"/>
          <table:table-cell office:value="8.404631851977403" office:value-type="float"/>
          <table:table-cell office:value="8.785522540566209" office:value-type="float"/>
          <table:table-cell office:value="8.827508175405576" office:value-type="float"/>
          <table:table-cell office:value="8.951934706063755" office:value-type="float"/>
          <table:table-cell office:value="9.01595127978742" office:value-type="float"/>
          <table:table-cell office:value="9.285945989482181" office:value-type="float"/>
          <table:table-cell office:value="9.391958556229627" office:value-type="float"/>
          <table:table-cell office:value="6.641542296876426" office:value-type="float"/>
          <table:table-cell office:value="6.8579558247542804" office:value-type="float"/>
          <table:table-cell office:value="7.080297662523835" office:value-type="float"/>
          <table:table-cell office:value="7.293463449275539" office:value-type="float"/>
          <table:table-cell office:value="7.5541804731701685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.6931235079966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9992803768" office:value-type="float"/>
          <table:table-cell office:value="-17.481770512008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364197574862" office:value-type="float"/>
          <table:table-cell office:value="17.39490626926569" office:value-type="float"/>
          <table:table-cell office:value="17.863328599107614" office:value-type="float"/>
          <table:table-cell office:value="7.2949448448027745" office:value-type="float"/>
          <table:table-cell office:value="7.700552153627053" office:value-type="float"/>
          <table:table-cell office:value="7.973799095833257" office:value-type="float"/>
          <table:table-cell office:value="8.147814882737055" office:value-type="float"/>
          <table:table-cell office:value="8.802731882288139" office:value-type="float"/>
          <table:table-cell office:value="7.15563905135086" office:value-type="float"/>
          <table:table-cell office:value="8.193128163220635" office:value-type="float"/>
          <table:table-cell office:value="8.435882851877052" office:value-type="float"/>
          <table:table-cell office:value="8.6378940373857" office:value-type="float"/>
          <table:table-cell office:value="9.116700131848086" office:value-type="float"/>
          <table:table-cell office:value="8.610689563239958" office:value-type="float"/>
          <table:table-cell office:value="8.964145063888267" office:value-type="float"/>
          <table:table-cell office:value="9.142576836862137" office:value-type="float"/>
          <table:table-cell office:value="9.332029806390466" office:value-type="float"/>
          <table:table-cell office:value="9.865248959827554" office:value-type="float"/>
          <table:table-cell office:value="6.438042720444235" office:value-type="float"/>
          <table:table-cell office:value="6.890123055227058" office:value-type="float"/>
          <table:table-cell office:value="7.1508173017500924" office:value-type="float"/>
          <table:table-cell office:value="7.384015678157085" office:value-type="float"/>
          <table:table-cell office:value="8.03673993376009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.69506011479546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9719067496" office:value-type="float"/>
          <table:table-cell office:value="-17.4277074519620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4443944850573" office:value-type="float"/>
          <table:table-cell office:value="17.24432722376986" office:value-type="float"/>
          <table:table-cell office:value="17.99948709532016" office:value-type="float"/>
          <table:table-cell office:value="7.308468877069133" office:value-type="float"/>
          <table:table-cell office:value="7.764355089310909" office:value-type="float"/>
          <table:table-cell office:value="8.024156699921349" office:value-type="float"/>
          <table:table-cell office:value="8.244965706822288" office:value-type="float"/>
          <table:table-cell office:value="9.413599097819867" office:value-type="float"/>
          <table:table-cell office:value="7.162412198370019" office:value-type="float"/>
          <table:table-cell office:value="8.3393783869408" office:value-type="float"/>
          <table:table-cell office:value="8.50452903774723" office:value-type="float"/>
          <table:table-cell office:value="8.597904460175691" office:value-type="float"/>
          <table:table-cell office:value="9.190907468520887" office:value-type="float"/>
          <table:table-cell office:value="8.668547598408484" office:value-type="float"/>
          <table:table-cell office:value="9.105778695504165" office:value-type="float"/>
          <table:table-cell office:value="9.295994172074776" office:value-type="float"/>
          <table:table-cell office:value="9.490887714888263" office:value-type="float"/>
          <table:table-cell office:value="10.176494084463588" office:value-type="float"/>
          <table:table-cell office:value="6.106724414339188" office:value-type="float"/>
          <table:table-cell office:value="6.909988269932847" office:value-type="float"/>
          <table:table-cell office:value="7.220316273351914" office:value-type="float"/>
          <table:table-cell office:value="7.442263781415054" office:value-type="float"/>
          <table:table-cell office:value="8.428012481877165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.69234363555585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6495587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645049849967" office:value-type="float"/>
          <table:table-cell office:value="16.145233370978218" office:value-type="float"/>
          <table:table-cell office:value="16.924197630847004" office:value-type="float"/>
          <table:table-cell office:value="17.993987974498083" office:value-type="float"/>
          <table:table-cell office:value="6.771720152958359" office:value-type="float"/>
          <table:table-cell office:value="7.339219861493176" office:value-type="float"/>
          <table:table-cell office:value="7.594124689311006" office:value-type="float"/>
          <table:table-cell office:value="7.907181825208457" office:value-type="float"/>
          <table:table-cell office:value="8.70374932721747" office:value-type="float"/>
          <table:table-cell office:value="6.798011381256838" office:value-type="float"/>
          <table:table-cell office:value="7.828240914185351" office:value-type="float"/>
          <table:table-cell office:value="8.11060305630126" office:value-type="float"/>
          <table:table-cell office:value="8.31225800819268" office:value-type="float"/>
          <table:table-cell office:value="9.05251468298139" office:value-type="float"/>
          <table:table-cell office:value="8.15600653419036" office:value-type="float"/>
          <table:table-cell office:value="8.600139493145406" office:value-type="float"/>
          <table:table-cell office:value="8.78551570994646" office:value-type="float"/>
          <table:table-cell office:value="8.999094254046096" office:value-type="float"/>
          <table:table-cell office:value="9.831919493137505" office:value-type="float"/>
          <table:table-cell office:value="5.8753001901533075" office:value-type="float"/>
          <table:table-cell office:value="6.696243028919035" office:value-type="float"/>
          <table:table-cell office:value="6.915418409322739" office:value-type="float"/>
          <table:table-cell office:value="7.092335364954362" office:value-type="float"/>
          <table:table-cell office:value="7.89061937520309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.6691286196137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216767376352" office:value-type="float"/>
          <table:table-cell office:value="16.709181378894172" office:value-type="float"/>
          <table:table-cell office:value="17.208715533645943" office:value-type="float"/>
          <table:table-cell office:value="17.46314671615099" office:value-type="float"/>
          <table:table-cell office:value="17.88688611072819" office:value-type="float"/>
          <table:table-cell office:value="7.449054677119227" office:value-type="float"/>
          <table:table-cell office:value="7.6087953715536365" office:value-type="float"/>
          <table:table-cell office:value="7.788541439475056" office:value-type="float"/>
          <table:table-cell office:value="8.12490258471296" office:value-type="float"/>
          <table:table-cell office:value="8.508904614458976" office:value-type="float"/>
          <table:table-cell office:value="8.113120793244505" office:value-type="float"/>
          <table:table-cell office:value="8.347607803544213" office:value-type="float"/>
          <table:table-cell office:value="8.442572732402672" office:value-type="float"/>
          <table:table-cell office:value="8.715523594232256" office:value-type="float"/>
          <table:table-cell office:value="8.778979194093665" office:value-type="float"/>
          <table:table-cell office:value="9.079177271360416" office:value-type="float"/>
          <table:table-cell office:value="9.154340436316456" office:value-type="float"/>
          <table:table-cell office:value="9.16894526579747" office:value-type="float"/>
          <table:table-cell office:value="9.379369396330926" office:value-type="float"/>
          <table:table-cell office:value="9.512781790415914" office:value-type="float"/>
          <table:table-cell office:value="6.877225903737433" office:value-type="float"/>
          <table:table-cell office:value="6.995633005554012" office:value-type="float"/>
          <table:table-cell office:value="7.0767737355612725" office:value-type="float"/>
          <table:table-cell office:value="7.109243617287566" office:value-type="float"/>
          <table:table-cell office:value="7.524512382475699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.72461420383742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8421542573" office:value-type="float"/>
          <table:table-cell office:value="-17.4710389679730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545543328388" office:value-type="float"/>
          <table:table-cell office:value="17.355326603021624" office:value-type="float"/>
          <table:table-cell office:value="17.995182854662954" office:value-type="float"/>
          <table:table-cell office:value="7.265442539994516" office:value-type="float"/>
          <table:table-cell office:value="7.855018106428555" office:value-type="float"/>
          <table:table-cell office:value="8.026499328241176" office:value-type="float"/>
          <table:table-cell office:value="8.272065778566745" office:value-type="float"/>
          <table:table-cell office:value="8.896996458225498" office:value-type="float"/>
          <table:table-cell office:value="6.65439961211673" office:value-type="float"/>
          <table:table-cell office:value="8.05218793210887" office:value-type="float"/>
          <table:table-cell office:value="8.323571208487476" office:value-type="float"/>
          <table:table-cell office:value="8.492129102568454" office:value-type="float"/>
          <table:table-cell office:value="9.338734750263637" office:value-type="float"/>
          <table:table-cell office:value="8.402684292555868" office:value-type="float"/>
          <table:table-cell office:value="9.117887684329713" office:value-type="float"/>
          <table:table-cell office:value="9.288823380587955" office:value-type="float"/>
          <table:table-cell office:value="9.430046607389926" office:value-type="float"/>
          <table:table-cell office:value="9.942958332076408" office:value-type="float"/>
          <table:table-cell office:value="5.998452390632031" office:value-type="float"/>
          <table:table-cell office:value="6.854675056001154" office:value-type="float"/>
          <table:table-cell office:value="7.039462315818744" office:value-type="float"/>
          <table:table-cell office:value="7.2066174592051055" office:value-type="float"/>
          <table:table-cell office:value="7.8354640609064266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.67965947253937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37143311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7250963040156" office:value-type="float"/>
          <table:table-cell office:value="16.14597462430821" office:value-type="float"/>
          <table:table-cell office:value="16.840279989889304" office:value-type="float"/>
          <table:table-cell office:value="17.95878152008094" office:value-type="float"/>
          <table:table-cell office:value="6.694432335767869" office:value-type="float"/>
          <table:table-cell office:value="7.410793982046084" office:value-type="float"/>
          <table:table-cell office:value="7.653235635204432" office:value-type="float"/>
          <table:table-cell office:value="7.860224222253132" office:value-type="float"/>
          <table:table-cell office:value="9.284704003893669" office:value-type="float"/>
          <table:table-cell office:value="7.159499692694951" office:value-type="float"/>
          <table:table-cell office:value="7.8419085171362966" office:value-type="float"/>
          <table:table-cell office:value="8.186884053003357" office:value-type="float"/>
          <table:table-cell office:value="8.440310029345726" office:value-type="float"/>
          <table:table-cell office:value="8.952475460062047" office:value-type="float"/>
          <table:table-cell office:value="8.25122742979951" office:value-type="float"/>
          <table:table-cell office:value="8.761436919141698" office:value-type="float"/>
          <table:table-cell office:value="8.912179588047179" office:value-type="float"/>
          <table:table-cell office:value="9.100963485018989" office:value-type="float"/>
          <table:table-cell office:value="9.896702857120738" office:value-type="float"/>
          <table:table-cell office:value="5.781303693300341" office:value-type="float"/>
          <table:table-cell office:value="6.539995942151572" office:value-type="float"/>
          <table:table-cell office:value="6.873614977851624" office:value-type="float"/>
          <table:table-cell office:value="7.139564033957541" office:value-type="float"/>
          <table:table-cell office:value="8.340476606834978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.66784731538485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33358570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3627265043353" office:value-type="float"/>
          <table:table-cell office:value="16.39336139244146" office:value-type="float"/>
          <table:table-cell office:value="16.962137517505777" office:value-type="float"/>
          <table:table-cell office:value="17.972787824168684" office:value-type="float"/>
          <table:table-cell office:value="6.955253929551287" office:value-type="float"/>
          <table:table-cell office:value="7.607072702125586" office:value-type="float"/>
          <table:table-cell office:value="7.808987603920803" office:value-type="float"/>
          <table:table-cell office:value="8.010702597794747" office:value-type="float"/>
          <table:table-cell office:value="8.883824123992408" office:value-type="float"/>
          <table:table-cell office:value="7.361042807564749" office:value-type="float"/>
          <table:table-cell office:value="8.185966266691604" office:value-type="float"/>
          <table:table-cell office:value="8.448785803127082" office:value-type="float"/>
          <table:table-cell office:value="8.655528124623189" office:value-type="float"/>
          <table:table-cell office:value="9.34721009388846" office:value-type="float"/>
          <table:table-cell office:value="8.511821865739902" office:value-type="float"/>
          <table:table-cell office:value="8.876126874681379" office:value-type="float"/>
          <table:table-cell office:value="9.072079555628449" office:value-type="float"/>
          <table:table-cell office:value="9.309192542910402" office:value-type="float"/>
          <table:table-cell office:value="10.030151194930706" office:value-type="float"/>
          <table:table-cell office:value="6.1644268962297275" office:value-type="float"/>
          <table:table-cell office:value="6.884959557579743" office:value-type="float"/>
          <table:table-cell office:value="7.188777968018954" office:value-type="float"/>
          <table:table-cell office:value="7.395462559252842" office:value-type="float"/>
          <table:table-cell office:value="7.997570413717641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294872969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2017265842961" office:value-type="float"/>
          <table:table-cell office:value="16.115470766323135" office:value-type="float"/>
          <table:table-cell office:value="16.543129003148984" office:value-type="float"/>
          <table:table-cell office:value="17.926812365441663" office:value-type="float"/>
          <table:table-cell office:value="7.434350074678619" office:value-type="float"/>
          <table:table-cell office:value="8.021295472151134" office:value-type="float"/>
          <table:table-cell office:value="8.18991475289222" office:value-type="float"/>
          <table:table-cell office:value="8.439186828337915" office:value-type="float"/>
          <table:table-cell office:value="8.920453249295324" office:value-type="float"/>
          <table:table-cell office:value="6.848774085830925" office:value-type="float"/>
          <table:table-cell office:value="7.801239545080945" office:value-type="float"/>
          <table:table-cell office:value="8.105740488043102" office:value-type="float"/>
          <table:table-cell office:value="8.30287459495181" office:value-type="float"/>
          <table:table-cell office:value="8.735681924352992" office:value-type="float"/>
          <table:table-cell office:value="8.466940526385915" office:value-type="float"/>
          <table:table-cell office:value="8.984991250358064" office:value-type="float"/>
          <table:table-cell office:value="9.3176423971962" office:value-type="float"/>
          <table:table-cell office:value="9.447182609149857" office:value-type="float"/>
          <table:table-cell office:value="9.80215371983676" office:value-type="float"/>
          <table:table-cell office:value="6.096813110088075" office:value-type="float"/>
          <table:table-cell office:value="6.76320986821626" office:value-type="float"/>
          <table:table-cell office:value="6.9608461266246175" office:value-type="float"/>
          <table:table-cell office:value="7.176569978437067" office:value-type="float"/>
          <table:table-cell office:value="7.539503781445893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.70546126896561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321824192433" office:value-type="float"/>
          <table:table-cell office:value="15.745851674507483" office:value-type="float"/>
          <table:table-cell office:value="16.20334830036989" office:value-type="float"/>
          <table:table-cell office:value="16.608718096408364" office:value-type="float"/>
          <table:table-cell office:value="17.456495966349554" office:value-type="float"/>
          <table:table-cell office:value="7.342483861259561" office:value-type="float"/>
          <table:table-cell office:value="7.604703412140502" office:value-type="float"/>
          <table:table-cell office:value="7.700715963396563" office:value-type="float"/>
          <table:table-cell office:value="7.8800716805337" office:value-type="float"/>
          <table:table-cell office:value="8.64188612776205" office:value-type="float"/>
          <table:table-cell office:value="7.254538805195676" office:value-type="float"/>
          <table:table-cell office:value="7.914327188486524" office:value-type="float"/>
          <table:table-cell office:value="8.113189821540686" office:value-type="float"/>
          <table:table-cell office:value="8.244547894594856" office:value-type="float"/>
          <table:table-cell office:value="8.608356880088953" office:value-type="float"/>
          <table:table-cell office:value="8.691488505589117" office:value-type="float"/>
          <table:table-cell office:value="8.896051904300634" office:value-type="float"/>
          <table:table-cell office:value="8.998803341577386" office:value-type="float"/>
          <table:table-cell office:value="9.102594879017754" office:value-type="float"/>
          <table:table-cell office:value="9.447922952507277" office:value-type="float"/>
          <table:table-cell office:value="5.928914197180015" office:value-type="float"/>
          <table:table-cell office:value="6.607562215012639" office:value-type="float"/>
          <table:table-cell office:value="6.814829078444443" office:value-type="float"/>
          <table:table-cell office:value="7.019730918202739" office:value-type="float"/>
          <table:table-cell office:value="7.35022947193596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.70334284134504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6137043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4063967736294" office:value-type="float"/>
          <table:table-cell office:value="17.001012024387972" office:value-type="float"/>
          <table:table-cell office:value="17.358170200701338" office:value-type="float"/>
          <table:table-cell office:value="17.968047503206943" office:value-type="float"/>
          <table:table-cell office:value="7.044256074880874" office:value-type="float"/>
          <table:table-cell office:value="7.7161430739665775" office:value-type="float"/>
          <table:table-cell office:value="7.806040665291077" office:value-type="float"/>
          <table:table-cell office:value="7.926213676221792" office:value-type="float"/>
          <table:table-cell office:value="8.401045326616826" office:value-type="float"/>
          <table:table-cell office:value="7.305156060466736" office:value-type="float"/>
          <table:table-cell office:value="7.940259517540026" office:value-type="float"/>
          <table:table-cell office:value="8.190188548080926" office:value-type="float"/>
          <table:table-cell office:value="8.391220985176018" office:value-type="float"/>
          <table:table-cell office:value="8.884356656033104" office:value-type="float"/>
          <table:table-cell office:value="8.770731271824976" office:value-type="float"/>
          <table:table-cell office:value="9.005213809992512" office:value-type="float"/>
          <table:table-cell office:value="9.158184993445431" office:value-type="float"/>
          <table:table-cell office:value="9.26716985452727" office:value-type="float"/>
          <table:table-cell office:value="9.660726762348615" office:value-type="float"/>
          <table:table-cell office:value="6.338290684461764" office:value-type="float"/>
          <table:table-cell office:value="6.561443573105007" office:value-type="float"/>
          <table:table-cell office:value="6.8065743642139855" office:value-type="float"/>
          <table:table-cell office:value="7.028635565814826" office:value-type="float"/>
          <table:table-cell office:value="7.697563375510686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.6819676583132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13413065145" office:value-type="float"/>
          <table:table-cell office:value="-17.4800703876234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660875428772" office:value-type="float"/>
          <table:table-cell office:value="17.28725012452259" office:value-type="float"/>
          <table:table-cell office:value="17.681593738703494" office:value-type="float"/>
          <table:table-cell office:value="7.4619785147313715" office:value-type="float"/>
          <table:table-cell office:value="7.785291662442792" office:value-type="float"/>
          <table:table-cell office:value="7.95209546792792" office:value-type="float"/>
          <table:table-cell office:value="8.25384309292444" office:value-type="float"/>
          <table:table-cell office:value="8.672506232149596" office:value-type="float"/>
          <table:table-cell office:value="8.220178572952403" office:value-type="float"/>
          <table:table-cell office:value="8.381488436206492" office:value-type="float"/>
          <table:table-cell office:value="8.469455864956657" office:value-type="float"/>
          <table:table-cell office:value="8.57870823266201" office:value-type="float"/>
          <table:table-cell office:value="8.772537396444685" office:value-type="float"/>
          <table:table-cell office:value="8.976142698217476" office:value-type="float"/>
          <table:table-cell office:value="9.19037938548508" office:value-type="float"/>
          <table:table-cell office:value="9.294461529888679" office:value-type="float"/>
          <table:table-cell office:value="9.419067513751383" office:value-type="float"/>
          <table:table-cell office:value="9.710323773384268" office:value-type="float"/>
          <table:table-cell office:value="6.701166664705465" office:value-type="float"/>
          <table:table-cell office:value="6.910211360560436" office:value-type="float"/>
          <table:table-cell office:value="7.066223431221479" office:value-type="float"/>
          <table:table-cell office:value="7.235611393146023" office:value-type="float"/>
          <table:table-cell office:value="7.711504445508529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0.7264161141574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3510127884756" office:value-type="float"/>
          <table:table-cell office:value="16.323510127884756" office:value-type="float"/>
          <table:table-cell office:value="16.323510127884756" office:value-type="float"/>
          <table:table-cell office:value="16.323510127884756" office:value-type="float"/>
          <table:table-cell office:value="17.821676413979237" office:value-type="float"/>
          <table:table-cell office:value="7.881363329041415" office:value-type="float"/>
          <table:table-cell office:value="7.881363329041415" office:value-type="float"/>
          <table:table-cell office:value="7.881363329041415" office:value-type="float"/>
          <table:table-cell office:value="7.881363329041415" office:value-type="float"/>
          <table:table-cell office:value="8.620019349910766" office:value-type="float"/>
          <table:table-cell office:value="8.351906507991385" office:value-type="float"/>
          <table:table-cell office:value="8.351906507991385" office:value-type="float"/>
          <table:table-cell office:value="8.351906507991385" office:value-type="float"/>
          <table:table-cell office:value="8.351906507991385" office:value-type="float"/>
          <table:table-cell office:value="8.496951649542833" office:value-type="float"/>
          <table:table-cell office:value="9.139887272814276" office:value-type="float"/>
          <table:table-cell office:value="9.139887272814276" office:value-type="float"/>
          <table:table-cell office:value="9.139887272814276" office:value-type="float"/>
          <table:table-cell office:value="9.139887272814276" office:value-type="float"/>
          <table:table-cell office:value="9.682848403050315" office:value-type="float"/>
          <table:table-cell office:value="7.093382564218524" office:value-type="float"/>
          <table:table-cell office:value="7.093382564218524" office:value-type="float"/>
          <table:table-cell office:value="7.093382564218524" office:value-type="float"/>
          <table:table-cell office:value="7.093382564218524" office:value-type="float"/>
          <table:table-cell office:value="7.434122596403284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.6873535738310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1146099722" office:value-type="float"/>
          <table:table-cell office:value="-17.47471815291602" office:value-type="float"/>
          <table:table-cell office:value="-17.422546785247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9657082585105" office:value-type="float"/>
          <table:table-cell office:value="17.95511844355737" office:value-type="float"/>
          <table:table-cell office:value="7.179496328669108" office:value-type="float"/>
          <table:table-cell office:value="7.581361350578067" office:value-type="float"/>
          <table:table-cell office:value="7.782649113601022" office:value-type="float"/>
          <table:table-cell office:value="8.02666378168626" office:value-type="float"/>
          <table:table-cell office:value="8.894100870263587" office:value-type="float"/>
          <table:table-cell office:value="7.329004583674825" office:value-type="float"/>
          <table:table-cell office:value="8.09124705313635" office:value-type="float"/>
          <table:table-cell office:value="8.272494277351782" office:value-type="float"/>
          <table:table-cell office:value="8.468690664572101" office:value-type="float"/>
          <table:table-cell office:value="8.96954717932189" office:value-type="float"/>
          <table:table-cell office:value="8.596103161125736" office:value-type="float"/>
          <table:table-cell office:value="8.857086313679048" office:value-type="float"/>
          <table:table-cell office:value="9.072444406056015" office:value-type="float"/>
          <table:table-cell office:value="9.244307813444124" office:value-type="float"/>
          <table:table-cell office:value="9.966675090882754" office:value-type="float"/>
          <table:table-cell office:value="6.179238135381132" office:value-type="float"/>
          <table:table-cell office:value="6.788110155928726" office:value-type="float"/>
          <table:table-cell office:value="7.022990781753716" office:value-type="float"/>
          <table:table-cell office:value="7.242002168359661" office:value-type="float"/>
          <table:table-cell office:value="7.827244032587867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.71916729312776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9927590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3015733507135" office:value-type="float"/>
          <table:table-cell office:value="16.24957213939143" office:value-type="float"/>
          <table:table-cell office:value="17.167760198340456" office:value-type="float"/>
          <table:table-cell office:value="17.9736282895378" office:value-type="float"/>
          <table:table-cell office:value="7.1651087317955096" office:value-type="float"/>
          <table:table-cell office:value="7.550925057839194" office:value-type="float"/>
          <table:table-cell office:value="7.761576043147025" office:value-type="float"/>
          <table:table-cell office:value="8.054689014163603" office:value-type="float"/>
          <table:table-cell office:value="9.058360464357484" office:value-type="float"/>
          <table:table-cell office:value="6.857710323214159" office:value-type="float"/>
          <table:table-cell office:value="7.8940980177686555" office:value-type="float"/>
          <table:table-cell office:value="8.180213630211693" office:value-type="float"/>
          <table:table-cell office:value="8.428117132349234" office:value-type="float"/>
          <table:table-cell office:value="8.70020231032092" office:value-type="float"/>
          <table:table-cell office:value="8.634682963166412" office:value-type="float"/>
          <table:table-cell office:value="9.033661203522247" office:value-type="float"/>
          <table:table-cell office:value="9.224992082691854" office:value-type="float"/>
          <table:table-cell office:value="9.34381120842594" office:value-type="float"/>
          <table:table-cell office:value="10.083571485969447" office:value-type="float"/>
          <table:table-cell office:value="5.66598139846684" office:value-type="float"/>
          <table:table-cell office:value="6.457454009385012" office:value-type="float"/>
          <table:table-cell office:value="6.739764198434102" office:value-type="float"/>
          <table:table-cell office:value="7.004950739047672" office:value-type="float"/>
          <table:table-cell office:value="7.92165412792954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.6882750476405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3835816496" office:value-type="float"/>
          <table:table-cell office:value="-17.4815435135826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758316926857" office:value-type="float"/>
          <table:table-cell office:value="17.36577245327646" office:value-type="float"/>
          <table:table-cell office:value="17.995228502070564" office:value-type="float"/>
          <table:table-cell office:value="7.232237062400075" office:value-type="float"/>
          <table:table-cell office:value="7.756131933771273" office:value-type="float"/>
          <table:table-cell office:value="7.977012590011207" office:value-type="float"/>
          <table:table-cell office:value="8.13732808711299" office:value-type="float"/>
          <table:table-cell office:value="9.010875154667314" office:value-type="float"/>
          <table:table-cell office:value="7.221370491104039" office:value-type="float"/>
          <table:table-cell office:value="8.290932881003522" office:value-type="float"/>
          <table:table-cell office:value="8.469339115155563" office:value-type="float"/>
          <table:table-cell office:value="8.608489064613906" office:value-type="float"/>
          <table:table-cell office:value="9.140816756897276" office:value-type="float"/>
          <table:table-cell office:value="8.529576429299508" office:value-type="float"/>
          <table:table-cell office:value="9.152896695901521" office:value-type="float"/>
          <table:table-cell office:value="9.330127330069491" office:value-type="float"/>
          <table:table-cell office:value="9.502976793208525" office:value-type="float"/>
          <table:table-cell office:value="9.950915766981156" office:value-type="float"/>
          <table:table-cell office:value="6.0415861685214125" office:value-type="float"/>
          <table:table-cell office:value="6.866433788215662" office:value-type="float"/>
          <table:table-cell office:value="7.059182065251587" office:value-type="float"/>
          <table:table-cell office:value="7.257181988985679" office:value-type="float"/>
          <table:table-cell office:value="7.7947003026849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2485986094996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711558958017" office:value-type="float"/>
          <table:table-cell office:value="-17.480711558958017" office:value-type="float"/>
          <table:table-cell office:value="-17.480711558958017" office:value-type="float"/>
          <table:table-cell office:value="-17.4807115589580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4501167143346" office:value-type="float"/>
          <table:table-cell office:value="7.921530089776187" office:value-type="float"/>
          <table:table-cell office:value="7.921530089776187" office:value-type="float"/>
          <table:table-cell office:value="7.921530089776187" office:value-type="float"/>
          <table:table-cell office:value="7.921530089776187" office:value-type="float"/>
          <table:table-cell office:value="8.256800021840219" office:value-type="float"/>
          <table:table-cell office:value="7.824392782641118" office:value-type="float"/>
          <table:table-cell office:value="7.824392782641118" office:value-type="float"/>
          <table:table-cell office:value="7.824392782641118" office:value-type="float"/>
          <table:table-cell office:value="7.824392782641118" office:value-type="float"/>
          <table:table-cell office:value="8.393373477863198" office:value-type="float"/>
          <table:table-cell office:value="9.190849865502823" office:value-type="float"/>
          <table:table-cell office:value="9.190849865502823" office:value-type="float"/>
          <table:table-cell office:value="9.190849865502823" office:value-type="float"/>
          <table:table-cell office:value="9.190849865502823" office:value-type="float"/>
          <table:table-cell office:value="9.218228299892186" office:value-type="float"/>
          <table:table-cell office:value="6.862964504589149" office:value-type="float"/>
          <table:table-cell office:value="6.862964504589149" office:value-type="float"/>
          <table:table-cell office:value="6.862964504589149" office:value-type="float"/>
          <table:table-cell office:value="6.862964504589149" office:value-type="float"/>
          <table:table-cell office:value="7.124053702136561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.70392805462159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65172530393" office:value-type="float"/>
          <table:table-cell office:value="-17.488205749613627" office:value-type="float"/>
          <table:table-cell office:value="-17.4656737413650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68347382486586" office:value-type="float"/>
          <table:table-cell office:value="17.979771231053483" office:value-type="float"/>
          <table:table-cell office:value="7.425222290282115" office:value-type="float"/>
          <table:table-cell office:value="7.76662423182278" office:value-type="float"/>
          <table:table-cell office:value="7.968044596192508" office:value-type="float"/>
          <table:table-cell office:value="8.13795705251134" office:value-type="float"/>
          <table:table-cell office:value="8.648129874620933" office:value-type="float"/>
          <table:table-cell office:value="7.535942571388512" office:value-type="float"/>
          <table:table-cell office:value="8.078285929516898" office:value-type="float"/>
          <table:table-cell office:value="8.359009569546826" office:value-type="float"/>
          <table:table-cell office:value="8.548018617018698" office:value-type="float"/>
          <table:table-cell office:value="8.924691892356815" office:value-type="float"/>
          <table:table-cell office:value="8.709616684429689" office:value-type="float"/>
          <table:table-cell office:value="9.013434129906639" office:value-type="float"/>
          <table:table-cell office:value="9.283459783164384" office:value-type="float"/>
          <table:table-cell office:value="9.366706925380996" office:value-type="float"/>
          <table:table-cell office:value="9.803154903931354" office:value-type="float"/>
          <table:table-cell office:value="6.447982975037599" office:value-type="float"/>
          <table:table-cell office:value="6.793891535369324" office:value-type="float"/>
          <table:table-cell office:value="7.0913335364562755" office:value-type="float"/>
          <table:table-cell office:value="7.173708858582673" office:value-type="float"/>
          <table:table-cell office:value="7.6435023388793155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.7086496381686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0725650088" office:value-type="float"/>
          <table:table-cell office:value="-17.478225480412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066683859833" office:value-type="float"/>
          <table:table-cell office:value="16.645092522667984" office:value-type="float"/>
          <table:table-cell office:value="17.891323146084886" office:value-type="float"/>
          <table:table-cell office:value="7.269795205822074" office:value-type="float"/>
          <table:table-cell office:value="7.6379577510172005" office:value-type="float"/>
          <table:table-cell office:value="7.785554452745304" office:value-type="float"/>
          <table:table-cell office:value="7.947513519832414" office:value-type="float"/>
          <table:table-cell office:value="8.450328961711055" office:value-type="float"/>
          <table:table-cell office:value="7.580282214157215" office:value-type="float"/>
          <table:table-cell office:value="7.969207549450974" office:value-type="float"/>
          <table:table-cell office:value="8.205510035069118" office:value-type="float"/>
          <table:table-cell office:value="8.346928535465251" office:value-type="float"/>
          <table:table-cell office:value="8.69403700562999" office:value-type="float"/>
          <table:table-cell office:value="8.769585771065831" office:value-type="float"/>
          <table:table-cell office:value="9.025959550107888" office:value-type="float"/>
          <table:table-cell office:value="9.16368767106908" office:value-type="float"/>
          <table:table-cell office:value="9.304886957412268" office:value-type="float"/>
          <table:table-cell office:value="9.684125070208417" office:value-type="float"/>
          <table:table-cell office:value="5.970189423860386" office:value-type="float"/>
          <table:table-cell office:value="6.625406678172453" office:value-type="float"/>
          <table:table-cell office:value="6.756674642395282" office:value-type="float"/>
          <table:table-cell office:value="7.015620868588352" office:value-type="float"/>
          <table:table-cell office:value="7.566403286507952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.70475374522552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28314575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40705955217334" office:value-type="float"/>
          <table:table-cell office:value="16.575514159937814" office:value-type="float"/>
          <table:table-cell office:value="17.046825014729315" office:value-type="float"/>
          <table:table-cell office:value="17.95231808997936" office:value-type="float"/>
          <table:table-cell office:value="6.7860547992805795" office:value-type="float"/>
          <table:table-cell office:value="7.661601140147192" office:value-type="float"/>
          <table:table-cell office:value="7.862114683126206" office:value-type="float"/>
          <table:table-cell office:value="8.047964851124982" office:value-type="float"/>
          <table:table-cell office:value="8.644294595432575" office:value-type="float"/>
          <table:table-cell office:value="7.18229231093279" office:value-type="float"/>
          <table:table-cell office:value="7.9967114507308965" office:value-type="float"/>
          <table:table-cell office:value="8.246155500612534" office:value-type="float"/>
          <table:table-cell office:value="8.465727356044994" office:value-type="float"/>
          <table:table-cell office:value="9.02468245906698" office:value-type="float"/>
          <table:table-cell office:value="8.187074395283247" office:value-type="float"/>
          <table:table-cell office:value="8.959663290555524" office:value-type="float"/>
          <table:table-cell office:value="9.152967533327498" office:value-type="float"/>
          <table:table-cell office:value="9.376391032894372" office:value-type="float"/>
          <table:table-cell office:value="9.887083320848912" office:value-type="float"/>
          <table:table-cell office:value="6.13407843065575" office:value-type="float"/>
          <table:table-cell office:value="6.636539093826865" office:value-type="float"/>
          <table:table-cell office:value="6.888897962700986" office:value-type="float"/>
          <table:table-cell office:value="7.1241106322381835" office:value-type="float"/>
          <table:table-cell office:value="7.998437382176487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1127409584" office:value-type="float"/>
          <table:table-cell office:value="-17.471737657223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6517535164318" office:value-type="float"/>
          <table:table-cell office:value="17.216063944450315" office:value-type="float"/>
          <table:table-cell office:value="17.9454919240071" office:value-type="float"/>
          <table:table-cell office:value="7.123756305726215" office:value-type="float"/>
          <table:table-cell office:value="7.778365909867153" office:value-type="float"/>
          <table:table-cell office:value="8.067139059854181" office:value-type="float"/>
          <table:table-cell office:value="8.363072618262082" office:value-type="float"/>
          <table:table-cell office:value="8.724916442305272" office:value-type="float"/>
          <table:table-cell office:value="6.627313702284439" office:value-type="float"/>
          <table:table-cell office:value="7.804338361883605" office:value-type="float"/>
          <table:table-cell office:value="8.061705137439013" office:value-type="float"/>
          <table:table-cell office:value="8.268314842823818" office:value-type="float"/>
          <table:table-cell office:value="8.956645406034566" office:value-type="float"/>
          <table:table-cell office:value="8.27206807831473" office:value-type="float"/>
          <table:table-cell office:value="8.915267435432456" office:value-type="float"/>
          <table:table-cell office:value="9.147284620258281" office:value-type="float"/>
          <table:table-cell office:value="9.334954367518218" office:value-type="float"/>
          <table:table-cell office:value="9.770092627885585" office:value-type="float"/>
          <table:table-cell office:value="5.360920020749068" office:value-type="float"/>
          <table:table-cell office:value="6.768016150691896" office:value-type="float"/>
          <table:table-cell office:value="6.950931200958861" office:value-type="float"/>
          <table:table-cell office:value="7.180715610758892" office:value-type="float"/>
          <table:table-cell office:value="7.765567460658249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.7488083829119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23332878273" office:value-type="float"/>
          <table:table-cell office:value="-17.462022236348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2961166178397" office:value-type="float"/>
          <table:table-cell office:value="17.014626228845295" office:value-type="float"/>
          <table:table-cell office:value="17.82201176699529" office:value-type="float"/>
          <table:table-cell office:value="7.5235548216921355" office:value-type="float"/>
          <table:table-cell office:value="7.991263820857335" office:value-type="float"/>
          <table:table-cell office:value="8.433520548809302" office:value-type="float"/>
          <table:table-cell office:value="8.497146166972826" office:value-type="float"/>
          <table:table-cell office:value="9.43817284524984" office:value-type="float"/>
          <table:table-cell office:value="7.56485416921997" office:value-type="float"/>
          <table:table-cell office:value="8.405004911252647" office:value-type="float"/>
          <table:table-cell office:value="8.640903720204337" office:value-type="float"/>
          <table:table-cell office:value="8.807391983580334" office:value-type="float"/>
          <table:table-cell office:value="8.88127062998636" office:value-type="float"/>
          <table:table-cell office:value="8.975308796331934" office:value-type="float"/>
          <table:table-cell office:value="9.069748707854643" office:value-type="float"/>
          <table:table-cell office:value="9.083915900609346" office:value-type="float"/>
          <table:table-cell office:value="9.400623177857334" office:value-type="float"/>
          <table:table-cell office:value="9.904179543495319" office:value-type="float"/>
          <table:table-cell office:value="6.928626010174629" office:value-type="float"/>
          <table:table-cell office:value="7.312352831500636" office:value-type="float"/>
          <table:table-cell office:value="7.429516655346562" office:value-type="float"/>
          <table:table-cell office:value="7.903914972695826" office:value-type="float"/>
          <table:table-cell office:value="8.174897021958857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155343275987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78370737807347" office:value-type="float"/>
          <table:table-cell office:value="17.653046168516106" office:value-type="float"/>
          <table:table-cell office:value="17.911678111389293" office:value-type="float"/>
          <table:table-cell office:value="17.911678111389293" office:value-type="float"/>
          <table:table-cell office:value="8.071678092330435" office:value-type="float"/>
          <table:table-cell office:value="8.168937169814571" office:value-type="float"/>
          <table:table-cell office:value="8.214691446481522" office:value-type="float"/>
          <table:table-cell office:value="8.25049851949041" office:value-type="float"/>
          <table:table-cell office:value="8.25049851949041" office:value-type="float"/>
          <table:table-cell office:value="7.640132732033469" office:value-type="float"/>
          <table:table-cell office:value="7.992256158278399" office:value-type="float"/>
          <table:table-cell office:value="8.562661043701343" office:value-type="float"/>
          <table:table-cell office:value="8.585978124476771" office:value-type="float"/>
          <table:table-cell office:value="8.585978124476771" office:value-type="float"/>
          <table:table-cell office:value="9.129298315718424" office:value-type="float"/>
          <table:table-cell office:value="9.244383900577585" office:value-type="float"/>
          <table:table-cell office:value="9.342358472869698" office:value-type="float"/>
          <table:table-cell office:value="9.418089299630994" office:value-type="float"/>
          <table:table-cell office:value="9.418089299630994" office:value-type="float"/>
          <table:table-cell office:value="6.548272778654181" office:value-type="float"/>
          <table:table-cell office:value="6.743104028461975" office:value-type="float"/>
          <table:table-cell office:value="7.3899552354541935" office:value-type="float"/>
          <table:table-cell office:value="7.671371255239869" office:value-type="float"/>
          <table:table-cell office:value="7.671371255239869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.73300095783142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53213252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2327753229306" office:value-type="float"/>
          <table:table-cell office:value="16.231858331145798" office:value-type="float"/>
          <table:table-cell office:value="16.801642962532974" office:value-type="float"/>
          <table:table-cell office:value="17.936417514889907" office:value-type="float"/>
          <table:table-cell office:value="7.274254493364371" office:value-type="float"/>
          <table:table-cell office:value="7.548818472292938" office:value-type="float"/>
          <table:table-cell office:value="7.842000604991494" office:value-type="float"/>
          <table:table-cell office:value="8.102949730886895" office:value-type="float"/>
          <table:table-cell office:value="8.98650676461509" office:value-type="float"/>
          <table:table-cell office:value="7.195815940212155" office:value-type="float"/>
          <table:table-cell office:value="7.787321768422369" office:value-type="float"/>
          <table:table-cell office:value="8.222684723953842" office:value-type="float"/>
          <table:table-cell office:value="8.393509752637893" office:value-type="float"/>
          <table:table-cell office:value="8.510646831442703" office:value-type="float"/>
          <table:table-cell office:value="8.61888922321481" office:value-type="float"/>
          <table:table-cell office:value="8.75607258390464" office:value-type="float"/>
          <table:table-cell office:value="8.984409754224911" office:value-type="float"/>
          <table:table-cell office:value="9.097898009771718" office:value-type="float"/>
          <table:table-cell office:value="9.795744640882267" office:value-type="float"/>
          <table:table-cell office:value="6.076263957900043" office:value-type="float"/>
          <table:table-cell office:value="6.73725926979767" office:value-type="float"/>
          <table:table-cell office:value="6.888983507955162" office:value-type="float"/>
          <table:table-cell office:value="7.052883305540709" office:value-type="float"/>
          <table:table-cell office:value="7.701408955175523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.67673990742160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9954456474" office:value-type="float"/>
          <table:table-cell office:value="-17.4808798179960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25815462814494" office:value-type="float"/>
          <table:table-cell office:value="17.311344261240663" office:value-type="float"/>
          <table:table-cell office:value="17.99901988273433" office:value-type="float"/>
          <table:table-cell office:value="7.135923738753194" office:value-type="float"/>
          <table:table-cell office:value="7.7005810975579525" office:value-type="float"/>
          <table:table-cell office:value="7.903282757043804" office:value-type="float"/>
          <table:table-cell office:value="8.150143406881485" office:value-type="float"/>
          <table:table-cell office:value="9.411572676373536" office:value-type="float"/>
          <table:table-cell office:value="6.955170479662788" office:value-type="float"/>
          <table:table-cell office:value="8.262834142371329" office:value-type="float"/>
          <table:table-cell office:value="8.497279812930016" office:value-type="float"/>
          <table:table-cell office:value="8.659608197947872" office:value-type="float"/>
          <table:table-cell office:value="9.501987295640728" office:value-type="float"/>
          <table:table-cell office:value="8.502731760442078" office:value-type="float"/>
          <table:table-cell office:value="8.99069727692981" office:value-type="float"/>
          <table:table-cell office:value="9.148051297465006" office:value-type="float"/>
          <table:table-cell office:value="9.316072087152204" office:value-type="float"/>
          <table:table-cell office:value="10.087122779276758" office:value-type="float"/>
          <table:table-cell office:value="5.713196234545286" office:value-type="float"/>
          <table:table-cell office:value="6.973043149084614" office:value-type="float"/>
          <table:table-cell office:value="7.217771464799098" office:value-type="float"/>
          <table:table-cell office:value="7.479607306222038" office:value-type="float"/>
          <table:table-cell office:value="8.448620603752637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.69643676546737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705206673" office:value-type="float"/>
          <table:table-cell office:value="-17.471237867204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5100522719695" office:value-type="float"/>
          <table:table-cell office:value="17.386943914399822" office:value-type="float"/>
          <table:table-cell office:value="17.967737338603804" office:value-type="float"/>
          <table:table-cell office:value="7.244502537194648" office:value-type="float"/>
          <table:table-cell office:value="7.590261980656784" office:value-type="float"/>
          <table:table-cell office:value="7.803647073653987" office:value-type="float"/>
          <table:table-cell office:value="7.92814288478602" office:value-type="float"/>
          <table:table-cell office:value="8.556489767232502" office:value-type="float"/>
          <table:table-cell office:value="7.667019664368857" office:value-type="float"/>
          <table:table-cell office:value="8.100503457617378" office:value-type="float"/>
          <table:table-cell office:value="8.221829682719346" office:value-type="float"/>
          <table:table-cell office:value="8.35366558041369" office:value-type="float"/>
          <table:table-cell office:value="8.819562346389267" office:value-type="float"/>
          <table:table-cell office:value="8.371371936184953" office:value-type="float"/>
          <table:table-cell office:value="8.939974919332961" office:value-type="float"/>
          <table:table-cell office:value="9.083477862104267" office:value-type="float"/>
          <table:table-cell office:value="9.168406087733526" office:value-type="float"/>
          <table:table-cell office:value="9.586640488855592" office:value-type="float"/>
          <table:table-cell office:value="6.278003974044264" office:value-type="float"/>
          <table:table-cell office:value="6.696086759237807" office:value-type="float"/>
          <table:table-cell office:value="7.006933276105966" office:value-type="float"/>
          <table:table-cell office:value="7.125307162401267" office:value-type="float"/>
          <table:table-cell office:value="7.68682963906798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.69687181691363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67441805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541633431385" office:value-type="float"/>
          <table:table-cell office:value="16.590653768482145" office:value-type="float"/>
          <table:table-cell office:value="17.193905239379934" office:value-type="float"/>
          <table:table-cell office:value="17.945315234337457" office:value-type="float"/>
          <table:table-cell office:value="6.927525822997697" office:value-type="float"/>
          <table:table-cell office:value="7.5891975450548" office:value-type="float"/>
          <table:table-cell office:value="7.791442113556339" office:value-type="float"/>
          <table:table-cell office:value="8.078110984151488" office:value-type="float"/>
          <table:table-cell office:value="8.815735073276107" office:value-type="float"/>
          <table:table-cell office:value="6.605041377848942" office:value-type="float"/>
          <table:table-cell office:value="8.105845726769779" office:value-type="float"/>
          <table:table-cell office:value="8.313888347986715" office:value-type="float"/>
          <table:table-cell office:value="8.471951203910228" office:value-type="float"/>
          <table:table-cell office:value="8.885421612483022" office:value-type="float"/>
          <table:table-cell office:value="8.399411514358846" office:value-type="float"/>
          <table:table-cell office:value="9.028553307855596" office:value-type="float"/>
          <table:table-cell office:value="9.181473124404015" office:value-type="float"/>
          <table:table-cell office:value="9.330298573904788" office:value-type="float"/>
          <table:table-cell office:value="9.814470225142058" office:value-type="float"/>
          <table:table-cell office:value="5.648277176522061" office:value-type="float"/>
          <table:table-cell office:value="6.677679495030944" office:value-type="float"/>
          <table:table-cell office:value="6.906732850934169" office:value-type="float"/>
          <table:table-cell office:value="7.125705106948651" office:value-type="float"/>
          <table:table-cell office:value="7.9895761974323944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.6930795699752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3315286937" office:value-type="float"/>
          <table:table-cell office:value="-17.4752334918749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390562130992" office:value-type="float"/>
          <table:table-cell office:value="17.053669563334193" office:value-type="float"/>
          <table:table-cell office:value="17.985456714581616" office:value-type="float"/>
          <table:table-cell office:value="7.083996876667676" office:value-type="float"/>
          <table:table-cell office:value="7.625020093539213" office:value-type="float"/>
          <table:table-cell office:value="7.856497603360513" office:value-type="float"/>
          <table:table-cell office:value="8.083348437595884" office:value-type="float"/>
          <table:table-cell office:value="8.818918364266933" office:value-type="float"/>
          <table:table-cell office:value="7.386496082698686" office:value-type="float"/>
          <table:table-cell office:value="8.12045716977983" office:value-type="float"/>
          <table:table-cell office:value="8.334436983669693" office:value-type="float"/>
          <table:table-cell office:value="8.48272457963948" office:value-type="float"/>
          <table:table-cell office:value="8.943803120038996" office:value-type="float"/>
          <table:table-cell office:value="8.47103086536834" office:value-type="float"/>
          <table:table-cell office:value="8.94623686018027" office:value-type="float"/>
          <table:table-cell office:value="9.147639251494745" office:value-type="float"/>
          <table:table-cell office:value="9.336127241135614" office:value-type="float"/>
          <table:table-cell office:value="9.86400213613933" office:value-type="float"/>
          <table:table-cell office:value="6.094168931172593" office:value-type="float"/>
          <table:table-cell office:value="6.820422124271561" office:value-type="float"/>
          <table:table-cell office:value="7.022935360916496" office:value-type="float"/>
          <table:table-cell office:value="7.299184530583247" office:value-type="float"/>
          <table:table-cell office:value="7.8266405055122465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.73330680666338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51528178572" office:value-type="float"/>
          <table:table-cell office:value="-17.485756524277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974431783016804" office:value-type="float"/>
          <table:table-cell office:value="16.91206528157309" office:value-type="float"/>
          <table:table-cell office:value="17.234643722229173" office:value-type="float"/>
          <table:table-cell office:value="7.461270278915073" office:value-type="float"/>
          <table:table-cell office:value="7.874576853490656" office:value-type="float"/>
          <table:table-cell office:value="8.246951026980575" office:value-type="float"/>
          <table:table-cell office:value="8.95683975688319" office:value-type="float"/>
          <table:table-cell office:value="9.228541090655824" office:value-type="float"/>
          <table:table-cell office:value="7.809863822238068" office:value-type="float"/>
          <table:table-cell office:value="8.009284308133555" office:value-type="float"/>
          <table:table-cell office:value="8.697890938781715" office:value-type="float"/>
          <table:table-cell office:value="8.887490966857657" office:value-type="float"/>
          <table:table-cell office:value="9.061815538153644" office:value-type="float"/>
          <table:table-cell office:value="8.676223934713377" office:value-type="float"/>
          <table:table-cell office:value="9.244318039647414" office:value-type="float"/>
          <table:table-cell office:value="9.469466398442316" office:value-type="float"/>
          <table:table-cell office:value="9.670279631803893" office:value-type="float"/>
          <table:table-cell office:value="9.823249871818648" office:value-type="float"/>
          <table:table-cell office:value="6.220623695110179" office:value-type="float"/>
          <table:table-cell office:value="6.808944830005053" office:value-type="float"/>
          <table:table-cell office:value="7.513218802216671" office:value-type="float"/>
          <table:table-cell office:value="8.174170959119536" office:value-type="float"/>
          <table:table-cell office:value="8.37159044809057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.6945280388331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923484524005" office:value-type="float"/>
          <table:table-cell office:value="-17.484281707623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2977032993508" office:value-type="float"/>
          <table:table-cell office:value="16.93327602112406" office:value-type="float"/>
          <table:table-cell office:value="17.74140349559434" office:value-type="float"/>
          <table:table-cell office:value="7.489827847570488" office:value-type="float"/>
          <table:table-cell office:value="7.7688805833021854" office:value-type="float"/>
          <table:table-cell office:value="8.026700475539203" office:value-type="float"/>
          <table:table-cell office:value="8.62440717911634" office:value-type="float"/>
          <table:table-cell office:value="8.889058603188214" office:value-type="float"/>
          <table:table-cell office:value="8.082171891735394" office:value-type="float"/>
          <table:table-cell office:value="8.451139815938625" office:value-type="float"/>
          <table:table-cell office:value="8.49106288374183" office:value-type="float"/>
          <table:table-cell office:value="8.559171510076839" office:value-type="float"/>
          <table:table-cell office:value="9.021597061977925" office:value-type="float"/>
          <table:table-cell office:value="8.796131255046785" office:value-type="float"/>
          <table:table-cell office:value="9.263897707671095" office:value-type="float"/>
          <table:table-cell office:value="9.340494122370266" office:value-type="float"/>
          <table:table-cell office:value="9.645100359981617" office:value-type="float"/>
          <table:table-cell office:value="9.844996638269567" office:value-type="float"/>
          <table:table-cell office:value="6.56768050913512" office:value-type="float"/>
          <table:table-cell office:value="6.981297289126681" office:value-type="float"/>
          <table:table-cell office:value="7.267507409975725" office:value-type="float"/>
          <table:table-cell office:value="7.453051363134856" office:value-type="float"/>
          <table:table-cell office:value="8.23219416667454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.69319559601202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85700568238" office:value-type="float"/>
          <table:table-cell office:value="-17.478076766212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8510203250495" office:value-type="float"/>
          <table:table-cell office:value="16.30200623528418" office:value-type="float"/>
          <table:table-cell office:value="16.30200623528418" office:value-type="float"/>
          <table:table-cell office:value="7.010775651360902" office:value-type="float"/>
          <table:table-cell office:value="7.871233961629548" office:value-type="float"/>
          <table:table-cell office:value="8.286408495537737" office:value-type="float"/>
          <table:table-cell office:value="8.558320604370252" office:value-type="float"/>
          <table:table-cell office:value="8.558320604370252" office:value-type="float"/>
          <table:table-cell office:value="7.845853078715072" office:value-type="float"/>
          <table:table-cell office:value="8.220644121293066" office:value-type="float"/>
          <table:table-cell office:value="8.546837293624836" office:value-type="float"/>
          <table:table-cell office:value="8.57108041233938" office:value-type="float"/>
          <table:table-cell office:value="8.57108041233938" office:value-type="float"/>
          <table:table-cell office:value="8.68294102321536" office:value-type="float"/>
          <table:table-cell office:value="9.051737862199115" office:value-type="float"/>
          <table:table-cell office:value="9.099751039632139" office:value-type="float"/>
          <table:table-cell office:value="9.5713029175942" office:value-type="float"/>
          <table:table-cell office:value="9.5713029175942" office:value-type="float"/>
          <table:table-cell office:value="6.548478749438607" office:value-type="float"/>
          <table:table-cell office:value="7.032510534620669" office:value-type="float"/>
          <table:table-cell office:value="7.366333393055269" office:value-type="float"/>
          <table:table-cell office:value="7.558098099115432" office:value-type="float"/>
          <table:table-cell office:value="7.558098099115432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.74047653140831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46647890807" office:value-type="float"/>
          <table:table-cell office:value="-17.430247116519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2556559764975" office:value-type="float"/>
          <table:table-cell office:value="17.130415141362576" office:value-type="float"/>
          <table:table-cell office:value="17.974206144015742" office:value-type="float"/>
          <table:table-cell office:value="6.975777226771083" office:value-type="float"/>
          <table:table-cell office:value="7.729493269755201" office:value-type="float"/>
          <table:table-cell office:value="7.918933441572923" office:value-type="float"/>
          <table:table-cell office:value="8.116155059354337" office:value-type="float"/>
          <table:table-cell office:value="8.53755395342317" office:value-type="float"/>
          <table:table-cell office:value="6.615906556406642" office:value-type="float"/>
          <table:table-cell office:value="7.726858161958709" office:value-type="float"/>
          <table:table-cell office:value="8.023895171599461" office:value-type="float"/>
          <table:table-cell office:value="8.44122377790742" office:value-type="float"/>
          <table:table-cell office:value="8.713689657877982" office:value-type="float"/>
          <table:table-cell office:value="8.585375700100897" office:value-type="float"/>
          <table:table-cell office:value="8.965452621579406" office:value-type="float"/>
          <table:table-cell office:value="9.054122825920768" office:value-type="float"/>
          <table:table-cell office:value="9.22429182716937" office:value-type="float"/>
          <table:table-cell office:value="9.683924992475685" office:value-type="float"/>
          <table:table-cell office:value="5.588440902443967" office:value-type="float"/>
          <table:table-cell office:value="6.563331809746577" office:value-type="float"/>
          <table:table-cell office:value="6.901230192904302" office:value-type="float"/>
          <table:table-cell office:value="7.048614097703519" office:value-type="float"/>
          <table:table-cell office:value="7.491126314881122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0.65484465585490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4894041184" office:value-type="float"/>
          <table:table-cell office:value="-17.480021701756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9997996895808" office:value-type="float"/>
          <table:table-cell office:value="17.37758392124796" office:value-type="float"/>
          <table:table-cell office:value="17.60966300483953" office:value-type="float"/>
          <table:table-cell office:value="7.393395770582794" office:value-type="float"/>
          <table:table-cell office:value="7.679645390876807" office:value-type="float"/>
          <table:table-cell office:value="7.726642036814953" office:value-type="float"/>
          <table:table-cell office:value="7.9042037525775255" office:value-type="float"/>
          <table:table-cell office:value="8.251400244813272" office:value-type="float"/>
          <table:table-cell office:value="7.772506842611623" office:value-type="float"/>
          <table:table-cell office:value="8.189877134505105" office:value-type="float"/>
          <table:table-cell office:value="8.461974187258445" office:value-type="float"/>
          <table:table-cell office:value="8.607840265410982" office:value-type="float"/>
          <table:table-cell office:value="9.031453043248117" office:value-type="float"/>
          <table:table-cell office:value="8.769495528732662" office:value-type="float"/>
          <table:table-cell office:value="8.84812184003048" office:value-type="float"/>
          <table:table-cell office:value="8.958203113967837" office:value-type="float"/>
          <table:table-cell office:value="9.12998691313416" office:value-type="float"/>
          <table:table-cell office:value="9.329981164245442" office:value-type="float"/>
          <table:table-cell office:value="6.341795737998547" office:value-type="float"/>
          <table:table-cell office:value="6.874798923326081" office:value-type="float"/>
          <table:table-cell office:value="7.166768543931509" office:value-type="float"/>
          <table:table-cell office:value="7.529259345978812" office:value-type="float"/>
          <table:table-cell office:value="7.9816226613320325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.68394528806150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5801800004" office:value-type="float"/>
          <table:table-cell office:value="-17.4765956930233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324204523892" office:value-type="float"/>
          <table:table-cell office:value="17.06978358077505" office:value-type="float"/>
          <table:table-cell office:value="17.882465943564018" office:value-type="float"/>
          <table:table-cell office:value="7.349577212191785" office:value-type="float"/>
          <table:table-cell office:value="7.846441811049192" office:value-type="float"/>
          <table:table-cell office:value="7.93543939020241" office:value-type="float"/>
          <table:table-cell office:value="8.298293093003217" office:value-type="float"/>
          <table:table-cell office:value="8.590694080296307" office:value-type="float"/>
          <table:table-cell office:value="7.466964625356992" office:value-type="float"/>
          <table:table-cell office:value="8.309443595160507" office:value-type="float"/>
          <table:table-cell office:value="8.579959677721543" office:value-type="float"/>
          <table:table-cell office:value="8.681284168828006" office:value-type="float"/>
          <table:table-cell office:value="9.165663470228598" office:value-type="float"/>
          <table:table-cell office:value="8.96622045099113" office:value-type="float"/>
          <table:table-cell office:value="9.048001519069079" office:value-type="float"/>
          <table:table-cell office:value="9.33194137089094" office:value-type="float"/>
          <table:table-cell office:value="9.449034930744023" office:value-type="float"/>
          <table:table-cell office:value="9.635506539506611" office:value-type="float"/>
          <table:table-cell office:value="6.526467485812708" office:value-type="float"/>
          <table:table-cell office:value="6.837538990511524" office:value-type="float"/>
          <table:table-cell office:value="7.290238041892938" office:value-type="float"/>
          <table:table-cell office:value="7.482276160101094" office:value-type="float"/>
          <table:table-cell office:value="7.910604785125523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.7139108512027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95203216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2.949735833171138" office:value-type="float"/>
          <table:table-cell office:value="16.26389521208143" office:value-type="float"/>
          <table:table-cell office:value="16.86427769231941" office:value-type="float"/>
          <table:table-cell office:value="17.76862618798506" office:value-type="float"/>
          <table:table-cell office:value="7.198928408495513" office:value-type="float"/>
          <table:table-cell office:value="7.793629109457366" office:value-type="float"/>
          <table:table-cell office:value="7.904779749837021" office:value-type="float"/>
          <table:table-cell office:value="8.008096227697692" office:value-type="float"/>
          <table:table-cell office:value="8.426264528986355" office:value-type="float"/>
          <table:table-cell office:value="7.017393282928716" office:value-type="float"/>
          <table:table-cell office:value="7.928134446045023" office:value-type="float"/>
          <table:table-cell office:value="8.148244002747653" office:value-type="float"/>
          <table:table-cell office:value="8.392087004895707" office:value-type="float"/>
          <table:table-cell office:value="8.745382907189512" office:value-type="float"/>
          <table:table-cell office:value="8.517377072237549" office:value-type="float"/>
          <table:table-cell office:value="9.077096541866725" office:value-type="float"/>
          <table:table-cell office:value="9.132308130318236" office:value-type="float"/>
          <table:table-cell office:value="9.261692804740985" office:value-type="float"/>
          <table:table-cell office:value="9.4826031033849" office:value-type="float"/>
          <table:table-cell office:value="6.208811872827093" office:value-type="float"/>
          <table:table-cell office:value="6.825912974613631" office:value-type="float"/>
          <table:table-cell office:value="6.92936529443392" office:value-type="float"/>
          <table:table-cell office:value="7.108118908988624" office:value-type="float"/>
          <table:table-cell office:value="7.702145289386582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.68312370862357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652472326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8946599155768" office:value-type="float"/>
          <table:table-cell office:value="15.6268893079674" office:value-type="float"/>
          <table:table-cell office:value="16.17725737261492" office:value-type="float"/>
          <table:table-cell office:value="17.89067156683454" office:value-type="float"/>
          <table:table-cell office:value="6.71031677666997" office:value-type="float"/>
          <table:table-cell office:value="7.336618932032347" office:value-type="float"/>
          <table:table-cell office:value="7.540910927593805" office:value-type="float"/>
          <table:table-cell office:value="7.809353736212486" office:value-type="float"/>
          <table:table-cell office:value="9.309979550923703" office:value-type="float"/>
          <table:table-cell office:value="6.7099058627273465" office:value-type="float"/>
          <table:table-cell office:value="7.889311669179365" office:value-type="float"/>
          <table:table-cell office:value="8.103930401912583" office:value-type="float"/>
          <table:table-cell office:value="8.296492530943361" office:value-type="float"/>
          <table:table-cell office:value="9.093947499598313" office:value-type="float"/>
          <table:table-cell office:value="8.16599061815699" office:value-type="float"/>
          <table:table-cell office:value="8.701285570047744" office:value-type="float"/>
          <table:table-cell office:value="8.841141371944767" office:value-type="float"/>
          <table:table-cell office:value="9.022786842191508" office:value-type="float"/>
          <table:table-cell office:value="10.160771519523312" office:value-type="float"/>
          <table:table-cell office:value="5.827112461649909" office:value-type="float"/>
          <table:table-cell office:value="6.587520050072148" office:value-type="float"/>
          <table:table-cell office:value="6.785056490266052" office:value-type="float"/>
          <table:table-cell office:value="7.007622542085536" office:value-type="float"/>
          <table:table-cell office:value="8.112764241998129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.6876758598804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566034039" office:value-type="float"/>
          <table:table-cell office:value="-17.479908452116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1439174297856" office:value-type="float"/>
          <table:table-cell office:value="17.142991790854342" office:value-type="float"/>
          <table:table-cell office:value="17.967045029056543" office:value-type="float"/>
          <table:table-cell office:value="6.992363814665813" office:value-type="float"/>
          <table:table-cell office:value="7.640207552470069" office:value-type="float"/>
          <table:table-cell office:value="7.843670970403162" office:value-type="float"/>
          <table:table-cell office:value="8.063493150382984" office:value-type="float"/>
          <table:table-cell office:value="8.71115458448979" office:value-type="float"/>
          <table:table-cell office:value="7.139556344854744" office:value-type="float"/>
          <table:table-cell office:value="8.085763648703479" office:value-type="float"/>
          <table:table-cell office:value="8.330423357767446" office:value-type="float"/>
          <table:table-cell office:value="8.546238009754802" office:value-type="float"/>
          <table:table-cell office:value="8.929835063142733" office:value-type="float"/>
          <table:table-cell office:value="8.404399150208365" office:value-type="float"/>
          <table:table-cell office:value="8.966657683602847" office:value-type="float"/>
          <table:table-cell office:value="9.132553418113735" office:value-type="float"/>
          <table:table-cell office:value="9.299254533759605" office:value-type="float"/>
          <table:table-cell office:value="9.844355724239476" office:value-type="float"/>
          <table:table-cell office:value="6.020082820083847" office:value-type="float"/>
          <table:table-cell office:value="6.79899739058931" office:value-type="float"/>
          <table:table-cell office:value="7.036147578607636" office:value-type="float"/>
          <table:table-cell office:value="7.245706105447202" office:value-type="float"/>
          <table:table-cell office:value="7.837643619852498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.713115394725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8145658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4863779537796" office:value-type="float"/>
          <table:table-cell office:value="16.280348035012743" office:value-type="float"/>
          <table:table-cell office:value="16.953230483903376" office:value-type="float"/>
          <table:table-cell office:value="17.978081772353974" office:value-type="float"/>
          <table:table-cell office:value="6.709001141965697" office:value-type="float"/>
          <table:table-cell office:value="7.524402937215935" office:value-type="float"/>
          <table:table-cell office:value="7.718292463473133" office:value-type="float"/>
          <table:table-cell office:value="7.922771100936265" office:value-type="float"/>
          <table:table-cell office:value="9.311928348452746" office:value-type="float"/>
          <table:table-cell office:value="6.234789568659818" office:value-type="float"/>
          <table:table-cell office:value="7.749696397346552" office:value-type="float"/>
          <table:table-cell office:value="8.124588781667816" office:value-type="float"/>
          <table:table-cell office:value="8.380179371305822" office:value-type="float"/>
          <table:table-cell office:value="9.166946502653051" office:value-type="float"/>
          <table:table-cell office:value="8.239169289522604" office:value-type="float"/>
          <table:table-cell office:value="8.77387211463017" office:value-type="float"/>
          <table:table-cell office:value="8.917094376597737" office:value-type="float"/>
          <table:table-cell office:value="9.09744241969904" office:value-type="float"/>
          <table:table-cell office:value="10.050804421606554" office:value-type="float"/>
          <table:table-cell office:value="5.011190959796372" office:value-type="float"/>
          <table:table-cell office:value="6.53756165968349" office:value-type="float"/>
          <table:table-cell office:value="6.834696089966917" office:value-type="float"/>
          <table:table-cell office:value="7.123381966052396" office:value-type="float"/>
          <table:table-cell office:value="8.372319383842934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.7190527343367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5036407135" office:value-type="float"/>
          <table:table-cell office:value="-17.456239961898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3976093718376" office:value-type="float"/>
          <table:table-cell office:value="16.88218671417077" office:value-type="float"/>
          <table:table-cell office:value="17.875399782575258" office:value-type="float"/>
          <table:table-cell office:value="7.078993129496361" office:value-type="float"/>
          <table:table-cell office:value="7.6986421301245755" office:value-type="float"/>
          <table:table-cell office:value="7.880270386952146" office:value-type="float"/>
          <table:table-cell office:value="8.113697081494193" office:value-type="float"/>
          <table:table-cell office:value="8.994165688513359" office:value-type="float"/>
          <table:table-cell office:value="6.833086151137005" office:value-type="float"/>
          <table:table-cell office:value="7.935441699600325" office:value-type="float"/>
          <table:table-cell office:value="8.307185667714267" office:value-type="float"/>
          <table:table-cell office:value="8.517836240892237" office:value-type="float"/>
          <table:table-cell office:value="9.108353776515788" office:value-type="float"/>
          <table:table-cell office:value="8.367769364473194" office:value-type="float"/>
          <table:table-cell office:value="8.853489613892618" office:value-type="float"/>
          <table:table-cell office:value="9.029084444358881" office:value-type="float"/>
          <table:table-cell office:value="9.197318216755423" office:value-type="float"/>
          <table:table-cell office:value="9.858873830929282" office:value-type="float"/>
          <table:table-cell office:value="5.872604491206631" office:value-type="float"/>
          <table:table-cell office:value="6.790079105689805" office:value-type="float"/>
          <table:table-cell office:value="7.050484240863991" office:value-type="float"/>
          <table:table-cell office:value="7.371470035472092" office:value-type="float"/>
          <table:table-cell office:value="8.058377068112039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.6944539577222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37784354438" office:value-type="float"/>
          <table:table-cell office:value="-17.490069115710668" office:value-type="float"/>
          <table:table-cell office:value="-17.4816549896498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1644490485089" office:value-type="float"/>
          <table:table-cell office:value="17.998607523982557" office:value-type="float"/>
          <table:table-cell office:value="7.475337945116684" office:value-type="float"/>
          <table:table-cell office:value="7.746763017523522" office:value-type="float"/>
          <table:table-cell office:value="7.840155923687787" office:value-type="float"/>
          <table:table-cell office:value="8.03749463875807" office:value-type="float"/>
          <table:table-cell office:value="8.59448779307056" office:value-type="float"/>
          <table:table-cell office:value="7.6624072387491085" office:value-type="float"/>
          <table:table-cell office:value="8.17821533908218" office:value-type="float"/>
          <table:table-cell office:value="8.30744440433499" office:value-type="float"/>
          <table:table-cell office:value="8.480961660042809" office:value-type="float"/>
          <table:table-cell office:value="8.806689635640195" office:value-type="float"/>
          <table:table-cell office:value="8.754682459243654" office:value-type="float"/>
          <table:table-cell office:value="9.185841963798794" office:value-type="float"/>
          <table:table-cell office:value="9.280128386305094" office:value-type="float"/>
          <table:table-cell office:value="9.437843028194038" office:value-type="float"/>
          <table:table-cell office:value="9.567746640877399" office:value-type="float"/>
          <table:table-cell office:value="6.334437316260712" office:value-type="float"/>
          <table:table-cell office:value="6.632918195940906" office:value-type="float"/>
          <table:table-cell office:value="6.838998814947837" office:value-type="float"/>
          <table:table-cell office:value="7.158799983024233" office:value-type="float"/>
          <table:table-cell office:value="7.700186618499411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.7134419613960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45797461" office:value-type="float"/>
          <table:table-cell office:value="-17.47474701300968" office:value-type="float"/>
          <table:table-cell office:value="-17.418096585226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2207460661085" office:value-type="float"/>
          <table:table-cell office:value="17.982413272403377" office:value-type="float"/>
          <table:table-cell office:value="7.256439511656599" office:value-type="float"/>
          <table:table-cell office:value="7.8341710450548" office:value-type="float"/>
          <table:table-cell office:value="8.0652669232779" office:value-type="float"/>
          <table:table-cell office:value="8.33152615229633" office:value-type="float"/>
          <table:table-cell office:value="8.756299144388436" office:value-type="float"/>
          <table:table-cell office:value="7.581610104398635" office:value-type="float"/>
          <table:table-cell office:value="8.232434992787901" office:value-type="float"/>
          <table:table-cell office:value="8.393071785467878" office:value-type="float"/>
          <table:table-cell office:value="8.527459108537787" office:value-type="float"/>
          <table:table-cell office:value="9.001188358133799" office:value-type="float"/>
          <table:table-cell office:value="8.72963486068452" office:value-type="float"/>
          <table:table-cell office:value="9.135943186069536" office:value-type="float"/>
          <table:table-cell office:value="9.261328110914613" office:value-type="float"/>
          <table:table-cell office:value="9.407320088687388" office:value-type="float"/>
          <table:table-cell office:value="9.749573684003611" office:value-type="float"/>
          <table:table-cell office:value="6.479557257007832" office:value-type="float"/>
          <table:table-cell office:value="6.980211031663913" office:value-type="float"/>
          <table:table-cell office:value="7.168458616757029" office:value-type="float"/>
          <table:table-cell office:value="7.326008055512951" office:value-type="float"/>
          <table:table-cell office:value="7.803285917779936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.729344316999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3375294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5229175968181" office:value-type="float"/>
          <table:table-cell office:value="16.363477188310313" office:value-type="float"/>
          <table:table-cell office:value="17.27010044393534" office:value-type="float"/>
          <table:table-cell office:value="17.993697619919786" office:value-type="float"/>
          <table:table-cell office:value="7.225455017396935" office:value-type="float"/>
          <table:table-cell office:value="7.735297867761415" office:value-type="float"/>
          <table:table-cell office:value="7.940563922685957" office:value-type="float"/>
          <table:table-cell office:value="8.138725207859903" office:value-type="float"/>
          <table:table-cell office:value="8.755899288069106" office:value-type="float"/>
          <table:table-cell office:value="6.99073268291662" office:value-type="float"/>
          <table:table-cell office:value="7.853880346206497" office:value-type="float"/>
          <table:table-cell office:value="8.17364164146537" office:value-type="float"/>
          <table:table-cell office:value="8.510593184496967" office:value-type="float"/>
          <table:table-cell office:value="8.904655112062823" office:value-type="float"/>
          <table:table-cell office:value="8.43659394852911" office:value-type="float"/>
          <table:table-cell office:value="8.903120656430339" office:value-type="float"/>
          <table:table-cell office:value="9.092523324238083" office:value-type="float"/>
          <table:table-cell office:value="9.271138809790525" office:value-type="float"/>
          <table:table-cell office:value="9.62576008348436" office:value-type="float"/>
          <table:table-cell office:value="6.286493840117885" office:value-type="float"/>
          <table:table-cell office:value="6.711778665430057" office:value-type="float"/>
          <table:table-cell office:value="7.02211513408363" office:value-type="float"/>
          <table:table-cell office:value="7.215345206735021" office:value-type="float"/>
          <table:table-cell office:value="7.811897130756047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.67429607956833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900166080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5244597708317" office:value-type="float"/>
          <table:table-cell office:value="16.300212504967632" office:value-type="float"/>
          <table:table-cell office:value="17.284996143652446" office:value-type="float"/>
          <table:table-cell office:value="17.97110480514376" office:value-type="float"/>
          <table:table-cell office:value="7.25602189648639" office:value-type="float"/>
          <table:table-cell office:value="7.698030425703596" office:value-type="float"/>
          <table:table-cell office:value="7.773391135203197" office:value-type="float"/>
          <table:table-cell office:value="8.014162913031033" office:value-type="float"/>
          <table:table-cell office:value="8.516010656238992" office:value-type="float"/>
          <table:table-cell office:value="7.979335103175139" office:value-type="float"/>
          <table:table-cell office:value="8.235580970406124" office:value-type="float"/>
          <table:table-cell office:value="8.361449919399385" office:value-type="float"/>
          <table:table-cell office:value="8.509515905169328" office:value-type="float"/>
          <table:table-cell office:value="9.022266301253616" office:value-type="float"/>
          <table:table-cell office:value="8.751104531182506" office:value-type="float"/>
          <table:table-cell office:value="9.106883570880452" office:value-type="float"/>
          <table:table-cell office:value="9.246263787534314" office:value-type="float"/>
          <table:table-cell office:value="9.402245663784978" office:value-type="float"/>
          <table:table-cell office:value="9.673886863542565" office:value-type="float"/>
          <table:table-cell office:value="6.359926165241142" office:value-type="float"/>
          <table:table-cell office:value="6.657955424965737" office:value-type="float"/>
          <table:table-cell office:value="6.919544526449684" office:value-type="float"/>
          <table:table-cell office:value="7.105429620135671" office:value-type="float"/>
          <table:table-cell office:value="7.796416350680951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.69679349398099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81723115313" office:value-type="float"/>
          <table:table-cell office:value="-17.479383164660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4997800993703" office:value-type="float"/>
          <table:table-cell office:value="17.137783170727406" office:value-type="float"/>
          <table:table-cell office:value="17.933365438281683" office:value-type="float"/>
          <table:table-cell office:value="7.545578861464532" office:value-type="float"/>
          <table:table-cell office:value="7.838812800569563" office:value-type="float"/>
          <table:table-cell office:value="7.9534746409123915" office:value-type="float"/>
          <table:table-cell office:value="8.132216977820006" office:value-type="float"/>
          <table:table-cell office:value="9.062011539042146" office:value-type="float"/>
          <table:table-cell office:value="7.205608963454471" office:value-type="float"/>
          <table:table-cell office:value="8.26603264409824" office:value-type="float"/>
          <table:table-cell office:value="8.451901958386335" office:value-type="float"/>
          <table:table-cell office:value="8.600983809887811" office:value-type="float"/>
          <table:table-cell office:value="8.99168612036584" office:value-type="float"/>
          <table:table-cell office:value="8.709787865440923" office:value-type="float"/>
          <table:table-cell office:value="9.069768446986973" office:value-type="float"/>
          <table:table-cell office:value="9.234092339181391" office:value-type="float"/>
          <table:table-cell office:value="9.378585143209717" office:value-type="float"/>
          <table:table-cell office:value="9.987353912017676" office:value-type="float"/>
          <table:table-cell office:value="6.033442058606051" office:value-type="float"/>
          <table:table-cell office:value="7.062681757413266" office:value-type="float"/>
          <table:table-cell office:value="7.191898200458429" office:value-type="float"/>
          <table:table-cell office:value="7.3161547939935065" office:value-type="float"/>
          <table:table-cell office:value="8.0663437473903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.72456609680894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3301127105" office:value-type="float"/>
          <table:table-cell office:value="-17.4845296172411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4439227468861" office:value-type="float"/>
          <table:table-cell office:value="17.264523822883564" office:value-type="float"/>
          <table:table-cell office:value="17.95714745770353" office:value-type="float"/>
          <table:table-cell office:value="7.296135337320979" office:value-type="float"/>
          <table:table-cell office:value="7.910363236063805" office:value-type="float"/>
          <table:table-cell office:value="8.059505275658172" office:value-type="float"/>
          <table:table-cell office:value="8.238766655298047" office:value-type="float"/>
          <table:table-cell office:value="9.091676552051904" office:value-type="float"/>
          <table:table-cell office:value="7.251502396700954" office:value-type="float"/>
          <table:table-cell office:value="8.108449991269131" office:value-type="float"/>
          <table:table-cell office:value="8.343993277467444" office:value-type="float"/>
          <table:table-cell office:value="8.488055250944218" office:value-type="float"/>
          <table:table-cell office:value="8.889562098593668" office:value-type="float"/>
          <table:table-cell office:value="8.679660905873087" office:value-type="float"/>
          <table:table-cell office:value="8.991687099095671" office:value-type="float"/>
          <table:table-cell office:value="9.16110737957367" office:value-type="float"/>
          <table:table-cell office:value="9.31695516765203" office:value-type="float"/>
          <table:table-cell office:value="9.741377215704397" office:value-type="float"/>
          <table:table-cell office:value="6.399621025630907" office:value-type="float"/>
          <table:table-cell office:value="6.990117357747382" office:value-type="float"/>
          <table:table-cell office:value="7.219185105192581" office:value-type="float"/>
          <table:table-cell office:value="7.378431058772927" office:value-type="float"/>
          <table:table-cell office:value="8.248387455238364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.67672267340690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8374164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2598919573539" office:value-type="float"/>
          <table:table-cell office:value="16.415082334707055" office:value-type="float"/>
          <table:table-cell office:value="17.10841779984424" office:value-type="float"/>
          <table:table-cell office:value="17.999375218245945" office:value-type="float"/>
          <table:table-cell office:value="7.114454186144275" office:value-type="float"/>
          <table:table-cell office:value="7.693669182552233" office:value-type="float"/>
          <table:table-cell office:value="7.889919352388474" office:value-type="float"/>
          <table:table-cell office:value="8.082682776339972" office:value-type="float"/>
          <table:table-cell office:value="8.830410625804674" office:value-type="float"/>
          <table:table-cell office:value="6.681044633094475" office:value-type="float"/>
          <table:table-cell office:value="8.245307777251238" office:value-type="float"/>
          <table:table-cell office:value="8.449766858537643" office:value-type="float"/>
          <table:table-cell office:value="8.603503052603216" office:value-type="float"/>
          <table:table-cell office:value="9.289655598191633" office:value-type="float"/>
          <table:table-cell office:value="8.429440284663618" office:value-type="float"/>
          <table:table-cell office:value="9.028245622044407" office:value-type="float"/>
          <table:table-cell office:value="9.19470675235464" office:value-type="float"/>
          <table:table-cell office:value="9.384841497865875" office:value-type="float"/>
          <table:table-cell office:value="9.821262088756786" office:value-type="float"/>
          <table:table-cell office:value="5.703590330350146" office:value-type="float"/>
          <table:table-cell office:value="6.891648629164587" office:value-type="float"/>
          <table:table-cell office:value="7.119543912464971" office:value-type="float"/>
          <table:table-cell office:value="7.348718797078636" office:value-type="float"/>
          <table:table-cell office:value="8.184841381453122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0.72620398108499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93412129155" office:value-type="float"/>
          <table:table-cell office:value="-17.495093412129155" office:value-type="float"/>
          <table:table-cell office:value="-17.495093412129155" office:value-type="float"/>
          <table:table-cell office:value="-17.495093412129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480542406053" office:value-type="float"/>
          <table:table-cell office:value="7.993443426372888" office:value-type="float"/>
          <table:table-cell office:value="7.993443426372888" office:value-type="float"/>
          <table:table-cell office:value="7.993443426372888" office:value-type="float"/>
          <table:table-cell office:value="7.993443426372888" office:value-type="float"/>
          <table:table-cell office:value="8.25121914833245" office:value-type="float"/>
          <table:table-cell office:value="8.195119395804667" office:value-type="float"/>
          <table:table-cell office:value="8.195119395804667" office:value-type="float"/>
          <table:table-cell office:value="8.195119395804667" office:value-type="float"/>
          <table:table-cell office:value="8.195119395804667" office:value-type="float"/>
          <table:table-cell office:value="8.424634471265982" office:value-type="float"/>
          <table:table-cell office:value="9.103216306872028" office:value-type="float"/>
          <table:table-cell office:value="9.103216306872028" office:value-type="float"/>
          <table:table-cell office:value="9.103216306872028" office:value-type="float"/>
          <table:table-cell office:value="9.103216306872028" office:value-type="float"/>
          <table:table-cell office:value="9.73866035410989" office:value-type="float"/>
          <table:table-cell office:value="6.937193265488544" office:value-type="float"/>
          <table:table-cell office:value="6.937193265488544" office:value-type="float"/>
          <table:table-cell office:value="6.937193265488544" office:value-type="float"/>
          <table:table-cell office:value="6.937193265488544" office:value-type="float"/>
          <table:table-cell office:value="7.0853465153055275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.692358841026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3165342236" office:value-type="float"/>
          <table:table-cell office:value="-17.484330759503557" office:value-type="float"/>
          <table:table-cell office:value="-17.441631411123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21869687594196" office:value-type="float"/>
          <table:table-cell office:value="17.692768369644824" office:value-type="float"/>
          <table:table-cell office:value="7.608354754581423" office:value-type="float"/>
          <table:table-cell office:value="7.893688368024129" office:value-type="float"/>
          <table:table-cell office:value="8.08967734966226" office:value-type="float"/>
          <table:table-cell office:value="8.488686383807554" office:value-type="float"/>
          <table:table-cell office:value="9.322610454100602" office:value-type="float"/>
          <table:table-cell office:value="8.315873155079771" office:value-type="float"/>
          <table:table-cell office:value="8.361400332387108" office:value-type="float"/>
          <table:table-cell office:value="8.616111795143668" office:value-type="float"/>
          <table:table-cell office:value="8.815520290889495" office:value-type="float"/>
          <table:table-cell office:value="9.05749078847024" office:value-type="float"/>
          <table:table-cell office:value="8.884458018260261" office:value-type="float"/>
          <table:table-cell office:value="9.231226799218554" office:value-type="float"/>
          <table:table-cell office:value="9.407566568039265" office:value-type="float"/>
          <table:table-cell office:value="9.622009983926734" office:value-type="float"/>
          <table:table-cell office:value="9.984625533704316" office:value-type="float"/>
          <table:table-cell office:value="7.055535018180713" office:value-type="float"/>
          <table:table-cell office:value="7.177933388903213" office:value-type="float"/>
          <table:table-cell office:value="7.438136443736969" office:value-type="float"/>
          <table:table-cell office:value="7.777158140341653" office:value-type="float"/>
          <table:table-cell office:value="8.028184503946761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.71959334015714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6529729788" office:value-type="float"/>
          <table:table-cell office:value="-17.4403189302005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2632470247253" office:value-type="float"/>
          <table:table-cell office:value="16.95779552202881" office:value-type="float"/>
          <table:table-cell office:value="17.144589011187723" office:value-type="float"/>
          <table:table-cell office:value="7.3839260342574216" office:value-type="float"/>
          <table:table-cell office:value="7.95442990428221" office:value-type="float"/>
          <table:table-cell office:value="8.06028266816347" office:value-type="float"/>
          <table:table-cell office:value="8.352649447572768" office:value-type="float"/>
          <table:table-cell office:value="8.977883233235874" office:value-type="float"/>
          <table:table-cell office:value="8.300224489740359" office:value-type="float"/>
          <table:table-cell office:value="8.320498489375597" office:value-type="float"/>
          <table:table-cell office:value="8.335579527663558" office:value-type="float"/>
          <table:table-cell office:value="8.354479188243856" office:value-type="float"/>
          <table:table-cell office:value="8.646420356690225" office:value-type="float"/>
          <table:table-cell office:value="9.179322522586398" office:value-type="float"/>
          <table:table-cell office:value="9.255126287194102" office:value-type="float"/>
          <table:table-cell office:value="9.30810327755752" office:value-type="float"/>
          <table:table-cell office:value="9.91763610642105" office:value-type="float"/>
          <table:table-cell office:value="9.94535688202017" office:value-type="float"/>
          <table:table-cell office:value="6.55908269991488" office:value-type="float"/>
          <table:table-cell office:value="7.034883144751667" office:value-type="float"/>
          <table:table-cell office:value="7.072677879981547" office:value-type="float"/>
          <table:table-cell office:value="7.081433697841941" office:value-type="float"/>
          <table:table-cell office:value="7.332750840956063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.68679643900808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951946951" office:value-type="float"/>
          <table:table-cell office:value="-17.4547896729050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4643348931448" office:value-type="float"/>
          <table:table-cell office:value="17.421162572446914" office:value-type="float"/>
          <table:table-cell office:value="17.925913577954553" office:value-type="float"/>
          <table:table-cell office:value="7.035730519632683" office:value-type="float"/>
          <table:table-cell office:value="7.503250890164758" office:value-type="float"/>
          <table:table-cell office:value="7.660284240121501" office:value-type="float"/>
          <table:table-cell office:value="7.890899943784404" office:value-type="float"/>
          <table:table-cell office:value="8.845917278227422" office:value-type="float"/>
          <table:table-cell office:value="7.089884480324744" office:value-type="float"/>
          <table:table-cell office:value="8.020513623367906" office:value-type="float"/>
          <table:table-cell office:value="8.329624992830373" office:value-type="float"/>
          <table:table-cell office:value="8.487073258035524" office:value-type="float"/>
          <table:table-cell office:value="9.0065679894204" office:value-type="float"/>
          <table:table-cell office:value="8.55799462586715" office:value-type="float"/>
          <table:table-cell office:value="8.979766961268577" office:value-type="float"/>
          <table:table-cell office:value="9.15755631570772" office:value-type="float"/>
          <table:table-cell office:value="9.306441960195688" office:value-type="float"/>
          <table:table-cell office:value="9.787820252247705" office:value-type="float"/>
          <table:table-cell office:value="5.695556673752797" office:value-type="float"/>
          <table:table-cell office:value="6.597395319396519" office:value-type="float"/>
          <table:table-cell office:value="6.840794357865027" office:value-type="float"/>
          <table:table-cell office:value="7.035115568099503" office:value-type="float"/>
          <table:table-cell office:value="7.660177506318706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.6655071338454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158553006" office:value-type="float"/>
          <table:table-cell office:value="-17.478312718152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101069526868" office:value-type="float"/>
          <table:table-cell office:value="17.44625701386584" office:value-type="float"/>
          <table:table-cell office:value="17.954296581853836" office:value-type="float"/>
          <table:table-cell office:value="6.912038511189847" office:value-type="float"/>
          <table:table-cell office:value="7.663992215927695" office:value-type="float"/>
          <table:table-cell office:value="7.817613827963539" office:value-type="float"/>
          <table:table-cell office:value="8.023476748539924" office:value-type="float"/>
          <table:table-cell office:value="8.4175577741365" office:value-type="float"/>
          <table:table-cell office:value="7.854894390668331" office:value-type="float"/>
          <table:table-cell office:value="8.302891987935594" office:value-type="float"/>
          <table:table-cell office:value="8.461816278063472" office:value-type="float"/>
          <table:table-cell office:value="8.58012989192365" office:value-type="float"/>
          <table:table-cell office:value="9.012646614338122" office:value-type="float"/>
          <table:table-cell office:value="8.645680628100646" office:value-type="float"/>
          <table:table-cell office:value="9.058800682160122" office:value-type="float"/>
          <table:table-cell office:value="9.204206001476738" office:value-type="float"/>
          <table:table-cell office:value="9.380430720070496" office:value-type="float"/>
          <table:table-cell office:value="9.757552281604827" office:value-type="float"/>
          <table:table-cell office:value="6.192894081088197" office:value-type="float"/>
          <table:table-cell office:value="6.895629390346444" office:value-type="float"/>
          <table:table-cell office:value="7.07510130513055" office:value-type="float"/>
          <table:table-cell office:value="7.202107411864929" office:value-type="float"/>
          <table:table-cell office:value="7.684915352421861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0.69964987216714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309156329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04523927172304" office:value-type="float"/>
          <table:table-cell office:value="17.06597934953139" office:value-type="float"/>
          <table:table-cell office:value="17.4471537270909" office:value-type="float"/>
          <table:table-cell office:value="17.4471537270909" office:value-type="float"/>
          <table:table-cell office:value="7.48014125494778" office:value-type="float"/>
          <table:table-cell office:value="7.905444485361233" office:value-type="float"/>
          <table:table-cell office:value="7.906223354166508" office:value-type="float"/>
          <table:table-cell office:value="8.04935507369034" office:value-type="float"/>
          <table:table-cell office:value="8.04935507369034" office:value-type="float"/>
          <table:table-cell office:value="8.10617530111182" office:value-type="float"/>
          <table:table-cell office:value="8.23649140094345" office:value-type="float"/>
          <table:table-cell office:value="8.24782777577838" office:value-type="float"/>
          <table:table-cell office:value="8.35651667920523" office:value-type="float"/>
          <table:table-cell office:value="8.35651667920523" office:value-type="float"/>
          <table:table-cell office:value="8.929585380750073" office:value-type="float"/>
          <table:table-cell office:value="8.993327760985807" office:value-type="float"/>
          <table:table-cell office:value="9.349598354773347" office:value-type="float"/>
          <table:table-cell office:value="9.633166267793108" office:value-type="float"/>
          <table:table-cell office:value="9.633166267793108" office:value-type="float"/>
          <table:table-cell office:value="6.6567311753095275" office:value-type="float"/>
          <table:table-cell office:value="6.664016581675612" office:value-type="float"/>
          <table:table-cell office:value="6.913141678598391" office:value-type="float"/>
          <table:table-cell office:value="7.1486081253188765" office:value-type="float"/>
          <table:table-cell office:value="7.1486081253188765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.7302428259586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7828406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3612450853403" office:value-type="float"/>
          <table:table-cell office:value="16.5231603471125" office:value-type="float"/>
          <table:table-cell office:value="17.259923448611143" office:value-type="float"/>
          <table:table-cell office:value="17.993578727891645" office:value-type="float"/>
          <table:table-cell office:value="6.8864833419993685" office:value-type="float"/>
          <table:table-cell office:value="7.667475402119171" office:value-type="float"/>
          <table:table-cell office:value="7.863582611201622" office:value-type="float"/>
          <table:table-cell office:value="8.074150880055981" office:value-type="float"/>
          <table:table-cell office:value="8.719047481898777" office:value-type="float"/>
          <table:table-cell office:value="6.077681817398922" office:value-type="float"/>
          <table:table-cell office:value="7.737193030309536" office:value-type="float"/>
          <table:table-cell office:value="8.074575018883097" office:value-type="float"/>
          <table:table-cell office:value="8.36543226250659" office:value-type="float"/>
          <table:table-cell office:value="9.207679816486962" office:value-type="float"/>
          <table:table-cell office:value="8.19137335471838" office:value-type="float"/>
          <table:table-cell office:value="8.749636998611464" office:value-type="float"/>
          <table:table-cell office:value="8.895021919046695" office:value-type="float"/>
          <table:table-cell office:value="9.063341874626854" office:value-type="float"/>
          <table:table-cell office:value="9.931256754661796" office:value-type="float"/>
          <table:table-cell office:value="4.785828970647915" office:value-type="float"/>
          <table:table-cell office:value="6.766084798161412" office:value-type="float"/>
          <table:table-cell office:value="6.988887556960556" office:value-type="float"/>
          <table:table-cell office:value="7.212689459101041" office:value-type="float"/>
          <table:table-cell office:value="8.12970555167498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.68053580096217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53453596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58673293250185" office:value-type="float"/>
          <table:table-cell office:value="15.204328172155694" office:value-type="float"/>
          <table:table-cell office:value="16.233886786240365" office:value-type="float"/>
          <table:table-cell office:value="17.117205853627787" office:value-type="float"/>
          <table:table-cell office:value="7.125999199575006" office:value-type="float"/>
          <table:table-cell office:value="7.367509017506288" office:value-type="float"/>
          <table:table-cell office:value="7.548237035672718" office:value-type="float"/>
          <table:table-cell office:value="7.742721708180641" office:value-type="float"/>
          <table:table-cell office:value="8.331356179356888" office:value-type="float"/>
          <table:table-cell office:value="7.648008426878642" office:value-type="float"/>
          <table:table-cell office:value="7.902035488813038" office:value-type="float"/>
          <table:table-cell office:value="8.01119135529522" office:value-type="float"/>
          <table:table-cell office:value="8.169773737461549" office:value-type="float"/>
          <table:table-cell office:value="8.825367212934164" office:value-type="float"/>
          <table:table-cell office:value="8.606442278960035" office:value-type="float"/>
          <table:table-cell office:value="8.702467924977922" office:value-type="float"/>
          <table:table-cell office:value="8.860797420185063" office:value-type="float"/>
          <table:table-cell office:value="8.918463934257272" office:value-type="float"/>
          <table:table-cell office:value="9.566668004996679" office:value-type="float"/>
          <table:table-cell office:value="6.180881820634209" office:value-type="float"/>
          <table:table-cell office:value="6.429222389587488" office:value-type="float"/>
          <table:table-cell office:value="6.647520657306782" office:value-type="float"/>
          <table:table-cell office:value="7.000683756102773" office:value-type="float"/>
          <table:table-cell office:value="7.618833420932369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.707039658353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6737452652" office:value-type="float"/>
          <table:table-cell office:value="-17.47901438036288" office:value-type="float"/>
          <table:table-cell office:value="-17.438522799759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17261861856187" office:value-type="float"/>
          <table:table-cell office:value="17.989274072795254" office:value-type="float"/>
          <table:table-cell office:value="7.045062697275913" office:value-type="float"/>
          <table:table-cell office:value="7.590480678067878" office:value-type="float"/>
          <table:table-cell office:value="7.779977373848501" office:value-type="float"/>
          <table:table-cell office:value="7.992555607011928" office:value-type="float"/>
          <table:table-cell office:value="9.22901887821019" office:value-type="float"/>
          <table:table-cell office:value="6.903145648674293" office:value-type="float"/>
          <table:table-cell office:value="7.992244847253916" office:value-type="float"/>
          <table:table-cell office:value="8.214539486889844" office:value-type="float"/>
          <table:table-cell office:value="8.402825015592246" office:value-type="float"/>
          <table:table-cell office:value="9.1102280044893" office:value-type="float"/>
          <table:table-cell office:value="8.39341088077629" office:value-type="float"/>
          <table:table-cell office:value="9.051098345949335" office:value-type="float"/>
          <table:table-cell office:value="9.231230577050024" office:value-type="float"/>
          <table:table-cell office:value="9.375088857042806" office:value-type="float"/>
          <table:table-cell office:value="10.081419731181201" office:value-type="float"/>
          <table:table-cell office:value="5.617079236358923" office:value-type="float"/>
          <table:table-cell office:value="6.523144546591064" office:value-type="float"/>
          <table:table-cell office:value="6.791953236840102" office:value-type="float"/>
          <table:table-cell office:value="7.041997567590419" office:value-type="float"/>
          <table:table-cell office:value="7.862384674449235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.67293592530183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791068883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393189886141" office:value-type="float"/>
          <table:table-cell office:value="16.454324968622007" office:value-type="float"/>
          <table:table-cell office:value="17.060561328342484" office:value-type="float"/>
          <table:table-cell office:value="17.962932865609737" office:value-type="float"/>
          <table:table-cell office:value="7.098209642259249" office:value-type="float"/>
          <table:table-cell office:value="7.598311151954013" office:value-type="float"/>
          <table:table-cell office:value="7.736068234907322" office:value-type="float"/>
          <table:table-cell office:value="7.933764367608523" office:value-type="float"/>
          <table:table-cell office:value="8.33971733415553" office:value-type="float"/>
          <table:table-cell office:value="7.34364619741783" office:value-type="float"/>
          <table:table-cell office:value="8.139119497469236" office:value-type="float"/>
          <table:table-cell office:value="8.27059795923142" office:value-type="float"/>
          <table:table-cell office:value="8.45534984587546" office:value-type="float"/>
          <table:table-cell office:value="8.87828213963632" office:value-type="float"/>
          <table:table-cell office:value="8.384927404334574" office:value-type="float"/>
          <table:table-cell office:value="8.823585789495903" office:value-type="float"/>
          <table:table-cell office:value="8.935569494446646" office:value-type="float"/>
          <table:table-cell office:value="9.068582345872464" office:value-type="float"/>
          <table:table-cell office:value="9.466616242052146" office:value-type="float"/>
          <table:table-cell office:value="6.24878622945962" office:value-type="float"/>
          <table:table-cell office:value="6.950353579256634" office:value-type="float"/>
          <table:table-cell office:value="7.066989609898911" office:value-type="float"/>
          <table:table-cell office:value="7.296991630814055" office:value-type="float"/>
          <table:table-cell office:value="7.937847650259539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.7030384414556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86408387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444057706839" office:value-type="float"/>
          <table:table-cell office:value="16.641191053300993" office:value-type="float"/>
          <table:table-cell office:value="17.504990445128865" office:value-type="float"/>
          <table:table-cell office:value="17.970701687790843" office:value-type="float"/>
          <table:table-cell office:value="7.507597166916414" office:value-type="float"/>
          <table:table-cell office:value="7.812250526228258" office:value-type="float"/>
          <table:table-cell office:value="7.937082421498084" office:value-type="float"/>
          <table:table-cell office:value="8.245372577185748" office:value-type="float"/>
          <table:table-cell office:value="8.567117276865932" office:value-type="float"/>
          <table:table-cell office:value="7.542248100985556" office:value-type="float"/>
          <table:table-cell office:value="8.076027616898283" office:value-type="float"/>
          <table:table-cell office:value="8.46721735901109" office:value-type="float"/>
          <table:table-cell office:value="8.704103162371508" office:value-type="float"/>
          <table:table-cell office:value="8.844963069140995" office:value-type="float"/>
          <table:table-cell office:value="8.794316983730068" office:value-type="float"/>
          <table:table-cell office:value="9.055167135142435" office:value-type="float"/>
          <table:table-cell office:value="9.24890519857728" office:value-type="float"/>
          <table:table-cell office:value="9.343657492483914" office:value-type="float"/>
          <table:table-cell office:value="9.688872876173157" office:value-type="float"/>
          <table:table-cell office:value="6.101417846086601" office:value-type="float"/>
          <table:table-cell office:value="6.916679044896899" office:value-type="float"/>
          <table:table-cell office:value="7.2899259430474785" office:value-type="float"/>
          <table:table-cell office:value="7.363776406124966" office:value-type="float"/>
          <table:table-cell office:value="7.590404893564941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.71002876619775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07683055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9534046669267" office:value-type="float"/>
          <table:table-cell office:value="16.21484544978138" office:value-type="float"/>
          <table:table-cell office:value="16.992988175341065" office:value-type="float"/>
          <table:table-cell office:value="17.98853767526389" office:value-type="float"/>
          <table:table-cell office:value="6.90257396009288" office:value-type="float"/>
          <table:table-cell office:value="7.63429236194575" office:value-type="float"/>
          <table:table-cell office:value="7.84856669333228" office:value-type="float"/>
          <table:table-cell office:value="8.066912894512246" office:value-type="float"/>
          <table:table-cell office:value="8.602413246987577" office:value-type="float"/>
          <table:table-cell office:value="6.605899635572465" office:value-type="float"/>
          <table:table-cell office:value="7.904999962130635" office:value-type="float"/>
          <table:table-cell office:value="8.294035087418846" office:value-type="float"/>
          <table:table-cell office:value="8.510113466656435" office:value-type="float"/>
          <table:table-cell office:value="9.242133628740234" office:value-type="float"/>
          <table:table-cell office:value="8.3056203966124" office:value-type="float"/>
          <table:table-cell office:value="8.834632445651502" office:value-type="float"/>
          <table:table-cell office:value="9.026352379144324" office:value-type="float"/>
          <table:table-cell office:value="9.226154387112524" office:value-type="float"/>
          <table:table-cell office:value="9.880080934321239" office:value-type="float"/>
          <table:table-cell office:value="5.578329308382657" office:value-type="float"/>
          <table:table-cell office:value="6.777586393599272" office:value-type="float"/>
          <table:table-cell office:value="6.989145292450007" office:value-type="float"/>
          <table:table-cell office:value="7.238288708393787" office:value-type="float"/>
          <table:table-cell office:value="8.094291190540819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.7032291218542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783517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9144448448823" office:value-type="float"/>
          <table:table-cell office:value="16.48581471691238" office:value-type="float"/>
          <table:table-cell office:value="17.175620531114564" office:value-type="float"/>
          <table:table-cell office:value="17.98971500414283" office:value-type="float"/>
          <table:table-cell office:value="7.052281343676253" office:value-type="float"/>
          <table:table-cell office:value="7.655316253246447" office:value-type="float"/>
          <table:table-cell office:value="7.886162332415926" office:value-type="float"/>
          <table:table-cell office:value="8.154527797296282" office:value-type="float"/>
          <table:table-cell office:value="8.666747613178078" office:value-type="float"/>
          <table:table-cell office:value="7.155979932993417" office:value-type="float"/>
          <table:table-cell office:value="8.126603268301688" office:value-type="float"/>
          <table:table-cell office:value="8.371302859730315" office:value-type="float"/>
          <table:table-cell office:value="8.506080982406939" office:value-type="float"/>
          <table:table-cell office:value="8.916114015004672" office:value-type="float"/>
          <table:table-cell office:value="8.651109786356653" office:value-type="float"/>
          <table:table-cell office:value="9.076236772128514" office:value-type="float"/>
          <table:table-cell office:value="9.302231524097307" office:value-type="float"/>
          <table:table-cell office:value="9.47252352705559" office:value-type="float"/>
          <table:table-cell office:value="9.919089914409374" office:value-type="float"/>
          <table:table-cell office:value="5.62480351274424" office:value-type="float"/>
          <table:table-cell office:value="6.63758092600509" office:value-type="float"/>
          <table:table-cell office:value="6.95512059259379" office:value-type="float"/>
          <table:table-cell office:value="7.1125973370204" office:value-type="float"/>
          <table:table-cell office:value="8.041825167732345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.72076024546657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505824318357" office:value-type="float"/>
          <table:table-cell office:value="-17.483923429221417" office:value-type="float"/>
          <table:table-cell office:value="-17.483664954979744" office:value-type="float"/>
          <table:table-cell office:value="-17.4769581540441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2288245620417" office:value-type="float"/>
          <table:table-cell office:value="7.827220424833791" office:value-type="float"/>
          <table:table-cell office:value="8.094387519102508" office:value-type="float"/>
          <table:table-cell office:value="8.117780341573235" office:value-type="float"/>
          <table:table-cell office:value="8.132758517979758" office:value-type="float"/>
          <table:table-cell office:value="8.529330115063509" office:value-type="float"/>
          <table:table-cell office:value="7.792113326361862" office:value-type="float"/>
          <table:table-cell office:value="8.136124700372925" office:value-type="float"/>
          <table:table-cell office:value="8.374316251953637" office:value-type="float"/>
          <table:table-cell office:value="8.52172996637924" office:value-type="float"/>
          <table:table-cell office:value="8.686855955155195" office:value-type="float"/>
          <table:table-cell office:value="8.987935450067837" office:value-type="float"/>
          <table:table-cell office:value="9.246808772237499" office:value-type="float"/>
          <table:table-cell office:value="9.349220310136499" office:value-type="float"/>
          <table:table-cell office:value="9.359959368043405" office:value-type="float"/>
          <table:table-cell office:value="9.383187572142578" office:value-type="float"/>
          <table:table-cell office:value="6.631398301127816" office:value-type="float"/>
          <table:table-cell office:value="7.026795311877816" office:value-type="float"/>
          <table:table-cell office:value="7.142876283390374" office:value-type="float"/>
          <table:table-cell office:value="7.2561581174383445" office:value-type="float"/>
          <table:table-cell office:value="7.836297519800373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.7329404364629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8678911917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4416160922154" office:value-type="float"/>
          <table:table-cell office:value="17.297179540294913" office:value-type="float"/>
          <table:table-cell office:value="17.52129034880466" office:value-type="float"/>
          <table:table-cell office:value="17.637370710299216" office:value-type="float"/>
          <table:table-cell office:value="7.369064054121621" office:value-type="float"/>
          <table:table-cell office:value="8.107270429486297" office:value-type="float"/>
          <table:table-cell office:value="8.133433747351674" office:value-type="float"/>
          <table:table-cell office:value="8.361500891080869" office:value-type="float"/>
          <table:table-cell office:value="8.5082896675301" office:value-type="float"/>
          <table:table-cell office:value="7.355228689510332" office:value-type="float"/>
          <table:table-cell office:value="7.871228325128849" office:value-type="float"/>
          <table:table-cell office:value="8.372544963405607" office:value-type="float"/>
          <table:table-cell office:value="8.66814411545721" office:value-type="float"/>
          <table:table-cell office:value="8.670886937633806" office:value-type="float"/>
          <table:table-cell office:value="8.969553626142694" office:value-type="float"/>
          <table:table-cell office:value="9.169823309937797" office:value-type="float"/>
          <table:table-cell office:value="9.335159594171566" office:value-type="float"/>
          <table:table-cell office:value="9.489318018157556" office:value-type="float"/>
          <table:table-cell office:value="9.60106655275588" office:value-type="float"/>
          <table:table-cell office:value="6.261520354355071" office:value-type="float"/>
          <table:table-cell office:value="6.85054502553662" office:value-type="float"/>
          <table:table-cell office:value="7.107353328029989" office:value-type="float"/>
          <table:table-cell office:value="7.311494545625669" office:value-type="float"/>
          <table:table-cell office:value="7.57811005240802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.6768865292486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2724148394" office:value-type="float"/>
          <table:table-cell office:value="-17.4725446971963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7310864170034" office:value-type="float"/>
          <table:table-cell office:value="17.24962872655522" office:value-type="float"/>
          <table:table-cell office:value="17.992190988190252" office:value-type="float"/>
          <table:table-cell office:value="6.94720139605517" office:value-type="float"/>
          <table:table-cell office:value="7.574032386276313" office:value-type="float"/>
          <table:table-cell office:value="7.791905886849256" office:value-type="float"/>
          <table:table-cell office:value="8.00995865190653" office:value-type="float"/>
          <table:table-cell office:value="8.890700667927657" office:value-type="float"/>
          <table:table-cell office:value="7.149262992615014" office:value-type="float"/>
          <table:table-cell office:value="8.131146861856244" office:value-type="float"/>
          <table:table-cell office:value="8.381705385527262" office:value-type="float"/>
          <table:table-cell office:value="8.5530172771006" office:value-type="float"/>
          <table:table-cell office:value="9.1394482219731" office:value-type="float"/>
          <table:table-cell office:value="8.343314775396468" office:value-type="float"/>
          <table:table-cell office:value="8.964619091259728" office:value-type="float"/>
          <table:table-cell office:value="9.118032490200981" office:value-type="float"/>
          <table:table-cell office:value="9.282825611055035" office:value-type="float"/>
          <table:table-cell office:value="9.897719797741585" office:value-type="float"/>
          <table:table-cell office:value="5.136140383411264" office:value-type="float"/>
          <table:table-cell office:value="6.7856589213162835" office:value-type="float"/>
          <table:table-cell office:value="7.045943049689787" office:value-type="float"/>
          <table:table-cell office:value="7.250676711764527" office:value-type="float"/>
          <table:table-cell office:value="8.02520449548576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.71484556875593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6287832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4854640417223" office:value-type="float"/>
          <table:table-cell office:value="16.497204168351168" office:value-type="float"/>
          <table:table-cell office:value="17.2388630023352" office:value-type="float"/>
          <table:table-cell office:value="17.993633120284215" office:value-type="float"/>
          <table:table-cell office:value="7.212549947742672" office:value-type="float"/>
          <table:table-cell office:value="7.505535742958783" office:value-type="float"/>
          <table:table-cell office:value="7.678099366249745" office:value-type="float"/>
          <table:table-cell office:value="7.977638264375367" office:value-type="float"/>
          <table:table-cell office:value="8.561469818918095" office:value-type="float"/>
          <table:table-cell office:value="7.137238746066995" office:value-type="float"/>
          <table:table-cell office:value="7.724854223615466" office:value-type="float"/>
          <table:table-cell office:value="8.050646072720555" office:value-type="float"/>
          <table:table-cell office:value="8.297171686818062" office:value-type="float"/>
          <table:table-cell office:value="8.426222191429547" office:value-type="float"/>
          <table:table-cell office:value="8.507818678759449" office:value-type="float"/>
          <table:table-cell office:value="8.773744646201393" office:value-type="float"/>
          <table:table-cell office:value="8.910592814876583" office:value-type="float"/>
          <table:table-cell office:value="9.030169904043381" office:value-type="float"/>
          <table:table-cell office:value="9.53992459782983" office:value-type="float"/>
          <table:table-cell office:value="5.922681688697798" office:value-type="float"/>
          <table:table-cell office:value="6.587271088000337" office:value-type="float"/>
          <table:table-cell office:value="6.880284456058407" office:value-type="float"/>
          <table:table-cell office:value="7.012839870228286" office:value-type="float"/>
          <table:table-cell office:value="7.6625252457913415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.73170506891435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788050486" office:value-type="float"/>
          <table:table-cell office:value="-17.477289169867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8230404965767" office:value-type="float"/>
          <table:table-cell office:value="16.97680498814737" office:value-type="float"/>
          <table:table-cell office:value="17.880585142269872" office:value-type="float"/>
          <table:table-cell office:value="7.075270358899755" office:value-type="float"/>
          <table:table-cell office:value="7.688491227361162" office:value-type="float"/>
          <table:table-cell office:value="7.924818035569249" office:value-type="float"/>
          <table:table-cell office:value="8.120142460807891" office:value-type="float"/>
          <table:table-cell office:value="9.403628193687595" office:value-type="float"/>
          <table:table-cell office:value="7.300192622838483" office:value-type="float"/>
          <table:table-cell office:value="7.811617455073676" office:value-type="float"/>
          <table:table-cell office:value="8.154503917626702" office:value-type="float"/>
          <table:table-cell office:value="8.353165590276495" office:value-type="float"/>
          <table:table-cell office:value="8.719138199826657" office:value-type="float"/>
          <table:table-cell office:value="8.54850047385121" office:value-type="float"/>
          <table:table-cell office:value="8.915792128173406" office:value-type="float"/>
          <table:table-cell office:value="9.125946182132294" office:value-type="float"/>
          <table:table-cell office:value="9.302221426338296" office:value-type="float"/>
          <table:table-cell office:value="10.215104372588678" office:value-type="float"/>
          <table:table-cell office:value="5.686462423861348" office:value-type="float"/>
          <table:table-cell office:value="6.73607030126653" office:value-type="float"/>
          <table:table-cell office:value="6.900199713155485" office:value-type="float"/>
          <table:table-cell office:value="7.136010483855751" office:value-type="float"/>
          <table:table-cell office:value="7.90766202092557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6:28.863411</meta:creation-date>
    <dc:date>2019-05-27T10:16:29.610855</dc:date>
    <meta:generator>http://pypi.python.org/pypi/ezodf/0.1.0$Python3.6.7 (default, Oct 22 2018, 11:32:17) 
[GCC 8.2.0]</meta:generator>
    <meta:document-statistic/>
    <meta:editing-cycles>1</meta:editing-cycles>
  </office:meta>
</office:document-meta>
</file>